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3mm"/>
    </style:style>
    <style:style style:name="co2" style:family="table-column">
      <style:table-column-properties fo:break-before="auto" style:column-width="45.46mm"/>
    </style:style>
    <style:style style:name="co3" style:family="table-column">
      <style:table-column-properties fo:break-before="auto" style:column-width="32.24mm"/>
    </style:style>
    <style:style style:name="co4" style:family="table-column">
      <style:table-column-properties fo:break-before="auto" style:column-width="23.67mm"/>
    </style:style>
    <style:style style:name="co5" style:family="table-column">
      <style:table-column-properties fo:break-before="auto" style:column-width="29.32mm"/>
    </style:style>
    <style:style style:name="co6" style:family="table-column">
      <style:table-column-properties fo:break-before="auto" style:column-width="27.34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34.7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17.37mm"/>
    </style:style>
    <style:style style:name="co11" style:family="table-column">
      <style:table-column-properties fo:break-before="auto" style:column-width="7.53mm"/>
    </style:style>
    <style:style style:name="co12" style:family="table-column">
      <style:table-column-properties fo:break-before="auto" style:column-width="12.14mm"/>
    </style:style>
    <style:style style:name="co13" style:family="table-column">
      <style:table-column-properties fo:break-before="auto" style:column-width="16.55mm"/>
    </style:style>
    <style:style style:name="co14" style:family="table-column">
      <style:table-column-properties fo:break-before="auto" style:column-width="14.23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28.68mm" fo:break-before="auto" style:use-optimal-row-height="fals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32.1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8.41mm" fo:break-before="auto" style:use-optimal-row-height="true"/>
    </style:style>
    <style:style style:name="ro16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C30"/>
      <style:map style:condition="is-true-formula(OR([.$H30] &lt; [.$J$5]; [.$I30] &lt; [.$J$3]))" style:apply-style-name="pomaranczowy" style:base-cell-address="Arkusz1.C30"/>
      <style:map style:condition="is-true-formula(OR([.$H30] &lt; [.$K$5]; [.$I30] &lt; [.$K$3]))" style:apply-style-name="zolty" style:base-cell-address="Arkusz1.C30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3" style:family="table-cell" style:parent-style-name="Default" style:data-style-name="N110"/>
    <style:style style:name="ce8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C30"/>
      <style:map style:condition="is-true-formula(OR([.$H30] &lt; [.$J$5]; [.$I30] &lt; [.$J$3]))" style:apply-style-name="pomaranczowy" style:base-cell-address="Arkusz1.C30"/>
      <style:map style:condition="is-true-formula(OR([.$H30] &lt; [.$K$5]; [.$I30] &lt; [.$K$3]))" style:apply-style-name="zolty" style:base-cell-address="Arkusz1.C30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1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111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12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D98"/>
      <style:map style:condition="is-true-formula(OR([.$H98] &lt; [.$J$5]; [.$I98] &lt; [.$J$3]))" style:apply-style-name="pomaranczowy" style:base-cell-address="Arkusz1.D98"/>
      <style:map style:condition="is-true-formula(OR([.$H98] &lt; [.$K$5]; [.$I98] &lt; [.$K$3]))" style:apply-style-name="zolty" style:base-cell-address="Arkusz1.D98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8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9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3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3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7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5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5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157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9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6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61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D98"/>
      <style:map style:condition="is-true-formula(OR([.$H98] &lt; [.$J$5]; [.$I98] &lt; [.$J$3]))" style:apply-style-name="pomaranczowy" style:base-cell-address="Arkusz1.D98"/>
      <style:map style:condition="is-true-formula(OR([.$H98] &lt; [.$K$5]; [.$I98] &lt; [.$K$3]))" style:apply-style-name="zolty" style:base-cell-address="Arkusz1.D98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7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8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8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9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F66"/>
      <style:map style:condition="is-true-formula(OR([.$H66] &lt; [.$J$5]; [.$I66] &lt; [.$J$3]))" style:apply-style-name="pomaranczowy" style:base-cell-address="Arkusz1.F66"/>
      <style:map style:condition="is-true-formula(OR([.$H66] &lt; [.$K$5]; [.$I66] &lt; [.$K$3]))" style:apply-style-name="zolty" style:base-cell-address="Arkusz1.F66"/>
    </style:style>
    <style:style style:name="ce19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F67"/>
      <style:map style:condition="is-true-formula(OR([.$H67] &lt; [.$J$5]; [.$I67] &lt; [.$J$3]))" style:apply-style-name="pomaranczowy" style:base-cell-address="Arkusz1.F67"/>
      <style:map style:condition="is-true-formula(OR([.$H67] &lt; [.$K$5]; [.$I67] &lt; [.$K$3]))" style:apply-style-name="zolty" style:base-cell-address="Arkusz1.F67"/>
    </style:style>
    <style:style style:name="ce19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00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F98"/>
      <style:map style:condition="is-true-formula(OR([.$H98] &lt; [.$J$5]; [.$I98] &lt; [.$J$3]))" style:apply-style-name="pomaranczowy" style:base-cell-address="Arkusz1.F98"/>
      <style:map style:condition="is-true-formula(OR([.$H98] &lt; [.$K$5]; [.$I98] &lt; [.$K$3]))" style:apply-style-name="zolty" style:base-cell-address="Arkusz1.F98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1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1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1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1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1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G60"/>
      <style:map style:condition="is-true-formula(OR([.$H60] &lt; [.$J$5]; [.$I60] &lt; [.$J$3]))" style:apply-style-name="pomaranczowy" style:base-cell-address="Arkusz1.G60"/>
      <style:map style:condition="is-true-formula(OR([.$H60] &lt; [.$K$5]; [.$I60] &lt; [.$K$3]))" style:apply-style-name="zolty" style:base-cell-address="Arkusz1.G60"/>
    </style:style>
    <style:style style:name="ce2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G61"/>
      <style:map style:condition="is-true-formula(OR([.$H61] &lt; [.$J$5]; [.$I61] &lt; [.$J$3]))" style:apply-style-name="pomaranczowy" style:base-cell-address="Arkusz1.G61"/>
      <style:map style:condition="is-true-formula(OR([.$H61] &lt; [.$K$5]; [.$I61] &lt; [.$K$3]))" style:apply-style-name="zolty" style:base-cell-address="Arkusz1.G61"/>
    </style:style>
    <style:style style:name="ce21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G66"/>
      <style:map style:condition="is-true-formula(OR([.$H66] &lt; [.$J$5]; [.$I66] &lt; [.$J$3]))" style:apply-style-name="pomaranczowy" style:base-cell-address="Arkusz1.G66"/>
      <style:map style:condition="is-true-formula(OR([.$H66] &lt; [.$K$5]; [.$I66] &lt; [.$K$3]))" style:apply-style-name="zolty" style:base-cell-address="Arkusz1.G66"/>
    </style:style>
    <style:style style:name="ce2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G67"/>
      <style:map style:condition="is-true-formula(OR([.$H67] &lt; [.$J$5]; [.$I67] &lt; [.$J$3]))" style:apply-style-name="pomaranczowy" style:base-cell-address="Arkusz1.G67"/>
      <style:map style:condition="is-true-formula(OR([.$H67] &lt; [.$K$5]; [.$I67] &lt; [.$K$3]))" style:apply-style-name="zolty" style:base-cell-address="Arkusz1.G67"/>
    </style:style>
    <style:style style:name="ce223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5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G98"/>
      <style:map style:condition="is-true-formula(OR([.$H98] &lt; [.$J$5]; [.$I98] &lt; [.$J$3]))" style:apply-style-name="pomaranczowy" style:base-cell-address="Arkusz1.G98"/>
      <style:map style:condition="is-true-formula(OR([.$H98] &lt; [.$K$5]; [.$I98] &lt; [.$K$3]))" style:apply-style-name="zolty" style:base-cell-address="Arkusz1.G98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G100"/>
      <style:map style:condition="is-true-formula(OR([.$H100] &lt; [.$J$5]; [.$I100] &lt; [.$J$3]))" style:apply-style-name="pomaranczowy" style:base-cell-address="Arkusz1.G100"/>
      <style:map style:condition="is-true-formula(OR([.$H100] &lt; [.$K$5]; [.$I100] &lt; [.$K$3]))" style:apply-style-name="zolty" style:base-cell-address="Arkusz1.G100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G104"/>
      <style:map style:condition="is-true-formula(OR([.$H104] &lt; [.$J$5]; [.$I104] &lt; [.$J$3]))" style:apply-style-name="pomaranczowy" style:base-cell-address="Arkusz1.G104"/>
      <style:map style:condition="is-true-formula(OR([.$H104] &lt; [.$K$5]; [.$I104] &lt; [.$K$3]))" style:apply-style-name="zolty" style:base-cell-address="Arkusz1.G104"/>
    </style:style>
    <style:style style:name="ce2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G105"/>
      <style:map style:condition="is-true-formula(OR([.$H105] &lt; [.$J$5]; [.$I105] &lt; [.$J$3]))" style:apply-style-name="pomaranczowy" style:base-cell-address="Arkusz1.G105"/>
      <style:map style:condition="is-true-formula(OR([.$H105] &lt; [.$K$5]; [.$I105] &lt; [.$K$3]))" style:apply-style-name="zolty" style:base-cell-address="Arkusz1.G105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G106"/>
      <style:map style:condition="is-true-formula(OR([.$H106] &lt; [.$J$5]; [.$I106] &lt; [.$J$3]))" style:apply-style-name="pomaranczowy" style:base-cell-address="Arkusz1.G106"/>
      <style:map style:condition="is-true-formula(OR([.$H106] &lt; [.$K$5]; [.$I106] &lt; [.$K$3]))" style:apply-style-name="zolty" style:base-cell-address="Arkusz1.G106"/>
    </style:style>
    <style:style style:name="ce2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G107"/>
      <style:map style:condition="is-true-formula(OR([.$H107] &lt; [.$J$5]; [.$I107] &lt; [.$J$3]))" style:apply-style-name="pomaranczowy" style:base-cell-address="Arkusz1.G107"/>
      <style:map style:condition="is-true-formula(OR([.$H107] &lt; [.$K$5]; [.$I107] &lt; [.$K$3]))" style:apply-style-name="zolty" style:base-cell-address="Arkusz1.G107"/>
    </style:style>
    <style:style style:name="ce2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G108"/>
      <style:map style:condition="is-true-formula(OR([.$H108] &lt; [.$J$5]; [.$I108] &lt; [.$J$3]))" style:apply-style-name="pomaranczowy" style:base-cell-address="Arkusz1.G108"/>
      <style:map style:condition="is-true-formula(OR([.$H108] &lt; [.$K$5]; [.$I108] &lt; [.$K$3]))" style:apply-style-name="zolty" style:base-cell-address="Arkusz1.G108"/>
    </style:style>
    <style:style style:name="ce2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238" style:family="table-cell" style:parent-style-name="Default">
      <style:table-cell-properties fo:background-color="#00cc00"/>
    </style:style>
    <style:style style:name="ce239" style:family="table-cell" style:parent-style-name="Default" style:data-style-name="N36">
      <style:table-cell-properties fo:background-color="#00cc00"/>
    </style:style>
    <style:style style:name="ce240" style:family="table-cell" style:parent-style-name="Default" style:data-style-name="N44">
      <style:table-cell-properties fo:background-color="#00cc00"/>
    </style:style>
    <style:style style:name="ce241" style:family="table-cell" style:parent-style-name="Default">
      <style:table-cell-properties fo:background-color="#3399ff"/>
    </style:style>
    <style:style style:name="ce24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5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7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49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5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51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5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8" style:family="table-cell" style:parent-style-name="Default">
      <style:table-cell-properties fo:background-color="#ff3333" fo:wrap-option="wrap"/>
    </style:style>
    <style:style style:name="ce259" style:family="table-cell" style:parent-style-name="Default" style:data-style-name="N0">
      <style:table-cell-properties fo:background-color="#ff3333"/>
    </style:style>
    <style:style style:name="ce260" style:family="table-cell" style:parent-style-name="Default" style:data-style-name="N44">
      <style:table-cell-properties fo:background-color="#ff3333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5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6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9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70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7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73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4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5" style:family="table-cell" style:parent-style-name="Default">
      <style:table-cell-properties fo:background-color="#ffcc00" fo:wrap-option="wrap"/>
    </style:style>
    <style:style style:name="ce276" style:family="table-cell" style:parent-style-name="Default" style:data-style-name="N0">
      <style:table-cell-properties fo:background-color="#ffcc00" fo:wrap-option="wrap"/>
    </style:style>
    <style:style style:name="ce277" style:family="table-cell" style:parent-style-name="Default" style:data-style-name="N41">
      <style:table-cell-properties fo:background-color="#ffcc00" fo:wrap-option="wrap"/>
    </style:style>
    <style:style style:name="ce27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9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0" style:family="table-cell" style:parent-style-name="Default">
      <style:table-cell-properties fo:background-color="#ffff99"/>
    </style:style>
    <style:style style:name="ce281" style:family="table-cell" style:parent-style-name="Default">
      <style:table-cell-properties fo:background-color="#ffff66" fo:wrap-option="wrap"/>
    </style:style>
    <style:style style:name="ce282" style:family="table-cell" style:parent-style-name="Default" style:data-style-name="N0">
      <style:table-cell-properties fo:background-color="#ffff66"/>
    </style:style>
    <style:style style:name="ce283" style:family="table-cell" style:parent-style-name="Default" style:data-style-name="N44">
      <style:table-cell-properties fo:background-color="#ffff66"/>
    </style:style>
    <style:style style:name="ce284" style:family="table-cell" style:parent-style-name="Default">
      <style:text-properties style:font-name="Arial" style:font-name-asian="Arial Unicode MS" style:font-name-complex="Arial Unicode MS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5" style:family="table-cell" style:parent-style-name="Default">
      <style:text-properties style:font-name="Arial" style:font-name-asian="Arial Unicode MS" style:font-name-complex="Arial Unicode MS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6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9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0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2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3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5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6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9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2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3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5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6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9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0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2" style:family="table-cell" style:parent-style-name="Default">
      <style:table-cell-properties fo:background-color="#009933"/>
    </style:style>
    <style:style style:name="ce313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5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316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317" style:family="table-cell" style:parent-style-name="Default" style:data-style-name="N41"/>
    <style:style style:name="ce318" style:family="table-cell" style:parent-style-name="Default" style:data-style-name="N44"/>
    <style:style style:name="ce319" style:family="table-cell" style:parent-style-name="Default" style:data-style-name="N41">
      <style:table-cell-properties fo:background-color="#3399ff"/>
    </style:style>
    <style:style style:name="ce320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21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22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23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24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25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26" style:family="table-cell" style:parent-style-name="Default" style:data-style-name="N41">
      <style:text-properties fo:font-weight="normal" style:font-weight-asian="normal" style:font-weight-complex="normal"/>
    </style:style>
    <style:style style:name="ce327" style:family="table-cell" style:parent-style-name="Default" style:data-style-name="N4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28" style:family="table-cell" style:parent-style-name="Default" style:data-style-name="N41">
      <style:table-cell-properties fo:background-color="#3399ff"/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29" style:family="table-cell" style:parent-style-name="Default" style:data-style-name="N41">
      <style:text-properties fo:font-weight="bold" style:font-weight-asian="bold" style:font-weight-complex="bold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30" style:family="table-cell" style:parent-style-name="Default" style:data-style-name="N41">
      <style:table-cell-properties fo:background-color="#3399ff"/>
      <style:text-properties fo:font-weight="bold" style:font-weight-asian="bold" style:font-weight-complex="bold"/>
    </style:style>
    <style:style style:name="ce331" style:family="table-cell" style:parent-style-name="Default" style:data-style-name="N41">
      <style:table-cell-properties fo:background-color="#009933"/>
      <style:text-properties fo:font-weight="bold" style:font-weight-asian="bold" style:font-weight-complex="bold"/>
    </style:style>
    <style:style style:name="ce332" style:family="table-cell" style:parent-style-name="Default" style:data-style-name="N41">
      <style:table-cell-properties fo:background-color="#009933"/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33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34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35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336" style:family="table-cell" style:parent-style-name="Default" style:data-style-name="N0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3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38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39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40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4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2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3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5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6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7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9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0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1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52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3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5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6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9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0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2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3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5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6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9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0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2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3" style:family="table-cell" style:parent-style-name="Default" style:data-style-name="N84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1] &lt; [.$I$5]; [.$I121] &lt; [.$I$3]))" style:apply-style-name="czerwony" style:base-cell-address="Arkusz1.Q121"/>
      <style:map style:condition="is-true-formula(OR([.$H121] &lt; [.$J$5]; [.$I121] &lt; [.$J$3]))" style:apply-style-name="pomaranczowy" style:base-cell-address="Arkusz1.Q121"/>
      <style:map style:condition="is-true-formula(OR([.$H121] &lt; [.$K$5]; [.$I121] &lt; [.$K$3]))" style:apply-style-name="zolty" style:base-cell-address="Arkusz1.Q121"/>
    </style:style>
    <style:style style:name="ce3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Q122"/>
      <style:map style:condition="is-true-formula(OR([.$H122] &lt; [.$J$5]; [.$I122] &lt; [.$J$3]))" style:apply-style-name="pomaranczowy" style:base-cell-address="Arkusz1.Q122"/>
      <style:map style:condition="is-true-formula(OR([.$H122] &lt; [.$K$5]; [.$I122] &lt; [.$K$3]))" style:apply-style-name="zolty" style:base-cell-address="Arkusz1.Q122"/>
    </style:style>
    <style:style style:name="ce37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83"/>
        <table:table-column table:style-name="co5" table:default-cell-style-name="ce13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8" office:value-type="string" calcext:value-type="string">
            <text:p>AKTUALNA DATA</text:p>
          </table:table-cell>
          <table:table-cell table:style-name="ce258" office:value-type="string" calcext:value-type="string">
            <text:p>Raportowanie czerwone</text:p>
          </table:table-cell>
          <table:table-cell table:style-name="ce275" office:value-type="string" calcext:value-type="string">
            <text:p>Raportowanie pomaranczowe</text:p>
          </table:table-cell>
          <table:table-cell table:style-name="ce281" office:value-type="string" calcext:value-type="string">
            <text:p>Raportowanie żólte</text:p>
          </table:table-cell>
          <table:table-cell/>
          <table:table-cell table:style-name="ce317" office:value-type="time" office:time-value="PT03H57M00S" calcext:value-type="time">
            <text:p>03:57:00</text:p>
          </table:table-cell>
          <table:table-cell table:number-columns-repeated="4"/>
          <table:table-cell table:formula="of:=YEAR(&quot;24.09.2016&quot;)" office:value-type="float" office:value="2016" calcext:value-type="float">
            <text:p>2016</text:p>
          </table:table-cell>
          <table:table-cell table:number-columns-repeated="1006"/>
        </table:table-row>
        <table:table-row table:style-name="ro3">
          <table:table-cell table:number-columns-repeated="7"/>
          <table:table-cell table:style-name="ce239" table:formula="of:=TODAY()" office:value-type="date" office:date-value="2016-12-11" calcext:value-type="date">
            <text:p>11.12.2016</text:p>
          </table:table-cell>
          <table:table-cell table:style-name="ce259" office:value-type="float" office:value="7" calcext:value-type="float">
            <text:p>7</text:p>
          </table:table-cell>
          <table:table-cell table:style-name="ce276" office:value-type="float" office:value="14" calcext:value-type="float">
            <text:p>14</text:p>
          </table:table-cell>
          <table:table-cell table:style-name="ce282" office:value-type="float" office:value="30" calcext:value-type="float">
            <text:p>30</text:p>
          </table:table-cell>
          <table:table-cell/>
          <table:table-cell table:style-name="ce317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8"/>
          <table:covered-table-cell table:style-name="ce84"/>
          <table:covered-table-cell table:style-name="ce135"/>
          <table:covered-table-cell table:number-columns-repeated="2" table:style-name="ce28"/>
          <table:table-cell table:style-name="ce238" office:value-type="string" calcext:value-type="string">
            <text:p>AKTUALNY NALOT</text:p>
          </table:table-cell>
          <table:table-cell table:style-name="ce258" office:value-type="string" calcext:value-type="string">
            <text:p>Raportowanie czerwone</text:p>
          </table:table-cell>
          <table:table-cell table:style-name="ce275" office:value-type="string" calcext:value-type="string">
            <text:p>Raportowanie pomaranczowe</text:p>
          </table:table-cell>
          <table:table-cell table:style-name="ce281" office:value-type="string" calcext:value-type="string">
            <text:p>Raportowanie żólte</text:p>
          </table:table-cell>
          <table:table-cell/>
          <table:table-cell table:style-name="ce317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8" office:value-type="string" calcext:value-type="string">
            <text:p><text:s/>Nr fabr. 17557099</text:p>
          </table:table-cell>
          <table:table-cell table:style-name="ce28" office:value-type="string" calcext:value-type="string">
            <text:p>Rok budowy: 1964</text:p>
          </table:table-cell>
          <table:table-cell table:style-name="ce84" office:value-type="string" calcext:value-type="string" table:number-columns-spanned="2" table:number-rows-spanned="1">
            <text:p>Certyfikat typu: 3A17 Rev. 46</text:p>
          </table:table-cell>
          <table:covered-table-cell table:style-name="ce135"/>
          <table:table-cell table:style-name="ce28" office:value-type="string" calcext:value-type="string" table:number-columns-spanned="2" table:number-rows-spanned="1">
            <text:p>POT: TODO</text:p>
          </table:table-cell>
          <table:covered-table-cell table:style-name="ce28"/>
          <table:table-cell table:style-name="ce240" office:value-type="time" office:time-value="PT2893H23M00S" calcext:value-type="time">
            <text:p>2893:23:00</text:p>
          </table:table-cell>
          <table:table-cell table:style-name="ce260" office:value-type="time" office:time-value="PT05H00M00S" calcext:value-type="time">
            <text:p>05:00:00</text:p>
          </table:table-cell>
          <table:table-cell table:style-name="ce277" office:value-type="time" office:time-value="PT10H00M00S" calcext:value-type="time">
            <text:p>10:00:00</text:p>
          </table:table-cell>
          <table:table-cell table:style-name="ce283" office:value-type="time" office:time-value="PT15H00M00S" calcext:value-type="time">
            <text:p>15:00:00</text:p>
          </table:table-cell>
          <table:table-cell/>
          <table:table-cell table:style-name="ce318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13"/>
          <table:covered-table-cell table:style-name="ce85"/>
          <table:covered-table-cell table:style-name="ce136"/>
          <table:covered-table-cell table:number-columns-repeated="2" table:style-name="ce13"/>
          <table:table-cell table:style-name="ce241" table:number-columns-repeated="5"/>
          <table:table-cell table:style-name="ce319" office:value-type="time" office:time-value="PT00H30M00S" calcext:value-type="time">
            <text:p>00:30:00</text:p>
          </table:table-cell>
          <table:table-cell table:style-name="ce241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13"/>
          <table:covered-table-cell table:style-name="ce85"/>
          <table:covered-table-cell table:style-name="ce136"/>
          <table:covered-table-cell table:number-columns-repeated="2" table:style-name="ce13"/>
          <table:table-cell table:style-name="ce241" table:number-columns-repeated="5"/>
          <table:table-cell table:style-name="ce319" office:value-type="time" office:time-value="PT00H00M40S" calcext:value-type="time">
            <text:p>00:00:40</text:p>
          </table:table-cell>
          <table:table-cell table:style-name="ce241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Ident. Prac obsługowych </text:p>
          </table:table-cell>
          <table:table-cell table:style-name="ce86" office:value-type="string" calcext:value-type="string">
            <text:p>Data wykonania</text:p>
          </table:table-cell>
          <table:table-cell table:style-name="ce137" office:value-type="string" calcext:value-type="string">
            <text:p>Przy nalocie (FH)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1" office:value-type="string" calcext:value-type="string">
            <text:p>Zostało FH</text:p>
          </table:table-cell>
          <table:table-cell table:style-name="ce241" office:value-type="string" calcext:value-type="string">
            <text:p>Zostało DNI</text:p>
          </table:table-cell>
          <table:table-cell table:style-name="ce241" table:number-columns-repeated="3"/>
          <table:table-cell table:style-name="ce319" office:value-type="time" office:time-value="PT00H01M20S" calcext:value-type="time">
            <text:p>00:01:20</text:p>
          </table:table-cell>
          <table:table-cell table:style-name="ce241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53/2016</text:p>
          </table:table-cell>
          <table:table-cell table:style-name="ce87" office:value-type="date" office:date-value="2016-09-24" calcext:value-type="date">
            <text:p>2016-09-24 00:00</text:p>
          </table:table-cell>
          <table:table-cell table:style-name="ce138" office:value-type="string" calcext:value-type="string">
            <text:p>2875:27</text:p>
          </table:table-cell>
          <table:table-cell table:style-name="ce30"/>
          <table:table-cell table:style-name="ce138" office:value-type="string" calcext:value-type="string">
            <text:p>2900:27</text:p>
          </table:table-cell>
          <table:table-cell table:style-name="ce242" table:formula="of:=IF([.$G9] = 0; &quot;N/A&quot;; [.$G9] - [.$H$5])" office:value-type="time" office:time-value="PT07H04M00.000000001S" calcext:value-type="time">
            <text:p>07:04:00</text:p>
          </table:table-cell>
          <table:table-cell table:style-name="ce261" table:formula="of:=IF([.$F9] = 0; &quot;N/A&quot;; [.$F9]-[.$H$3])" office:value-type="string" office:string-value="N/A" calcext:value-type="string">
            <text:p>N/A</text:p>
          </table:table-cell>
          <table:table-cell table:style-name="ce278" office:value-type="float" office:value="2001" calcext:value-type="float">
            <text:p>2001</text:p>
          </table:table-cell>
          <table:table-cell table:style-name="ce284" table:formula="of:=&quot;insert into activity values (&quot; &amp; [.$J9] &amp;  &quot;,'&quot; &amp; [.$A9] &amp; &quot;'&quot; &amp; &quot;,'&quot; &amp; [.$A9] &amp; &quot;'&quot; &amp; &quot;,'&quot; &amp; &quot;MAINT&quot; &amp; &quot;'&quot; &amp; &quot;,'&quot; &amp; &quot;A&quot; &amp; &quot;'&quot; &amp;  &quot;,'&quot; &amp; [.$B9] &amp; &quot;'&quot; &amp; &quot;, NULL, &quot; &amp; [.$L9] &amp; &quot;,&quot; &amp; [.$N9] &amp;     &quot;, NULL, NULL, NULL, NULL, NULL, NULL, NULL, NULL, NULL);&quot;" office:value-type="string" office:string-value="insert into activity values (2001,'Przegląd 25 FH','Przegląd 25 FH','MAINT','A','Serwis', NULL, 25,-999, NULL, NULL, NULL, NULL, NULL, NULL, NULL, NULL, NULL);" calcext:value-type="string">
            <text:p>insert into activity values (2001,'Przegląd 25 FH','Przegląd 25 FH','MAINT','A','Serwis', NULL, 25,-999, NULL, NULL, NULL, NULL, NULL, NULL, NULL, NULL, NULL);</text:p>
          </table:table-cell>
          <table:table-cell table:style-name="ce278" office:value-type="float" office:value="25" calcext:value-type="float">
            <text:p>25</text:p>
          </table:table-cell>
          <table:table-cell table:style-name="ce320" office:value-type="time" office:time-value="PT00H01M12S" calcext:value-type="time">
            <text:p>00:01:12</text:p>
          </table:table-cell>
          <table:table-cell table:style-name="ce278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9] &amp; &quot;, 3, &quot; &amp; [.$J9] &amp; &quot;,&quot; &amp; &quot;'&quot; &amp; [.$E9] &amp; &quot;'&quot; &amp; &quot;,&quot; &amp; &quot;'&quot; &amp; YEAR([.$D9]) &amp; &quot;-&quot; &amp; MONTH([.$D9]) &amp; &quot;-&quot; &amp; DAY([.$D9])  &amp; &quot;', &quot; &amp; &quot;NULL, NULL, NULL, NULL,&quot; &amp; &quot;'&quot; &amp; [.$G9] &amp; &quot;',&quot; &amp; &quot;'&quot; &amp; YEAR([.$F9]) &amp; &quot;-&quot; &amp; MONTH([.$F9]) &amp; &quot;-&quot; &amp; DAY([.$F9])  &amp; &quot;', NULL, NULL,NULL,&quot; &amp; &quot;'&quot; &amp; [.$C9] &amp; &quot;', 0, 0&quot;  &amp;&quot;);&quot;" office:value-type="string" office:string-value="insert into activity values (2001, 3, 2001,'2875:27','2016-9-24', NULL, NULL, NULL, NULL,'2900:27','1899-12-30', NULL, NULL,NULL,'MM/53/2016', 0, 0);" calcext:value-type="string">
            <text:p>insert into activity values (2001, 3, 2001,'2875:27','2016-9-24', NULL, NULL, NULL, NULL,'2900:27','1899-12-30', NULL, NULL,NULL,'MM/53/2016', 0, 0);</text:p>
          </table:table-cell>
          <table:table-cell table:style-name="ce278" table:number-columns-repeated="1008"/>
        </table:table-row>
        <table:table-row table:style-name="ro10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46" office:value-type="string" calcext:value-type="string">
            <text:p>MM/53/2016</text:p>
          </table:table-cell>
          <table:table-cell table:style-name="ce88" office:value-type="date" office:date-value="2016-09-24" calcext:value-type="date">
            <text:p>24.09.2016</text:p>
          </table:table-cell>
          <table:table-cell table:style-name="ce139" office:value-type="string" calcext:value-type="string">
            <text:p>2875:27</text:p>
          </table:table-cell>
          <table:table-cell table:style-name="ce30"/>
          <table:table-cell table:style-name="ce138" office:value-type="string" calcext:value-type="string">
            <text:p>2975:27</text:p>
          </table:table-cell>
          <table:table-cell table:style-name="ce242" table:formula="of:=IF([.$G10] = 0; &quot;N/A&quot;; [.$G10] - [.$H$5])" office:value-type="time" office:time-value="PT82H04M00.000000001S" calcext:value-type="time">
            <text:p>82:04:00</text:p>
          </table:table-cell>
          <table:table-cell table:style-name="ce261" table:formula="of:=IF([.$F10] = 0; &quot;N/A&quot;; [.$F10]-[.$H$3])" office:value-type="string" office:string-value="N/A" calcext:value-type="string">
            <text:p>N/A</text:p>
          </table:table-cell>
          <table:table-cell table:style-name="ce278" office:value-type="float" office:value="2002" calcext:value-type="float">
            <text:p>2002</text:p>
          </table:table-cell>
          <table:table-cell table:style-name="ce284" table:formula="of:=&quot;insert into activity values (&quot; &amp; [.$J10] &amp;  &quot;,'&quot; &amp; [.$A10] &amp; &quot;'&quot; &amp; &quot;,'&quot; &amp; [.$A10] &amp; &quot;'&quot; &amp; &quot;,'&quot; &amp; &quot;MAINT&quot; &amp; &quot;'&quot; &amp; &quot;,'&quot; &amp; &quot;A&quot; &amp; &quot;'&quot; &amp;  &quot;,'&quot; &amp; [.$B10] &amp; &quot;'&quot; &amp; &quot;, NULL, &quot; &amp; [.$L10] &amp; &quot;,&quot; &amp; [.$N10] &amp;     &quot;, NULL, NULL, NULL, NULL, NULL, NULL, NULL, NULL, NULL);&quot;" office:value-type="string" office:string-value="insert into activity values (2002,'Przegląd 100 FH','Przegląd 100 FH','MAINT','A','Serwis', NULL, 100,-999, NULL, NULL, NULL, NULL, NULL, NULL, NULL, NULL, NULL);" calcext:value-type="string">
            <text:p>insert into activity values (2002,'Przegląd 100 FH','Przegląd 100 FH','MAINT','A','Serwis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20" office:value-type="time" office:time-value="PT00H00M42S" calcext:value-type="time">
            <text:p>00:00:42</text:p>
          </table:table-cell>
          <table:table-cell table:style-name="ce278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0] &amp; &quot;, 3, &quot; &amp; [.$J10] &amp; &quot;,&quot; &amp; &quot;'&quot; &amp; [.$E10] &amp; &quot;'&quot; &amp; &quot;,&quot; &amp; &quot;'&quot; &amp; YEAR([.$D10]) &amp; &quot;-&quot; &amp; MONTH([.$D10]) &amp; &quot;-&quot; &amp; DAY([.$D10])  &amp; &quot;', &quot; &amp; &quot;NULL, NULL, NULL, NULL,&quot; &amp; &quot;'&quot; &amp; [.$G10] &amp; &quot;',&quot; &amp; &quot;'&quot; &amp; YEAR([.$F10]) &amp; &quot;-&quot; &amp; MONTH([.$F10]) &amp; &quot;-&quot; &amp; DAY([.$F10])  &amp; &quot;', NULL, NULL,NULL,&quot; &amp; &quot;'&quot; &amp; [.$C10] &amp; &quot;', 0, 0&quot;  &amp;&quot;);&quot;" office:value-type="string" office:string-value="insert into activity values (2002, 3, 2002,'2875:27','2016-9-24', NULL, NULL, NULL, NULL,'2975:27','1899-12-30', NULL, NULL,NULL,'MM/53/2016', 0, 0);" calcext:value-type="string">
            <text:p>insert into activity values (2002, 3, 2002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8"/>
          <table:table-cell table:style-name="ce183" office:value-type="date" office:date-value="2017-05-22" calcext:value-type="date">
            <text:p>22.05.2017</text:p>
          </table:table-cell>
          <table:table-cell table:style-name="ce138"/>
          <table:table-cell table:style-name="ce242" table:formula="of:=IF([.$G11] = 0; &quot;N/A&quot;; [.$G11] - [.$H$5])" office:value-type="string" office:string-value="N/A" calcext:value-type="string">
            <text:p>N/A</text:p>
          </table:table-cell>
          <table:table-cell table:style-name="ce261" table:formula="of:=IF([.$F11] = 0; &quot;N/A&quot;; [.$F11]-[.$H$3])" office:value-type="float" office:value="162" calcext:value-type="float">
            <text:p>162</text:p>
          </table:table-cell>
          <table:table-cell table:style-name="ce278" office:value-type="float" office:value="2003" calcext:value-type="float">
            <text:p>2003</text:p>
          </table:table-cell>
          <table:table-cell table:style-name="ce284" table:formula="of:=&quot;insert into activity values (&quot; &amp; [.$J11] &amp;  &quot;,'&quot; &amp; [.$A11] &amp; &quot;'&quot; &amp; &quot;,'&quot; &amp; [.$A11] &amp; &quot;'&quot; &amp; &quot;,'&quot; &amp; &quot;MAINT&quot; &amp; &quot;'&quot; &amp; &quot;,'&quot; &amp; &quot;A&quot; &amp; &quot;'&quot; &amp;  &quot;,'&quot; &amp; [.$B11] &amp; &quot;'&quot; &amp; &quot;, NULL, &quot; &amp; [.$L11] &amp; &quot;,&quot; &amp; [.$N11] &amp;     &quot;, NULL, NULL, NULL, NULL, NULL, NULL, NULL, NULL, NULL);&quot;" office:value-type="string" office:string-value="insert into activity values (2003,'Przegląd roczny','Przegląd roczny','MAINT','A','Serwis', NULL, -999,12, NULL, NULL, NULL, NULL, NULL, NULL, NULL, NULL, NULL);" calcext:value-type="string">
            <text:p>insert into activity values (2003,'Przegląd roczny','Przegląd roczny','MAINT','A','Serwis', NULL, -999,12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0" office:value-type="time" office:time-value="PT00H00M25S" calcext:value-type="time">
            <text:p>00:00:25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11] &amp; &quot;, 3, &quot; &amp; [.$J11] &amp; &quot;,&quot; &amp; &quot;'&quot; &amp; [.$E11] &amp; &quot;'&quot; &amp; &quot;,&quot; &amp; &quot;'&quot; &amp; YEAR([.$D11]) &amp; &quot;-&quot; &amp; MONTH([.$D11]) &amp; &quot;-&quot; &amp; DAY([.$D11])  &amp; &quot;', &quot; &amp; &quot;NULL, NULL, NULL, NULL,&quot; &amp; &quot;'&quot; &amp; [.$G11] &amp; &quot;',&quot; &amp; &quot;'&quot; &amp; YEAR([.$F11]) &amp; &quot;-&quot; &amp; MONTH([.$F11]) &amp; &quot;-&quot; &amp; DAY([.$F11])  &amp; &quot;', NULL, NULL,NULL,&quot; &amp; &quot;'&quot; &amp; [.$C11] &amp; &quot;', 0, 0&quot;  &amp;&quot;);&quot;" office:value-type="string" office:string-value="insert into activity values (2003, 3, 2003,'','2016-5-22', NULL, NULL, NULL, NULL,'','2017-5-22', NULL, NULL,NULL,'MM/24/2016', 0, 0);" calcext:value-type="string">
            <text:p>insert into activity values (2003, 3, 2003,'','2016-5-22', NULL, NULL, NULL, NULL,'','2017-5-22', NULL, NULL,NULL,'MM/24/2016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Przegląd specjalny EM 600FH/12 miesięcy</text:p>
          </table:table-cell>
          <table:table-cell table:style-name="ce30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40" office:value-type="string" calcext:value-type="string">
            <text:p>2772:48</text:p>
          </table:table-cell>
          <table:table-cell table:style-name="ce183" office:value-type="date" office:date-value="2017-05-22" calcext:value-type="date">
            <text:p>22.05.2017</text:p>
          </table:table-cell>
          <table:table-cell table:style-name="ce138" office:value-type="string" calcext:value-type="string">
            <text:p>3372:48</text:p>
          </table:table-cell>
          <table:table-cell table:style-name="ce242" table:formula="of:=IF([.$G12] = 0; &quot;N/A&quot;; [.$G12] - [.$H$5])" office:value-type="time" office:time-value="PT479H25M00S" calcext:value-type="time">
            <text:p>479:25:00</text:p>
          </table:table-cell>
          <table:table-cell table:style-name="ce261" table:formula="of:=IF([.$F12] = 0; &quot;N/A&quot;; [.$F12]-[.$H$3])" office:value-type="float" office:value="162" calcext:value-type="float">
            <text:p>162</text:p>
          </table:table-cell>
          <table:table-cell table:style-name="ce278" office:value-type="float" office:value="2004" calcext:value-type="float">
            <text:p>2004</text:p>
          </table:table-cell>
          <table:table-cell table:style-name="ce284" table:formula="of:=&quot;insert into activity values (&quot; &amp; [.$J12] &amp;  &quot;,'&quot; &amp; [.$A12] &amp; &quot;'&quot; &amp; &quot;,'&quot; &amp; [.$A12] &amp; &quot;'&quot; &amp; &quot;,'&quot; &amp; &quot;MAINT&quot; &amp; &quot;'&quot; &amp; &quot;,'&quot; &amp; &quot;A&quot; &amp; &quot;'&quot; &amp;  &quot;,'&quot; &amp; [.$B12] &amp; &quot;'&quot; &amp; &quot;, NULL, &quot; &amp; [.$L12] &amp; &quot;,&quot; &amp; [.$N12] &amp;     &quot;, NULL, NULL, NULL, NULL, NULL, NULL, NULL, NULL, NULL);&quot;" office:value-type="string" office:string-value="insert into activity values (2004,'Przegląd specjalny EM 600FH/12 miesięcy','Przegląd specjalny EM 600FH/12 miesięcy','MAINT','A','Serwis', NULL, 600,12, NULL, NULL, NULL, NULL, NULL, NULL, NULL, NULL, NULL);" calcext:value-type="string">
            <text:p>insert into activity values (2004,'Przegląd specjalny EM 600FH/12 miesięcy','Przegląd specjalny EM 600FH/12 miesięcy','MAINT','A','Serwis', NULL, 600,12, NULL, NULL, NULL, NULL, NULL, NULL, NULL, NULL, NULL);</text:p>
          </table:table-cell>
          <table:table-cell table:style-name="ce278" office:value-type="float" office:value="600" calcext:value-type="float">
            <text:p>600</text:p>
          </table:table-cell>
          <table:table-cell table:style-name="ce320" office:value-type="time" office:time-value="PT00H00M42S" calcext:value-type="time">
            <text:p>00:00:42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12] &amp; &quot;, 3, &quot; &amp; [.$J12] &amp; &quot;,&quot; &amp; &quot;'&quot; &amp; [.$E12] &amp; &quot;'&quot; &amp; &quot;,&quot; &amp; &quot;'&quot; &amp; YEAR([.$D12]) &amp; &quot;-&quot; &amp; MONTH([.$D12]) &amp; &quot;-&quot; &amp; DAY([.$D12])  &amp; &quot;', &quot; &amp; &quot;NULL, NULL, NULL, NULL,&quot; &amp; &quot;'&quot; &amp; [.$G12] &amp; &quot;',&quot; &amp; &quot;'&quot; &amp; YEAR([.$F12]) &amp; &quot;-&quot; &amp; MONTH([.$F12]) &amp; &quot;-&quot; &amp; DAY([.$F12])  &amp; &quot;', NULL, NULL,NULL,&quot; &amp; &quot;'&quot; &amp; [.$C12] &amp; &quot;', 0, 0&quot;  &amp;&quot;);&quot;" office:value-type="string" office:string-value="insert into activity values (2004, 3, 2004,'2772:48','2016-5-22', NULL, NULL, NULL, NULL,'3372:48','2017-5-22', NULL, NULL,NULL,'MM/24/2016', 0, 0);" calcext:value-type="string">
            <text:p>insert into activity values (2004, 3, 2004,'2772:48','2016-5-22', NULL, NULL, NULL, NULL,'3372:48','2017-5-22', NULL, NULL,NULL,'MM/24/2016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41/2015</text:p>
          </table:table-cell>
          <table:table-cell table:style-name="ce91" office:value-type="date" office:date-value="2015-05-20" calcext:value-type="date">
            <text:p>20.05.2015</text:p>
          </table:table-cell>
          <table:table-cell table:style-name="ce138" office:value-type="string" calcext:value-type="string">
            <text:p>2680:20</text:p>
          </table:table-cell>
          <table:table-cell table:style-name="ce30"/>
          <table:table-cell table:style-name="ce138" office:value-type="string" calcext:value-type="string">
            <text:p>3180:20</text:p>
          </table:table-cell>
          <table:table-cell table:style-name="ce242" table:formula="of:=IF([.$G13] = 0; &quot;N/A&quot;; [.$G13] - [.$H$5])" office:value-type="time" office:time-value="PT286H57M00S" calcext:value-type="time">
            <text:p>286:57:00</text:p>
          </table:table-cell>
          <table:table-cell table:style-name="ce261" table:formula="of:=IF([.$F13] = 0; &quot;N/A&quot;; [.$F13]-[.$H$3])" office:value-type="string" office:string-value="N/A" calcext:value-type="string">
            <text:p>N/A</text:p>
          </table:table-cell>
          <table:table-cell table:style-name="ce278" office:value-type="float" office:value="2005" calcext:value-type="float">
            <text:p>2005</text:p>
          </table:table-cell>
          <table:table-cell table:style-name="ce284" table:formula="of:=&quot;insert into activity values (&quot; &amp; [.$J13] &amp;  &quot;,'&quot; &amp; [.$A13] &amp; &quot;'&quot; &amp; &quot;,'&quot; &amp; [.$A13] &amp; &quot;'&quot; &amp; &quot;,'&quot; &amp; &quot;MAINT&quot; &amp; &quot;'&quot; &amp; &quot;,'&quot; &amp; &quot;A&quot; &amp; &quot;'&quot; &amp;  &quot;,'&quot; &amp; [.$B13] &amp; &quot;'&quot; &amp; &quot;, NULL, &quot; &amp; [.$L13] &amp; &quot;,&quot; &amp; [.$N13] &amp;     &quot;, NULL, NULL, NULL, NULL, NULL, NULL, NULL, NULL, NULL);&quot;" office:value-type="string" office:string-value="insert into activity values (2005,'Przegląd specjalny 500 FH','Przegląd specjalny 500 FH','MAINT','A','Serwis', NULL, 500,-999, NULL, NULL, NULL, NULL, NULL, NULL, NULL, NULL, NULL);" calcext:value-type="string">
            <text:p>insert into activity values (2005,'Przegląd specjalny 500 FH','Przegląd specjalny 500 FH','MAINT','A','Serwis', NULL, 500,-999, NULL, NULL, NULL, NULL, NULL, NULL, NULL, NULL, NULL);</text:p>
          </table:table-cell>
          <table:table-cell table:style-name="ce278" office:value-type="float" office:value="500" calcext:value-type="float">
            <text:p>500</text:p>
          </table:table-cell>
          <table:table-cell table:style-name="ce320" office:value-type="time" office:time-value="PT00H01M18S" calcext:value-type="time">
            <text:p>00:01:18</text:p>
          </table:table-cell>
          <table:table-cell table:style-name="ce278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3] &amp; &quot;, 3, &quot; &amp; [.$J13] &amp; &quot;,&quot; &amp; &quot;'&quot; &amp; [.$E13] &amp; &quot;'&quot; &amp; &quot;,&quot; &amp; &quot;'&quot; &amp; YEAR([.$D13]) &amp; &quot;-&quot; &amp; MONTH([.$D13]) &amp; &quot;-&quot; &amp; DAY([.$D13])  &amp; &quot;', &quot; &amp; &quot;NULL, NULL, NULL, NULL,&quot; &amp; &quot;'&quot; &amp; [.$G13] &amp; &quot;',&quot; &amp; &quot;'&quot; &amp; YEAR([.$F13]) &amp; &quot;-&quot; &amp; MONTH([.$F13]) &amp; &quot;-&quot; &amp; DAY([.$F13])  &amp; &quot;', NULL, NULL,NULL,&quot; &amp; &quot;'&quot; &amp; [.$C13] &amp; &quot;', 0, 0&quot;  &amp;&quot;);&quot;" office:value-type="string" office:string-value="insert into activity values (2005, 3, 2005,'2680:20','2015-5-20', NULL, NULL, NULL, NULL,'3180:20','1899-12-30', NULL, NULL,NULL,'PO/41/2015', 0, 0);" calcext:value-type="string">
            <text:p>insert into activity values (2005, 3, 2005,'2680:20','2015-5-20', NULL, NULL, NULL, NULL,'3180:20','1899-12-30', NULL, NULL,NULL,'PO/41/2015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Przegląd 1000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73/2010</text:p>
          </table:table-cell>
          <table:table-cell table:style-name="ce91" office:value-type="date" office:date-value="2010-06-24" calcext:value-type="date">
            <text:p>24.06.2010</text:p>
          </table:table-cell>
          <table:table-cell table:style-name="ce138" office:value-type="string" calcext:value-type="string">
            <text:p>2275:19</text:p>
          </table:table-cell>
          <table:table-cell table:style-name="ce30"/>
          <table:table-cell table:style-name="ce138" office:value-type="string" calcext:value-type="string">
            <text:p>3275:19</text:p>
          </table:table-cell>
          <table:table-cell table:style-name="ce242" table:formula="of:=IF([.$G14] = 0; &quot;N/A&quot;; [.$G14] - [.$H$5])" office:value-type="time" office:time-value="PT381H55M59.999999999S" calcext:value-type="time">
            <text:p>381:56:00</text:p>
          </table:table-cell>
          <table:table-cell table:style-name="ce261" table:formula="of:=IF([.$F14] = 0; &quot;N/A&quot;; [.$F14]-[.$H$3])" office:value-type="string" office:string-value="N/A" calcext:value-type="string">
            <text:p>N/A</text:p>
          </table:table-cell>
          <table:table-cell table:style-name="ce278" office:value-type="float" office:value="2006" calcext:value-type="float">
            <text:p>2006</text:p>
          </table:table-cell>
          <table:table-cell table:style-name="ce284" table:formula="of:=&quot;insert into activity values (&quot; &amp; [.$J14] &amp;  &quot;,'&quot; &amp; [.$A14] &amp; &quot;'&quot; &amp; &quot;,'&quot; &amp; [.$A14] &amp; &quot;'&quot; &amp; &quot;,'&quot; &amp; &quot;MAINT&quot; &amp; &quot;'&quot; &amp; &quot;,'&quot; &amp; &quot;A&quot; &amp; &quot;'&quot; &amp;  &quot;,'&quot; &amp; [.$B14] &amp; &quot;'&quot; &amp; &quot;, NULL, &quot; &amp; [.$L14] &amp; &quot;,&quot; &amp; [.$N14] &amp;     &quot;, NULL, NULL, NULL, NULL, NULL, NULL, NULL, NULL, NULL);&quot;" office:value-type="string" office:string-value="insert into activity values (2006,'Przegląd 1000FH','Przegląd 1000FH','MAINT','A','Serwis', NULL, 1000,-999, NULL, NULL, NULL, NULL, NULL, NULL, NULL, NULL, NULL);" calcext:value-type="string">
            <text:p>insert into activity values (2006,'Przegląd 1000FH','Przegląd 1000FH','MAINT','A','Serwis', NULL, 1000,-999, NULL, NULL, NULL, NULL, NULL, NULL, NULL, NULL, NULL);</text:p>
          </table:table-cell>
          <table:table-cell table:style-name="ce278" office:value-type="float" office:value="1000" calcext:value-type="float">
            <text:p>1000</text:p>
          </table:table-cell>
          <table:table-cell table:style-name="ce320" office:value-type="time" office:time-value="PT00H00M40S" calcext:value-type="time">
            <text:p>00:00:40</text:p>
          </table:table-cell>
          <table:table-cell table:style-name="ce336" office:value-type="float" office:value="-999" calcext:value-type="float">
            <text:p>-999</text:p>
          </table:table-cell>
          <table:table-cell table:style-name="ce320"/>
          <table:table-cell table:style-name="ce373" table:formula="of:=&quot;insert into activity values (&quot; &amp; [.$J14] &amp; &quot;, 3, &quot; &amp; [.$J14] &amp; &quot;,&quot; &amp; &quot;'&quot; &amp; [.$E14] &amp; &quot;'&quot; &amp; &quot;,&quot; &amp; &quot;'&quot; &amp; YEAR([.$D14]) &amp; &quot;-&quot; &amp; MONTH([.$D14]) &amp; &quot;-&quot; &amp; DAY([.$D14])  &amp; &quot;', &quot; &amp; &quot;NULL, NULL, NULL, NULL,&quot; &amp; &quot;'&quot; &amp; [.$G14] &amp; &quot;',&quot; &amp; &quot;'&quot; &amp; YEAR([.$F14]) &amp; &quot;-&quot; &amp; MONTH([.$F14]) &amp; &quot;-&quot; &amp; DAY([.$F14])  &amp; &quot;', NULL, NULL,NULL,&quot; &amp; &quot;'&quot; &amp; [.$C14] &amp; &quot;', 0, 0&quot;  &amp;&quot;);&quot;" office:value-type="string" office:string-value="insert into activity values (2006, 3, 2006,'2275:19','2010-6-24', NULL, NULL, NULL, NULL,'3275:19','1899-12-30', NULL, NULL,NULL,'PO/73/2010', 0, 0);" calcext:value-type="string">
            <text:p>insert into activity values (2006, 3, 2006,'2275:19','2010-6-24', NULL, NULL, NULL, NULL,'3275:19','1899-12-30', NULL, NULL,NULL,'PO/73/2010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Przegląd 1000FH/3lata – siłownik trymer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7-05-28" calcext:value-type="date">
            <text:p>28.05.2017</text:p>
          </table:table-cell>
          <table:table-cell table:style-name="ce138" office:value-type="string" calcext:value-type="string">
            <text:p>3432:00</text:p>
          </table:table-cell>
          <table:table-cell table:style-name="ce242" table:formula="of:=IF([.$G15] = 0; &quot;N/A&quot;; [.$G15] - [.$H$5])" office:value-type="time" office:time-value="PT538H37M00S" calcext:value-type="time">
            <text:p>538:37:00</text:p>
          </table:table-cell>
          <table:table-cell table:style-name="ce261" table:formula="of:=IF([.$F15] = 0; &quot;N/A&quot;; [.$F15]-[.$H$3])" office:value-type="float" office:value="168" calcext:value-type="float">
            <text:p>168</text:p>
          </table:table-cell>
          <table:table-cell table:style-name="ce278" office:value-type="float" office:value="2007" calcext:value-type="float">
            <text:p>2007</text:p>
          </table:table-cell>
          <table:table-cell table:style-name="ce284" table:formula="of:=&quot;insert into activity values (&quot; &amp; [.$J15] &amp;  &quot;,'&quot; &amp; [.$A15] &amp; &quot;'&quot; &amp; &quot;,'&quot; &amp; [.$A15] &amp; &quot;'&quot; &amp; &quot;,'&quot; &amp; &quot;MAINT&quot; &amp; &quot;'&quot; &amp; &quot;,'&quot; &amp; &quot;A&quot; &amp; &quot;'&quot; &amp;  &quot;,'&quot; &amp; [.$B15] &amp; &quot;'&quot; &amp; &quot;, NULL, &quot; &amp; [.$L15] &amp; &quot;,&quot; &amp; [.$N15] &amp;     &quot;, NULL, NULL, NULL, NULL, NULL, NULL, NULL, NULL, NULL);&quot;" office:value-type="string" office:string-value="insert into activity values (2007,'Przegląd 1000FH/3lata – siłownik trymera','Przegląd 1000FH/3lata – siłownik trymera','MAINT','A','Wymiana', NULL, 1000,36, NULL, NULL, NULL, NULL, NULL, NULL, NULL, NULL, NULL);" calcext:value-type="string">
            <text:p>insert into activity values (2007,'Przegląd 1000FH/3lata – siłownik trymera','Przegląd 1000FH/3lata – siłownik trymera','MAINT','A','Wymiana', NULL, 1000,36, NULL, NULL, NULL, NULL, NULL, NULL, NULL, NULL, NULL);</text:p>
          </table:table-cell>
          <table:table-cell table:style-name="ce278" office:value-type="float" office:value="1000" calcext:value-type="float">
            <text:p>1000</text:p>
          </table:table-cell>
          <table:table-cell table:style-name="ce320" office:value-type="time" office:time-value="PT00H00M36S" calcext:value-type="time">
            <text:p>00:00:36</text:p>
          </table:table-cell>
          <table:table-cell table:style-name="ce336" office:value-type="float" office:value="36" calcext:value-type="float">
            <text:p>36</text:p>
          </table:table-cell>
          <table:table-cell table:style-name="ce278"/>
          <table:table-cell table:style-name="ce373" table:formula="of:=&quot;insert into activity values (&quot; &amp; [.$J15] &amp; &quot;, 3, &quot; &amp; [.$J15] &amp; &quot;,&quot; &amp; &quot;'&quot; &amp; [.$E15] &amp; &quot;'&quot; &amp; &quot;,&quot; &amp; &quot;'&quot; &amp; YEAR([.$D15]) &amp; &quot;-&quot; &amp; MONTH([.$D15]) &amp; &quot;-&quot; &amp; DAY([.$D15])  &amp; &quot;', &quot; &amp; &quot;NULL, NULL, NULL, NULL,&quot; &amp; &quot;'&quot; &amp; [.$G15] &amp; &quot;',&quot; &amp; &quot;'&quot; &amp; YEAR([.$F15]) &amp; &quot;-&quot; &amp; MONTH([.$F15]) &amp; &quot;-&quot; &amp; DAY([.$F15])  &amp; &quot;', NULL, NULL,NULL,&quot; &amp; &quot;'&quot; &amp; [.$C15] &amp; &quot;', 0, 0&quot;  &amp;&quot;);&quot;" office:value-type="string" office:string-value="insert into activity values (2007, 3, 2007,'2432:00','2014-5-29', NULL, NULL, NULL, NULL,'3432:00','2017-5-28', NULL, NULL,NULL,'PO/37/2014', 0, 0);" calcext:value-type="string">
            <text:p>insert into activity values (2007, 3, 2007,'2432:00','2014-5-29', NULL, NULL, NULL, NULL,'3432:00','2017-5-28', NULL, NULL,NULL,'PO/37/2014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CAP 57-5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30"/>
          <table:table-cell table:style-name="ce138" office:value-type="string" calcext:value-type="string">
            <text:p>2932:00</text:p>
          </table:table-cell>
          <table:table-cell table:style-name="ce242" table:formula="of:=IF([.$G16] = 0; &quot;N/A&quot;; [.$G16] - [.$H$5])" office:value-type="time" office:time-value="PT38H37M00S" calcext:value-type="time">
            <text:p>38:37:00</text:p>
          </table:table-cell>
          <table:table-cell table:style-name="ce261" table:formula="of:=IF([.$F16] = 0; &quot;N/A&quot;; [.$F16]-[.$H$3])" office:value-type="string" office:string-value="N/A" calcext:value-type="string">
            <text:p>N/A</text:p>
          </table:table-cell>
          <table:table-cell table:style-name="ce278" office:value-type="float" office:value="2008" calcext:value-type="float">
            <text:p>2008</text:p>
          </table:table-cell>
          <table:table-cell table:style-name="ce284" table:formula="of:=&quot;insert into activity values (&quot; &amp; [.$J16] &amp;  &quot;,'&quot; &amp; [.$A16] &amp; &quot;'&quot; &amp; &quot;,'&quot; &amp; [.$A16] &amp; &quot;'&quot; &amp; &quot;,'&quot; &amp; &quot;MAINT&quot; &amp; &quot;'&quot; &amp; &quot;,'&quot; &amp; &quot;A&quot; &amp; &quot;'&quot; &amp;  &quot;,'&quot; &amp; [.$B16] &amp; &quot;'&quot; &amp; &quot;, NULL, &quot; &amp; [.$L16] &amp; &quot;,&quot; &amp; [.$N16] &amp;     &quot;, NULL, NULL, NULL, NULL, NULL, NULL, NULL, NULL, NULL);&quot;" office:value-type="string" office:string-value="insert into activity values (2008,'CAP 57-50-01','CAP 57-50-01','MAINT','A','Serwis', NULL, 500,-999, NULL, NULL, NULL, NULL, NULL, NULL, NULL, NULL, NULL);" calcext:value-type="string">
            <text:p>insert into activity values (2008,'CAP 57-50-01','CAP 57-50-01','MAINT','A','Serwis', NULL, 500,-999, NULL, NULL, NULL, NULL, NULL, NULL, NULL, NULL, NULL);</text:p>
          </table:table-cell>
          <table:table-cell table:style-name="ce278" office:value-type="float" office:value="500" calcext:value-type="float">
            <text:p>500</text:p>
          </table:table-cell>
          <table:table-cell table:style-name="ce320" office:value-type="time" office:time-value="PT00H02M12S" calcext:value-type="time">
            <text:p>00:02:12</text:p>
          </table:table-cell>
          <table:table-cell table:style-name="ce336" office:value-type="float" office:value="-999" calcext:value-type="float">
            <text:p>-999</text:p>
          </table:table-cell>
          <table:table-cell table:style-name="ce320"/>
          <table:table-cell table:style-name="ce373" table:formula="of:=&quot;insert into activity values (&quot; &amp; [.$J16] &amp; &quot;, 3, &quot; &amp; [.$J16] &amp; &quot;,&quot; &amp; &quot;'&quot; &amp; [.$E16] &amp; &quot;'&quot; &amp; &quot;,&quot; &amp; &quot;'&quot; &amp; YEAR([.$D16]) &amp; &quot;-&quot; &amp; MONTH([.$D16]) &amp; &quot;-&quot; &amp; DAY([.$D16])  &amp; &quot;', &quot; &amp; &quot;NULL, NULL, NULL, NULL,&quot; &amp; &quot;'&quot; &amp; [.$G16] &amp; &quot;',&quot; &amp; &quot;'&quot; &amp; YEAR([.$F16]) &amp; &quot;-&quot; &amp; MONTH([.$F16]) &amp; &quot;-&quot; &amp; DAY([.$F16])  &amp; &quot;', NULL, NULL,NULL,&quot; &amp; &quot;'&quot; &amp; [.$C16] &amp; &quot;', 0, 0&quot;  &amp;&quot;);&quot;" office:value-type="string" office:string-value="insert into activity values (2008, 3, 2008,'2432:00','2014-5-29', NULL, NULL, NULL, NULL,'2932:00','1899-12-30', NULL, NULL,NULL,'PO/37/2014', 0, 0);" calcext:value-type="string">
            <text:p>insert into activity values (2008, 3, 2008,'2432:00','2014-5-29', NULL, NULL, NULL, NULL,'2932:00','1899-12-30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CAP 2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30"/>
          <table:table-cell table:style-name="ce138" office:value-type="string" calcext:value-type="string">
            <text:p>3432:00</text:p>
          </table:table-cell>
          <table:table-cell table:style-name="ce242" table:formula="of:=IF([.$G17] = 0; &quot;N/A&quot;; [.$G17] - [.$H$5])" office:value-type="time" office:time-value="PT538H37M00S" calcext:value-type="time">
            <text:p>538:37:00</text:p>
          </table:table-cell>
          <table:table-cell table:style-name="ce261" table:formula="of:=IF([.$F17] = 0; &quot;N/A&quot;; [.$F17]-[.$H$3])" office:value-type="string" office:string-value="N/A" calcext:value-type="string">
            <text:p>N/A</text:p>
          </table:table-cell>
          <table:table-cell table:style-name="ce278" office:value-type="float" office:value="2009" calcext:value-type="float">
            <text:p>2009</text:p>
          </table:table-cell>
          <table:table-cell table:style-name="ce284" table:formula="of:=&quot;insert into activity values (&quot; &amp; [.$J17] &amp;  &quot;,'&quot; &amp; [.$A17] &amp; &quot;'&quot; &amp; &quot;,'&quot; &amp; [.$A17] &amp; &quot;'&quot; &amp; &quot;,'&quot; &amp; &quot;MAINT&quot; &amp; &quot;'&quot; &amp; &quot;,'&quot; &amp; &quot;A&quot; &amp; &quot;'&quot; &amp;  &quot;,'&quot; &amp; [.$B17] &amp; &quot;'&quot; &amp; &quot;, NULL, &quot; &amp; [.$L17] &amp; &quot;,&quot; &amp; [.$N17] &amp;     &quot;, NULL, NULL, NULL, NULL, NULL, NULL, NULL, NULL, NULL);&quot;" office:value-type="string" office:string-value="insert into activity values (2009,'CAP 27-10-00','CAP 27-10-00','MAINT','A','Serwis', NULL, 1000,-999, NULL, NULL, NULL, NULL, NULL, NULL, NULL, NULL, NULL);" calcext:value-type="string">
            <text:p>insert into activity values (2009,'CAP 27-10-00','CAP 27-10-00','MAINT','A','Serwis', NULL, 1000,-999, NULL, NULL, NULL, NULL, NULL, NULL, NULL, NULL, NULL);</text:p>
          </table:table-cell>
          <table:table-cell table:style-name="ce278" office:value-type="float" office:value="1000" calcext:value-type="float">
            <text:p>1000</text:p>
          </table:table-cell>
          <table:table-cell table:style-name="ce320" office:value-type="time" office:time-value="PT00H00M22S" calcext:value-type="time">
            <text:p>00:00:22</text:p>
          </table:table-cell>
          <table:table-cell table:style-name="ce278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7] &amp; &quot;, 3, &quot; &amp; [.$J17] &amp; &quot;,&quot; &amp; &quot;'&quot; &amp; [.$E17] &amp; &quot;'&quot; &amp; &quot;,&quot; &amp; &quot;'&quot; &amp; YEAR([.$D17]) &amp; &quot;-&quot; &amp; MONTH([.$D17]) &amp; &quot;-&quot; &amp; DAY([.$D17])  &amp; &quot;', &quot; &amp; &quot;NULL, NULL, NULL, NULL,&quot; &amp; &quot;'&quot; &amp; [.$G17] &amp; &quot;',&quot; &amp; &quot;'&quot; &amp; YEAR([.$F17]) &amp; &quot;-&quot; &amp; MONTH([.$F17]) &amp; &quot;-&quot; &amp; DAY([.$F17])  &amp; &quot;', NULL, NULL,NULL,&quot; &amp; &quot;'&quot; &amp; [.$C17] &amp; &quot;', 0, 0&quot;  &amp;&quot;);&quot;" office:value-type="string" office:string-value="insert into activity values (2009, 3, 2009,'2432:00','2014-5-29', NULL, NULL, NULL, NULL,'3432:00','1899-12-30', NULL, NULL,NULL,'PO/37/2014', 0, 0);" calcext:value-type="string">
            <text:p>insert into activity values (2009, 3, 2009,'2432:00','2014-5-29', NULL, NULL, NULL, NULL,'3432:00','1899-12-30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CAP 28-30-01</text:p>
          </table:table-cell>
          <table:table-cell table:style-name="ce30" office:value-type="string" calcext:value-type="string">
            <text:p>Serwis</text:p>
          </table:table-cell>
          <table:table-cell table:style-name="ce49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41" office:value-type="string" calcext:value-type="string">
            <text:p>2772:48</text:p>
          </table:table-cell>
          <table:table-cell table:style-name="ce183" office:value-type="date" office:date-value="2018-05-22" calcext:value-type="date">
            <text:p>22.05.2018</text:p>
          </table:table-cell>
          <table:table-cell table:style-name="ce138" office:value-type="string" calcext:value-type="string">
            <text:p>3772:48</text:p>
          </table:table-cell>
          <table:table-cell table:style-name="ce242" table:formula="of:=IF([.$G18] = 0; &quot;N/A&quot;; [.$G18] - [.$H$5])" office:value-type="time" office:time-value="PT879H24M59.999999999S" calcext:value-type="time">
            <text:p>879:25:00</text:p>
          </table:table-cell>
          <table:table-cell table:style-name="ce261" table:formula="of:=IF([.$F18] = 0; &quot;N/A&quot;; [.$F18]-[.$H$3])" office:value-type="float" office:value="527" calcext:value-type="float">
            <text:p>527</text:p>
          </table:table-cell>
          <table:table-cell table:style-name="ce278" office:value-type="float" office:value="2010" calcext:value-type="float">
            <text:p>2010</text:p>
          </table:table-cell>
          <table:table-cell table:style-name="ce284" table:formula="of:=&quot;insert into activity values (&quot; &amp; [.$J18] &amp;  &quot;,'&quot; &amp; [.$A18] &amp; &quot;'&quot; &amp; &quot;,'&quot; &amp; [.$A18] &amp; &quot;'&quot; &amp; &quot;,'&quot; &amp; &quot;MAINT&quot; &amp; &quot;'&quot; &amp; &quot;,'&quot; &amp; &quot;A&quot; &amp; &quot;'&quot; &amp;  &quot;,'&quot; &amp; [.$B18] &amp; &quot;'&quot; &amp; &quot;, NULL, &quot; &amp; [.$L18] &amp; &quot;,&quot; &amp; [.$N18] &amp;     &quot;, NULL, NULL, NULL, NULL, NULL, NULL, NULL, NULL, NULL);&quot;" office:value-type="string" office:string-value="insert into activity values (2010,'CAP 28-30-01','CAP 28-30-01','MAINT','A','Serwis', NULL, 1000,24, NULL, NULL, NULL, NULL, NULL, NULL, NULL, NULL, NULL);" calcext:value-type="string">
            <text:p>insert into activity values (2010,'CAP 28-30-01','CAP 28-30-01','MAINT','A','Serwis', NULL, 1000,24, NULL, NULL, NULL, NULL, NULL, NULL, NULL, NULL, NULL);</text:p>
          </table:table-cell>
          <table:table-cell table:style-name="ce278" office:value-type="float" office:value="1000" calcext:value-type="float">
            <text:p>1000</text:p>
          </table:table-cell>
          <table:table-cell table:style-name="ce320" office:value-type="time" office:time-value="PT00H04M48S" calcext:value-type="time">
            <text:p>00:04:48</text:p>
          </table:table-cell>
          <table:table-cell table:style-name="ce278" office:value-type="float" office:value="24" calcext:value-type="float">
            <text:p>24</text:p>
          </table:table-cell>
          <table:table-cell table:style-name="ce278"/>
          <table:table-cell table:style-name="ce373" table:formula="of:=&quot;insert into activity values (&quot; &amp; [.$J18] &amp; &quot;, 3, &quot; &amp; [.$J18] &amp; &quot;,&quot; &amp; &quot;'&quot; &amp; [.$E18] &amp; &quot;'&quot; &amp; &quot;,&quot; &amp; &quot;'&quot; &amp; YEAR([.$D18]) &amp; &quot;-&quot; &amp; MONTH([.$D18]) &amp; &quot;-&quot; &amp; DAY([.$D18])  &amp; &quot;', &quot; &amp; &quot;NULL, NULL, NULL, NULL,&quot; &amp; &quot;'&quot; &amp; [.$G18] &amp; &quot;',&quot; &amp; &quot;'&quot; &amp; YEAR([.$F18]) &amp; &quot;-&quot; &amp; MONTH([.$F18]) &amp; &quot;-&quot; &amp; DAY([.$F18])  &amp; &quot;', NULL, NULL,NULL,&quot; &amp; &quot;'&quot; &amp; [.$C18] &amp; &quot;', 0, 0&quot;  &amp;&quot;);&quot;" office:value-type="string" office:string-value="insert into activity values (2010, 3, 2010,'2772:48','2016-5-22', NULL, NULL, NULL, NULL,'3772:48','2018-5-22', NULL, NULL,NULL,'MM/24/2016', 0, 0);" calcext:value-type="string">
            <text:p>insert into activity values (2010, 3, 2010,'2772:48','2016-5-22', NULL, NULL, NULL, NULL,'3772:48','2018-5-22', NULL, NULL,NULL,'MM/24/2016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CAP 79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7-05-28" calcext:value-type="date">
            <text:p>28.05.2017</text:p>
          </table:table-cell>
          <table:table-cell table:style-name="ce138" office:value-type="string" calcext:value-type="string">
            <text:p>3432:00</text:p>
          </table:table-cell>
          <table:table-cell table:style-name="ce242" table:formula="of:=IF([.$G19] = 0; &quot;N/A&quot;; [.$G19] - [.$H$5])" office:value-type="time" office:time-value="PT538H37M00S" calcext:value-type="time">
            <text:p>538:37:00</text:p>
          </table:table-cell>
          <table:table-cell table:style-name="ce261" table:formula="of:=IF([.$F19] = 0; &quot;N/A&quot;; [.$F19]-[.$H$3])" office:value-type="float" office:value="168" calcext:value-type="float">
            <text:p>168</text:p>
          </table:table-cell>
          <table:table-cell table:style-name="ce278" office:value-type="float" office:value="2011" calcext:value-type="float">
            <text:p>2011</text:p>
          </table:table-cell>
          <table:table-cell table:style-name="ce284" table:formula="of:=&quot;insert into activity values (&quot; &amp; [.$J19] &amp;  &quot;,'&quot; &amp; [.$A19] &amp; &quot;'&quot; &amp; &quot;,'&quot; &amp; [.$A19] &amp; &quot;'&quot; &amp; &quot;,'&quot; &amp; &quot;MAINT&quot; &amp; &quot;'&quot; &amp; &quot;,'&quot; &amp; &quot;A&quot; &amp; &quot;'&quot; &amp;  &quot;,'&quot; &amp; [.$B19] &amp; &quot;'&quot; &amp; &quot;, NULL, &quot; &amp; [.$L19] &amp; &quot;,&quot; &amp; [.$N19] &amp;     &quot;, NULL, NULL, NULL, NULL, NULL, NULL, NULL, NULL, NULL);&quot;" office:value-type="string" office:string-value="insert into activity values (2011,'CAP 79-10-00','CAP 79-10-00','MAINT','A','Serwis', NULL, 1000,36, NULL, NULL, NULL, NULL, NULL, NULL, NULL, NULL, NULL);" calcext:value-type="string">
            <text:p>insert into activity values (2011,'CAP 79-10-00','CAP 79-10-00','MAINT','A','Serwis', NULL, 1000,36, NULL, NULL, NULL, NULL, NULL, NULL, NULL, NULL, NULL);</text:p>
          </table:table-cell>
          <table:table-cell table:style-name="ce278" office:value-type="float" office:value="1000" calcext:value-type="float">
            <text:p>1000</text:p>
          </table:table-cell>
          <table:table-cell table:style-name="ce320" office:value-type="time" office:time-value="PT00H04M15S" calcext:value-type="time">
            <text:p>00:04:15</text:p>
          </table:table-cell>
          <table:table-cell table:style-name="ce278" office:value-type="float" office:value="36" calcext:value-type="float">
            <text:p>36</text:p>
          </table:table-cell>
          <table:table-cell table:style-name="ce278"/>
          <table:table-cell table:style-name="ce373" table:formula="of:=&quot;insert into activity values (&quot; &amp; [.$J19] &amp; &quot;, 3, &quot; &amp; [.$J19] &amp; &quot;,&quot; &amp; &quot;'&quot; &amp; [.$E19] &amp; &quot;'&quot; &amp; &quot;,&quot; &amp; &quot;'&quot; &amp; YEAR([.$D19]) &amp; &quot;-&quot; &amp; MONTH([.$D19]) &amp; &quot;-&quot; &amp; DAY([.$D19])  &amp; &quot;', &quot; &amp; &quot;NULL, NULL, NULL, NULL,&quot; &amp; &quot;'&quot; &amp; [.$G19] &amp; &quot;',&quot; &amp; &quot;'&quot; &amp; YEAR([.$F19]) &amp; &quot;-&quot; &amp; MONTH([.$F19]) &amp; &quot;-&quot; &amp; DAY([.$F19])  &amp; &quot;', NULL, NULL,NULL,&quot; &amp; &quot;'&quot; &amp; [.$C19] &amp; &quot;', 0, 0&quot;  &amp;&quot;);&quot;" office:value-type="string" office:string-value="insert into activity values (2011, 3, 2011,'2432:00','2014-5-29', NULL, NULL, NULL, NULL,'3432:00','2017-5-28', NULL, NULL,NULL,'PO/37/2014', 0, 0);" calcext:value-type="string">
            <text:p>insert into activity values (2011, 3, 2011,'2432:00','2014-5-29', NULL, NULL, NULL, NULL,'3432:00','2017-5-28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CAP 28-4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7-05-28" calcext:value-type="date">
            <text:p>28.05.2017</text:p>
          </table:table-cell>
          <table:table-cell table:style-name="ce138" office:value-type="string" calcext:value-type="string">
            <text:p>3432:00</text:p>
          </table:table-cell>
          <table:table-cell table:style-name="ce242" table:formula="of:=IF([.$G20] = 0; &quot;N/A&quot;; [.$G20] - [.$H$5])" office:value-type="time" office:time-value="PT538H37M00S" calcext:value-type="time">
            <text:p>538:37:00</text:p>
          </table:table-cell>
          <table:table-cell table:style-name="ce261" table:formula="of:=IF([.$F20] = 0; &quot;N/A&quot;; [.$F20]-[.$H$3])" office:value-type="float" office:value="168" calcext:value-type="float">
            <text:p>168</text:p>
          </table:table-cell>
          <table:table-cell table:style-name="ce278" office:value-type="float" office:value="2012" calcext:value-type="float">
            <text:p>2012</text:p>
          </table:table-cell>
          <table:table-cell table:style-name="ce284" table:formula="of:=&quot;insert into activity values (&quot; &amp; [.$J20] &amp;  &quot;,'&quot; &amp; [.$A20] &amp; &quot;'&quot; &amp; &quot;,'&quot; &amp; [.$A20] &amp; &quot;'&quot; &amp; &quot;,'&quot; &amp; &quot;MAINT&quot; &amp; &quot;'&quot; &amp; &quot;,'&quot; &amp; &quot;A&quot; &amp; &quot;'&quot; &amp;  &quot;,'&quot; &amp; [.$B20] &amp; &quot;'&quot; &amp; &quot;, NULL, &quot; &amp; [.$L20] &amp; &quot;,&quot; &amp; [.$N20] &amp;     &quot;, NULL, NULL, NULL, NULL, NULL, NULL, NULL, NULL, NULL);&quot;" office:value-type="string" office:string-value="insert into activity values (2012,'CAP 28-40-01','CAP 28-40-01','MAINT','A','Serwis', NULL, 1000,36, NULL, NULL, NULL, NULL, NULL, NULL, NULL, NULL, NULL);" calcext:value-type="string">
            <text:p>insert into activity values (2012,'CAP 28-40-01','CAP 28-40-01','MAINT','A','Serwis', NULL, 1000,36, NULL, NULL, NULL, NULL, NULL, NULL, NULL, NULL, NULL);</text:p>
          </table:table-cell>
          <table:table-cell table:style-name="ce278" office:value-type="float" office:value="1000" calcext:value-type="float">
            <text:p>1000</text:p>
          </table:table-cell>
          <table:table-cell table:style-name="ce320" office:value-type="time" office:time-value="PT00H02M26S" calcext:value-type="time">
            <text:p>00:02:26</text:p>
          </table:table-cell>
          <table:table-cell table:style-name="ce278" office:value-type="float" office:value="36" calcext:value-type="float">
            <text:p>36</text:p>
          </table:table-cell>
          <table:table-cell table:style-name="ce278"/>
          <table:table-cell table:style-name="ce373" table:formula="of:=&quot;insert into activity values (&quot; &amp; [.$J20] &amp; &quot;, 3, &quot; &amp; [.$J20] &amp; &quot;,&quot; &amp; &quot;'&quot; &amp; [.$E20] &amp; &quot;'&quot; &amp; &quot;,&quot; &amp; &quot;'&quot; &amp; YEAR([.$D20]) &amp; &quot;-&quot; &amp; MONTH([.$D20]) &amp; &quot;-&quot; &amp; DAY([.$D20])  &amp; &quot;', &quot; &amp; &quot;NULL, NULL, NULL, NULL,&quot; &amp; &quot;'&quot; &amp; [.$G20] &amp; &quot;',&quot; &amp; &quot;'&quot; &amp; YEAR([.$F20]) &amp; &quot;-&quot; &amp; MONTH([.$F20]) &amp; &quot;-&quot; &amp; DAY([.$F20])  &amp; &quot;', NULL, NULL,NULL,&quot; &amp; &quot;'&quot; &amp; [.$C20] &amp; &quot;', 0, 0&quot;  &amp;&quot;);&quot;" office:value-type="string" office:string-value="insert into activity values (2012, 3, 2012,'2432:00','2014-5-29', NULL, NULL, NULL, NULL,'3432:00','2017-5-28', NULL, NULL,NULL,'PO/37/2014', 0, 0);" calcext:value-type="string">
            <text:p>insert into activity values (2012, 3, 2012,'2432:00','2014-5-29', NULL, NULL, NULL, NULL,'3432:00','2017-5-28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CAP 29-1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7-05-28" calcext:value-type="date">
            <text:p>28.05.2017</text:p>
          </table:table-cell>
          <table:table-cell table:style-name="ce138" office:value-type="string" calcext:value-type="string">
            <text:p>3432:00</text:p>
          </table:table-cell>
          <table:table-cell table:style-name="ce242" table:formula="of:=IF([.$G21] = 0; &quot;N/A&quot;; [.$G21] - [.$H$5])" office:value-type="time" office:time-value="PT538H37M00S" calcext:value-type="time">
            <text:p>538:37:00</text:p>
          </table:table-cell>
          <table:table-cell table:style-name="ce261" table:formula="of:=IF([.$F21] = 0; &quot;N/A&quot;; [.$F21]-[.$H$3])" office:value-type="float" office:value="168" calcext:value-type="float">
            <text:p>168</text:p>
          </table:table-cell>
          <table:table-cell table:style-name="ce278" office:value-type="float" office:value="2013" calcext:value-type="float">
            <text:p>2013</text:p>
          </table:table-cell>
          <table:table-cell table:style-name="ce284" table:formula="of:=&quot;insert into activity values (&quot; &amp; [.$J21] &amp;  &quot;,'&quot; &amp; [.$A21] &amp; &quot;'&quot; &amp; &quot;,'&quot; &amp; [.$A21] &amp; &quot;'&quot; &amp; &quot;,'&quot; &amp; &quot;MAINT&quot; &amp; &quot;'&quot; &amp; &quot;,'&quot; &amp; &quot;A&quot; &amp; &quot;'&quot; &amp;  &quot;,'&quot; &amp; [.$B21] &amp; &quot;'&quot; &amp; &quot;, NULL, &quot; &amp; [.$L21] &amp; &quot;,&quot; &amp; [.$N21] &amp;     &quot;, NULL, NULL, NULL, NULL, NULL, NULL, NULL, NULL, NULL);&quot;" office:value-type="string" office:string-value="insert into activity values (2013,'CAP 29-10-01','CAP 29-10-01','MAINT','A','Serwis', NULL, 1000,36, NULL, NULL, NULL, NULL, NULL, NULL, NULL, NULL, NULL);" calcext:value-type="string">
            <text:p>insert into activity values (2013,'CAP 29-10-01','CAP 29-10-01','MAINT','A','Serwis', NULL, 1000,36, NULL, NULL, NULL, NULL, NULL, NULL, NULL, NULL, NULL);</text:p>
          </table:table-cell>
          <table:table-cell table:style-name="ce278" office:value-type="float" office:value="1000" calcext:value-type="float">
            <text:p>1000</text:p>
          </table:table-cell>
          <table:table-cell table:style-name="ce320" office:value-type="time" office:time-value="PT00H02M00S" calcext:value-type="time">
            <text:p>00:02:00</text:p>
          </table:table-cell>
          <table:table-cell table:style-name="ce278" office:value-type="float" office:value="36" calcext:value-type="float">
            <text:p>36</text:p>
          </table:table-cell>
          <table:table-cell table:style-name="ce278"/>
          <table:table-cell table:style-name="ce373" table:formula="of:=&quot;insert into activity values (&quot; &amp; [.$J21] &amp; &quot;, 3, &quot; &amp; [.$J21] &amp; &quot;,&quot; &amp; &quot;'&quot; &amp; [.$E21] &amp; &quot;'&quot; &amp; &quot;,&quot; &amp; &quot;'&quot; &amp; YEAR([.$D21]) &amp; &quot;-&quot; &amp; MONTH([.$D21]) &amp; &quot;-&quot; &amp; DAY([.$D21])  &amp; &quot;', &quot; &amp; &quot;NULL, NULL, NULL, NULL,&quot; &amp; &quot;'&quot; &amp; [.$G21] &amp; &quot;',&quot; &amp; &quot;'&quot; &amp; YEAR([.$F21]) &amp; &quot;-&quot; &amp; MONTH([.$F21]) &amp; &quot;-&quot; &amp; DAY([.$F21])  &amp; &quot;', NULL, NULL,NULL,&quot; &amp; &quot;'&quot; &amp; [.$C21] &amp; &quot;', 0, 0&quot;  &amp;&quot;);&quot;" office:value-type="string" office:string-value="insert into activity values (2013, 3, 2013,'2432:00','2014-5-29', NULL, NULL, NULL, NULL,'3432:00','2017-5-28', NULL, NULL,NULL,'PO/37/2014', 0, 0);" calcext:value-type="string">
            <text:p>insert into activity values (2013, 3, 2013,'2432:00','2014-5-29', NULL, NULL, NULL, NULL,'3432:00','2017-5-28', NULL, NULL,NULL,'PO/37/2014', 0, 0);</text:p>
          </table:table-cell>
          <table:table-cell table:style-name="ce278" table:number-columns-repeated="1008"/>
        </table:table-row>
        <table:table-row table:style-name="ro13">
          <table:table-cell table:style-name="ce6" office:value-type="string" calcext:value-type="string">
            <text:p>CAP 55-10-03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30"/>
          <table:table-cell table:style-name="ce138" office:value-type="string" calcext:value-type="string">
            <text:p>3932:00</text:p>
          </table:table-cell>
          <table:table-cell table:style-name="ce242" table:formula="of:=IF([.$G22] = 0; &quot;N/A&quot;; [.$G22] - [.$H$5])" office:value-type="time" office:time-value="PT1038H37M00S" calcext:value-type="time">
            <text:p>1038:37:00</text:p>
          </table:table-cell>
          <table:table-cell table:style-name="ce261" table:formula="of:=IF([.$F22] = 0; &quot;N/A&quot;; [.$F22]-[.$H$3])" office:value-type="string" office:string-value="N/A" calcext:value-type="string">
            <text:p>N/A</text:p>
          </table:table-cell>
          <table:table-cell table:style-name="ce278" office:value-type="float" office:value="2014" calcext:value-type="float">
            <text:p>2014</text:p>
          </table:table-cell>
          <table:table-cell table:style-name="ce284" table:formula="of:=&quot;insert into activity values (&quot; &amp; [.$J22] &amp;  &quot;,'&quot; &amp; [.$A22] &amp; &quot;'&quot; &amp; &quot;,'&quot; &amp; [.$A22] &amp; &quot;'&quot; &amp; &quot;,'&quot; &amp; &quot;MAINT&quot; &amp; &quot;'&quot; &amp; &quot;,'&quot; &amp; &quot;A&quot; &amp; &quot;'&quot; &amp;  &quot;,'&quot; &amp; [.$B22] &amp; &quot;'&quot; &amp; &quot;, NULL, &quot; &amp; [.$L22] &amp; &quot;,&quot; &amp; [.$N22] &amp;     &quot;, NULL, NULL, NULL, NULL, NULL, NULL, NULL, NULL, NULL);&quot;" office:value-type="string" office:string-value="insert into activity values (2014,'CAP 55-10-03','CAP 55-10-03','MAINT','A','Serwis', NULL, 1500,-999, NULL, NULL, NULL, NULL, NULL, NULL, NULL, NULL, NULL);" calcext:value-type="string">
            <text:p>insert into activity values (2014,'CAP 55-10-03','CAP 55-10-03','MAINT','A','Serwis', NULL, 1500,-999, NULL, NULL, NULL, NULL, NULL, NULL, NULL, NULL, NULL);</text:p>
          </table:table-cell>
          <table:table-cell table:style-name="ce278" office:value-type="float" office:value="1500" calcext:value-type="float">
            <text:p>1500</text:p>
          </table:table-cell>
          <table:table-cell table:style-name="ce320" office:value-type="time" office:time-value="PT00H02M25S" calcext:value-type="time">
            <text:p>00:02:25</text:p>
          </table:table-cell>
          <table:table-cell table:style-name="ce278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22] &amp; &quot;, 3, &quot; &amp; [.$J22] &amp; &quot;,&quot; &amp; &quot;'&quot; &amp; [.$E22] &amp; &quot;'&quot; &amp; &quot;,&quot; &amp; &quot;'&quot; &amp; YEAR([.$D22]) &amp; &quot;-&quot; &amp; MONTH([.$D22]) &amp; &quot;-&quot; &amp; DAY([.$D22])  &amp; &quot;', &quot; &amp; &quot;NULL, NULL, NULL, NULL,&quot; &amp; &quot;'&quot; &amp; [.$G22] &amp; &quot;',&quot; &amp; &quot;'&quot; &amp; YEAR([.$F22]) &amp; &quot;-&quot; &amp; MONTH([.$F22]) &amp; &quot;-&quot; &amp; DAY([.$F22])  &amp; &quot;', NULL, NULL,NULL,&quot; &amp; &quot;'&quot; &amp; [.$C22] &amp; &quot;', 0, 0&quot;  &amp;&quot;);&quot;" office:value-type="string" office:string-value="insert into activity values (2014, 3, 2014,'2432:00','2014-5-29', NULL, NULL, NULL, NULL,'3932:00','1899-12-30', NULL, NULL,NULL,'PO/37/2014', 0, 0);" calcext:value-type="string">
            <text:p>insert into activity values (2014, 3, 2014,'2432:00','2014-5-29', NULL, NULL, NULL, NULL,'3932:00','1899-12-30', NULL, NULL,NULL,'PO/37/2014', 0, 0);</text:p>
          </table:table-cell>
          <table:table-cell table:style-name="ce278" table:number-columns-repeated="1008"/>
        </table:table-row>
        <table:table-row table:style-name="ro13">
          <table:table-cell table:style-name="ce6" office:value-type="string" calcext:value-type="string">
            <text:p>CAP 5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30"/>
          <table:table-cell table:style-name="ce138" office:value-type="string" calcext:value-type="string">
            <text:p>5432:00</text:p>
          </table:table-cell>
          <table:table-cell table:style-name="ce242" table:formula="of:=IF([.$G23] = 0; &quot;N/A&quot;; [.$G23] - [.$H$5])" office:value-type="time" office:time-value="PT2538H37M00S" calcext:value-type="time">
            <text:p>2538:37:00</text:p>
          </table:table-cell>
          <table:table-cell table:style-name="ce261" table:formula="of:=IF([.$F23] = 0; &quot;N/A&quot;; [.$F23]-[.$H$3])" office:value-type="string" office:string-value="N/A" calcext:value-type="string">
            <text:p>N/A</text:p>
          </table:table-cell>
          <table:table-cell table:style-name="ce278" office:value-type="float" office:value="2015" calcext:value-type="float">
            <text:p>2015</text:p>
          </table:table-cell>
          <table:table-cell table:style-name="ce284" table:formula="of:=&quot;insert into activity values (&quot; &amp; [.$J23] &amp;  &quot;,'&quot; &amp; [.$A23] &amp; &quot;'&quot; &amp; &quot;,'&quot; &amp; [.$A23] &amp; &quot;'&quot; &amp; &quot;,'&quot; &amp; &quot;MAINT&quot; &amp; &quot;'&quot; &amp; &quot;,'&quot; &amp; &quot;A&quot; &amp; &quot;'&quot; &amp;  &quot;,'&quot; &amp; [.$B23] &amp; &quot;'&quot; &amp; &quot;, NULL, &quot; &amp; [.$L23] &amp; &quot;,&quot; &amp; [.$N23] &amp;     &quot;, NULL, NULL, NULL, NULL, NULL, NULL, NULL, NULL, NULL);&quot;" office:value-type="string" office:string-value="insert into activity values (2015,'CAP 57-10-00','CAP 57-10-00','MAINT','A','Serwis', NULL, 3000,-999, NULL, NULL, NULL, NULL, NULL, NULL, NULL, NULL, NULL);" calcext:value-type="string">
            <text:p>insert into activity values (2015,'CAP 57-10-00','CAP 57-10-00','MAINT','A','Serwis', NULL, 3000,-999, NULL, NULL, NULL, NULL, NULL, NULL, NULL, NULL, NULL);</text:p>
          </table:table-cell>
          <table:table-cell table:style-name="ce278" office:value-type="float" office:value="3000" calcext:value-type="float">
            <text:p>3000</text:p>
          </table:table-cell>
          <table:table-cell table:style-name="ce320" office:value-type="time" office:time-value="PT00H01M13S" calcext:value-type="time">
            <text:p>00:01:13</text:p>
          </table:table-cell>
          <table:table-cell table:style-name="ce337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23] &amp; &quot;, 3, &quot; &amp; [.$J23] &amp; &quot;,&quot; &amp; &quot;'&quot; &amp; [.$E23] &amp; &quot;'&quot; &amp; &quot;,&quot; &amp; &quot;'&quot; &amp; YEAR([.$D23]) &amp; &quot;-&quot; &amp; MONTH([.$D23]) &amp; &quot;-&quot; &amp; DAY([.$D23])  &amp; &quot;', &quot; &amp; &quot;NULL, NULL, NULL, NULL,&quot; &amp; &quot;'&quot; &amp; [.$G23] &amp; &quot;',&quot; &amp; &quot;'&quot; &amp; YEAR([.$F23]) &amp; &quot;-&quot; &amp; MONTH([.$F23]) &amp; &quot;-&quot; &amp; DAY([.$F23])  &amp; &quot;', NULL, NULL,NULL,&quot; &amp; &quot;'&quot; &amp; [.$C23] &amp; &quot;', 0, 0&quot;  &amp;&quot;);&quot;" office:value-type="string" office:string-value="insert into activity values (2015, 3, 2015,'2432:00','2014-5-29', NULL, NULL, NULL, NULL,'5432:00','1899-12-30', NULL, NULL,NULL,'PO/37/2014', 0, 0);" calcext:value-type="string">
            <text:p>insert into activity values (2015, 3, 2015,'2432:00','2014-5-29', NULL, NULL, NULL, NULL,'5432:00','1899-12-30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CAP 28-20-01</text:p>
          </table:table-cell>
          <table:table-cell table:style-name="ce30" office:value-type="string" calcext:value-type="string">
            <text:p>Serwis</text:p>
          </table:table-cell>
          <table:table-cell table:style-name="ce50" office:value-type="string" calcext:value-type="string">
            <text:p>MM/24/2016</text:p>
          </table:table-cell>
          <table:table-cell table:style-name="ce93" office:value-type="date" office:date-value="2016-05-22" calcext:value-type="date">
            <text:p>22.05.2016</text:p>
          </table:table-cell>
          <table:table-cell table:style-name="ce138"/>
          <table:table-cell table:style-name="ce183" office:value-type="date" office:date-value="2018-05-22" calcext:value-type="date">
            <text:p>22.05.2018</text:p>
          </table:table-cell>
          <table:table-cell table:style-name="ce138"/>
          <table:table-cell table:style-name="ce242" table:formula="of:=IF([.$G24] = 0; &quot;N/A&quot;; [.$G24] - [.$H$5])" office:value-type="string" office:string-value="N/A" calcext:value-type="string">
            <text:p>N/A</text:p>
          </table:table-cell>
          <table:table-cell table:style-name="ce261" table:formula="of:=IF([.$F24] = 0; &quot;N/A&quot;; [.$F24]-[.$H$3])" office:value-type="float" office:value="527" calcext:value-type="float">
            <text:p>527</text:p>
          </table:table-cell>
          <table:table-cell table:style-name="ce278" office:value-type="float" office:value="2016" calcext:value-type="float">
            <text:p>2016</text:p>
          </table:table-cell>
          <table:table-cell table:style-name="ce284" table:formula="of:=&quot;insert into activity values (&quot; &amp; [.$J24] &amp;  &quot;,'&quot; &amp; [.$A24] &amp; &quot;'&quot; &amp; &quot;,'&quot; &amp; [.$A24] &amp; &quot;'&quot; &amp; &quot;,'&quot; &amp; &quot;MAINT&quot; &amp; &quot;'&quot; &amp; &quot;,'&quot; &amp; &quot;A&quot; &amp; &quot;'&quot; &amp;  &quot;,'&quot; &amp; [.$B24] &amp; &quot;'&quot; &amp; &quot;, NULL, &quot; &amp; [.$L24] &amp; &quot;,&quot; &amp; [.$N24] &amp;     &quot;, NULL, NULL, NULL, NULL, NULL, NULL, NULL, NULL, NULL);&quot;" office:value-type="string" office:string-value="insert into activity values (2016,'CAP 28-20-01','CAP 28-20-01','MAINT','A','Serwis', NULL, -999,24, NULL, NULL, NULL, NULL, NULL, NULL, NULL, NULL, NULL);" calcext:value-type="string">
            <text:p>insert into activity values (2016,'CAP 28-20-01','CAP 28-20-01','MAINT','A','Serwis', NULL, -999,24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0" office:value-type="time" office:time-value="PT00H02M04S" calcext:value-type="time">
            <text:p>00:02:04</text:p>
          </table:table-cell>
          <table:table-cell table:style-name="ce278" office:value-type="float" office:value="24" calcext:value-type="float">
            <text:p>24</text:p>
          </table:table-cell>
          <table:table-cell table:style-name="ce278"/>
          <table:table-cell table:style-name="ce373" table:formula="of:=&quot;insert into activity values (&quot; &amp; [.$J24] &amp; &quot;, 3, &quot; &amp; [.$J24] &amp; &quot;,&quot; &amp; &quot;'&quot; &amp; [.$E24] &amp; &quot;'&quot; &amp; &quot;,&quot; &amp; &quot;'&quot; &amp; YEAR([.$D24]) &amp; &quot;-&quot; &amp; MONTH([.$D24]) &amp; &quot;-&quot; &amp; DAY([.$D24])  &amp; &quot;', &quot; &amp; &quot;NULL, NULL, NULL, NULL,&quot; &amp; &quot;'&quot; &amp; [.$G24] &amp; &quot;',&quot; &amp; &quot;'&quot; &amp; YEAR([.$F24]) &amp; &quot;-&quot; &amp; MONTH([.$F24]) &amp; &quot;-&quot; &amp; DAY([.$F24])  &amp; &quot;', NULL, NULL,NULL,&quot; &amp; &quot;'&quot; &amp; [.$C24] &amp; &quot;', 0, 0&quot;  &amp;&quot;);&quot;" office:value-type="string" office:string-value="insert into activity values (2016, 3, 2016,'','2016-5-22', NULL, NULL, NULL, NULL,'','2018-5-22', NULL, NULL,NULL,'MM/24/2016', 0, 0);" calcext:value-type="string">
            <text:p>insert into activity values (2016, 3, 2016,'','2016-5-22', NULL, NULL, NULL, NULL,'','2018-5-22', NULL, NULL,NULL,'MM/24/2016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CPCP 12 miesięcy</text:p>
          </table:table-cell>
          <table:table-cell table:style-name="ce30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4" office:value-type="date" office:date-value="2016-05-22" calcext:value-type="date">
            <text:p>22.05.2016</text:p>
          </table:table-cell>
          <table:table-cell table:style-name="ce138"/>
          <table:table-cell table:style-name="ce183" office:value-type="date" office:date-value="2017-05-22" calcext:value-type="date">
            <text:p>22.05.2017</text:p>
          </table:table-cell>
          <table:table-cell table:style-name="ce138"/>
          <table:table-cell table:style-name="ce242" table:formula="of:=IF([.$G25] = 0; &quot;N/A&quot;; [.$G25] - [.$H$5])" office:value-type="string" office:string-value="N/A" calcext:value-type="string">
            <text:p>N/A</text:p>
          </table:table-cell>
          <table:table-cell table:style-name="ce261" table:formula="of:=IF([.$F25] = 0; &quot;N/A&quot;; [.$F25]-[.$H$3])" office:value-type="float" office:value="162" calcext:value-type="float">
            <text:p>162</text:p>
          </table:table-cell>
          <table:table-cell table:style-name="ce278" office:value-type="float" office:value="2017" calcext:value-type="float">
            <text:p>2017</text:p>
          </table:table-cell>
          <table:table-cell table:style-name="ce284" table:formula="of:=&quot;insert into activity values (&quot; &amp; [.$J25] &amp;  &quot;,'&quot; &amp; [.$A25] &amp; &quot;'&quot; &amp; &quot;,'&quot; &amp; [.$A25] &amp; &quot;'&quot; &amp; &quot;,'&quot; &amp; &quot;MAINT&quot; &amp; &quot;'&quot; &amp; &quot;,'&quot; &amp; &quot;A&quot; &amp; &quot;'&quot; &amp;  &quot;,'&quot; &amp; [.$B25] &amp; &quot;'&quot; &amp; &quot;, NULL, &quot; &amp; [.$L25] &amp; &quot;,&quot; &amp; [.$N25] &amp;     &quot;, NULL, NULL, NULL, NULL, NULL, NULL, NULL, NULL, NULL);&quot;" office:value-type="string" office:string-value="insert into activity values (2017,'CPCP 12 miesięcy','CPCP 12 miesięcy','MAINT','A','Inspekcja', NULL, -999,12, NULL, NULL, NULL, NULL, NULL, NULL, NULL, NULL, NULL);" calcext:value-type="string">
            <text:p>insert into activity values (2017,'CPCP 12 miesięcy','CPCP 12 miesięcy','MAINT','A','Inspekcja', NULL, -999,12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0" office:value-type="time" office:time-value="PT00H01M13S" calcext:value-type="time">
            <text:p>00:01:13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25] &amp; &quot;, 3, &quot; &amp; [.$J25] &amp; &quot;,&quot; &amp; &quot;'&quot; &amp; [.$E25] &amp; &quot;'&quot; &amp; &quot;,&quot; &amp; &quot;'&quot; &amp; YEAR([.$D25]) &amp; &quot;-&quot; &amp; MONTH([.$D25]) &amp; &quot;-&quot; &amp; DAY([.$D25])  &amp; &quot;', &quot; &amp; &quot;NULL, NULL, NULL, NULL,&quot; &amp; &quot;'&quot; &amp; [.$G25] &amp; &quot;',&quot; &amp; &quot;'&quot; &amp; YEAR([.$F25]) &amp; &quot;-&quot; &amp; MONTH([.$F25]) &amp; &quot;-&quot; &amp; DAY([.$F25])  &amp; &quot;', NULL, NULL,NULL,&quot; &amp; &quot;'&quot; &amp; [.$C25] &amp; &quot;', 0, 0&quot;  &amp;&quot;);&quot;" office:value-type="string" office:string-value="insert into activity values (2017, 3, 2017,'','2016-5-22', NULL, NULL, NULL, NULL,'','2017-5-22', NULL, NULL,NULL,'MM/24/2016', 0, 0);" calcext:value-type="string">
            <text:p>insert into activity values (2017, 3, 2017,'','2016-5-22', NULL, NULL, NULL, NULL,'','2017-5-22', NULL, NULL,NULL,'MM/24/2016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CPCP 24 miesiące</text:p>
          </table:table-cell>
          <table:table-cell table:style-name="ce30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5" office:value-type="date" office:date-value="2016-05-22" calcext:value-type="date">
            <text:p>22.05.2016</text:p>
          </table:table-cell>
          <table:table-cell table:style-name="ce138"/>
          <table:table-cell table:style-name="ce183" office:value-type="date" office:date-value="2018-05-22" calcext:value-type="date">
            <text:p>22.05.2018</text:p>
          </table:table-cell>
          <table:table-cell table:style-name="ce138"/>
          <table:table-cell table:style-name="ce242" table:formula="of:=IF([.$G26] = 0; &quot;N/A&quot;; [.$G26] - [.$H$5])" office:value-type="string" office:string-value="N/A" calcext:value-type="string">
            <text:p>N/A</text:p>
          </table:table-cell>
          <table:table-cell table:style-name="ce261" table:formula="of:=IF([.$F26] = 0; &quot;N/A&quot;; [.$F26]-[.$H$3])" office:value-type="float" office:value="527" calcext:value-type="float">
            <text:p>527</text:p>
          </table:table-cell>
          <table:table-cell table:style-name="ce278" office:value-type="float" office:value="2018" calcext:value-type="float">
            <text:p>2018</text:p>
          </table:table-cell>
          <table:table-cell table:style-name="ce284" table:formula="of:=&quot;insert into activity values (&quot; &amp; [.$J26] &amp;  &quot;,'&quot; &amp; [.$A26] &amp; &quot;'&quot; &amp; &quot;,'&quot; &amp; [.$A26] &amp; &quot;'&quot; &amp; &quot;,'&quot; &amp; &quot;MAINT&quot; &amp; &quot;'&quot; &amp; &quot;,'&quot; &amp; &quot;A&quot; &amp; &quot;'&quot; &amp;  &quot;,'&quot; &amp; [.$B26] &amp; &quot;'&quot; &amp; &quot;, NULL, &quot; &amp; [.$L26] &amp; &quot;,&quot; &amp; [.$N26] &amp;     &quot;, NULL, NULL, NULL, NULL, NULL, NULL, NULL, NULL, NULL);&quot;" office:value-type="string" office:string-value="insert into activity values (2018,'CPCP 24 miesiące','CPCP 24 miesiące','MAINT','A','Inspekcja', NULL, -999,24, NULL, NULL, NULL, NULL, NULL, NULL, NULL, NULL, NULL);" calcext:value-type="string">
            <text:p>insert into activity values (2018,'CPCP 24 miesiące','CPCP 24 miesiące','MAINT','A','Inspekcja', NULL, -999,24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0" office:value-type="time" office:time-value="PT00H02M45S" calcext:value-type="time">
            <text:p>00:02:45</text:p>
          </table:table-cell>
          <table:table-cell table:style-name="ce278" office:value-type="float" office:value="24" calcext:value-type="float">
            <text:p>24</text:p>
          </table:table-cell>
          <table:table-cell table:style-name="ce278"/>
          <table:table-cell table:style-name="ce373" table:formula="of:=&quot;insert into activity values (&quot; &amp; [.$J26] &amp; &quot;, 3, &quot; &amp; [.$J26] &amp; &quot;,&quot; &amp; &quot;'&quot; &amp; [.$E26] &amp; &quot;'&quot; &amp; &quot;,&quot; &amp; &quot;'&quot; &amp; YEAR([.$D26]) &amp; &quot;-&quot; &amp; MONTH([.$D26]) &amp; &quot;-&quot; &amp; DAY([.$D26])  &amp; &quot;', &quot; &amp; &quot;NULL, NULL, NULL, NULL,&quot; &amp; &quot;'&quot; &amp; [.$G26] &amp; &quot;',&quot; &amp; &quot;'&quot; &amp; YEAR([.$F26]) &amp; &quot;-&quot; &amp; MONTH([.$F26]) &amp; &quot;-&quot; &amp; DAY([.$F26])  &amp; &quot;', NULL, NULL,NULL,&quot; &amp; &quot;'&quot; &amp; [.$C26] &amp; &quot;', 0, 0&quot;  &amp;&quot;);&quot;" office:value-type="string" office:string-value="insert into activity values (2018, 3, 2018,'','2016-5-22', NULL, NULL, NULL, NULL,'','2018-5-22', NULL, NULL,NULL,'MM/24/2016', 0, 0);" calcext:value-type="string">
            <text:p>insert into activity values (2018, 3, 2018,'','2016-5-22', NULL, NULL, NULL, NULL,'','2018-5-22', NULL, NULL,NULL,'MM/24/2016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CPCP 36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7-05-28" calcext:value-type="date">
            <text:p>28.05.2017</text:p>
          </table:table-cell>
          <table:table-cell table:style-name="ce138"/>
          <table:table-cell table:style-name="ce242" table:formula="of:=IF([.$G27] = 0; &quot;N/A&quot;; [.$G27] - [.$H$5])" office:value-type="string" office:string-value="N/A" calcext:value-type="string">
            <text:p>N/A</text:p>
          </table:table-cell>
          <table:table-cell table:style-name="ce261" table:formula="of:=IF([.$F27] = 0; &quot;N/A&quot;; [.$F27]-[.$H$3])" office:value-type="float" office:value="168" calcext:value-type="float">
            <text:p>168</text:p>
          </table:table-cell>
          <table:table-cell table:style-name="ce278" office:value-type="float" office:value="2019" calcext:value-type="float">
            <text:p>2019</text:p>
          </table:table-cell>
          <table:table-cell table:style-name="ce284" table:formula="of:=&quot;insert into activity values (&quot; &amp; [.$J27] &amp;  &quot;,'&quot; &amp; [.$A27] &amp; &quot;'&quot; &amp; &quot;,'&quot; &amp; [.$A27] &amp; &quot;'&quot; &amp; &quot;,'&quot; &amp; &quot;MAINT&quot; &amp; &quot;'&quot; &amp; &quot;,'&quot; &amp; &quot;A&quot; &amp; &quot;'&quot; &amp;  &quot;,'&quot; &amp; [.$B27] &amp; &quot;'&quot; &amp; &quot;, NULL, &quot; &amp; [.$L27] &amp; &quot;,&quot; &amp; [.$N27] &amp;     &quot;, NULL, NULL, NULL, NULL, NULL, NULL, NULL, NULL, NULL);&quot;" office:value-type="string" office:string-value="insert into activity values (2019,'CPCP 36 miesiące','CPCP 36 miesiące','MAINT','A','Inspekcja', NULL, -999,36, NULL, NULL, NULL, NULL, NULL, NULL, NULL, NULL, NULL);" calcext:value-type="string">
            <text:p>insert into activity values (2019,'CPCP 36 miesiące','CPCP 36 miesiące','MAINT','A','Inspekcja', NULL, -999,36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0" office:value-type="time" office:time-value="PT01H42M00S" calcext:value-type="time">
            <text:p>01:42:00</text:p>
          </table:table-cell>
          <table:table-cell table:style-name="ce278" office:value-type="float" office:value="36" calcext:value-type="float">
            <text:p>36</text:p>
          </table:table-cell>
          <table:table-cell table:style-name="ce278"/>
          <table:table-cell table:style-name="ce373" table:formula="of:=&quot;insert into activity values (&quot; &amp; [.$J27] &amp; &quot;, 3, &quot; &amp; [.$J27] &amp; &quot;,&quot; &amp; &quot;'&quot; &amp; [.$E27] &amp; &quot;'&quot; &amp; &quot;,&quot; &amp; &quot;'&quot; &amp; YEAR([.$D27]) &amp; &quot;-&quot; &amp; MONTH([.$D27]) &amp; &quot;-&quot; &amp; DAY([.$D27])  &amp; &quot;', &quot; &amp; &quot;NULL, NULL, NULL, NULL,&quot; &amp; &quot;'&quot; &amp; [.$G27] &amp; &quot;',&quot; &amp; &quot;'&quot; &amp; YEAR([.$F27]) &amp; &quot;-&quot; &amp; MONTH([.$F27]) &amp; &quot;-&quot; &amp; DAY([.$F27])  &amp; &quot;', NULL, NULL,NULL,&quot; &amp; &quot;'&quot; &amp; [.$C27] &amp; &quot;', 0, 0&quot;  &amp;&quot;);&quot;" office:value-type="string" office:string-value="insert into activity values (2019, 3, 2019,'','2014-5-29', NULL, NULL, NULL, NULL,'','2017-5-28', NULL, NULL,NULL,'PO/37/2014', 0, 0);" calcext:value-type="string">
            <text:p>insert into activity values (2019, 3, 2019,'','2014-5-29', NULL, NULL, NULL, NULL,'','2017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CPCP 48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8-05-28" calcext:value-type="date">
            <text:p>28.05.2018</text:p>
          </table:table-cell>
          <table:table-cell table:style-name="ce138"/>
          <table:table-cell table:style-name="ce242" table:formula="of:=IF([.$G28] = 0; &quot;N/A&quot;; [.$G28] - [.$H$5])" office:value-type="string" office:string-value="N/A" calcext:value-type="string">
            <text:p>N/A</text:p>
          </table:table-cell>
          <table:table-cell table:style-name="ce261" table:formula="of:=IF([.$F28] = 0; &quot;N/A&quot;; [.$F28]-[.$H$3])" office:value-type="float" office:value="533" calcext:value-type="float">
            <text:p>533</text:p>
          </table:table-cell>
          <table:table-cell table:style-name="ce278" office:value-type="float" office:value="2020" calcext:value-type="float">
            <text:p>2020</text:p>
          </table:table-cell>
          <table:table-cell table:style-name="ce284" table:formula="of:=&quot;insert into activity values (&quot; &amp; [.$J28] &amp;  &quot;,'&quot; &amp; [.$A28] &amp; &quot;'&quot; &amp; &quot;,'&quot; &amp; [.$A28] &amp; &quot;'&quot; &amp; &quot;,'&quot; &amp; &quot;MAINT&quot; &amp; &quot;'&quot; &amp; &quot;,'&quot; &amp; &quot;A&quot; &amp; &quot;'&quot; &amp;  &quot;,'&quot; &amp; [.$B28] &amp; &quot;'&quot; &amp; &quot;, NULL, &quot; &amp; [.$L28] &amp; &quot;,&quot; &amp; [.$N28] &amp;     &quot;, NULL, NULL, NULL, NULL, NULL, NULL, NULL, NULL, NULL);&quot;" office:value-type="string" office:string-value="insert into activity values (2020,'CPCP 48 miesiące','CPCP 48 miesiące','MAINT','A','Inspekcja', NULL, -999,48, NULL, NULL, NULL, NULL, NULL, NULL, NULL, NULL, NULL);" calcext:value-type="string">
            <text:p>insert into activity values (2020,'CPCP 48 miesiące','CPCP 48 miesiące','MAINT','A','Inspekcja', NULL, -999,48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0" office:value-type="time" office:time-value="PT00H44M00S" calcext:value-type="time">
            <text:p>00:44:00</text:p>
          </table:table-cell>
          <table:table-cell table:style-name="ce278" office:value-type="float" office:value="48" calcext:value-type="float">
            <text:p>48</text:p>
          </table:table-cell>
          <table:table-cell table:style-name="ce278"/>
          <table:table-cell table:style-name="ce373" table:formula="of:=&quot;insert into activity values (&quot; &amp; [.$J28] &amp; &quot;, 3, &quot; &amp; [.$J28] &amp; &quot;,&quot; &amp; &quot;'&quot; &amp; [.$E28] &amp; &quot;'&quot; &amp; &quot;,&quot; &amp; &quot;'&quot; &amp; YEAR([.$D28]) &amp; &quot;-&quot; &amp; MONTH([.$D28]) &amp; &quot;-&quot; &amp; DAY([.$D28])  &amp; &quot;', &quot; &amp; &quot;NULL, NULL, NULL, NULL,&quot; &amp; &quot;'&quot; &amp; [.$G28] &amp; &quot;',&quot; &amp; &quot;'&quot; &amp; YEAR([.$F28]) &amp; &quot;-&quot; &amp; MONTH([.$F28]) &amp; &quot;-&quot; &amp; DAY([.$F28])  &amp; &quot;', NULL, NULL,NULL,&quot; &amp; &quot;'&quot; &amp; [.$C28] &amp; &quot;', 0, 0&quot;  &amp;&quot;);&quot;" office:value-type="string" office:string-value="insert into activity values (2020, 3, 2020,'','2014-5-29', NULL, NULL, NULL, NULL,'','2018-5-28', NULL, NULL,NULL,'PO/37/2014', 0, 0);" calcext:value-type="string">
            <text:p>insert into activity values (2020, 3, 2020,'','2014-5-29', NULL, NULL, NULL, NULL,'','2018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7" office:value-type="string" calcext:value-type="string">
            <text:p>CPCP 60 miesiące</text:p>
          </table:table-cell>
          <table:table-cell table:style-name="ce31" office:value-type="string" calcext:value-type="string">
            <text:p>Inspekcja</text:p>
          </table:table-cell>
          <table:table-cell table:style-name="ce31" office:value-type="string" calcext:value-type="string">
            <text:p>PO/37/2014</text:p>
          </table:table-cell>
          <table:table-cell table:style-name="ce96" office:value-type="date" office:date-value="2014-05-29" calcext:value-type="date">
            <text:p>29.05.2014</text:p>
          </table:table-cell>
          <table:table-cell table:style-name="ce142"/>
          <table:table-cell table:style-name="ce184" office:value-type="date" office:date-value="2019-05-28" calcext:value-type="date">
            <text:p>28.05.2019</text:p>
          </table:table-cell>
          <table:table-cell table:style-name="ce142"/>
          <table:table-cell table:style-name="ce243" table:formula="of:=IF([.$G29] = 0; &quot;N/A&quot;; [.$G29] - [.$H$5])" office:value-type="string" office:string-value="N/A" calcext:value-type="string">
            <text:p>N/A</text:p>
          </table:table-cell>
          <table:table-cell table:style-name="ce262" table:formula="of:=IF([.$F29] = 0; &quot;N/A&quot;; [.$F29]-[.$H$3])" office:value-type="float" office:value="898" calcext:value-type="float">
            <text:p>898</text:p>
          </table:table-cell>
          <table:table-cell table:style-name="ce278" office:value-type="float" office:value="2021" calcext:value-type="float">
            <text:p>2021</text:p>
          </table:table-cell>
          <table:table-cell table:style-name="ce284" table:formula="of:=&quot;insert into activity values (&quot; &amp; [.$J29] &amp;  &quot;,'&quot; &amp; [.$A29] &amp; &quot;'&quot; &amp; &quot;,'&quot; &amp; [.$A29] &amp; &quot;'&quot; &amp; &quot;,'&quot; &amp; &quot;MAINT&quot; &amp; &quot;'&quot; &amp; &quot;,'&quot; &amp; &quot;A&quot; &amp; &quot;'&quot; &amp;  &quot;,'&quot; &amp; [.$B29] &amp; &quot;'&quot; &amp; &quot;, NULL, &quot; &amp; [.$L29] &amp; &quot;,&quot; &amp; [.$N29] &amp;     &quot;, NULL, NULL, NULL, NULL, NULL, NULL, NULL, NULL, NULL);&quot;" office:value-type="string" office:string-value="insert into activity values (2021,'CPCP 60 miesiące','CPCP 60 miesiące','MAINT','A','Inspekcja', NULL, -999,60, NULL, NULL, NULL, NULL, NULL, NULL, NULL, NULL, NULL);" calcext:value-type="string">
            <text:p>insert into activity values (2021,'CPCP 60 miesiące','CPCP 60 miesiące','MAINT','A','Inspekcja', NULL, -999,60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1" office:value-type="time" office:time-value="PT02H45M00S" calcext:value-type="time">
            <text:p>02:45:00</text:p>
          </table:table-cell>
          <table:table-cell table:style-name="ce338" office:value-type="float" office:value="60" calcext:value-type="float">
            <text:p>60</text:p>
          </table:table-cell>
          <table:table-cell table:style-name="ce338"/>
          <table:table-cell table:style-name="ce373" table:formula="of:=&quot;insert into activity values (&quot; &amp; [.$J29] &amp; &quot;, 3, &quot; &amp; [.$J29] &amp; &quot;,&quot; &amp; &quot;'&quot; &amp; [.$E29] &amp; &quot;'&quot; &amp; &quot;,&quot; &amp; &quot;'&quot; &amp; YEAR([.$D29]) &amp; &quot;-&quot; &amp; MONTH([.$D29]) &amp; &quot;-&quot; &amp; DAY([.$D29])  &amp; &quot;', &quot; &amp; &quot;NULL, NULL, NULL, NULL,&quot; &amp; &quot;'&quot; &amp; [.$G29] &amp; &quot;',&quot; &amp; &quot;'&quot; &amp; YEAR([.$F29]) &amp; &quot;-&quot; &amp; MONTH([.$F29]) &amp; &quot;-&quot; &amp; DAY([.$F29])  &amp; &quot;', NULL, NULL,NULL,&quot; &amp; &quot;'&quot; &amp; [.$C29] &amp; &quot;', 0, 0&quot;  &amp;&quot;);&quot;" office:value-type="string" office:string-value="insert into activity values (2021, 3, 2021,'','2014-5-29', NULL, NULL, NULL, NULL,'','2019-5-28', NULL, NULL,NULL,'PO/37/2014', 0, 0);" calcext:value-type="string">
            <text:p>insert into activity values (2021, 3, 2021,'','2014-5-29', NULL, NULL, NULL, NULL,'','2019-5-28', NULL, NULL,NULL,'PO/37/2014', 0, 0);</text:p>
          </table:table-cell>
          <table:table-cell table:style-name="ce338" table:number-columns-repeated="1008"/>
        </table:table-row>
        <table:table-row table:style-name="ro11">
          <table:table-cell table:style-name="ce8" office:value-type="string" calcext:value-type="string">
            <text:p>ELT 3 miesiące</text:p>
          </table:table-cell>
          <table:table-cell table:style-name="ce32" office:value-type="string" calcext:value-type="string">
            <text:p>Test</text:p>
          </table:table-cell>
          <table:table-cell table:style-name="ce53" office:value-type="string" calcext:value-type="string">
            <text:p>MM/62/2016</text:p>
          </table:table-cell>
          <table:table-cell table:style-name="ce97" office:value-type="date" office:date-value="2016-11-03" calcext:value-type="date">
            <text:p>03.11.2016</text:p>
          </table:table-cell>
          <table:table-cell table:style-name="ce143"/>
          <table:table-cell table:style-name="ce185" office:value-type="date" office:date-value="2017-02-02" calcext:value-type="date">
            <text:p>2.02.2017</text:p>
          </table:table-cell>
          <table:table-cell table:style-name="ce143"/>
          <table:table-cell table:style-name="ce244" table:formula="of:=IF([.$G30] = 0; &quot;N/A&quot;; [.$G30] - [.$H$5])" office:value-type="string" office:string-value="N/A" calcext:value-type="string">
            <text:p>N/A</text:p>
          </table:table-cell>
          <table:table-cell table:style-name="ce263" table:formula="of:=IF([.$F30] = 0; &quot;N/A&quot;; [.$F30]-[.$H$3])" office:value-type="float" office:value="53" calcext:value-type="float">
            <text:p>53</text:p>
          </table:table-cell>
          <table:table-cell table:style-name="ce278" office:value-type="float" office:value="2022" calcext:value-type="float">
            <text:p>2022</text:p>
          </table:table-cell>
          <table:table-cell table:style-name="ce284" table:formula="of:=&quot;insert into activity values (&quot; &amp; [.$J30] &amp;  &quot;,'&quot; &amp; [.$A30] &amp; &quot;'&quot; &amp; &quot;,'&quot; &amp; [.$A30] &amp; &quot;'&quot; &amp; &quot;,'&quot; &amp; &quot;MAINT&quot; &amp; &quot;'&quot; &amp; &quot;,'&quot; &amp; &quot;A&quot; &amp; &quot;'&quot; &amp;  &quot;,'&quot; &amp; [.$B30] &amp; &quot;'&quot; &amp; &quot;, NULL, &quot; &amp; [.$L30] &amp; &quot;,&quot; &amp; [.$N30] &amp;     &quot;, NULL, NULL, NULL, NULL, NULL, NULL, NULL, NULL, NULL);&quot;" office:value-type="string" office:string-value="insert into activity values (2022,'ELT 3 miesiące','ELT 3 miesiące','MAINT','A','Test', NULL, -999,3, NULL, NULL, NULL, NULL, NULL, NULL, NULL, NULL, NULL);" calcext:value-type="string">
            <text:p>insert into activity values (2022,'ELT 3 miesiące','ELT 3 miesiące','MAINT','A','Test', NULL, -999,3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2" office:value-type="time" office:time-value="PT02H45M00S" calcext:value-type="time">
            <text:p>02:45:00</text:p>
          </table:table-cell>
          <table:table-cell table:style-name="ce339" office:value-type="float" office:value="3" calcext:value-type="float">
            <text:p>3</text:p>
          </table:table-cell>
          <table:table-cell table:style-name="ce339"/>
          <table:table-cell table:style-name="ce373" table:formula="of:=&quot;insert into activity values (&quot; &amp; [.$J30] &amp; &quot;, 3, &quot; &amp; [.$J30] &amp; &quot;,&quot; &amp; &quot;'&quot; &amp; [.$E30] &amp; &quot;'&quot; &amp; &quot;,&quot; &amp; &quot;'&quot; &amp; YEAR([.$D30]) &amp; &quot;-&quot; &amp; MONTH([.$D30]) &amp; &quot;-&quot; &amp; DAY([.$D30])  &amp; &quot;', &quot; &amp; &quot;NULL, NULL, NULL, NULL,&quot; &amp; &quot;'&quot; &amp; [.$G30] &amp; &quot;',&quot; &amp; &quot;'&quot; &amp; YEAR([.$F30]) &amp; &quot;-&quot; &amp; MONTH([.$F30]) &amp; &quot;-&quot; &amp; DAY([.$F30])  &amp; &quot;', NULL, NULL,NULL,&quot; &amp; &quot;'&quot; &amp; [.$C30] &amp; &quot;', 0, 0&quot;  &amp;&quot;);&quot;" office:value-type="string" office:string-value="insert into activity values (2022, 3, 2022,'','2016-11-3', NULL, NULL, NULL, NULL,'','2017-2-2', NULL, NULL,NULL,'MM/62/2016', 0, 0);" calcext:value-type="string">
            <text:p>insert into activity values (2022, 3, 2022,'','2016-11-3', NULL, NULL, NULL, NULL,'','2017-2-2', NULL, NULL,NULL,'MM/62/2016', 0, 0);</text:p>
          </table:table-cell>
          <table:table-cell table:style-name="ce339" table:number-columns-repeated="1008"/>
        </table:table-row>
        <table:table-row table:style-name="ro11">
          <table:table-cell table:style-name="ce9" office:value-type="string" calcext:value-type="string">
            <text:p>ELT 12 miesięcy</text:p>
          </table:table-cell>
          <table:table-cell table:style-name="ce33" office:value-type="string" calcext:value-type="string">
            <text:p>Inspekcja</text:p>
          </table:table-cell>
          <table:table-cell table:style-name="ce33" office:value-type="string" calcext:value-type="string">
            <text:p>MM/35/2016</text:p>
          </table:table-cell>
          <table:table-cell table:style-name="ce98" office:value-type="date" office:date-value="2016-08-04" calcext:value-type="date">
            <text:p>04.08.2016</text:p>
          </table:table-cell>
          <table:table-cell table:style-name="ce144"/>
          <table:table-cell table:style-name="ce186" office:value-type="date" office:date-value="2017-08-03" calcext:value-type="date">
            <text:p>3.08.2017</text:p>
          </table:table-cell>
          <table:table-cell table:style-name="ce144"/>
          <table:table-cell table:style-name="ce245" table:formula="of:=IF([.$G31] = 0; &quot;N/A&quot;; [.$G31] - [.$H$5])" office:value-type="string" office:string-value="N/A" calcext:value-type="string">
            <text:p>N/A</text:p>
          </table:table-cell>
          <table:table-cell table:style-name="ce264" table:formula="of:=IF([.$F31] = 0; &quot;N/A&quot;; [.$F31]-[.$H$3])" office:value-type="float" office:value="235" calcext:value-type="float">
            <text:p>235</text:p>
          </table:table-cell>
          <table:table-cell table:style-name="ce278" office:value-type="float" office:value="2023" calcext:value-type="float">
            <text:p>2023</text:p>
          </table:table-cell>
          <table:table-cell table:style-name="ce284" table:formula="of:=&quot;insert into activity values (&quot; &amp; [.$J31] &amp;  &quot;,'&quot; &amp; [.$A31] &amp; &quot;'&quot; &amp; &quot;,'&quot; &amp; [.$A31] &amp; &quot;'&quot; &amp; &quot;,'&quot; &amp; &quot;MAINT&quot; &amp; &quot;'&quot; &amp; &quot;,'&quot; &amp; &quot;A&quot; &amp; &quot;'&quot; &amp;  &quot;,'&quot; &amp; [.$B31] &amp; &quot;'&quot; &amp; &quot;, NULL, &quot; &amp; [.$L31] &amp; &quot;,&quot; &amp; [.$N31] &amp;     &quot;, NULL, NULL, NULL, NULL, NULL, NULL, NULL, NULL, NULL);&quot;" office:value-type="string" office:string-value="insert into activity values (2023,'ELT 12 miesięcy','ELT 12 miesięcy','MAINT','A','Inspekcja', NULL, -999,12, NULL, NULL, NULL, NULL, NULL, NULL, NULL, NULL, NULL);" calcext:value-type="string">
            <text:p>insert into activity values (2023,'ELT 12 miesięcy','ELT 12 miesięcy','MAINT','A','Inspekcja', NULL, -999,12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3" office:value-type="time" office:time-value="PT02H45M00S" calcext:value-type="time">
            <text:p>02:45:00</text:p>
          </table:table-cell>
          <table:table-cell table:style-name="ce340" office:value-type="float" office:value="12" calcext:value-type="float">
            <text:p>12</text:p>
          </table:table-cell>
          <table:table-cell table:style-name="ce340"/>
          <table:table-cell table:style-name="ce373" table:formula="of:=&quot;insert into activity values (&quot; &amp; [.$J31] &amp; &quot;, 3, &quot; &amp; [.$J31] &amp; &quot;,&quot; &amp; &quot;'&quot; &amp; [.$E31] &amp; &quot;'&quot; &amp; &quot;,&quot; &amp; &quot;'&quot; &amp; YEAR([.$D31]) &amp; &quot;-&quot; &amp; MONTH([.$D31]) &amp; &quot;-&quot; &amp; DAY([.$D31])  &amp; &quot;', &quot; &amp; &quot;NULL, NULL, NULL, NULL,&quot; &amp; &quot;'&quot; &amp; [.$G31] &amp; &quot;',&quot; &amp; &quot;'&quot; &amp; YEAR([.$F31]) &amp; &quot;-&quot; &amp; MONTH([.$F31]) &amp; &quot;-&quot; &amp; DAY([.$F31])  &amp; &quot;', NULL, NULL,NULL,&quot; &amp; &quot;'&quot; &amp; [.$C31] &amp; &quot;', 0, 0&quot;  &amp;&quot;);&quot;" office:value-type="string" office:string-value="insert into activity values (2023, 3, 2023,'','2016-8-4', NULL, NULL, NULL, NULL,'','2017-8-3', NULL, NULL,NULL,'MM/35/2016', 0, 0);" calcext:value-type="string">
            <text:p>insert into activity values (2023, 3, 2023,'','2016-8-4', NULL, NULL, NULL, NULL,'','2017-8-3', NULL, NULL,NULL,'MM/35/2016', 0, 0);</text:p>
          </table:table-cell>
          <table:table-cell table:style-name="ce340" table:number-columns-repeated="1008"/>
        </table:table-row>
        <table:table-row table:style-name="ro14">
          <table:table-cell table:style-name="ce10" table:number-columns-spanned="7" table:number-rows-spanned="1"/>
          <table:covered-table-cell table:number-columns-repeated="2" table:style-name="ce28"/>
          <table:covered-table-cell table:style-name="ce84"/>
          <table:covered-table-cell table:style-name="ce135"/>
          <table:covered-table-cell table:style-name="ce28"/>
          <table:covered-table-cell table:style-name="ce135"/>
          <table:table-cell table:style-name="ce246" table:number-columns-spanned="7" table:number-rows-spanned="1"/>
          <table:covered-table-cell table:style-name="ce265" table:formula="of:=IF([.$F32] = 0; &quot;N/A&quot;; [.$F32]-[.$H$3])" office:value-type="string" office:string-value="N/A" calcext:value-type="string">
            <text:p>N/A</text:p>
          </table:covered-table-cell>
          <table:covered-table-cell table:style-name="ce279" office:value-type="float" office:value="2024" calcext:value-type="float">
            <text:p>2024</text:p>
          </table:covered-table-cell>
          <table:covered-table-cell table:style-name="ce285" table:formula="of:=&quot;insert into activity values (&quot; &amp; [.$J32] &amp;  &quot;,'&quot; &amp; [.$A32] &amp; &quot;'&quot; &amp; &quot;,'&quot; &amp; [.$A32] &amp; &quot;'&quot; &amp; &quot;,'&quot; &amp; &quot;MAINT&quot; &amp; &quot;'&quot; &amp; &quot;,'&quot; &amp; &quot;A&quot; &amp; &quot;'&quot; &amp;  &quot;,'&quot; &amp; [.$B32] &amp; &quot;'&quot; &amp; &quot;, NULL, &quot; &amp; [.$L32] &amp; &quot;,&quot; &amp; [.$N32] &amp;     &quot;, NULL, NULL, NULL, NULL, NULL, NULL, NULL, NULL, NULL);&quot;" office:value-type="string" office:string-value="insert into activity values (2024,'','','MAINT','A','', NULL, 48,, NULL, NULL, NULL, NULL, NULL, NULL, NULL, NULL, NULL);" calcext:value-type="string">
            <text:p>insert into activity values (2024,'','','MAINT','A','', NULL, 48,, NULL, NULL, NULL, NULL, NULL, NULL, NULL, NULL, NULL);</text:p>
          </table:covered-table-cell>
          <table:covered-table-cell table:style-name="ce279" office:value-type="float" office:value="48" calcext:value-type="float">
            <text:p>48</text:p>
          </table:covered-table-cell>
          <table:covered-table-cell table:style-name="ce317"/>
          <table:covered-table-cell/>
          <table:table-cell/>
          <table:table-cell table:style-name="ce373"/>
          <table:table-cell table:number-columns-repeated="1008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30" office:value-type="string" calcext:value-type="string">
            <text:p>Inspekcja</text:p>
          </table:table-cell>
          <table:table-cell table:style-name="ce54" office:value-type="string" calcext:value-type="string">
            <text:p>MM/53/2016</text:p>
          </table:table-cell>
          <table:table-cell table:style-name="ce99" office:value-type="date" office:date-value="2016-09-24" calcext:value-type="date">
            <text:p>24.09.2016</text:p>
          </table:table-cell>
          <table:table-cell table:style-name="ce145" office:value-type="string" calcext:value-type="string">
            <text:p>2875:27</text:p>
          </table:table-cell>
          <table:table-cell table:style-name="ce183" office:value-type="date" office:date-value="2017-09-23" calcext:value-type="date">
            <text:p>23.09.2017</text:p>
          </table:table-cell>
          <table:table-cell table:style-name="ce138" office:value-type="string" calcext:value-type="string">
            <text:p>2975:27</text:p>
          </table:table-cell>
          <table:table-cell table:style-name="ce242" table:formula="of:=IF([.$G33] = 0; &quot;N/A&quot;; [.$G33] - [.$H$5])" office:value-type="time" office:time-value="PT82H04M00.000000001S" calcext:value-type="time">
            <text:p>82:04:00</text:p>
          </table:table-cell>
          <table:table-cell table:style-name="ce261" table:formula="of:=IF([.$F33] = 0; &quot;N/A&quot;; [.$F33]-[.$H$3])" office:value-type="float" office:value="286" calcext:value-type="float">
            <text:p>286</text:p>
          </table:table-cell>
          <table:table-cell table:style-name="ce278" office:value-type="float" office:value="2025" calcext:value-type="float">
            <text:p>2025</text:p>
          </table:table-cell>
          <table:table-cell table:style-name="ce284" table:formula="of:=&quot;insert into activity values (&quot; &amp; [.$J33] &amp;  &quot;,'&quot; &amp; [.$A33] &amp; &quot;'&quot; &amp; &quot;,'&quot; &amp; [.$A33] &amp; &quot;'&quot; &amp; &quot;,'&quot; &amp; &quot;MAINT&quot; &amp; &quot;'&quot; &amp; &quot;,'&quot; &amp; &quot;A&quot; &amp; &quot;'&quot; &amp;  &quot;,'&quot; &amp; [.$B33] &amp; &quot;'&quot; &amp; &quot;, NULL, &quot; &amp; [.$L33] &amp; &quot;,&quot; &amp; [.$N33] &amp;     &quot;, NULL, NULL, NULL, NULL, NULL, NULL, NULL, NULL, NULL);&quot;" office:value-type="string" office:string-value="insert into activity values (2025,'SID 55-11-01','SID 55-11-01','MAINT','A','Inspekcja', NULL, 100,12, NULL, NULL, NULL, NULL, NULL, NULL, NULL, NULL, NULL);" calcext:value-type="string">
            <text:p>insert into activity values (2025,'SID 55-11-01','SID 55-11-01','MAINT','A','Inspekcja', NULL, 100,12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20" office:value-type="time" office:time-value="PT03H04M00S" calcext:value-type="time">
            <text:p>03:04:00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33] &amp; &quot;, 3, &quot; &amp; [.$J33] &amp; &quot;,&quot; &amp; &quot;'&quot; &amp; [.$E33] &amp; &quot;'&quot; &amp; &quot;,&quot; &amp; &quot;'&quot; &amp; YEAR([.$D33]) &amp; &quot;-&quot; &amp; MONTH([.$D33]) &amp; &quot;-&quot; &amp; DAY([.$D33])  &amp; &quot;', &quot; &amp; &quot;NULL, NULL, NULL, NULL,&quot; &amp; &quot;'&quot; &amp; [.$G33] &amp; &quot;',&quot; &amp; &quot;'&quot; &amp; YEAR([.$F33]) &amp; &quot;-&quot; &amp; MONTH([.$F33]) &amp; &quot;-&quot; &amp; DAY([.$F33])  &amp; &quot;', NULL, NULL,NULL,&quot; &amp; &quot;'&quot; &amp; [.$C33] &amp; &quot;', 0, 0&quot;  &amp;&quot;);&quot;" office:value-type="string" office:string-value="insert into activity values (2025, 3, 2025,'2875:27','2016-9-24', NULL, NULL, NULL, NULL,'2975:27','2017-9-23', NULL, NULL,NULL,'MM/53/2016', 0, 0);" calcext:value-type="string">
            <text:p>insert into activity values (2025, 3, 2025,'2875:27','2016-9-24', NULL, NULL, NULL, NULL,'2975:27','2017-9-23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46" office:value-type="string" calcext:value-type="string">
            <text:p>2432:00</text:p>
          </table:table-cell>
          <table:table-cell table:style-name="ce187" office:value-type="date" office:date-value="2019-05-28" calcext:value-type="date">
            <text:p>28.05.2019</text:p>
          </table:table-cell>
          <table:table-cell table:style-name="ce146" office:value-type="string" calcext:value-type="string">
            <text:p>2932:00</text:p>
          </table:table-cell>
          <table:table-cell table:style-name="ce247" table:formula="of:=IF([.$G34] = 0; &quot;N/A&quot;; [.$G34] - [.$H$5])" office:value-type="time" office:time-value="PT38H37M00S" calcext:value-type="time">
            <text:p>38:37:00</text:p>
          </table:table-cell>
          <table:table-cell table:style-name="ce266" table:formula="of:=IF([.$F34] = 0; &quot;N/A&quot;; [.$F34]-[.$H$3])" office:value-type="float" office:value="898" calcext:value-type="float">
            <text:p>898</text:p>
          </table:table-cell>
          <table:table-cell table:style-name="ce278" office:value-type="float" office:value="2026" calcext:value-type="float">
            <text:p>2026</text:p>
          </table:table-cell>
          <table:table-cell table:style-name="ce284" table:formula="of:=&quot;insert into activity values (&quot; &amp; [.$J34] &amp;  &quot;,'&quot; &amp; [.$A34] &amp; &quot;'&quot; &amp; &quot;,'&quot; &amp; [.$A34] &amp; &quot;'&quot; &amp; &quot;,'&quot; &amp; &quot;MAINT&quot; &amp; &quot;'&quot; &amp; &quot;,'&quot; &amp; &quot;A&quot; &amp; &quot;'&quot; &amp;  &quot;,'&quot; &amp; [.$B34] &amp; &quot;'&quot; &amp; &quot;, NULL, &quot; &amp; [.$L34] &amp; &quot;,&quot; &amp; [.$N34] &amp;     &quot;, NULL, NULL, NULL, NULL, NULL, NULL, NULL, NULL, NULL);&quot;" office:value-type="string" office:string-value="insert into activity values (2026,'SID 57-50-01','SID 57-50-01','MAINT','A','Inspekcja', NULL, 500,60, NULL, NULL, NULL, NULL, NULL, NULL, NULL, NULL, NULL);" calcext:value-type="string">
            <text:p>insert into activity values (2026,'SID 57-50-01','SID 57-50-01','MAINT','A','Inspekcja', NULL, 500,60, NULL, NULL, NULL, NULL, NULL, NULL, NULL, NULL, NULL);</text:p>
          </table:table-cell>
          <table:table-cell table:style-name="ce278" office:value-type="float" office:value="500" calcext:value-type="float">
            <text:p>500</text:p>
          </table:table-cell>
          <table:table-cell table:style-name="ce324" office:value-type="time" office:time-value="PT04H00M00S" calcext:value-type="time">
            <text:p>04:00:0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34] &amp; &quot;, 3, &quot; &amp; [.$J34] &amp; &quot;,&quot; &amp; &quot;'&quot; &amp; [.$E34] &amp; &quot;'&quot; &amp; &quot;,&quot; &amp; &quot;'&quot; &amp; YEAR([.$D34]) &amp; &quot;-&quot; &amp; MONTH([.$D34]) &amp; &quot;-&quot; &amp; DAY([.$D34])  &amp; &quot;', &quot; &amp; &quot;NULL, NULL, NULL, NULL,&quot; &amp; &quot;'&quot; &amp; [.$G34] &amp; &quot;',&quot; &amp; &quot;'&quot; &amp; YEAR([.$F34]) &amp; &quot;-&quot; &amp; MONTH([.$F34]) &amp; &quot;-&quot; &amp; DAY([.$F34])  &amp; &quot;', NULL, NULL,NULL,&quot; &amp; &quot;'&quot; &amp; [.$C34] &amp; &quot;', 0, 0&quot;  &amp;&quot;);&quot;" office:value-type="string" office:string-value="insert into activity values (2026, 3, 2026,'2432:00','2014-5-29', NULL, NULL, NULL, NULL,'2932:00','2019-5-28', NULL, NULL,NULL,'PO/37/2014', 0, 0);" calcext:value-type="string">
            <text:p>insert into activity values (2026, 3, 2026,'2432:00','2014-5-29', NULL, NULL, NULL, NULL,'2932:00','2019-5-28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SID 27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30"/>
          <table:table-cell table:style-name="ce138" office:value-type="string" calcext:value-type="string">
            <text:p>3432:00</text:p>
          </table:table-cell>
          <table:table-cell table:style-name="ce242" table:formula="of:=IF([.$G35] = 0; &quot;N/A&quot;; [.$G35] - [.$H$5])" office:value-type="time" office:time-value="PT538H37M00S" calcext:value-type="time">
            <text:p>538:37:00</text:p>
          </table:table-cell>
          <table:table-cell table:style-name="ce261" table:formula="of:=IF([.$F35] = 0; &quot;N/A&quot;; [.$F35]-[.$H$3])" office:value-type="string" office:string-value="N/A" calcext:value-type="string">
            <text:p>N/A</text:p>
          </table:table-cell>
          <table:table-cell table:style-name="ce278" office:value-type="float" office:value="2027" calcext:value-type="float">
            <text:p>2027</text:p>
          </table:table-cell>
          <table:table-cell table:style-name="ce284" table:formula="of:=&quot;insert into activity values (&quot; &amp; [.$J35] &amp;  &quot;,'&quot; &amp; [.$A35] &amp; &quot;'&quot; &amp; &quot;,'&quot; &amp; [.$A35] &amp; &quot;'&quot; &amp; &quot;,'&quot; &amp; &quot;MAINT&quot; &amp; &quot;'&quot; &amp; &quot;,'&quot; &amp; &quot;A&quot; &amp; &quot;'&quot; &amp;  &quot;,'&quot; &amp; [.$B35] &amp; &quot;'&quot; &amp; &quot;, NULL, &quot; &amp; [.$L35] &amp; &quot;,&quot; &amp; [.$N35] &amp;     &quot;, NULL, NULL, NULL, NULL, NULL, NULL, NULL, NULL, NULL);&quot;" office:value-type="string" office:string-value="insert into activity values (2027,'SID 27-30-01','SID 27-30-01','MAINT','A','Inspekcja', NULL, 1000,-999, NULL, NULL, NULL, NULL, NULL, NULL, NULL, NULL, NULL);" calcext:value-type="string">
            <text:p>insert into activity values (2027,'SID 27-30-01','SID 27-30-01','MAINT','A','Inspekcja', NULL, 1000,-999, NULL, NULL, NULL, NULL, NULL, NULL, NULL, NULL, NULL);</text:p>
          </table:table-cell>
          <table:table-cell table:style-name="ce278" office:value-type="float" office:value="1000" calcext:value-type="float">
            <text:p>1000</text:p>
          </table:table-cell>
          <table:table-cell table:style-name="ce320" office:value-type="time" office:time-value="PT01H00M00S" calcext:value-type="time">
            <text:p>01:00:00</text:p>
          </table:table-cell>
          <table:table-cell table:style-name="ce341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35] &amp; &quot;, 3, &quot; &amp; [.$J35] &amp; &quot;,&quot; &amp; &quot;'&quot; &amp; [.$E35] &amp; &quot;'&quot; &amp; &quot;,&quot; &amp; &quot;'&quot; &amp; YEAR([.$D35]) &amp; &quot;-&quot; &amp; MONTH([.$D35]) &amp; &quot;-&quot; &amp; DAY([.$D35])  &amp; &quot;', &quot; &amp; &quot;NULL, NULL, NULL, NULL,&quot; &amp; &quot;'&quot; &amp; [.$G35] &amp; &quot;',&quot; &amp; &quot;'&quot; &amp; YEAR([.$F35]) &amp; &quot;-&quot; &amp; MONTH([.$F35]) &amp; &quot;-&quot; &amp; DAY([.$F35])  &amp; &quot;', NULL, NULL,NULL,&quot; &amp; &quot;'&quot; &amp; [.$C35] &amp; &quot;', 0, 0&quot;  &amp;&quot;);&quot;" office:value-type="string" office:string-value="insert into activity values (2027, 3, 2027,'2432:00','2014-5-29', NULL, NULL, NULL, NULL,'3432:00','1899-12-30', NULL, NULL,NULL,'PO/37/2014', 0, 0);" calcext:value-type="string">
            <text:p>insert into activity values (2027, 3, 2027,'2432:00','2014-5-29', NULL, NULL, NULL, NULL,'3432:00','1899-12-30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7-05-28" calcext:value-type="date">
            <text:p>28.05.2017</text:p>
          </table:table-cell>
          <table:table-cell table:style-name="ce138" office:value-type="string" calcext:value-type="string">
            <text:p>3432:00</text:p>
          </table:table-cell>
          <table:table-cell table:style-name="ce242" table:formula="of:=IF([.$G36] = 0; &quot;N/A&quot;; [.$G36] - [.$H$5])" office:value-type="time" office:time-value="PT538H37M00S" calcext:value-type="time">
            <text:p>538:37:00</text:p>
          </table:table-cell>
          <table:table-cell table:style-name="ce261" table:formula="of:=IF([.$F36] = 0; &quot;N/A&quot;; [.$F36]-[.$H$3])" office:value-type="float" office:value="168" calcext:value-type="float">
            <text:p>168</text:p>
          </table:table-cell>
          <table:table-cell table:style-name="ce278" office:value-type="float" office:value="2028" calcext:value-type="float">
            <text:p>2028</text:p>
          </table:table-cell>
          <table:table-cell table:style-name="ce284" table:formula="of:=&quot;insert into activity values (&quot; &amp; [.$J36] &amp;  &quot;,'&quot; &amp; [.$A36] &amp; &quot;'&quot; &amp; &quot;,'&quot; &amp; [.$A36] &amp; &quot;'&quot; &amp; &quot;,'&quot; &amp; &quot;MAINT&quot; &amp; &quot;'&quot; &amp; &quot;,'&quot; &amp; &quot;A&quot; &amp; &quot;'&quot; &amp;  &quot;,'&quot; &amp; [.$B36] &amp; &quot;'&quot; &amp; &quot;, NULL, &quot; &amp; [.$L36] &amp; &quot;,&quot; &amp; [.$N36] &amp;     &quot;, NULL, NULL, NULL, NULL, NULL, NULL, NULL, NULL, NULL);&quot;" office:value-type="string" office:string-value="insert into activity values (2028,'SID 53-12-03','SID 53-12-03','MAINT','A','Inspekcja', NULL, 1000,36, NULL, NULL, NULL, NULL, NULL, NULL, NULL, NULL, NULL);" calcext:value-type="string">
            <text:p>insert into activity values (2028,'SID 53-12-03','SID 53-12-03','MAINT','A','Inspekcja', NULL, 1000,36, NULL, NULL, NULL, NULL, NULL, NULL, NULL, NULL, NULL);</text:p>
          </table:table-cell>
          <table:table-cell table:style-name="ce278" office:value-type="float" office:value="1000" calcext:value-type="float">
            <text:p>1000</text:p>
          </table:table-cell>
          <table:table-cell table:style-name="ce320" office:value-type="time" office:time-value="PT01H20M00S" calcext:value-type="time">
            <text:p>01:20:00</text:p>
          </table:table-cell>
          <table:table-cell table:style-name="ce278" office:value-type="float" office:value="36" calcext:value-type="float">
            <text:p>36</text:p>
          </table:table-cell>
          <table:table-cell table:style-name="ce278"/>
          <table:table-cell table:style-name="ce373" table:formula="of:=&quot;insert into activity values (&quot; &amp; [.$J36] &amp; &quot;, 3, &quot; &amp; [.$J36] &amp; &quot;,&quot; &amp; &quot;'&quot; &amp; [.$E36] &amp; &quot;'&quot; &amp; &quot;,&quot; &amp; &quot;'&quot; &amp; YEAR([.$D36]) &amp; &quot;-&quot; &amp; MONTH([.$D36]) &amp; &quot;-&quot; &amp; DAY([.$D36])  &amp; &quot;', &quot; &amp; &quot;NULL, NULL, NULL, NULL,&quot; &amp; &quot;'&quot; &amp; [.$G36] &amp; &quot;',&quot; &amp; &quot;'&quot; &amp; YEAR([.$F36]) &amp; &quot;-&quot; &amp; MONTH([.$F36]) &amp; &quot;-&quot; &amp; DAY([.$F36])  &amp; &quot;', NULL, NULL,NULL,&quot; &amp; &quot;'&quot; &amp; [.$C36] &amp; &quot;', 0, 0&quot;  &amp;&quot;);&quot;" office:value-type="string" office:string-value="insert into activity values (2028, 3, 2028,'2432:00','2014-5-29', NULL, NULL, NULL, NULL,'3432:00','2017-5-28', NULL, NULL,NULL,'PO/37/2014', 0, 0);" calcext:value-type="string">
            <text:p>insert into activity values (2028, 3, 2028,'2432:00','2014-5-29', NULL, NULL, NULL, NULL,'3432:00','2017-5-28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SID 32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7-05-28" calcext:value-type="date">
            <text:p>28.05.2017</text:p>
          </table:table-cell>
          <table:table-cell table:style-name="ce138" office:value-type="string" calcext:value-type="string">
            <text:p>3432:00</text:p>
          </table:table-cell>
          <table:table-cell table:style-name="ce242" table:formula="of:=IF([.$G37] = 0; &quot;N/A&quot;; [.$G37] - [.$H$5])" office:value-type="time" office:time-value="PT538H37M00S" calcext:value-type="time">
            <text:p>538:37:00</text:p>
          </table:table-cell>
          <table:table-cell table:style-name="ce261" table:formula="of:=IF([.$F37] = 0; &quot;N/A&quot;; [.$F37]-[.$H$3])" office:value-type="float" office:value="168" calcext:value-type="float">
            <text:p>168</text:p>
          </table:table-cell>
          <table:table-cell table:style-name="ce278" office:value-type="float" office:value="2029" calcext:value-type="float">
            <text:p>2029</text:p>
          </table:table-cell>
          <table:table-cell table:style-name="ce284" table:formula="of:=&quot;insert into activity values (&quot; &amp; [.$J37] &amp;  &quot;,'&quot; &amp; [.$A37] &amp; &quot;'&quot; &amp; &quot;,'&quot; &amp; [.$A37] &amp; &quot;'&quot; &amp; &quot;,'&quot; &amp; &quot;MAINT&quot; &amp; &quot;'&quot; &amp; &quot;,'&quot; &amp; &quot;A&quot; &amp; &quot;'&quot; &amp;  &quot;,'&quot; &amp; [.$B37] &amp; &quot;'&quot; &amp; &quot;, NULL, &quot; &amp; [.$L37] &amp; &quot;,&quot; &amp; [.$N37] &amp;     &quot;, NULL, NULL, NULL, NULL, NULL, NULL, NULL, NULL, NULL);&quot;" office:value-type="string" office:string-value="insert into activity values (2029,'SID 32-11-01','SID 32-11-01','MAINT','A','Inspekcja', NULL, 1000,36, NULL, NULL, NULL, NULL, NULL, NULL, NULL, NULL, NULL);" calcext:value-type="string">
            <text:p>insert into activity values (2029,'SID 32-11-01','SID 32-11-01','MAINT','A','Inspekcja', NULL, 1000,36, NULL, NULL, NULL, NULL, NULL, NULL, NULL, NULL, NULL);</text:p>
          </table:table-cell>
          <table:table-cell table:style-name="ce286" office:value-type="float" office:value="1000" calcext:value-type="float">
            <text:p>1000</text:p>
          </table:table-cell>
          <table:table-cell table:style-name="ce320" office:value-type="time" office:time-value="PT01H20M00S" calcext:value-type="time">
            <text:p>01:20:00</text:p>
          </table:table-cell>
          <table:table-cell table:style-name="ce278" office:value-type="float" office:value="36" calcext:value-type="float">
            <text:p>36</text:p>
          </table:table-cell>
          <table:table-cell table:style-name="ce278"/>
          <table:table-cell table:style-name="ce373" table:formula="of:=&quot;insert into activity values (&quot; &amp; [.$J37] &amp; &quot;, 3, &quot; &amp; [.$J37] &amp; &quot;,&quot; &amp; &quot;'&quot; &amp; [.$E37] &amp; &quot;'&quot; &amp; &quot;,&quot; &amp; &quot;'&quot; &amp; YEAR([.$D37]) &amp; &quot;-&quot; &amp; MONTH([.$D37]) &amp; &quot;-&quot; &amp; DAY([.$D37])  &amp; &quot;', &quot; &amp; &quot;NULL, NULL, NULL, NULL,&quot; &amp; &quot;'&quot; &amp; [.$G37] &amp; &quot;',&quot; &amp; &quot;'&quot; &amp; YEAR([.$F37]) &amp; &quot;-&quot; &amp; MONTH([.$F37]) &amp; &quot;-&quot; &amp; DAY([.$F37])  &amp; &quot;', NULL, NULL,NULL,&quot; &amp; &quot;'&quot; &amp; [.$C37] &amp; &quot;', 0, 0&quot;  &amp;&quot;);&quot;" office:value-type="string" office:string-value="insert into activity values (2029, 3, 2029,'2432:00','2014-5-29', NULL, NULL, NULL, NULL,'3432:00','2017-5-28', NULL, NULL,NULL,'PO/37/2014', 0, 0);" calcext:value-type="string">
            <text:p>insert into activity values (2029, 3, 2029,'2432:00','2014-5-29', NULL, NULL, NULL, NULL,'3432:00','2017-5-28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SID 32-13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7-05-28" calcext:value-type="date">
            <text:p>28.05.2017</text:p>
          </table:table-cell>
          <table:table-cell table:style-name="ce138" office:value-type="string" calcext:value-type="string">
            <text:p>3432:00</text:p>
          </table:table-cell>
          <table:table-cell table:style-name="ce242" table:formula="of:=IF([.$G38] = 0; &quot;N/A&quot;; [.$G38] - [.$H$5])" office:value-type="time" office:time-value="PT538H37M00S" calcext:value-type="time">
            <text:p>538:37:00</text:p>
          </table:table-cell>
          <table:table-cell table:style-name="ce261" table:formula="of:=IF([.$F38] = 0; &quot;N/A&quot;; [.$F38]-[.$H$3])" office:value-type="float" office:value="168" calcext:value-type="float">
            <text:p>168</text:p>
          </table:table-cell>
          <table:table-cell table:style-name="ce278" office:value-type="float" office:value="2030" calcext:value-type="float">
            <text:p>2030</text:p>
          </table:table-cell>
          <table:table-cell table:style-name="ce284" table:formula="of:=&quot;insert into activity values (&quot; &amp; [.$J38] &amp;  &quot;,'&quot; &amp; [.$A38] &amp; &quot;'&quot; &amp; &quot;,'&quot; &amp; [.$A38] &amp; &quot;'&quot; &amp; &quot;,'&quot; &amp; &quot;MAINT&quot; &amp; &quot;'&quot; &amp; &quot;,'&quot; &amp; &quot;A&quot; &amp; &quot;'&quot; &amp;  &quot;,'&quot; &amp; [.$B38] &amp; &quot;'&quot; &amp; &quot;, NULL, &quot; &amp; [.$L38] &amp; &quot;,&quot; &amp; [.$N38] &amp;     &quot;, NULL, NULL, NULL, NULL, NULL, NULL, NULL, NULL, NULL);&quot;" office:value-type="string" office:string-value="insert into activity values (2030,'SID 32-13-03','SID 32-13-03','MAINT','A','Inspekcja', NULL, 1000,36, NULL, NULL, NULL, NULL, NULL, NULL, NULL, NULL, NULL);" calcext:value-type="string">
            <text:p>insert into activity values (2030,'SID 32-13-03','SID 32-13-03','MAINT','A','Inspekcja', NULL, 1000,36, NULL, NULL, NULL, NULL, NULL, NULL, NULL, NULL, NULL);</text:p>
          </table:table-cell>
          <table:table-cell table:style-name="ce287" office:value-type="float" office:value="1000" calcext:value-type="float">
            <text:p>1000</text:p>
          </table:table-cell>
          <table:table-cell table:style-name="ce320" office:value-type="time" office:time-value="PT02H50M00S" calcext:value-type="time">
            <text:p>02:50:00</text:p>
          </table:table-cell>
          <table:table-cell table:style-name="ce278" office:value-type="float" office:value="36" calcext:value-type="float">
            <text:p>36</text:p>
          </table:table-cell>
          <table:table-cell table:style-name="ce278"/>
          <table:table-cell table:style-name="ce373" table:formula="of:=&quot;insert into activity values (&quot; &amp; [.$J38] &amp; &quot;, 3, &quot; &amp; [.$J38] &amp; &quot;,&quot; &amp; &quot;'&quot; &amp; [.$E38] &amp; &quot;'&quot; &amp; &quot;,&quot; &amp; &quot;'&quot; &amp; YEAR([.$D38]) &amp; &quot;-&quot; &amp; MONTH([.$D38]) &amp; &quot;-&quot; &amp; DAY([.$D38])  &amp; &quot;', &quot; &amp; &quot;NULL, NULL, NULL, NULL,&quot; &amp; &quot;'&quot; &amp; [.$G38] &amp; &quot;',&quot; &amp; &quot;'&quot; &amp; YEAR([.$F38]) &amp; &quot;-&quot; &amp; MONTH([.$F38]) &amp; &quot;-&quot; &amp; DAY([.$F38])  &amp; &quot;', NULL, NULL,NULL,&quot; &amp; &quot;'&quot; &amp; [.$C38] &amp; &quot;', 0, 0&quot;  &amp;&quot;);&quot;" office:value-type="string" office:string-value="insert into activity values (2030, 3, 2030,'2432:00','2014-5-29', NULL, NULL, NULL, NULL,'3432:00','2017-5-28', NULL, NULL,NULL,'PO/37/2014', 0, 0);" calcext:value-type="string">
            <text:p>insert into activity values (2030, 3, 2030,'2432:00','2014-5-29', NULL, NULL, NULL, NULL,'3432:00','2017-5-28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SID 53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9-05-28" calcext:value-type="date">
            <text:p>28.05.2019</text:p>
          </table:table-cell>
          <table:table-cell table:style-name="ce138" office:value-type="string" calcext:value-type="string">
            <text:p>3432:00</text:p>
          </table:table-cell>
          <table:table-cell table:style-name="ce242" table:formula="of:=IF([.$G39] = 0; &quot;N/A&quot;; [.$G39] - [.$H$5])" office:value-type="time" office:time-value="PT538H37M00S" calcext:value-type="time">
            <text:p>538:37:00</text:p>
          </table:table-cell>
          <table:table-cell table:style-name="ce261" table:formula="of:=IF([.$F39] = 0; &quot;N/A&quot;; [.$F39]-[.$H$3])" office:value-type="float" office:value="898" calcext:value-type="float">
            <text:p>898</text:p>
          </table:table-cell>
          <table:table-cell table:style-name="ce278" office:value-type="float" office:value="2031" calcext:value-type="float">
            <text:p>2031</text:p>
          </table:table-cell>
          <table:table-cell table:style-name="ce284" table:formula="of:=&quot;insert into activity values (&quot; &amp; [.$J39] &amp;  &quot;,'&quot; &amp; [.$A39] &amp; &quot;'&quot; &amp; &quot;,'&quot; &amp; [.$A39] &amp; &quot;'&quot; &amp; &quot;,'&quot; &amp; &quot;MAINT&quot; &amp; &quot;'&quot; &amp; &quot;,'&quot; &amp; &quot;A&quot; &amp; &quot;'&quot; &amp;  &quot;,'&quot; &amp; [.$B39] &amp; &quot;'&quot; &amp; &quot;, NULL, &quot; &amp; [.$L39] &amp; &quot;,&quot; &amp; [.$N39] &amp;     &quot;, NULL, NULL, NULL, NULL, NULL, NULL, NULL, NULL, NULL);&quot;" office:value-type="string" office:string-value="insert into activity values (2031,'SID 53-12-01','SID 53-12-01','MAINT','A','Inspekcja', NULL, 1000,60, NULL, NULL, NULL, NULL, NULL, NULL, NULL, NULL, NULL);" calcext:value-type="string">
            <text:p>insert into activity values (2031,'SID 53-12-01','SID 53-12-01','MAINT','A','Inspekcja', NULL, 1000,60, NULL, NULL, NULL, NULL, NULL, NULL, NULL, NULL, NULL);</text:p>
          </table:table-cell>
          <table:table-cell table:style-name="ce288" office:value-type="float" office:value="1000" calcext:value-type="float">
            <text:p>1000</text:p>
          </table:table-cell>
          <table:table-cell table:style-name="ce320" office:value-type="time" office:time-value="PT04H00M00S" calcext:value-type="time">
            <text:p>04:00:0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39] &amp; &quot;, 3, &quot; &amp; [.$J39] &amp; &quot;,&quot; &amp; &quot;'&quot; &amp; [.$E39] &amp; &quot;'&quot; &amp; &quot;,&quot; &amp; &quot;'&quot; &amp; YEAR([.$D39]) &amp; &quot;-&quot; &amp; MONTH([.$D39]) &amp; &quot;-&quot; &amp; DAY([.$D39])  &amp; &quot;', &quot; &amp; &quot;NULL, NULL, NULL, NULL,&quot; &amp; &quot;'&quot; &amp; [.$G39] &amp; &quot;',&quot; &amp; &quot;'&quot; &amp; YEAR([.$F39]) &amp; &quot;-&quot; &amp; MONTH([.$F39]) &amp; &quot;-&quot; &amp; DAY([.$F39])  &amp; &quot;', NULL, NULL,NULL,&quot; &amp; &quot;'&quot; &amp; [.$C39] &amp; &quot;', 0, 0&quot;  &amp;&quot;);&quot;" office:value-type="string" office:string-value="insert into activity values (2031, 3, 2031,'2432:00','2014-5-29', NULL, NULL, NULL, NULL,'3432:00','2019-5-28', NULL, NULL,NULL,'PO/37/2014', 0, 0);" calcext:value-type="string">
            <text:p>insert into activity values (2031, 3, 2031,'2432:00','2014-5-29', NULL, NULL, NULL, NULL,'3432:00','2019-5-28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SID 57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9-05-28" calcext:value-type="date">
            <text:p>28.05.2019</text:p>
          </table:table-cell>
          <table:table-cell table:style-name="ce138" office:value-type="string" calcext:value-type="string">
            <text:p>3432:00</text:p>
          </table:table-cell>
          <table:table-cell table:style-name="ce242" table:formula="of:=IF([.$G40] = 0; &quot;N/A&quot;; [.$G40] - [.$H$5])" office:value-type="time" office:time-value="PT538H37M00S" calcext:value-type="time">
            <text:p>538:37:00</text:p>
          </table:table-cell>
          <table:table-cell table:style-name="ce261" table:formula="of:=IF([.$F40] = 0; &quot;N/A&quot;; [.$F40]-[.$H$3])" office:value-type="float" office:value="898" calcext:value-type="float">
            <text:p>898</text:p>
          </table:table-cell>
          <table:table-cell table:style-name="ce278" office:value-type="float" office:value="2032" calcext:value-type="float">
            <text:p>2032</text:p>
          </table:table-cell>
          <table:table-cell table:style-name="ce284" table:formula="of:=&quot;insert into activity values (&quot; &amp; [.$J40] &amp;  &quot;,'&quot; &amp; [.$A40] &amp; &quot;'&quot; &amp; &quot;,'&quot; &amp; [.$A40] &amp; &quot;'&quot; &amp; &quot;,'&quot; &amp; &quot;MAINT&quot; &amp; &quot;'&quot; &amp; &quot;,'&quot; &amp; &quot;A&quot; &amp; &quot;'&quot; &amp;  &quot;,'&quot; &amp; [.$B40] &amp; &quot;'&quot; &amp; &quot;, NULL, &quot; &amp; [.$L40] &amp; &quot;,&quot; &amp; [.$N40] &amp;     &quot;, NULL, NULL, NULL, NULL, NULL, NULL, NULL, NULL, NULL);&quot;" office:value-type="string" office:string-value="insert into activity values (2032,'SID 57-11-01','SID 57-11-01','MAINT','A','Inspekcja', NULL, 1000,60, NULL, NULL, NULL, NULL, NULL, NULL, NULL, NULL, NULL);" calcext:value-type="string">
            <text:p>insert into activity values (2032,'SID 57-11-01','SID 57-11-01','MAINT','A','Inspekcja', NULL, 1000,60, NULL, NULL, NULL, NULL, NULL, NULL, NULL, NULL, NULL);</text:p>
          </table:table-cell>
          <table:table-cell table:style-name="ce289" office:value-type="float" office:value="1000" calcext:value-type="float">
            <text:p>1000</text:p>
          </table:table-cell>
          <table:table-cell table:style-name="ce320" office:value-type="time" office:time-value="PT02H43M00S" calcext:value-type="time">
            <text:p>02:43:0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40] &amp; &quot;, 3, &quot; &amp; [.$J40] &amp; &quot;,&quot; &amp; &quot;'&quot; &amp; [.$E40] &amp; &quot;'&quot; &amp; &quot;,&quot; &amp; &quot;'&quot; &amp; YEAR([.$D40]) &amp; &quot;-&quot; &amp; MONTH([.$D40]) &amp; &quot;-&quot; &amp; DAY([.$D40])  &amp; &quot;', &quot; &amp; &quot;NULL, NULL, NULL, NULL,&quot; &amp; &quot;'&quot; &amp; [.$G40] &amp; &quot;',&quot; &amp; &quot;'&quot; &amp; YEAR([.$F40]) &amp; &quot;-&quot; &amp; MONTH([.$F40]) &amp; &quot;-&quot; &amp; DAY([.$F40])  &amp; &quot;', NULL, NULL,NULL,&quot; &amp; &quot;'&quot; &amp; [.$C40] &amp; &quot;', 0, 0&quot;  &amp;&quot;);&quot;" office:value-type="string" office:string-value="insert into activity values (2032, 3, 2032,'2432:00','2014-5-29', NULL, NULL, NULL, NULL,'3432:00','2019-5-28', NULL, NULL,NULL,'PO/37/2014', 0, 0);" calcext:value-type="string">
            <text:p>insert into activity values (2032, 3, 2032,'2432:00','2014-5-29', NULL, NULL, NULL, NULL,'3432:00','2019-5-28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9-05-28" calcext:value-type="date">
            <text:p>28.05.2019</text:p>
          </table:table-cell>
          <table:table-cell table:style-name="ce138" office:value-type="string" calcext:value-type="string">
            <text:p>3432:00</text:p>
          </table:table-cell>
          <table:table-cell table:style-name="ce242" table:formula="of:=IF([.$G41] = 0; &quot;N/A&quot;; [.$G41] - [.$H$5])" office:value-type="time" office:time-value="PT538H37M00S" calcext:value-type="time">
            <text:p>538:37:00</text:p>
          </table:table-cell>
          <table:table-cell table:style-name="ce261" table:formula="of:=IF([.$F41] = 0; &quot;N/A&quot;; [.$F41]-[.$H$3])" office:value-type="float" office:value="898" calcext:value-type="float">
            <text:p>898</text:p>
          </table:table-cell>
          <table:table-cell table:style-name="ce278" office:value-type="float" office:value="2033" calcext:value-type="float">
            <text:p>2033</text:p>
          </table:table-cell>
          <table:table-cell table:style-name="ce284" table:formula="of:=&quot;insert into activity values (&quot; &amp; [.$J41] &amp;  &quot;,'&quot; &amp; [.$A41] &amp; &quot;'&quot; &amp; &quot;,'&quot; &amp; [.$A41] &amp; &quot;'&quot; &amp; &quot;,'&quot; &amp; &quot;MAINT&quot; &amp; &quot;'&quot; &amp; &quot;,'&quot; &amp; &quot;A&quot; &amp; &quot;'&quot; &amp;  &quot;,'&quot; &amp; [.$B41] &amp; &quot;'&quot; &amp; &quot;, NULL, &quot; &amp; [.$L41] &amp; &quot;,&quot; &amp; [.$N41] &amp;     &quot;, NULL, NULL, NULL, NULL, NULL, NULL, NULL, NULL, NULL);&quot;" office:value-type="string" office:string-value="insert into activity values (2033,'SID 57-40-01','SID 57-40-01','MAINT','A','Inspekcja', NULL, 1000,60, NULL, NULL, NULL, NULL, NULL, NULL, NULL, NULL, NULL);" calcext:value-type="string">
            <text:p>insert into activity values (2033,'SID 57-40-01','SID 57-40-01','MAINT','A','Inspekcja', NULL, 1000,60, NULL, NULL, NULL, NULL, NULL, NULL, NULL, NULL, NULL);</text:p>
          </table:table-cell>
          <table:table-cell table:style-name="ce290" office:value-type="float" office:value="1000" calcext:value-type="float">
            <text:p>1000</text:p>
          </table:table-cell>
          <table:table-cell table:style-name="ce325" office:value-type="time" office:time-value="PT00H00M15S" calcext:value-type="time">
            <text:p>00:00:15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41] &amp; &quot;, 3, &quot; &amp; [.$J41] &amp; &quot;,&quot; &amp; &quot;'&quot; &amp; [.$E41] &amp; &quot;'&quot; &amp; &quot;,&quot; &amp; &quot;'&quot; &amp; YEAR([.$D41]) &amp; &quot;-&quot; &amp; MONTH([.$D41]) &amp; &quot;-&quot; &amp; DAY([.$D41])  &amp; &quot;', &quot; &amp; &quot;NULL, NULL, NULL, NULL,&quot; &amp; &quot;'&quot; &amp; [.$G41] &amp; &quot;',&quot; &amp; &quot;'&quot; &amp; YEAR([.$F41]) &amp; &quot;-&quot; &amp; MONTH([.$F41]) &amp; &quot;-&quot; &amp; DAY([.$F41])  &amp; &quot;', NULL, NULL,NULL,&quot; &amp; &quot;'&quot; &amp; [.$C41] &amp; &quot;', 0, 0&quot;  &amp;&quot;);&quot;" office:value-type="string" office:string-value="insert into activity values (2033, 3, 2033,'2432:00','2014-5-29', NULL, NULL, NULL, NULL,'3432:00','2019-5-28', NULL, NULL,NULL,'PO/37/2014', 0, 0);" calcext:value-type="string">
            <text:p>insert into activity values (2033, 3, 2033,'2432:00','2014-5-29', NULL, NULL, NULL, NULL,'3432:00','2019-5-28', NULL, NULL,NULL,'PO/37/2014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30"/>
          <table:table-cell table:style-name="ce138" office:value-type="string" calcext:value-type="string">
            <text:p>3363:55</text:p>
          </table:table-cell>
          <table:table-cell table:style-name="ce242" table:formula="of:=IF([.$G42] = 0; &quot;N/A&quot;; [.$G42] - [.$H$5])" office:value-type="time" office:time-value="PT470H32M00.000000001S" calcext:value-type="time">
            <text:p>470:32:00</text:p>
          </table:table-cell>
          <table:table-cell table:style-name="ce261" table:formula="of:=IF([.$F42] = 0; &quot;N/A&quot;; [.$F42]-[.$H$3])" office:value-type="string" office:string-value="N/A" calcext:value-type="string">
            <text:p>N/A</text:p>
          </table:table-cell>
          <table:table-cell table:style-name="ce278" office:value-type="float" office:value="2034" calcext:value-type="float">
            <text:p>2034</text:p>
          </table:table-cell>
          <table:table-cell table:style-name="ce284" table:formula="of:=&quot;insert into activity values (&quot; &amp; [.$J42] &amp;  &quot;,'&quot; &amp; [.$A42] &amp; &quot;'&quot; &amp; &quot;,'&quot; &amp; [.$A42] &amp; &quot;'&quot; &amp; &quot;,'&quot; &amp; &quot;MAINT&quot; &amp; &quot;'&quot; &amp; &quot;,'&quot; &amp; &quot;A&quot; &amp; &quot;'&quot; &amp;  &quot;,'&quot; &amp; [.$B42] &amp; &quot;'&quot; &amp; &quot;, NULL, &quot; &amp; [.$L42] &amp; &quot;,&quot; &amp; [.$N42] &amp;     &quot;, NULL, NULL, NULL, NULL, NULL, NULL, NULL, NULL, NULL);&quot;" office:value-type="string" office:string-value="insert into activity values (2034,'SID 71-20-01','SID 71-20-01','MAINT','A','Inspekcja', NULL, 931,-999, NULL, NULL, NULL, NULL, NULL, NULL, NULL, NULL, NULL);" calcext:value-type="string">
            <text:p>insert into activity values (2034,'SID 71-20-01','SID 71-20-01','MAINT','A','Inspekcja', NULL, 931,-999, NULL, NULL, NULL, NULL, NULL, NULL, NULL, NULL, NULL);</text:p>
          </table:table-cell>
          <table:table-cell table:style-name="ce278" office:value-type="float" office:value="931" calcext:value-type="float">
            <text:p>931</text:p>
          </table:table-cell>
          <table:table-cell table:style-name="ce325" office:value-type="time" office:time-value="PT00H02M24S" calcext:value-type="time">
            <text:p>00:02:24</text:p>
          </table:table-cell>
          <table:table-cell table:style-name="ce342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42] &amp; &quot;, 3, &quot; &amp; [.$J42] &amp; &quot;,&quot; &amp; &quot;'&quot; &amp; [.$E42] &amp; &quot;'&quot; &amp; &quot;,&quot; &amp; &quot;'&quot; &amp; YEAR([.$D42]) &amp; &quot;-&quot; &amp; MONTH([.$D42]) &amp; &quot;-&quot; &amp; DAY([.$D42])  &amp; &quot;', &quot; &amp; &quot;NULL, NULL, NULL, NULL,&quot; &amp; &quot;'&quot; &amp; [.$G42] &amp; &quot;',&quot; &amp; &quot;'&quot; &amp; YEAR([.$F42]) &amp; &quot;-&quot; &amp; MONTH([.$F42]) &amp; &quot;-&quot; &amp; DAY([.$F42])  &amp; &quot;', NULL, NULL,NULL,&quot; &amp; &quot;'&quot; &amp; [.$C42] &amp; &quot;', 0, 0&quot;  &amp;&quot;);&quot;" office:value-type="string" office:string-value="insert into activity values (2034, 3, 2034,'2432:00','2014-5-29', NULL, NULL, NULL, NULL,'3363:55','1899-12-30', NULL, NULL,NULL,'PO/37/2014', 0, 0);" calcext:value-type="string">
            <text:p>insert into activity values (2034, 3, 2034,'2432:00','2014-5-29', NULL, NULL, NULL, NULL,'3363:55','1899-12-30', NULL, NULL,NULL,'PO/37/2014', 0, 0);</text:p>
          </table:table-cell>
          <table:table-cell table:style-name="ce278" table:number-columns-repeated="1008"/>
        </table:table-row>
        <table:table-row table:style-name="ro13">
          <table:table-cell table:style-name="ce6" office:value-type="string" calcext:value-type="string">
            <text:p>SID 55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9-05-28" calcext:value-type="date">
            <text:p>28.05.2019</text:p>
          </table:table-cell>
          <table:table-cell table:style-name="ce138" office:value-type="string" calcext:value-type="string">
            <text:p>4432:00</text:p>
          </table:table-cell>
          <table:table-cell table:style-name="ce242" table:formula="of:=IF([.$G43] = 0; &quot;N/A&quot;; [.$G43] - [.$H$5])" office:value-type="time" office:time-value="PT1538H36M59.999999999S" calcext:value-type="time">
            <text:p>1538:37:00</text:p>
          </table:table-cell>
          <table:table-cell table:style-name="ce261" table:formula="of:=IF([.$F43] = 0; &quot;N/A&quot;; [.$F43]-[.$H$3])" office:value-type="float" office:value="898" calcext:value-type="float">
            <text:p>898</text:p>
          </table:table-cell>
          <table:table-cell table:style-name="ce278" office:value-type="float" office:value="2035" calcext:value-type="float">
            <text:p>2035</text:p>
          </table:table-cell>
          <table:table-cell table:style-name="ce284" table:formula="of:=&quot;insert into activity values (&quot; &amp; [.$J43] &amp;  &quot;,'&quot; &amp; [.$A43] &amp; &quot;'&quot; &amp; &quot;,'&quot; &amp; [.$A43] &amp; &quot;'&quot; &amp; &quot;,'&quot; &amp; &quot;MAINT&quot; &amp; &quot;'&quot; &amp; &quot;,'&quot; &amp; &quot;A&quot; &amp; &quot;'&quot; &amp;  &quot;,'&quot; &amp; [.$B43] &amp; &quot;'&quot; &amp; &quot;, NULL, &quot; &amp; [.$L43] &amp; &quot;,&quot; &amp; [.$N43] &amp;     &quot;, NULL, NULL, NULL, NULL, NULL, NULL, NULL, NULL, NULL);&quot;" office:value-type="string" office:string-value="insert into activity values (2035,'SID 55-30-01','SID 55-30-01','MAINT','A','Inspekcja', NULL, 2000,60, NULL, NULL, NULL, NULL, NULL, NULL, NULL, NULL, NULL);" calcext:value-type="string">
            <text:p>insert into activity values (2035,'SID 55-30-01','SID 55-30-01','MAINT','A','Inspekcja', NULL, 2000,60, NULL, NULL, NULL, NULL, NULL, NULL, NULL, NULL, NULL);</text:p>
          </table:table-cell>
          <table:table-cell table:style-name="ce278" office:value-type="float" office:value="2000" calcext:value-type="float">
            <text:p>2000</text:p>
          </table:table-cell>
          <table:table-cell table:style-name="ce325" office:value-type="time" office:time-value="PT00H01M18S" calcext:value-type="time">
            <text:p>00:01:18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43] &amp; &quot;, 3, &quot; &amp; [.$J43] &amp; &quot;,&quot; &amp; &quot;'&quot; &amp; [.$E43] &amp; &quot;'&quot; &amp; &quot;,&quot; &amp; &quot;'&quot; &amp; YEAR([.$D43]) &amp; &quot;-&quot; &amp; MONTH([.$D43]) &amp; &quot;-&quot; &amp; DAY([.$D43])  &amp; &quot;', &quot; &amp; &quot;NULL, NULL, NULL, NULL,&quot; &amp; &quot;'&quot; &amp; [.$G43] &amp; &quot;',&quot; &amp; &quot;'&quot; &amp; YEAR([.$F43]) &amp; &quot;-&quot; &amp; MONTH([.$F43]) &amp; &quot;-&quot; &amp; DAY([.$F43])  &amp; &quot;', NULL, NULL,NULL,&quot; &amp; &quot;'&quot; &amp; [.$C43] &amp; &quot;', 0, 0&quot;  &amp;&quot;);&quot;" office:value-type="string" office:string-value="insert into activity values (2035, 3, 2035,'2432:00','2014-5-29', NULL, NULL, NULL, NULL,'4432:00','2019-5-28', NULL, NULL,NULL,'PO/37/2014', 0, 0);" calcext:value-type="string">
            <text:p>insert into activity values (2035, 3, 2035,'2432:00','2014-5-29', NULL, NULL, NULL, NULL,'4432:00','2019-5-28', NULL, NULL,NULL,'PO/37/2014', 0, 0);</text:p>
          </table:table-cell>
          <table:table-cell table:style-name="ce278" table:number-columns-repeated="1008"/>
        </table:table-row>
        <table:table-row table:style-name="ro13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9-05-28" calcext:value-type="date">
            <text:p>28.05.2019</text:p>
          </table:table-cell>
          <table:table-cell table:style-name="ce138" office:value-type="string" calcext:value-type="string">
            <text:p>4432:00</text:p>
          </table:table-cell>
          <table:table-cell table:style-name="ce242" table:formula="of:=IF([.$G44] = 0; &quot;N/A&quot;; [.$G44] - [.$H$5])" office:value-type="time" office:time-value="PT1538H36M59.999999999S" calcext:value-type="time">
            <text:p>1538:37:00</text:p>
          </table:table-cell>
          <table:table-cell table:style-name="ce261" table:formula="of:=IF([.$F44] = 0; &quot;N/A&quot;; [.$F44]-[.$H$3])" office:value-type="float" office:value="898" calcext:value-type="float">
            <text:p>898</text:p>
          </table:table-cell>
          <table:table-cell table:style-name="ce278" office:value-type="float" office:value="2036" calcext:value-type="float">
            <text:p>2036</text:p>
          </table:table-cell>
          <table:table-cell table:style-name="ce284" table:formula="of:=&quot;insert into activity values (&quot; &amp; [.$J44] &amp;  &quot;,'&quot; &amp; [.$A44] &amp; &quot;'&quot; &amp; &quot;,'&quot; &amp; [.$A44] &amp; &quot;'&quot; &amp; &quot;,'&quot; &amp; &quot;MAINT&quot; &amp; &quot;'&quot; &amp; &quot;,'&quot; &amp; &quot;A&quot; &amp; &quot;'&quot; &amp;  &quot;,'&quot; &amp; [.$B44] &amp; &quot;'&quot; &amp; &quot;, NULL, &quot; &amp; [.$L44] &amp; &quot;,&quot; &amp; [.$N44] &amp;     &quot;, NULL, NULL, NULL, NULL, NULL, NULL, NULL, NULL, NULL);&quot;" office:value-type="string" office:string-value="insert into activity values (2036,'SID 53-12-03','SID 53-12-03','MAINT','A','Inspekcja', NULL, 2000,60, NULL, NULL, NULL, NULL, NULL, NULL, NULL, NULL, NULL);" calcext:value-type="string">
            <text:p>insert into activity values (2036,'SID 53-12-03','SID 53-12-03','MAINT','A','Inspekcja', NULL, 2000,60, NULL, NULL, NULL, NULL, NULL, NULL, NULL, NULL, NULL);</text:p>
          </table:table-cell>
          <table:table-cell table:style-name="ce278" office:value-type="float" office:value="2000" calcext:value-type="float">
            <text:p>2000</text:p>
          </table:table-cell>
          <table:table-cell table:style-name="ce320" office:value-type="time" office:time-value="PT00H02M00S" calcext:value-type="time">
            <text:p>00:02:0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44] &amp; &quot;, 3, &quot; &amp; [.$J44] &amp; &quot;,&quot; &amp; &quot;'&quot; &amp; [.$E44] &amp; &quot;'&quot; &amp; &quot;,&quot; &amp; &quot;'&quot; &amp; YEAR([.$D44]) &amp; &quot;-&quot; &amp; MONTH([.$D44]) &amp; &quot;-&quot; &amp; DAY([.$D44])  &amp; &quot;', &quot; &amp; &quot;NULL, NULL, NULL, NULL,&quot; &amp; &quot;'&quot; &amp; [.$G44] &amp; &quot;',&quot; &amp; &quot;'&quot; &amp; YEAR([.$F44]) &amp; &quot;-&quot; &amp; MONTH([.$F44]) &amp; &quot;-&quot; &amp; DAY([.$F44])  &amp; &quot;', NULL, NULL,NULL,&quot; &amp; &quot;'&quot; &amp; [.$C44] &amp; &quot;', 0, 0&quot;  &amp;&quot;);&quot;" office:value-type="string" office:string-value="insert into activity values (2036, 3, 2036,'2432:00','2014-5-29', NULL, NULL, NULL, NULL,'4432:00','2019-5-28', NULL, NULL,NULL,'PO/37/2014', 0, 0);" calcext:value-type="string">
            <text:p>insert into activity values (2036, 3, 2036,'2432:00','2014-5-29', NULL, NULL, NULL, NULL,'4432:00','2019-5-28', NULL, NULL,NULL,'PO/37/2014', 0, 0);</text:p>
          </table:table-cell>
          <table:table-cell table:style-name="ce278" table:number-columns-repeated="1008"/>
        </table:table-row>
        <table:table-row table:style-name="ro13">
          <table:table-cell table:style-name="ce6" office:value-type="string" calcext:value-type="string">
            <text:p>SID 55-1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9-05-28" calcext:value-type="date">
            <text:p>28.05.2019</text:p>
          </table:table-cell>
          <table:table-cell table:style-name="ce138" office:value-type="string" calcext:value-type="string">
            <text:p>4432:00</text:p>
          </table:table-cell>
          <table:table-cell table:style-name="ce242" table:formula="of:=IF([.$G45] = 0; &quot;N/A&quot;; [.$G45] - [.$H$5])" office:value-type="time" office:time-value="PT1538H36M59.999999999S" calcext:value-type="time">
            <text:p>1538:37:00</text:p>
          </table:table-cell>
          <table:table-cell table:style-name="ce261" table:formula="of:=IF([.$F45] = 0; &quot;N/A&quot;; [.$F45]-[.$H$3])" office:value-type="float" office:value="898" calcext:value-type="float">
            <text:p>898</text:p>
          </table:table-cell>
          <table:table-cell table:style-name="ce278" office:value-type="float" office:value="2037" calcext:value-type="float">
            <text:p>2037</text:p>
          </table:table-cell>
          <table:table-cell table:style-name="ce284" table:formula="of:=&quot;insert into activity values (&quot; &amp; [.$J45] &amp;  &quot;,'&quot; &amp; [.$A45] &amp; &quot;'&quot; &amp; &quot;,'&quot; &amp; [.$A45] &amp; &quot;'&quot; &amp; &quot;,'&quot; &amp; &quot;MAINT&quot; &amp; &quot;'&quot; &amp; &quot;,'&quot; &amp; &quot;A&quot; &amp; &quot;'&quot; &amp;  &quot;,'&quot; &amp; [.$B45] &amp; &quot;'&quot; &amp; &quot;, NULL, &quot; &amp; [.$L45] &amp; &quot;,&quot; &amp; [.$N45] &amp;     &quot;, NULL, NULL, NULL, NULL, NULL, NULL, NULL, NULL, NULL);&quot;" office:value-type="string" office:string-value="insert into activity values (2037,'SID 55-10-01','SID 55-10-01','MAINT','A','Inspekcja', NULL, 2000,60, NULL, NULL, NULL, NULL, NULL, NULL, NULL, NULL, NULL);" calcext:value-type="string">
            <text:p>insert into activity values (2037,'SID 55-10-01','SID 55-10-01','MAINT','A','Inspekcja', NULL, 2000,60, NULL, NULL, NULL, NULL, NULL, NULL, NULL, NULL, NULL);</text:p>
          </table:table-cell>
          <table:table-cell table:style-name="ce278" office:value-type="float" office:value="2000" calcext:value-type="float">
            <text:p>2000</text:p>
          </table:table-cell>
          <table:table-cell table:style-name="ce325" office:value-type="time" office:time-value="PT00H01M01S" calcext:value-type="time">
            <text:p>00:01:01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45] &amp; &quot;, 3, &quot; &amp; [.$J45] &amp; &quot;,&quot; &amp; &quot;'&quot; &amp; [.$E45] &amp; &quot;'&quot; &amp; &quot;,&quot; &amp; &quot;'&quot; &amp; YEAR([.$D45]) &amp; &quot;-&quot; &amp; MONTH([.$D45]) &amp; &quot;-&quot; &amp; DAY([.$D45])  &amp; &quot;', &quot; &amp; &quot;NULL, NULL, NULL, NULL,&quot; &amp; &quot;'&quot; &amp; [.$G45] &amp; &quot;',&quot; &amp; &quot;'&quot; &amp; YEAR([.$F45]) &amp; &quot;-&quot; &amp; MONTH([.$F45]) &amp; &quot;-&quot; &amp; DAY([.$F45])  &amp; &quot;', NULL, NULL,NULL,&quot; &amp; &quot;'&quot; &amp; [.$C45] &amp; &quot;', 0, 0&quot;  &amp;&quot;);&quot;" office:value-type="string" office:string-value="insert into activity values (2037, 3, 2037,'2432:00','2014-5-29', NULL, NULL, NULL, NULL,'4432:00','2019-5-28', NULL, NULL,NULL,'PO/37/2014', 0, 0);" calcext:value-type="string">
            <text:p>insert into activity values (2037, 3, 2037,'2432:00','2014-5-29', NULL, NULL, NULL, NULL,'4432:00','2019-5-28', NULL, NULL,NULL,'PO/37/2014', 0, 0);</text:p>
          </table:table-cell>
          <table:table-cell table:style-name="ce278" table:number-columns-repeated="1008"/>
        </table:table-row>
        <table:table-row table:style-name="ro13">
          <table:table-cell table:style-name="ce6" office:value-type="string" calcext:value-type="string">
            <text:p>SID 71-20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9-05-28" calcext:value-type="date">
            <text:p>28.05.2019</text:p>
          </table:table-cell>
          <table:table-cell table:style-name="ce138" office:value-type="string" calcext:value-type="string">
            <text:p>4932:00</text:p>
          </table:table-cell>
          <table:table-cell table:style-name="ce242" table:formula="of:=IF([.$G46] = 0; &quot;N/A&quot;; [.$G46] - [.$H$5])" office:value-type="time" office:time-value="PT2038H37M00S" calcext:value-type="time">
            <text:p>2038:37:00</text:p>
          </table:table-cell>
          <table:table-cell table:style-name="ce261" table:formula="of:=IF([.$F46] = 0; &quot;N/A&quot;; [.$F46]-[.$H$3])" office:value-type="float" office:value="898" calcext:value-type="float">
            <text:p>898</text:p>
          </table:table-cell>
          <table:table-cell table:style-name="ce278" office:value-type="float" office:value="2038" calcext:value-type="float">
            <text:p>2038</text:p>
          </table:table-cell>
          <table:table-cell table:style-name="ce284" table:formula="of:=&quot;insert into activity values (&quot; &amp; [.$J46] &amp;  &quot;,'&quot; &amp; [.$A46] &amp; &quot;'&quot; &amp; &quot;,'&quot; &amp; [.$A46] &amp; &quot;'&quot; &amp; &quot;,'&quot; &amp; &quot;MAINT&quot; &amp; &quot;'&quot; &amp; &quot;,'&quot; &amp; &quot;A&quot; &amp; &quot;'&quot; &amp;  &quot;,'&quot; &amp; [.$B46] &amp; &quot;'&quot; &amp; &quot;, NULL, &quot; &amp; [.$L46] &amp; &quot;,&quot; &amp; [.$N46] &amp;     &quot;, NULL, NULL, NULL, NULL, NULL, NULL, NULL, NULL, NULL);&quot;" office:value-type="string" office:string-value="insert into activity values (2038,'SID 71-20-02','SID 71-20-02','MAINT','A','Inspekcja', NULL, 2500,60, NULL, NULL, NULL, NULL, NULL, NULL, NULL, NULL, NULL);" calcext:value-type="string">
            <text:p>insert into activity values (2038,'SID 71-20-02','SID 71-20-02','MAINT','A','Inspekcja', NULL, 2500,60, NULL, NULL, NULL, NULL, NULL, NULL, NULL, NULL, NULL);</text:p>
          </table:table-cell>
          <table:table-cell table:style-name="ce278" office:value-type="float" office:value="2500" calcext:value-type="float">
            <text:p>2500</text:p>
          </table:table-cell>
          <table:table-cell table:style-name="ce325" office:value-type="time" office:time-value="PT00H01M30S" calcext:value-type="time">
            <text:p>00:01:3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46] &amp; &quot;, 3, &quot; &amp; [.$J46] &amp; &quot;,&quot; &amp; &quot;'&quot; &amp; [.$E46] &amp; &quot;'&quot; &amp; &quot;,&quot; &amp; &quot;'&quot; &amp; YEAR([.$D46]) &amp; &quot;-&quot; &amp; MONTH([.$D46]) &amp; &quot;-&quot; &amp; DAY([.$D46])  &amp; &quot;', &quot; &amp; &quot;NULL, NULL, NULL, NULL,&quot; &amp; &quot;'&quot; &amp; [.$G46] &amp; &quot;',&quot; &amp; &quot;'&quot; &amp; YEAR([.$F46]) &amp; &quot;-&quot; &amp; MONTH([.$F46]) &amp; &quot;-&quot; &amp; DAY([.$F46])  &amp; &quot;', NULL, NULL,NULL,&quot; &amp; &quot;'&quot; &amp; [.$C46] &amp; &quot;', 0, 0&quot;  &amp;&quot;);&quot;" office:value-type="string" office:string-value="insert into activity values (2038, 3, 2038,'2432:00','2014-5-29', NULL, NULL, NULL, NULL,'4932:00','2019-5-28', NULL, NULL,NULL,'PO/37/2014', 0, 0);" calcext:value-type="string">
            <text:p>insert into activity values (2038, 3, 2038,'2432:00','2014-5-29', NULL, NULL, NULL, NULL,'4932:00','2019-5-28', NULL, NULL,NULL,'PO/37/2014', 0, 0);</text:p>
          </table:table-cell>
          <table:table-cell table:style-name="ce278" table:number-columns-repeated="1008"/>
        </table:table-row>
        <table:table-row table:style-name="ro13">
          <table:table-cell table:style-name="ce6" office:value-type="string" calcext:value-type="string">
            <text:p>SID 27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9-05-28" calcext:value-type="date">
            <text:p>28.05.2019</text:p>
          </table:table-cell>
          <table:table-cell table:style-name="ce138" office:value-type="string" calcext:value-type="string">
            <text:p>5432:00</text:p>
          </table:table-cell>
          <table:table-cell table:style-name="ce242" table:formula="of:=IF([.$G47] = 0; &quot;N/A&quot;; [.$G47] - [.$H$5])" office:value-type="time" office:time-value="PT2538H37M00S" calcext:value-type="time">
            <text:p>2538:37:00</text:p>
          </table:table-cell>
          <table:table-cell table:style-name="ce261" table:formula="of:=IF([.$F47] = 0; &quot;N/A&quot;; [.$F47]-[.$H$3])" office:value-type="float" office:value="898" calcext:value-type="float">
            <text:p>898</text:p>
          </table:table-cell>
          <table:table-cell table:style-name="ce278" office:value-type="float" office:value="2039" calcext:value-type="float">
            <text:p>2039</text:p>
          </table:table-cell>
          <table:table-cell table:style-name="ce284" table:formula="of:=&quot;insert into activity values (&quot; &amp; [.$J47] &amp;  &quot;,'&quot; &amp; [.$A47] &amp; &quot;'&quot; &amp; &quot;,'&quot; &amp; [.$A47] &amp; &quot;'&quot; &amp; &quot;,'&quot; &amp; &quot;MAINT&quot; &amp; &quot;'&quot; &amp; &quot;,'&quot; &amp; &quot;A&quot; &amp; &quot;'&quot; &amp;  &quot;,'&quot; &amp; [.$B47] &amp; &quot;'&quot; &amp; &quot;, NULL, &quot; &amp; [.$L47] &amp; &quot;,&quot; &amp; [.$N47] &amp;     &quot;, NULL, NULL, NULL, NULL, NULL, NULL, NULL, NULL, NULL);&quot;" office:value-type="string" office:string-value="insert into activity values (2039,'SID 27-20-01','SID 27-20-01','MAINT','A','Inspekcja', NULL, 3000,60, NULL, NULL, NULL, NULL, NULL, NULL, NULL, NULL, NULL);" calcext:value-type="string">
            <text:p>insert into activity values (2039,'SID 27-20-01','SID 27-20-01','MAINT','A','Inspekcja', NULL, 3000,60, NULL, NULL, NULL, NULL, NULL, NULL, NULL, NULL, NULL);</text:p>
          </table:table-cell>
          <table:table-cell table:style-name="ce278" office:value-type="float" office:value="3000" calcext:value-type="float">
            <text:p>3000</text:p>
          </table:table-cell>
          <table:table-cell table:style-name="ce325" office:value-type="time" office:time-value="PT00H01M28S" calcext:value-type="time">
            <text:p>00:01:28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47] &amp; &quot;, 3, &quot; &amp; [.$J47] &amp; &quot;,&quot; &amp; &quot;'&quot; &amp; [.$E47] &amp; &quot;'&quot; &amp; &quot;,&quot; &amp; &quot;'&quot; &amp; YEAR([.$D47]) &amp; &quot;-&quot; &amp; MONTH([.$D47]) &amp; &quot;-&quot; &amp; DAY([.$D47])  &amp; &quot;', &quot; &amp; &quot;NULL, NULL, NULL, NULL,&quot; &amp; &quot;'&quot; &amp; [.$G47] &amp; &quot;',&quot; &amp; &quot;'&quot; &amp; YEAR([.$F47]) &amp; &quot;-&quot; &amp; MONTH([.$F47]) &amp; &quot;-&quot; &amp; DAY([.$F47])  &amp; &quot;', NULL, NULL,NULL,&quot; &amp; &quot;'&quot; &amp; [.$C47] &amp; &quot;', 0, 0&quot;  &amp;&quot;);&quot;" office:value-type="string" office:string-value="insert into activity values (2039, 3, 2039,'2432:00','2014-5-29', NULL, NULL, NULL, NULL,'5432:00','2019-5-28', NULL, NULL,NULL,'PO/37/2014', 0, 0);" calcext:value-type="string">
            <text:p>insert into activity values (2039, 3, 2039,'2432:00','2014-5-29', NULL, NULL, NULL, NULL,'5432:00','2019-5-28', NULL, NULL,NULL,'PO/37/2014', 0, 0);</text:p>
          </table:table-cell>
          <table:table-cell table:style-name="ce278" table:number-columns-repeated="1008"/>
        </table:table-row>
        <table:table-row table:style-name="ro13">
          <table:table-cell table:style-name="ce6" office:value-type="string" calcext:value-type="string">
            <text:p>SID 32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 office:value-type="string" calcext:value-type="string">
            <text:p>2432:00</text:p>
          </table:table-cell>
          <table:table-cell table:style-name="ce183" office:value-type="date" office:date-value="2019-05-28" calcext:value-type="date">
            <text:p>28.05.2019</text:p>
          </table:table-cell>
          <table:table-cell table:style-name="ce138" office:value-type="string" calcext:value-type="string">
            <text:p>5432:00</text:p>
          </table:table-cell>
          <table:table-cell table:style-name="ce242" table:formula="of:=IF([.$G48] = 0; &quot;N/A&quot;; [.$G48] - [.$H$5])" office:value-type="time" office:time-value="PT2538H37M00S" calcext:value-type="time">
            <text:p>2538:37:00</text:p>
          </table:table-cell>
          <table:table-cell table:style-name="ce261" table:formula="of:=IF([.$F48] = 0; &quot;N/A&quot;; [.$F48]-[.$H$3])" office:value-type="float" office:value="898" calcext:value-type="float">
            <text:p>898</text:p>
          </table:table-cell>
          <table:table-cell table:style-name="ce278" office:value-type="float" office:value="2040" calcext:value-type="float">
            <text:p>2040</text:p>
          </table:table-cell>
          <table:table-cell table:style-name="ce284" table:formula="of:=&quot;insert into activity values (&quot; &amp; [.$J48] &amp;  &quot;,'&quot; &amp; [.$A48] &amp; &quot;'&quot; &amp; &quot;,'&quot; &amp; [.$A48] &amp; &quot;'&quot; &amp; &quot;,'&quot; &amp; &quot;MAINT&quot; &amp; &quot;'&quot; &amp; &quot;,'&quot; &amp; &quot;A&quot; &amp; &quot;'&quot; &amp;  &quot;,'&quot; &amp; [.$B48] &amp; &quot;'&quot; &amp; &quot;, NULL, &quot; &amp; [.$L48] &amp; &quot;,&quot; &amp; [.$N48] &amp;     &quot;, NULL, NULL, NULL, NULL, NULL, NULL, NULL, NULL, NULL);&quot;" office:value-type="string" office:string-value="insert into activity values (2040,'SID 32-20-01','SID 32-20-01','MAINT','A','Inspekcja', NULL, 3000,60, NULL, NULL, NULL, NULL, NULL, NULL, NULL, NULL, NULL);" calcext:value-type="string">
            <text:p>insert into activity values (2040,'SID 32-20-01','SID 32-20-01','MAINT','A','Inspekcja', NULL, 3000,60, NULL, NULL, NULL, NULL, NULL, NULL, NULL, NULL, NULL);</text:p>
          </table:table-cell>
          <table:table-cell table:style-name="ce278" office:value-type="float" office:value="3000" calcext:value-type="float">
            <text:p>3000</text:p>
          </table:table-cell>
          <table:table-cell table:style-name="ce325" office:value-type="time" office:time-value="PT00H02M30S" calcext:value-type="time">
            <text:p>00:02:3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48] &amp; &quot;, 3, &quot; &amp; [.$J48] &amp; &quot;,&quot; &amp; &quot;'&quot; &amp; [.$E48] &amp; &quot;'&quot; &amp; &quot;,&quot; &amp; &quot;'&quot; &amp; YEAR([.$D48]) &amp; &quot;-&quot; &amp; MONTH([.$D48]) &amp; &quot;-&quot; &amp; DAY([.$D48])  &amp; &quot;', &quot; &amp; &quot;NULL, NULL, NULL, NULL,&quot; &amp; &quot;'&quot; &amp; [.$G48] &amp; &quot;',&quot; &amp; &quot;'&quot; &amp; YEAR([.$F48]) &amp; &quot;-&quot; &amp; MONTH([.$F48]) &amp; &quot;-&quot; &amp; DAY([.$F48])  &amp; &quot;', NULL, NULL,NULL,&quot; &amp; &quot;'&quot; &amp; [.$C48] &amp; &quot;', 0, 0&quot;  &amp;&quot;);&quot;" office:value-type="string" office:string-value="insert into activity values (2040, 3, 2040,'2432:00','2014-5-29', NULL, NULL, NULL, NULL,'5432:00','2019-5-28', NULL, NULL,NULL,'PO/37/2014', 0, 0);" calcext:value-type="string">
            <text:p>insert into activity values (2040, 3, 2040,'2432:00','2014-5-29', NULL, NULL, NULL, NULL,'5432:00','2019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ID 57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7-05-28" calcext:value-type="date">
            <text:p>28.05.2017</text:p>
          </table:table-cell>
          <table:table-cell table:style-name="ce138"/>
          <table:table-cell table:style-name="ce242" table:formula="of:=IF([.$G49] = 0; &quot;N/A&quot;; [.$G49] - [.$H$5])" office:value-type="string" office:string-value="N/A" calcext:value-type="string">
            <text:p>N/A</text:p>
          </table:table-cell>
          <table:table-cell table:style-name="ce261" table:formula="of:=IF([.$F49] = 0; &quot;N/A&quot;; [.$F49]-[.$H$3])" office:value-type="float" office:value="168" calcext:value-type="float">
            <text:p>168</text:p>
          </table:table-cell>
          <table:table-cell table:style-name="ce278" office:value-type="float" office:value="2041" calcext:value-type="float">
            <text:p>2041</text:p>
          </table:table-cell>
          <table:table-cell table:style-name="ce284" table:formula="of:=&quot;insert into activity values (&quot; &amp; [.$J49] &amp;  &quot;,'&quot; &amp; [.$A49] &amp; &quot;'&quot; &amp; &quot;,'&quot; &amp; [.$A49] &amp; &quot;'&quot; &amp; &quot;,'&quot; &amp; &quot;MAINT&quot; &amp; &quot;'&quot; &amp; &quot;,'&quot; &amp; &quot;A&quot; &amp; &quot;'&quot; &amp;  &quot;,'&quot; &amp; [.$B49] &amp; &quot;'&quot; &amp; &quot;, NULL, &quot; &amp; [.$L49] &amp; &quot;,&quot; &amp; [.$N49] &amp;     &quot;, NULL, NULL, NULL, NULL, NULL, NULL, NULL, NULL, NULL);&quot;" office:value-type="string" office:string-value="insert into activity values (2041,'SID 57-12-01','SID 57-12-01','MAINT','A','Inspekcja', NULL, -999,36, NULL, NULL, NULL, NULL, NULL, NULL, NULL, NULL, NULL);" calcext:value-type="string">
            <text:p>insert into activity values (2041,'SID 57-12-01','SID 57-12-01','MAINT','A','Inspekcja', NULL, -999,36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5" office:value-type="time" office:time-value="PT00H02M30S" calcext:value-type="time">
            <text:p>00:02:30</text:p>
          </table:table-cell>
          <table:table-cell table:style-name="ce278" office:value-type="float" office:value="36" calcext:value-type="float">
            <text:p>36</text:p>
          </table:table-cell>
          <table:table-cell table:style-name="ce278"/>
          <table:table-cell table:style-name="ce373" table:formula="of:=&quot;insert into activity values (&quot; &amp; [.$J49] &amp; &quot;, 3, &quot; &amp; [.$J49] &amp; &quot;,&quot; &amp; &quot;'&quot; &amp; [.$E49] &amp; &quot;'&quot; &amp; &quot;,&quot; &amp; &quot;'&quot; &amp; YEAR([.$D49]) &amp; &quot;-&quot; &amp; MONTH([.$D49]) &amp; &quot;-&quot; &amp; DAY([.$D49])  &amp; &quot;', &quot; &amp; &quot;NULL, NULL, NULL, NULL,&quot; &amp; &quot;'&quot; &amp; [.$G49] &amp; &quot;',&quot; &amp; &quot;'&quot; &amp; YEAR([.$F49]) &amp; &quot;-&quot; &amp; MONTH([.$F49]) &amp; &quot;-&quot; &amp; DAY([.$F49])  &amp; &quot;', NULL, NULL,NULL,&quot; &amp; &quot;'&quot; &amp; [.$C49] &amp; &quot;', 0, 0&quot;  &amp;&quot;);&quot;" office:value-type="string" office:string-value="insert into activity values (2041, 3, 2041,'','2014-5-29', NULL, NULL, NULL, NULL,'','2017-5-28', NULL, NULL,NULL,'PO/37/2014', 0, 0);" calcext:value-type="string">
            <text:p>insert into activity values (2041, 3, 2041,'','2014-5-29', NULL, NULL, NULL, NULL,'','2017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ID 57-5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9-05-28" calcext:value-type="date">
            <text:p>28.05.2019</text:p>
          </table:table-cell>
          <table:table-cell table:style-name="ce138"/>
          <table:table-cell table:style-name="ce242" table:formula="of:=IF([.$G50] = 0; &quot;N/A&quot;; [.$G50] - [.$H$5])" office:value-type="string" office:string-value="N/A" calcext:value-type="string">
            <text:p>N/A</text:p>
          </table:table-cell>
          <table:table-cell table:style-name="ce261" table:formula="of:=IF([.$F50] = 0; &quot;N/A&quot;; [.$F50]-[.$H$3])" office:value-type="float" office:value="898" calcext:value-type="float">
            <text:p>898</text:p>
          </table:table-cell>
          <table:table-cell table:style-name="ce278" office:value-type="float" office:value="2042" calcext:value-type="float">
            <text:p>2042</text:p>
          </table:table-cell>
          <table:table-cell table:style-name="ce284" table:formula="of:=&quot;insert into activity values (&quot; &amp; [.$J50] &amp;  &quot;,'&quot; &amp; [.$A50] &amp; &quot;'&quot; &amp; &quot;,'&quot; &amp; [.$A50] &amp; &quot;'&quot; &amp; &quot;,'&quot; &amp; &quot;MAINT&quot; &amp; &quot;'&quot; &amp; &quot;,'&quot; &amp; &quot;A&quot; &amp; &quot;'&quot; &amp;  &quot;,'&quot; &amp; [.$B50] &amp; &quot;'&quot; &amp; &quot;, NULL, &quot; &amp; [.$L50] &amp; &quot;,&quot; &amp; [.$N50] &amp;     &quot;, NULL, NULL, NULL, NULL, NULL, NULL, NULL, NULL, NULL);&quot;" office:value-type="string" office:string-value="insert into activity values (2042,'SID 57-53-01','SID 57-53-01','MAINT','A','Inspekcja', NULL, -999,60, NULL, NULL, NULL, NULL, NULL, NULL, NULL, NULL, NULL);" calcext:value-type="string">
            <text:p>insert into activity values (2042,'SID 57-53-01','SID 57-53-01','MAINT','A','Inspekcja', NULL, -999,60, NULL, NULL, NULL, NULL, NULL, NULL, NULL, NULL, NULL);</text:p>
          </table:table-cell>
          <table:table-cell table:style-name="ce291" office:value-type="float" office:value="-999" calcext:value-type="float">
            <text:p>-999</text:p>
          </table:table-cell>
          <table:table-cell table:style-name="ce325" office:value-type="time" office:time-value="PT00H00M40S" calcext:value-type="time">
            <text:p>00:00:4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50] &amp; &quot;, 3, &quot; &amp; [.$J50] &amp; &quot;,&quot; &amp; &quot;'&quot; &amp; [.$E50] &amp; &quot;'&quot; &amp; &quot;,&quot; &amp; &quot;'&quot; &amp; YEAR([.$D50]) &amp; &quot;-&quot; &amp; MONTH([.$D50]) &amp; &quot;-&quot; &amp; DAY([.$D50])  &amp; &quot;', &quot; &amp; &quot;NULL, NULL, NULL, NULL,&quot; &amp; &quot;'&quot; &amp; [.$G50] &amp; &quot;',&quot; &amp; &quot;'&quot; &amp; YEAR([.$F50]) &amp; &quot;-&quot; &amp; MONTH([.$F50]) &amp; &quot;-&quot; &amp; DAY([.$F50])  &amp; &quot;', NULL, NULL,NULL,&quot; &amp; &quot;'&quot; &amp; [.$C50] &amp; &quot;', 0, 0&quot;  &amp;&quot;);&quot;" office:value-type="string" office:string-value="insert into activity values (2042, 3, 2042,'','2014-5-29', NULL, NULL, NULL, NULL,'','2019-5-28', NULL, NULL,NULL,'PO/37/2014', 0, 0);" calcext:value-type="string">
            <text:p>insert into activity values (2042, 3, 2042,'','2014-5-29', NULL, NULL, NULL, NULL,'','2019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ID 57-11-04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9-05-28" calcext:value-type="date">
            <text:p>28.05.2019</text:p>
          </table:table-cell>
          <table:table-cell table:style-name="ce138"/>
          <table:table-cell table:style-name="ce242" table:formula="of:=IF([.$G51] = 0; &quot;N/A&quot;; [.$G51] - [.$H$5])" office:value-type="string" office:string-value="N/A" calcext:value-type="string">
            <text:p>N/A</text:p>
          </table:table-cell>
          <table:table-cell table:style-name="ce261" table:formula="of:=IF([.$F51] = 0; &quot;N/A&quot;; [.$F51]-[.$H$3])" office:value-type="float" office:value="898" calcext:value-type="float">
            <text:p>898</text:p>
          </table:table-cell>
          <table:table-cell table:style-name="ce278" office:value-type="float" office:value="2043" calcext:value-type="float">
            <text:p>2043</text:p>
          </table:table-cell>
          <table:table-cell table:style-name="ce284" table:formula="of:=&quot;insert into activity values (&quot; &amp; [.$J51] &amp;  &quot;,'&quot; &amp; [.$A51] &amp; &quot;'&quot; &amp; &quot;,'&quot; &amp; [.$A51] &amp; &quot;'&quot; &amp; &quot;,'&quot; &amp; &quot;MAINT&quot; &amp; &quot;'&quot; &amp; &quot;,'&quot; &amp; &quot;A&quot; &amp; &quot;'&quot; &amp;  &quot;,'&quot; &amp; [.$B51] &amp; &quot;'&quot; &amp; &quot;, NULL, &quot; &amp; [.$L51] &amp; &quot;,&quot; &amp; [.$N51] &amp;     &quot;, NULL, NULL, NULL, NULL, NULL, NULL, NULL, NULL, NULL);&quot;" office:value-type="string" office:string-value="insert into activity values (2043,'SID 57-11-04','SID 57-11-04','MAINT','A','Inspekcja', NULL, -999,60, NULL, NULL, NULL, NULL, NULL, NULL, NULL, NULL, NULL);" calcext:value-type="string">
            <text:p>insert into activity values (2043,'SID 57-11-04','SID 57-11-04','MAINT','A','Inspekcja', NULL, -999,60, NULL, NULL, NULL, NULL, NULL, NULL, NULL, NULL, NULL);</text:p>
          </table:table-cell>
          <table:table-cell table:style-name="ce292" office:value-type="float" office:value="-999" calcext:value-type="float">
            <text:p>-999</text:p>
          </table:table-cell>
          <table:table-cell table:style-name="ce325" office:value-type="time" office:time-value="PT00H00M30S" calcext:value-type="time">
            <text:p>00:00:3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51] &amp; &quot;, 3, &quot; &amp; [.$J51] &amp; &quot;,&quot; &amp; &quot;'&quot; &amp; [.$E51] &amp; &quot;'&quot; &amp; &quot;,&quot; &amp; &quot;'&quot; &amp; YEAR([.$D51]) &amp; &quot;-&quot; &amp; MONTH([.$D51]) &amp; &quot;-&quot; &amp; DAY([.$D51])  &amp; &quot;', &quot; &amp; &quot;NULL, NULL, NULL, NULL,&quot; &amp; &quot;'&quot; &amp; [.$G51] &amp; &quot;',&quot; &amp; &quot;'&quot; &amp; YEAR([.$F51]) &amp; &quot;-&quot; &amp; MONTH([.$F51]) &amp; &quot;-&quot; &amp; DAY([.$F51])  &amp; &quot;', NULL, NULL,NULL,&quot; &amp; &quot;'&quot; &amp; [.$C51] &amp; &quot;', 0, 0&quot;  &amp;&quot;);&quot;" office:value-type="string" office:string-value="insert into activity values (2043, 3, 2043,'','2014-5-29', NULL, NULL, NULL, NULL,'','2019-5-28', NULL, NULL,NULL,'PO/37/2014', 0, 0);" calcext:value-type="string">
            <text:p>insert into activity values (2043, 3, 2043,'','2014-5-29', NULL, NULL, NULL, NULL,'','2019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ID 57-11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9-05-28" calcext:value-type="date">
            <text:p>28.05.2019</text:p>
          </table:table-cell>
          <table:table-cell table:style-name="ce138"/>
          <table:table-cell table:style-name="ce242" table:formula="of:=IF([.$G52] = 0; &quot;N/A&quot;; [.$G52] - [.$H$5])" office:value-type="string" office:string-value="N/A" calcext:value-type="string">
            <text:p>N/A</text:p>
          </table:table-cell>
          <table:table-cell table:style-name="ce261" table:formula="of:=IF([.$F52] = 0; &quot;N/A&quot;; [.$F52]-[.$H$3])" office:value-type="float" office:value="898" calcext:value-type="float">
            <text:p>898</text:p>
          </table:table-cell>
          <table:table-cell table:style-name="ce278" office:value-type="float" office:value="2044" calcext:value-type="float">
            <text:p>2044</text:p>
          </table:table-cell>
          <table:table-cell table:style-name="ce284" table:formula="of:=&quot;insert into activity values (&quot; &amp; [.$J52] &amp;  &quot;,'&quot; &amp; [.$A52] &amp; &quot;'&quot; &amp; &quot;,'&quot; &amp; [.$A52] &amp; &quot;'&quot; &amp; &quot;,'&quot; &amp; &quot;MAINT&quot; &amp; &quot;'&quot; &amp; &quot;,'&quot; &amp; &quot;A&quot; &amp; &quot;'&quot; &amp;  &quot;,'&quot; &amp; [.$B52] &amp; &quot;'&quot; &amp; &quot;, NULL, &quot; &amp; [.$L52] &amp; &quot;,&quot; &amp; [.$N52] &amp;     &quot;, NULL, NULL, NULL, NULL, NULL, NULL, NULL, NULL, NULL);&quot;" office:value-type="string" office:string-value="insert into activity values (2044,'SID 57-11-02','SID 57-11-02','MAINT','A','Inspekcja', NULL, -999,60, NULL, NULL, NULL, NULL, NULL, NULL, NULL, NULL, NULL);" calcext:value-type="string">
            <text:p>insert into activity values (2044,'SID 57-11-02','SID 57-11-02','MAINT','A','Inspekcja', NULL, -999,60, NULL, NULL, NULL, NULL, NULL, NULL, NULL, NULL, NULL);</text:p>
          </table:table-cell>
          <table:table-cell table:style-name="ce293" office:value-type="float" office:value="-999" calcext:value-type="float">
            <text:p>-999</text:p>
          </table:table-cell>
          <table:table-cell table:style-name="ce325" office:value-type="time" office:time-value="PT00H00M25S" calcext:value-type="time">
            <text:p>00:00:25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52] &amp; &quot;, 3, &quot; &amp; [.$J52] &amp; &quot;,&quot; &amp; &quot;'&quot; &amp; [.$E52] &amp; &quot;'&quot; &amp; &quot;,&quot; &amp; &quot;'&quot; &amp; YEAR([.$D52]) &amp; &quot;-&quot; &amp; MONTH([.$D52]) &amp; &quot;-&quot; &amp; DAY([.$D52])  &amp; &quot;', &quot; &amp; &quot;NULL, NULL, NULL, NULL,&quot; &amp; &quot;'&quot; &amp; [.$G52] &amp; &quot;',&quot; &amp; &quot;'&quot; &amp; YEAR([.$F52]) &amp; &quot;-&quot; &amp; MONTH([.$F52]) &amp; &quot;-&quot; &amp; DAY([.$F52])  &amp; &quot;', NULL, NULL,NULL,&quot; &amp; &quot;'&quot; &amp; [.$C52] &amp; &quot;', 0, 0&quot;  &amp;&quot;);&quot;" office:value-type="string" office:string-value="insert into activity values (2044, 3, 2044,'','2014-5-29', NULL, NULL, NULL, NULL,'','2019-5-28', NULL, NULL,NULL,'PO/37/2014', 0, 0);" calcext:value-type="string">
            <text:p>insert into activity values (2044, 3, 2044,'','2014-5-29', NULL, NULL, NULL, NULL,'','2019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ID 53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9-05-28" calcext:value-type="date">
            <text:p>28.05.2019</text:p>
          </table:table-cell>
          <table:table-cell table:style-name="ce138"/>
          <table:table-cell table:style-name="ce242" table:formula="of:=IF([.$G53] = 0; &quot;N/A&quot;; [.$G53] - [.$H$5])" office:value-type="string" office:string-value="N/A" calcext:value-type="string">
            <text:p>N/A</text:p>
          </table:table-cell>
          <table:table-cell table:style-name="ce261" table:formula="of:=IF([.$F53] = 0; &quot;N/A&quot;; [.$F53]-[.$H$3])" office:value-type="float" office:value="898" calcext:value-type="float">
            <text:p>898</text:p>
          </table:table-cell>
          <table:table-cell table:style-name="ce278" office:value-type="float" office:value="2045" calcext:value-type="float">
            <text:p>2045</text:p>
          </table:table-cell>
          <table:table-cell table:style-name="ce284" table:formula="of:=&quot;insert into activity values (&quot; &amp; [.$J53] &amp;  &quot;,'&quot; &amp; [.$A53] &amp; &quot;'&quot; &amp; &quot;,'&quot; &amp; [.$A53] &amp; &quot;'&quot; &amp; &quot;,'&quot; &amp; &quot;MAINT&quot; &amp; &quot;'&quot; &amp; &quot;,'&quot; &amp; &quot;A&quot; &amp; &quot;'&quot; &amp;  &quot;,'&quot; &amp; [.$B53] &amp; &quot;'&quot; &amp; &quot;, NULL, &quot; &amp; [.$L53] &amp; &quot;,&quot; &amp; [.$N53] &amp;     &quot;, NULL, NULL, NULL, NULL, NULL, NULL, NULL, NULL, NULL);&quot;" office:value-type="string" office:string-value="insert into activity values (2045,'SID 53-30-01','SID 53-30-01','MAINT','A','Inspekcja', NULL, -999,60, NULL, NULL, NULL, NULL, NULL, NULL, NULL, NULL, NULL);" calcext:value-type="string">
            <text:p>insert into activity values (2045,'SID 53-30-01','SID 53-30-01','MAINT','A','Inspekcja', NULL, -999,60, NULL, NULL, NULL, NULL, NULL, NULL, NULL, NULL, NULL);</text:p>
          </table:table-cell>
          <table:table-cell table:style-name="ce294" office:value-type="float" office:value="-999" calcext:value-type="float">
            <text:p>-999</text:p>
          </table:table-cell>
          <table:table-cell table:style-name="ce325" office:value-type="time" office:time-value="PT00H02M00S" calcext:value-type="time">
            <text:p>00:02:0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53] &amp; &quot;, 3, &quot; &amp; [.$J53] &amp; &quot;,&quot; &amp; &quot;'&quot; &amp; [.$E53] &amp; &quot;'&quot; &amp; &quot;,&quot; &amp; &quot;'&quot; &amp; YEAR([.$D53]) &amp; &quot;-&quot; &amp; MONTH([.$D53]) &amp; &quot;-&quot; &amp; DAY([.$D53])  &amp; &quot;', &quot; &amp; &quot;NULL, NULL, NULL, NULL,&quot; &amp; &quot;'&quot; &amp; [.$G53] &amp; &quot;',&quot; &amp; &quot;'&quot; &amp; YEAR([.$F53]) &amp; &quot;-&quot; &amp; MONTH([.$F53]) &amp; &quot;-&quot; &amp; DAY([.$F53])  &amp; &quot;', NULL, NULL,NULL,&quot; &amp; &quot;'&quot; &amp; [.$C53] &amp; &quot;', 0, 0&quot;  &amp;&quot;);&quot;" office:value-type="string" office:string-value="insert into activity values (2045, 3, 2045,'','2014-5-29', NULL, NULL, NULL, NULL,'','2019-5-28', NULL, NULL,NULL,'PO/37/2014', 0, 0);" calcext:value-type="string">
            <text:p>insert into activity values (2045, 3, 2045,'','2014-5-29', NULL, NULL, NULL, NULL,'','2019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ID 53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9-05-28" calcext:value-type="date">
            <text:p>28.05.2019</text:p>
          </table:table-cell>
          <table:table-cell table:style-name="ce138"/>
          <table:table-cell table:style-name="ce242" table:formula="of:=IF([.$G54] = 0; &quot;N/A&quot;; [.$G54] - [.$H$5])" office:value-type="string" office:string-value="N/A" calcext:value-type="string">
            <text:p>N/A</text:p>
          </table:table-cell>
          <table:table-cell table:style-name="ce261" table:formula="of:=IF([.$F54] = 0; &quot;N/A&quot;; [.$F54]-[.$H$3])" office:value-type="float" office:value="898" calcext:value-type="float">
            <text:p>898</text:p>
          </table:table-cell>
          <table:table-cell table:style-name="ce278" office:value-type="float" office:value="2046" calcext:value-type="float">
            <text:p>2046</text:p>
          </table:table-cell>
          <table:table-cell table:style-name="ce284" table:formula="of:=&quot;insert into activity values (&quot; &amp; [.$J54] &amp;  &quot;,'&quot; &amp; [.$A54] &amp; &quot;'&quot; &amp; &quot;,'&quot; &amp; [.$A54] &amp; &quot;'&quot; &amp; &quot;,'&quot; &amp; &quot;MAINT&quot; &amp; &quot;'&quot; &amp; &quot;,'&quot; &amp; &quot;A&quot; &amp; &quot;'&quot; &amp;  &quot;,'&quot; &amp; [.$B54] &amp; &quot;'&quot; &amp; &quot;, NULL, &quot; &amp; [.$L54] &amp; &quot;,&quot; &amp; [.$N54] &amp;     &quot;, NULL, NULL, NULL, NULL, NULL, NULL, NULL, NULL, NULL);&quot;" office:value-type="string" office:string-value="insert into activity values (2046,'SID 53-11-01','SID 53-11-01','MAINT','A','Inspekcja', NULL, -999,60, NULL, NULL, NULL, NULL, NULL, NULL, NULL, NULL, NULL);" calcext:value-type="string">
            <text:p>insert into activity values (2046,'SID 53-11-01','SID 53-11-01','MAINT','A','Inspekcja', NULL, -999,60, NULL, NULL, NULL, NULL, NULL, NULL, NULL, NULL, NULL);</text:p>
          </table:table-cell>
          <table:table-cell table:style-name="ce295" office:value-type="float" office:value="-999" calcext:value-type="float">
            <text:p>-999</text:p>
          </table:table-cell>
          <table:table-cell table:style-name="ce325" office:value-type="time" office:time-value="PT00H01M00S" calcext:value-type="time">
            <text:p>00:01:0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54] &amp; &quot;, 3, &quot; &amp; [.$J54] &amp; &quot;,&quot; &amp; &quot;'&quot; &amp; [.$E54] &amp; &quot;'&quot; &amp; &quot;,&quot; &amp; &quot;'&quot; &amp; YEAR([.$D54]) &amp; &quot;-&quot; &amp; MONTH([.$D54]) &amp; &quot;-&quot; &amp; DAY([.$D54])  &amp; &quot;', &quot; &amp; &quot;NULL, NULL, NULL, NULL,&quot; &amp; &quot;'&quot; &amp; [.$G54] &amp; &quot;',&quot; &amp; &quot;'&quot; &amp; YEAR([.$F54]) &amp; &quot;-&quot; &amp; MONTH([.$F54]) &amp; &quot;-&quot; &amp; DAY([.$F54])  &amp; &quot;', NULL, NULL,NULL,&quot; &amp; &quot;'&quot; &amp; [.$C54] &amp; &quot;', 0, 0&quot;  &amp;&quot;);&quot;" office:value-type="string" office:string-value="insert into activity values (2046, 3, 2046,'','2014-5-29', NULL, NULL, NULL, NULL,'','2019-5-28', NULL, NULL,NULL,'PO/37/2014', 0, 0);" calcext:value-type="string">
            <text:p>insert into activity values (2046, 3, 2046,'','2014-5-29', NULL, NULL, NULL, NULL,'','2019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ID 53-47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9-05-28" calcext:value-type="date">
            <text:p>28.05.2019</text:p>
          </table:table-cell>
          <table:table-cell table:style-name="ce138"/>
          <table:table-cell table:style-name="ce242" table:formula="of:=IF([.$G55] = 0; &quot;N/A&quot;; [.$G55] - [.$H$5])" office:value-type="string" office:string-value="N/A" calcext:value-type="string">
            <text:p>N/A</text:p>
          </table:table-cell>
          <table:table-cell table:style-name="ce261" table:formula="of:=IF([.$F55] = 0; &quot;N/A&quot;; [.$F55]-[.$H$3])" office:value-type="float" office:value="898" calcext:value-type="float">
            <text:p>898</text:p>
          </table:table-cell>
          <table:table-cell table:style-name="ce278" office:value-type="float" office:value="2047" calcext:value-type="float">
            <text:p>2047</text:p>
          </table:table-cell>
          <table:table-cell table:style-name="ce284" table:formula="of:=&quot;insert into activity values (&quot; &amp; [.$J55] &amp;  &quot;,'&quot; &amp; [.$A55] &amp; &quot;'&quot; &amp; &quot;,'&quot; &amp; [.$A55] &amp; &quot;'&quot; &amp; &quot;,'&quot; &amp; &quot;MAINT&quot; &amp; &quot;'&quot; &amp; &quot;,'&quot; &amp; &quot;A&quot; &amp; &quot;'&quot; &amp;  &quot;,'&quot; &amp; [.$B55] &amp; &quot;'&quot; &amp; &quot;, NULL, &quot; &amp; [.$L55] &amp; &quot;,&quot; &amp; [.$N55] &amp;     &quot;, NULL, NULL, NULL, NULL, NULL, NULL, NULL, NULL, NULL);&quot;" office:value-type="string" office:string-value="insert into activity values (2047,'SID 53-47-01','SID 53-47-01','MAINT','A','Inspekcja', NULL, -999,60, NULL, NULL, NULL, NULL, NULL, NULL, NULL, NULL, NULL);" calcext:value-type="string">
            <text:p>insert into activity values (2047,'SID 53-47-01','SID 53-47-01','MAINT','A','Inspekcja', NULL, -999,60, NULL, NULL, NULL, NULL, NULL, NULL, NULL, NULL, NULL);</text:p>
          </table:table-cell>
          <table:table-cell table:style-name="ce296" office:value-type="float" office:value="-999" calcext:value-type="float">
            <text:p>-999</text:p>
          </table:table-cell>
          <table:table-cell table:style-name="ce325" office:value-type="time" office:time-value="PT00H02M45S" calcext:value-type="time">
            <text:p>00:02:45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55] &amp; &quot;, 3, &quot; &amp; [.$J55] &amp; &quot;,&quot; &amp; &quot;'&quot; &amp; [.$E55] &amp; &quot;'&quot; &amp; &quot;,&quot; &amp; &quot;'&quot; &amp; YEAR([.$D55]) &amp; &quot;-&quot; &amp; MONTH([.$D55]) &amp; &quot;-&quot; &amp; DAY([.$D55])  &amp; &quot;', &quot; &amp; &quot;NULL, NULL, NULL, NULL,&quot; &amp; &quot;'&quot; &amp; [.$G55] &amp; &quot;',&quot; &amp; &quot;'&quot; &amp; YEAR([.$F55]) &amp; &quot;-&quot; &amp; MONTH([.$F55]) &amp; &quot;-&quot; &amp; DAY([.$F55])  &amp; &quot;', NULL, NULL,NULL,&quot; &amp; &quot;'&quot; &amp; [.$C55] &amp; &quot;', 0, 0&quot;  &amp;&quot;);&quot;" office:value-type="string" office:string-value="insert into activity values (2047, 3, 2047,'','2014-5-29', NULL, NULL, NULL, NULL,'','2019-5-28', NULL, NULL,NULL,'PO/37/2014', 0, 0);" calcext:value-type="string">
            <text:p>insert into activity values (2047, 3, 2047,'','2014-5-29', NULL, NULL, NULL, NULL,'','2019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ID 32-1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9-05-28" calcext:value-type="date">
            <text:p>28.05.2019</text:p>
          </table:table-cell>
          <table:table-cell table:style-name="ce138"/>
          <table:table-cell table:style-name="ce242" table:formula="of:=IF([.$G56] = 0; &quot;N/A&quot;; [.$G56] - [.$H$5])" office:value-type="string" office:string-value="N/A" calcext:value-type="string">
            <text:p>N/A</text:p>
          </table:table-cell>
          <table:table-cell table:style-name="ce261" table:formula="of:=IF([.$F56] = 0; &quot;N/A&quot;; [.$F56]-[.$H$3])" office:value-type="float" office:value="898" calcext:value-type="float">
            <text:p>898</text:p>
          </table:table-cell>
          <table:table-cell table:style-name="ce278" office:value-type="float" office:value="2048" calcext:value-type="float">
            <text:p>2048</text:p>
          </table:table-cell>
          <table:table-cell table:style-name="ce284" table:formula="of:=&quot;insert into activity values (&quot; &amp; [.$J56] &amp;  &quot;,'&quot; &amp; [.$A56] &amp; &quot;'&quot; &amp; &quot;,'&quot; &amp; [.$A56] &amp; &quot;'&quot; &amp; &quot;,'&quot; &amp; &quot;MAINT&quot; &amp; &quot;'&quot; &amp; &quot;,'&quot; &amp; &quot;A&quot; &amp; &quot;'&quot; &amp;  &quot;,'&quot; &amp; [.$B56] &amp; &quot;'&quot; &amp; &quot;, NULL, &quot; &amp; [.$L56] &amp; &quot;,&quot; &amp; [.$N56] &amp;     &quot;, NULL, NULL, NULL, NULL, NULL, NULL, NULL, NULL, NULL);&quot;" office:value-type="string" office:string-value="insert into activity values (2048,'SID 32-13-01','SID 32-13-01','MAINT','A','Inspekcja', NULL, -999,60, NULL, NULL, NULL, NULL, NULL, NULL, NULL, NULL, NULL);" calcext:value-type="string">
            <text:p>insert into activity values (2048,'SID 32-13-01','SID 32-13-01','MAINT','A','Inspekcja', NULL, -999,60, NULL, NULL, NULL, NULL, NULL, NULL, NULL, NULL, NULL);</text:p>
          </table:table-cell>
          <table:table-cell table:style-name="ce297" office:value-type="float" office:value="-999" calcext:value-type="float">
            <text:p>-999</text:p>
          </table:table-cell>
          <table:table-cell table:style-name="ce325" office:value-type="time" office:time-value="PT00H04M00S" calcext:value-type="time">
            <text:p>00:04:0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56] &amp; &quot;, 3, &quot; &amp; [.$J56] &amp; &quot;,&quot; &amp; &quot;'&quot; &amp; [.$E56] &amp; &quot;'&quot; &amp; &quot;,&quot; &amp; &quot;'&quot; &amp; YEAR([.$D56]) &amp; &quot;-&quot; &amp; MONTH([.$D56]) &amp; &quot;-&quot; &amp; DAY([.$D56])  &amp; &quot;', &quot; &amp; &quot;NULL, NULL, NULL, NULL,&quot; &amp; &quot;'&quot; &amp; [.$G56] &amp; &quot;',&quot; &amp; &quot;'&quot; &amp; YEAR([.$F56]) &amp; &quot;-&quot; &amp; MONTH([.$F56]) &amp; &quot;-&quot; &amp; DAY([.$F56])  &amp; &quot;', NULL, NULL,NULL,&quot; &amp; &quot;'&quot; &amp; [.$C56] &amp; &quot;', 0, 0&quot;  &amp;&quot;);&quot;" office:value-type="string" office:string-value="insert into activity values (2048, 3, 2048,'','2014-5-29', NULL, NULL, NULL, NULL,'','2019-5-28', NULL, NULL,NULL,'PO/37/2014', 0, 0);" calcext:value-type="string">
            <text:p>insert into activity values (2048, 3, 2048,'','2014-5-29', NULL, NULL, NULL, NULL,'','2019-5-28', NULL, NULL,NULL,'PO/37/2014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ID 32-13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183" office:value-type="date" office:date-value="2019-05-28" calcext:value-type="date">
            <text:p>28.05.2019</text:p>
          </table:table-cell>
          <table:table-cell table:style-name="ce138"/>
          <table:table-cell table:style-name="ce242" table:formula="of:=IF([.$G57] = 0; &quot;N/A&quot;; [.$G57] - [.$H$5])" office:value-type="string" office:string-value="N/A" calcext:value-type="string">
            <text:p>N/A</text:p>
          </table:table-cell>
          <table:table-cell table:style-name="ce261" table:formula="of:=IF([.$F57] = 0; &quot;N/A&quot;; [.$F57]-[.$H$3])" office:value-type="float" office:value="898" calcext:value-type="float">
            <text:p>898</text:p>
          </table:table-cell>
          <table:table-cell table:style-name="ce278" office:value-type="float" office:value="2049" calcext:value-type="float">
            <text:p>2049</text:p>
          </table:table-cell>
          <table:table-cell table:style-name="ce284" table:formula="of:=&quot;insert into activity values (&quot; &amp; [.$J57] &amp;  &quot;,'&quot; &amp; [.$A57] &amp; &quot;'&quot; &amp; &quot;,'&quot; &amp; [.$A57] &amp; &quot;'&quot; &amp; &quot;,'&quot; &amp; &quot;MAINT&quot; &amp; &quot;'&quot; &amp; &quot;,'&quot; &amp; &quot;A&quot; &amp; &quot;'&quot; &amp;  &quot;,'&quot; &amp; [.$B57] &amp; &quot;'&quot; &amp; &quot;, NULL, &quot; &amp; [.$L57] &amp; &quot;,&quot; &amp; [.$N57] &amp;     &quot;, NULL, NULL, NULL, NULL, NULL, NULL, NULL, NULL, NULL);&quot;" office:value-type="string" office:string-value="insert into activity values (2049,'SID 32-13-02','SID 32-13-02','MAINT','A','Inspekcja', NULL, -999,60, NULL, NULL, NULL, NULL, NULL, NULL, NULL, NULL, NULL);" calcext:value-type="string">
            <text:p>insert into activity values (2049,'SID 32-13-02','SID 32-13-02','MAINT','A','Inspekcja', NULL, -999,60, NULL, NULL, NULL, NULL, NULL, NULL, NULL, NULL, NULL);</text:p>
          </table:table-cell>
          <table:table-cell table:style-name="ce298" office:value-type="float" office:value="-999" calcext:value-type="float">
            <text:p>-999</text:p>
          </table:table-cell>
          <table:table-cell table:style-name="ce325" office:value-type="time" office:time-value="PT00H00M40S" calcext:value-type="time">
            <text:p>00:00:40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57] &amp; &quot;, 3, &quot; &amp; [.$J57] &amp; &quot;,&quot; &amp; &quot;'&quot; &amp; [.$E57] &amp; &quot;'&quot; &amp; &quot;,&quot; &amp; &quot;'&quot; &amp; YEAR([.$D57]) &amp; &quot;-&quot; &amp; MONTH([.$D57]) &amp; &quot;-&quot; &amp; DAY([.$D57])  &amp; &quot;', &quot; &amp; &quot;NULL, NULL, NULL, NULL,&quot; &amp; &quot;'&quot; &amp; [.$G57] &amp; &quot;',&quot; &amp; &quot;'&quot; &amp; YEAR([.$F57]) &amp; &quot;-&quot; &amp; MONTH([.$F57]) &amp; &quot;-&quot; &amp; DAY([.$F57])  &amp; &quot;', NULL, NULL,NULL,&quot; &amp; &quot;'&quot; &amp; [.$C57] &amp; &quot;', 0, 0&quot;  &amp;&quot;);&quot;" office:value-type="string" office:string-value="insert into activity values (2049, 3, 2049,'','2014-5-29', NULL, NULL, NULL, NULL,'','2019-5-28', NULL, NULL,NULL,'PO/37/2014', 0, 0);" calcext:value-type="string">
            <text:p>insert into activity values (2049, 3, 2049,'','2014-5-29', NULL, NULL, NULL, NULL,'','2019-5-28', NULL, NULL,NULL,'PO/37/2014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30" office:value-type="string" calcext:value-type="string">
            <text:p>Inspekcja</text:p>
          </table:table-cell>
          <table:table-cell table:style-name="ce55" office:value-type="string" calcext:value-type="string">
            <text:p>MM/53/2016</text:p>
          </table:table-cell>
          <table:table-cell table:style-name="ce100" office:value-type="date" office:date-value="2016-09-24" calcext:value-type="date">
            <text:p>24.09.2016</text:p>
          </table:table-cell>
          <table:table-cell table:style-name="ce147" office:value-type="string" calcext:value-type="string">
            <text:p>2875:27</text:p>
          </table:table-cell>
          <table:table-cell table:style-name="ce188" office:value-type="date" office:date-value="2017-09-23" calcext:value-type="date">
            <text:p>23.09.2017</text:p>
          </table:table-cell>
          <table:table-cell table:style-name="ce215" office:value-type="string" calcext:value-type="string">
            <text:p>2975:27</text:p>
          </table:table-cell>
          <table:table-cell table:style-name="ce242" table:formula="of:=IF([.$G58] = 0; &quot;N/A&quot;; [.$G58] - [.$H$5])" office:value-type="time" office:time-value="PT82H04M00.000000001S" calcext:value-type="time">
            <text:p>82:04:00</text:p>
          </table:table-cell>
          <table:table-cell table:style-name="ce261" table:formula="of:=IF([.$F58] = 0; &quot;N/A&quot;; [.$F58]-[.$H$3])" office:value-type="float" office:value="286" calcext:value-type="float">
            <text:p>286</text:p>
          </table:table-cell>
          <table:table-cell table:style-name="ce278" office:value-type="float" office:value="2050" calcext:value-type="float">
            <text:p>2050</text:p>
          </table:table-cell>
          <table:table-cell table:style-name="ce284" table:formula="of:=&quot;insert into activity values (&quot; &amp; [.$J58] &amp;  &quot;,'&quot; &amp; [.$A58] &amp; &quot;'&quot; &amp; &quot;,'&quot; &amp; [.$A58] &amp; &quot;'&quot; &amp; &quot;,'&quot; &amp; &quot;MAINT&quot; &amp; &quot;'&quot; &amp; &quot;,'&quot; &amp; &quot;A&quot; &amp; &quot;'&quot; &amp;  &quot;,'&quot; &amp; [.$B58] &amp; &quot;'&quot; &amp; &quot;, NULL, &quot; &amp; [.$L58] &amp; &quot;,&quot; &amp; [.$N58] &amp;     &quot;, NULL, NULL, NULL, NULL, NULL, NULL, NULL, NULL, NULL);&quot;" office:value-type="string" office:string-value="insert into activity values (2050,'AD 2011-10-09','AD 2011-10-09','MAINT','A','Inspekcja', NULL, 100,12, NULL, NULL, NULL, NULL, NULL, NULL, NULL, NULL, NULL);" calcext:value-type="string">
            <text:p>insert into activity values (2050,'AD 2011-10-09','AD 2011-10-09','MAINT','A','Inspekcja', NULL, 100,12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25" office:value-type="time" office:time-value="PT00H02M40S" calcext:value-type="time">
            <text:p>00:02:40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58] &amp; &quot;, 3, &quot; &amp; [.$J58] &amp; &quot;,&quot; &amp; &quot;'&quot; &amp; [.$E58] &amp; &quot;'&quot; &amp; &quot;,&quot; &amp; &quot;'&quot; &amp; YEAR([.$D58]) &amp; &quot;-&quot; &amp; MONTH([.$D58]) &amp; &quot;-&quot; &amp; DAY([.$D58])  &amp; &quot;', &quot; &amp; &quot;NULL, NULL, NULL, NULL,&quot; &amp; &quot;'&quot; &amp; [.$G58] &amp; &quot;',&quot; &amp; &quot;'&quot; &amp; YEAR([.$F58]) &amp; &quot;-&quot; &amp; MONTH([.$F58]) &amp; &quot;-&quot; &amp; DAY([.$F58])  &amp; &quot;', NULL, NULL,NULL,&quot; &amp; &quot;'&quot; &amp; [.$C58] &amp; &quot;', 0, 0&quot;  &amp;&quot;);&quot;" office:value-type="string" office:string-value="insert into activity values (2050, 3, 2050,'2875:27','2016-9-24', NULL, NULL, NULL, NULL,'2975:27','2017-9-23', NULL, NULL,NULL,'MM/53/2016', 0, 0);" calcext:value-type="string">
            <text:p>insert into activity values (2050, 3, 2050,'2875:27','2016-9-24', NULL, NULL, NULL, NULL,'2975:27','2017-9-23', NULL, NULL,NULL,'MM/53/2016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AD 2006-0375</text:p>
          </table:table-cell>
          <table:table-cell table:style-name="ce30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38"/>
          <table:table-cell table:style-name="ce189" office:value-type="date" office:date-value="2017-05-22" calcext:value-type="date">
            <text:p>22.05.2017</text:p>
          </table:table-cell>
          <table:table-cell table:style-name="ce138"/>
          <table:table-cell table:style-name="ce242" table:formula="of:=IF([.$G59] = 0; &quot;N/A&quot;; [.$G59] - [.$H$5])" office:value-type="string" office:string-value="N/A" calcext:value-type="string">
            <text:p>N/A</text:p>
          </table:table-cell>
          <table:table-cell table:style-name="ce261" table:formula="of:=IF([.$F59] = 0; &quot;N/A&quot;; [.$F59]-[.$H$3])" office:value-type="float" office:value="162" calcext:value-type="float">
            <text:p>162</text:p>
          </table:table-cell>
          <table:table-cell table:style-name="ce278" office:value-type="float" office:value="2051" calcext:value-type="float">
            <text:p>2051</text:p>
          </table:table-cell>
          <table:table-cell table:style-name="ce284" table:formula="of:=&quot;insert into activity values (&quot; &amp; [.$J59] &amp;  &quot;,'&quot; &amp; [.$A59] &amp; &quot;'&quot; &amp; &quot;,'&quot; &amp; [.$A59] &amp; &quot;'&quot; &amp; &quot;,'&quot; &amp; &quot;MAINT&quot; &amp; &quot;'&quot; &amp; &quot;,'&quot; &amp; &quot;A&quot; &amp; &quot;'&quot; &amp;  &quot;,'&quot; &amp; [.$B59] &amp; &quot;'&quot; &amp; &quot;, NULL, &quot; &amp; [.$L59] &amp; &quot;,&quot; &amp; [.$N59] &amp;     &quot;, NULL, NULL, NULL, NULL, NULL, NULL, NULL, NULL, NULL);&quot;" office:value-type="string" office:string-value="insert into activity values (2051,'AD 2006-0375','AD 2006-0375','MAINT','A','Inspekcja', NULL, -999,12, NULL, NULL, NULL, NULL, NULL, NULL, NULL, NULL, NULL);" calcext:value-type="string">
            <text:p>insert into activity values (2051,'AD 2006-0375','AD 2006-0375','MAINT','A','Inspekcja', NULL, -999,12, NULL, NULL, NULL, NULL, NULL, NULL, NULL, NULL, NULL);</text:p>
          </table:table-cell>
          <table:table-cell table:style-name="ce299" office:value-type="float" office:value="-999" calcext:value-type="float">
            <text:p>-999</text:p>
          </table:table-cell>
          <table:table-cell table:style-name="ce325" office:value-type="time" office:time-value="PT00H02M20S" calcext:value-type="time">
            <text:p>00:02:20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59] &amp; &quot;, 3, &quot; &amp; [.$J59] &amp; &quot;,&quot; &amp; &quot;'&quot; &amp; [.$E59] &amp; &quot;'&quot; &amp; &quot;,&quot; &amp; &quot;'&quot; &amp; YEAR([.$D59]) &amp; &quot;-&quot; &amp; MONTH([.$D59]) &amp; &quot;-&quot; &amp; DAY([.$D59])  &amp; &quot;', &quot; &amp; &quot;NULL, NULL, NULL, NULL,&quot; &amp; &quot;'&quot; &amp; [.$G59] &amp; &quot;',&quot; &amp; &quot;'&quot; &amp; YEAR([.$F59]) &amp; &quot;-&quot; &amp; MONTH([.$F59]) &amp; &quot;-&quot; &amp; DAY([.$F59])  &amp; &quot;', NULL, NULL,NULL,&quot; &amp; &quot;'&quot; &amp; [.$C59] &amp; &quot;', 0, 0&quot;  &amp;&quot;);&quot;" office:value-type="string" office:string-value="insert into activity values (2051, 3, 2051,'','2016-5-22', NULL, NULL, NULL, NULL,'','2017-5-22', NULL, NULL,NULL,'MM/24/2016', 0, 0);" calcext:value-type="string">
            <text:p>insert into activity values (2051, 3, 2051,'','2016-5-22', NULL, NULL, NULL, NULL,'','2017-5-22', NULL, NULL,NULL,'MM/24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30" office:value-type="string" calcext:value-type="string">
            <text:p>Inspekcja</text:p>
          </table:table-cell>
          <table:table-cell table:style-name="ce57" office:value-type="string" calcext:value-type="string">
            <text:p>MM/53/2016</text:p>
          </table:table-cell>
          <table:table-cell table:style-name="ce102" office:value-type="date" office:date-value="2016-09-24" calcext:value-type="date">
            <text:p>24.09.2016</text:p>
          </table:table-cell>
          <table:table-cell table:style-name="ce148" office:value-type="string" calcext:value-type="string">
            <text:p>2875:27</text:p>
          </table:table-cell>
          <table:table-cell table:style-name="ce190"/>
          <table:table-cell table:style-name="ce216" office:value-type="string" calcext:value-type="string">
            <text:p>2975:27</text:p>
          </table:table-cell>
          <table:table-cell table:style-name="ce242" table:formula="of:=IF([.$G60] = 0; &quot;N/A&quot;; [.$G60] - [.$H$5])" office:value-type="time" office:time-value="PT82H04M00.000000001S" calcext:value-type="time">
            <text:p>82:04:00</text:p>
          </table:table-cell>
          <table:table-cell table:style-name="ce261" table:formula="of:=IF([.$F60] = 0; &quot;N/A&quot;; [.$F60]-[.$H$3])" office:value-type="string" office:string-value="N/A" calcext:value-type="string">
            <text:p>N/A</text:p>
          </table:table-cell>
          <table:table-cell table:style-name="ce278" office:value-type="float" office:value="2052" calcext:value-type="float">
            <text:p>2052</text:p>
          </table:table-cell>
          <table:table-cell table:style-name="ce284" table:formula="of:=&quot;insert into activity values (&quot; &amp; [.$J60] &amp;  &quot;,'&quot; &amp; [.$A60] &amp; &quot;'&quot; &amp; &quot;,'&quot; &amp; [.$A60] &amp; &quot;'&quot; &amp; &quot;,'&quot; &amp; &quot;MAINT&quot; &amp; &quot;'&quot; &amp; &quot;,'&quot; &amp; &quot;A&quot; &amp; &quot;'&quot; &amp;  &quot;,'&quot; &amp; [.$B60] &amp; &quot;'&quot; &amp; &quot;, NULL, &quot; &amp; [.$L60] &amp; &quot;,&quot; &amp; [.$N60] &amp;     &quot;, NULL, NULL, NULL, NULL, NULL, NULL, NULL, NULL, NULL);&quot;" office:value-type="string" office:string-value="insert into activity values (2052,'AD 76-07-12','AD 76-07-12','MAINT','A','Inspekcja', NULL, 100,-999, NULL, NULL, NULL, NULL, NULL, NULL, NULL, NULL, NULL);" calcext:value-type="string">
            <text:p>insert into activity values (2052,'AD 76-07-12','AD 76-07-12','MAINT','A','Inspekcja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25" office:value-type="time" office:time-value="PT00H00M40S" calcext:value-type="time">
            <text:p>00:00:40</text:p>
          </table:table-cell>
          <table:table-cell table:style-name="ce343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60] &amp; &quot;, 3, &quot; &amp; [.$J60] &amp; &quot;,&quot; &amp; &quot;'&quot; &amp; [.$E60] &amp; &quot;'&quot; &amp; &quot;,&quot; &amp; &quot;'&quot; &amp; YEAR([.$D60]) &amp; &quot;-&quot; &amp; MONTH([.$D60]) &amp; &quot;-&quot; &amp; DAY([.$D60])  &amp; &quot;', &quot; &amp; &quot;NULL, NULL, NULL, NULL,&quot; &amp; &quot;'&quot; &amp; [.$G60] &amp; &quot;',&quot; &amp; &quot;'&quot; &amp; YEAR([.$F60]) &amp; &quot;-&quot; &amp; MONTH([.$F60]) &amp; &quot;-&quot; &amp; DAY([.$F60])  &amp; &quot;', NULL, NULL,NULL,&quot; &amp; &quot;'&quot; &amp; [.$C60] &amp; &quot;', 0, 0&quot;  &amp;&quot;);&quot;" office:value-type="string" office:string-value="insert into activity values (2052, 3, 2052,'2875:27','2016-9-24', NULL, NULL, NULL, NULL,'2975:27','1899-12-30', NULL, NULL,NULL,'MM/53/2016', 0, 0);" calcext:value-type="string">
            <text:p>insert into activity values (2052, 3, 2052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30" office:value-type="string" calcext:value-type="string">
            <text:p>Inspekcja</text:p>
          </table:table-cell>
          <table:table-cell table:style-name="ce58" office:value-type="string" calcext:value-type="string">
            <text:p>MM/53/2016</text:p>
          </table:table-cell>
          <table:table-cell table:style-name="ce103" office:value-type="date" office:date-value="2016-09-24" calcext:value-type="date">
            <text:p>24.09.2016</text:p>
          </table:table-cell>
          <table:table-cell table:style-name="ce149" office:value-type="string" calcext:value-type="string">
            <text:p>2875:27</text:p>
          </table:table-cell>
          <table:table-cell table:style-name="ce191"/>
          <table:table-cell table:style-name="ce217" office:value-type="string" calcext:value-type="string">
            <text:p>2975:27</text:p>
          </table:table-cell>
          <table:table-cell table:style-name="ce242" table:formula="of:=IF([.$G61] = 0; &quot;N/A&quot;; [.$G61] - [.$H$5])" office:value-type="time" office:time-value="PT82H04M00.000000001S" calcext:value-type="time">
            <text:p>82:04:00</text:p>
          </table:table-cell>
          <table:table-cell table:style-name="ce261" table:formula="of:=IF([.$F61] = 0; &quot;N/A&quot;; [.$F61]-[.$H$3])" office:value-type="string" office:string-value="N/A" calcext:value-type="string">
            <text:p>N/A</text:p>
          </table:table-cell>
          <table:table-cell table:style-name="ce278" office:value-type="float" office:value="2053" calcext:value-type="float">
            <text:p>2053</text:p>
          </table:table-cell>
          <table:table-cell table:style-name="ce284" table:formula="of:=&quot;insert into activity values (&quot; &amp; [.$J61] &amp;  &quot;,'&quot; &amp; [.$A61] &amp; &quot;'&quot; &amp; &quot;,'&quot; &amp; [.$A61] &amp; &quot;'&quot; &amp; &quot;,'&quot; &amp; &quot;MAINT&quot; &amp; &quot;'&quot; &amp; &quot;,'&quot; &amp; &quot;A&quot; &amp; &quot;'&quot; &amp;  &quot;,'&quot; &amp; [.$B61] &amp; &quot;'&quot; &amp; &quot;, NULL, &quot; &amp; [.$L61] &amp; &quot;,&quot; &amp; [.$N61] &amp;     &quot;, NULL, NULL, NULL, NULL, NULL, NULL, NULL, NULL, NULL);&quot;" office:value-type="string" office:string-value="insert into activity values (2053,'SIB CE-10-40R1','SIB CE-10-40R1','MAINT','A','Inspekcja', NULL, 100,-999, NULL, NULL, NULL, NULL, NULL, NULL, NULL, NULL, NULL);" calcext:value-type="string">
            <text:p>insert into activity values (2053,'SIB CE-10-40R1','SIB CE-10-40R1','MAINT','A','Inspekcja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25" office:value-type="time" office:time-value="PT00H00M40S" calcext:value-type="time">
            <text:p>00:00:40</text:p>
          </table:table-cell>
          <table:table-cell table:style-name="ce344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61] &amp; &quot;, 3, &quot; &amp; [.$J61] &amp; &quot;,&quot; &amp; &quot;'&quot; &amp; [.$E61] &amp; &quot;'&quot; &amp; &quot;,&quot; &amp; &quot;'&quot; &amp; YEAR([.$D61]) &amp; &quot;-&quot; &amp; MONTH([.$D61]) &amp; &quot;-&quot; &amp; DAY([.$D61])  &amp; &quot;', &quot; &amp; &quot;NULL, NULL, NULL, NULL,&quot; &amp; &quot;'&quot; &amp; [.$G61] &amp; &quot;',&quot; &amp; &quot;'&quot; &amp; YEAR([.$F61]) &amp; &quot;-&quot; &amp; MONTH([.$F61]) &amp; &quot;-&quot; &amp; DAY([.$F61])  &amp; &quot;', NULL, NULL,NULL,&quot; &amp; &quot;'&quot; &amp; [.$C61] &amp; &quot;', 0, 0&quot;  &amp;&quot;);&quot;" office:value-type="string" office:string-value="insert into activity values (2053, 3, 2053,'2875:27','2016-9-24', NULL, NULL, NULL, NULL,'2975:27','1899-12-30', NULL, NULL,NULL,'MM/53/2016', 0, 0);" calcext:value-type="string">
            <text:p>insert into activity values (2053, 3, 2053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30" office:value-type="string" calcext:value-type="string">
            <text:p>Inspekcja</text:p>
          </table:table-cell>
          <table:table-cell table:style-name="ce59" office:value-type="string" calcext:value-type="string">
            <text:p>MM/53/2016</text:p>
          </table:table-cell>
          <table:table-cell table:style-name="ce104" office:value-type="date" office:date-value="2016-09-24" calcext:value-type="date">
            <text:p>24.09.2016</text:p>
          </table:table-cell>
          <table:table-cell table:style-name="ce150" office:value-type="string" calcext:value-type="string">
            <text:p>2875:27</text:p>
          </table:table-cell>
          <table:table-cell table:style-name="ce192" office:value-type="date" office:date-value="2017-09-23" calcext:value-type="date">
            <text:p>23.09.2017</text:p>
          </table:table-cell>
          <table:table-cell table:style-name="ce218" office:value-type="string" calcext:value-type="string">
            <text:p>2975:27</text:p>
          </table:table-cell>
          <table:table-cell table:style-name="ce242" table:formula="of:=IF([.$G62] = 0; &quot;N/A&quot;; [.$G62] - [.$H$5])" office:value-type="time" office:time-value="PT82H04M00.000000001S" calcext:value-type="time">
            <text:p>82:04:00</text:p>
          </table:table-cell>
          <table:table-cell table:style-name="ce261" table:formula="of:=IF([.$F62] = 0; &quot;N/A&quot;; [.$F62]-[.$H$3])" office:value-type="float" office:value="286" calcext:value-type="float">
            <text:p>286</text:p>
          </table:table-cell>
          <table:table-cell table:style-name="ce278" office:value-type="float" office:value="2054" calcext:value-type="float">
            <text:p>2054</text:p>
          </table:table-cell>
          <table:table-cell table:style-name="ce284" table:formula="of:=&quot;insert into activity values (&quot; &amp; [.$J62] &amp;  &quot;,'&quot; &amp; [.$A62] &amp; &quot;'&quot; &amp; &quot;,'&quot; &amp; [.$A62] &amp; &quot;'&quot; &amp; &quot;,'&quot; &amp; &quot;MAINT&quot; &amp; &quot;'&quot; &amp; &quot;,'&quot; &amp; &quot;A&quot; &amp; &quot;'&quot; &amp;  &quot;,'&quot; &amp; [.$B62] &amp; &quot;'&quot; &amp; &quot;, NULL, &quot; &amp; [.$L62] &amp; &quot;,&quot; &amp; [.$N62] &amp;     &quot;, NULL, NULL, NULL, NULL, NULL, NULL, NULL, NULL, NULL);&quot;" office:value-type="string" office:string-value="insert into activity values (2054,'SEB 94-8','SEB 94-8','MAINT','A','Inspekcja', NULL, 100,12, NULL, NULL, NULL, NULL, NULL, NULL, NULL, NULL, NULL);" calcext:value-type="string">
            <text:p>insert into activity values (2054,'SEB 94-8','SEB 94-8','MAINT','A','Inspekcja', NULL, 100,12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25" office:value-type="time" office:time-value="PT00H01M40S" calcext:value-type="time">
            <text:p>00:01:40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62] &amp; &quot;, 3, &quot; &amp; [.$J62] &amp; &quot;,&quot; &amp; &quot;'&quot; &amp; [.$E62] &amp; &quot;'&quot; &amp; &quot;,&quot; &amp; &quot;'&quot; &amp; YEAR([.$D62]) &amp; &quot;-&quot; &amp; MONTH([.$D62]) &amp; &quot;-&quot; &amp; DAY([.$D62])  &amp; &quot;', &quot; &amp; &quot;NULL, NULL, NULL, NULL,&quot; &amp; &quot;'&quot; &amp; [.$G62] &amp; &quot;',&quot; &amp; &quot;'&quot; &amp; YEAR([.$F62]) &amp; &quot;-&quot; &amp; MONTH([.$F62]) &amp; &quot;-&quot; &amp; DAY([.$F62])  &amp; &quot;', NULL, NULL,NULL,&quot; &amp; &quot;'&quot; &amp; [.$C62] &amp; &quot;', 0, 0&quot;  &amp;&quot;);&quot;" office:value-type="string" office:string-value="insert into activity values (2054, 3, 2054,'2875:27','2016-9-24', NULL, NULL, NULL, NULL,'2975:27','2017-9-23', NULL, NULL,NULL,'MM/53/2016', 0, 0);" calcext:value-type="string">
            <text:p>insert into activity values (2054, 3, 2054,'2875:27','2016-9-24', NULL, NULL, NULL, NULL,'2975:27','2017-9-23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30" office:value-type="string" calcext:value-type="string">
            <text:p>Inspekcja</text:p>
          </table:table-cell>
          <table:table-cell table:style-name="ce60" office:value-type="string" calcext:value-type="string">
            <text:p>MM/53/2016</text:p>
          </table:table-cell>
          <table:table-cell table:style-name="ce105" office:value-type="date" office:date-value="2016-09-24" calcext:value-type="date">
            <text:p>24.09.2016</text:p>
          </table:table-cell>
          <table:table-cell table:style-name="ce151" office:value-type="string" calcext:value-type="string">
            <text:p>2875:27</text:p>
          </table:table-cell>
          <table:table-cell table:style-name="ce193" office:value-type="date" office:date-value="2017-09-23" calcext:value-type="date">
            <text:p>23.09.2017</text:p>
          </table:table-cell>
          <table:table-cell table:style-name="ce219" office:value-type="string" calcext:value-type="string">
            <text:p>2975:27</text:p>
          </table:table-cell>
          <table:table-cell table:style-name="ce242" table:formula="of:=IF([.$G63] = 0; &quot;N/A&quot;; [.$G63] - [.$H$5])" office:value-type="time" office:time-value="PT82H04M00.000000001S" calcext:value-type="time">
            <text:p>82:04:00</text:p>
          </table:table-cell>
          <table:table-cell table:style-name="ce261" table:formula="of:=IF([.$F63] = 0; &quot;N/A&quot;; [.$F63]-[.$H$3])" office:value-type="float" office:value="286" calcext:value-type="float">
            <text:p>286</text:p>
          </table:table-cell>
          <table:table-cell table:style-name="ce278" office:value-type="float" office:value="2055" calcext:value-type="float">
            <text:p>2055</text:p>
          </table:table-cell>
          <table:table-cell table:style-name="ce284" table:formula="of:=&quot;insert into activity values (&quot; &amp; [.$J63] &amp;  &quot;,'&quot; &amp; [.$A63] &amp; &quot;'&quot; &amp; &quot;,'&quot; &amp; [.$A63] &amp; &quot;'&quot; &amp; &quot;,'&quot; &amp; &quot;MAINT&quot; &amp; &quot;'&quot; &amp; &quot;,'&quot; &amp; &quot;A&quot; &amp; &quot;'&quot; &amp;  &quot;,'&quot; &amp; [.$B63] &amp; &quot;'&quot; &amp; &quot;, NULL, &quot; &amp; [.$L63] &amp; &quot;,&quot; &amp; [.$N63] &amp;     &quot;, NULL, NULL, NULL, NULL, NULL, NULL, NULL, NULL, NULL);&quot;" office:value-type="string" office:string-value="insert into activity values (2055,'SEB 95-3R1','SEB 95-3R1','MAINT','A','Inspekcja', NULL, 100,12, NULL, NULL, NULL, NULL, NULL, NULL, NULL, NULL, NULL);" calcext:value-type="string">
            <text:p>insert into activity values (2055,'SEB 95-3R1','SEB 95-3R1','MAINT','A','Inspekcja', NULL, 100,12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25" office:value-type="time" office:time-value="PT00H03M30S" calcext:value-type="time">
            <text:p>00:03:30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63] &amp; &quot;, 3, &quot; &amp; [.$J63] &amp; &quot;,&quot; &amp; &quot;'&quot; &amp; [.$E63] &amp; &quot;'&quot; &amp; &quot;,&quot; &amp; &quot;'&quot; &amp; YEAR([.$D63]) &amp; &quot;-&quot; &amp; MONTH([.$D63]) &amp; &quot;-&quot; &amp; DAY([.$D63])  &amp; &quot;', &quot; &amp; &quot;NULL, NULL, NULL, NULL,&quot; &amp; &quot;'&quot; &amp; [.$G63] &amp; &quot;',&quot; &amp; &quot;'&quot; &amp; YEAR([.$F63]) &amp; &quot;-&quot; &amp; MONTH([.$F63]) &amp; &quot;-&quot; &amp; DAY([.$F63])  &amp; &quot;', NULL, NULL,NULL,&quot; &amp; &quot;'&quot; &amp; [.$C63] &amp; &quot;', 0, 0&quot;  &amp;&quot;);&quot;" office:value-type="string" office:string-value="insert into activity values (2055, 3, 2055,'2875:27','2016-9-24', NULL, NULL, NULL, NULL,'2975:27','2017-9-23', NULL, NULL,NULL,'MM/53/2016', 0, 0);" calcext:value-type="string">
            <text:p>insert into activity values (2055, 3, 2055,'2875:27','2016-9-24', NULL, NULL, NULL, NULL,'2975:27','2017-9-23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30" office:value-type="string" calcext:value-type="string">
            <text:p>Inspekcja</text:p>
          </table:table-cell>
          <table:table-cell table:style-name="ce61" office:value-type="string" calcext:value-type="string">
            <text:p>MM/53/2016</text:p>
          </table:table-cell>
          <table:table-cell table:style-name="ce106" office:value-type="date" office:date-value="2016-09-24" calcext:value-type="date">
            <text:p>24.09.2016</text:p>
          </table:table-cell>
          <table:table-cell table:style-name="ce152" office:value-type="string" calcext:value-type="string">
            <text:p>2875:27</text:p>
          </table:table-cell>
          <table:table-cell table:style-name="ce194" office:value-type="date" office:date-value="2017-09-23" calcext:value-type="date">
            <text:p>23.09.2017</text:p>
          </table:table-cell>
          <table:table-cell table:style-name="ce220" office:value-type="string" calcext:value-type="string">
            <text:p>2975:27</text:p>
          </table:table-cell>
          <table:table-cell table:style-name="ce242" table:formula="of:=IF([.$G64] = 0; &quot;N/A&quot;; [.$G64] - [.$H$5])" office:value-type="time" office:time-value="PT82H04M00.000000001S" calcext:value-type="time">
            <text:p>82:04:00</text:p>
          </table:table-cell>
          <table:table-cell table:style-name="ce261" table:formula="of:=IF([.$F64] = 0; &quot;N/A&quot;; [.$F64]-[.$H$3])" office:value-type="float" office:value="286" calcext:value-type="float">
            <text:p>286</text:p>
          </table:table-cell>
          <table:table-cell table:style-name="ce278" office:value-type="float" office:value="2056" calcext:value-type="float">
            <text:p>2056</text:p>
          </table:table-cell>
          <table:table-cell table:style-name="ce284" table:formula="of:=&quot;insert into activity values (&quot; &amp; [.$J64] &amp;  &quot;,'&quot; &amp; [.$A64] &amp; &quot;'&quot; &amp; &quot;,'&quot; &amp; [.$A64] &amp; &quot;'&quot; &amp; &quot;,'&quot; &amp; &quot;MAINT&quot; &amp; &quot;'&quot; &amp; &quot;,'&quot; &amp; &quot;A&quot; &amp; &quot;'&quot; &amp;  &quot;,'&quot; &amp; [.$B64] &amp; &quot;'&quot; &amp; &quot;, NULL, &quot; &amp; [.$L64] &amp; &quot;,&quot; &amp; [.$N64] &amp;     &quot;, NULL, NULL, NULL, NULL, NULL, NULL, NULL, NULL, NULL);&quot;" office:value-type="string" office:string-value="insert into activity values (2056,'SEB 96-2','SEB 96-2','MAINT','A','Inspekcja', NULL, 100,12, NULL, NULL, NULL, NULL, NULL, NULL, NULL, NULL, NULL);" calcext:value-type="string">
            <text:p>insert into activity values (2056,'SEB 96-2','SEB 96-2','MAINT','A','Inspekcja', NULL, 100,12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25" office:value-type="time" office:time-value="PT00H01M00S" calcext:value-type="time">
            <text:p>00:01:00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64] &amp; &quot;, 3, &quot; &amp; [.$J64] &amp; &quot;,&quot; &amp; &quot;'&quot; &amp; [.$E64] &amp; &quot;'&quot; &amp; &quot;,&quot; &amp; &quot;'&quot; &amp; YEAR([.$D64]) &amp; &quot;-&quot; &amp; MONTH([.$D64]) &amp; &quot;-&quot; &amp; DAY([.$D64])  &amp; &quot;', &quot; &amp; &quot;NULL, NULL, NULL, NULL,&quot; &amp; &quot;'&quot; &amp; [.$G64] &amp; &quot;',&quot; &amp; &quot;'&quot; &amp; YEAR([.$F64]) &amp; &quot;-&quot; &amp; MONTH([.$F64]) &amp; &quot;-&quot; &amp; DAY([.$F64])  &amp; &quot;', NULL, NULL,NULL,&quot; &amp; &quot;'&quot; &amp; [.$C64] &amp; &quot;', 0, 0&quot;  &amp;&quot;);&quot;" office:value-type="string" office:string-value="insert into activity values (2056, 3, 2056,'2875:27','2016-9-24', NULL, NULL, NULL, NULL,'2975:27','2017-9-23', NULL, NULL,NULL,'MM/53/2016', 0, 0);" calcext:value-type="string">
            <text:p>insert into activity values (2056, 3, 2056,'2875:27','2016-9-24', NULL, NULL, NULL, NULL,'2975:27','2017-9-23', NULL, NULL,NULL,'MM/53/2016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EB 99-18R1</text:p>
          </table:table-cell>
          <table:table-cell table:style-name="ce30" office:value-type="string" calcext:value-type="string">
            <text:p>Inspekcja</text:p>
          </table:table-cell>
          <table:table-cell table:style-name="ce62" office:value-type="string" calcext:value-type="string">
            <text:p>MM/24/2016</text:p>
          </table:table-cell>
          <table:table-cell table:style-name="ce107" office:value-type="date" office:date-value="2016-05-22" calcext:value-type="date">
            <text:p>22.05.2016</text:p>
          </table:table-cell>
          <table:table-cell table:style-name="ce153"/>
          <table:table-cell table:style-name="ce195" office:value-type="date" office:date-value="2017-05-22" calcext:value-type="date">
            <text:p>22.05.2017</text:p>
          </table:table-cell>
          <table:table-cell table:style-name="ce138"/>
          <table:table-cell table:style-name="ce242" table:formula="of:=IF([.$G65] = 0; &quot;N/A&quot;; [.$G65] - [.$H$5])" office:value-type="string" office:string-value="N/A" calcext:value-type="string">
            <text:p>N/A</text:p>
          </table:table-cell>
          <table:table-cell table:style-name="ce261" table:formula="of:=IF([.$F65] = 0; &quot;N/A&quot;; [.$F65]-[.$H$3])" office:value-type="float" office:value="162" calcext:value-type="float">
            <text:p>162</text:p>
          </table:table-cell>
          <table:table-cell table:style-name="ce278" office:value-type="float" office:value="2057" calcext:value-type="float">
            <text:p>2057</text:p>
          </table:table-cell>
          <table:table-cell table:style-name="ce284" table:formula="of:=&quot;insert into activity values (&quot; &amp; [.$J65] &amp;  &quot;,'&quot; &amp; [.$A65] &amp; &quot;'&quot; &amp; &quot;,'&quot; &amp; [.$A65] &amp; &quot;'&quot; &amp; &quot;,'&quot; &amp; &quot;MAINT&quot; &amp; &quot;'&quot; &amp; &quot;,'&quot; &amp; &quot;A&quot; &amp; &quot;'&quot; &amp;  &quot;,'&quot; &amp; [.$B65] &amp; &quot;'&quot; &amp; &quot;, NULL, &quot; &amp; [.$L65] &amp; &quot;,&quot; &amp; [.$N65] &amp;     &quot;, NULL, NULL, NULL, NULL, NULL, NULL, NULL, NULL, NULL);&quot;" office:value-type="string" office:string-value="insert into activity values (2057,'SEB 99-18R1','SEB 99-18R1','MAINT','A','Inspekcja', NULL, -999,12, NULL, NULL, NULL, NULL, NULL, NULL, NULL, NULL, NULL);" calcext:value-type="string">
            <text:p>insert into activity values (2057,'SEB 99-18R1','SEB 99-18R1','MAINT','A','Inspekcja', NULL, -999,12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5" office:value-type="time" office:time-value="PT00H02M00S" calcext:value-type="time">
            <text:p>00:02:00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65] &amp; &quot;, 3, &quot; &amp; [.$J65] &amp; &quot;,&quot; &amp; &quot;'&quot; &amp; [.$E65] &amp; &quot;'&quot; &amp; &quot;,&quot; &amp; &quot;'&quot; &amp; YEAR([.$D65]) &amp; &quot;-&quot; &amp; MONTH([.$D65]) &amp; &quot;-&quot; &amp; DAY([.$D65])  &amp; &quot;', &quot; &amp; &quot;NULL, NULL, NULL, NULL,&quot; &amp; &quot;'&quot; &amp; [.$G65] &amp; &quot;',&quot; &amp; &quot;'&quot; &amp; YEAR([.$F65]) &amp; &quot;-&quot; &amp; MONTH([.$F65]) &amp; &quot;-&quot; &amp; DAY([.$F65])  &amp; &quot;', NULL, NULL,NULL,&quot; &amp; &quot;'&quot; &amp; [.$C65] &amp; &quot;', 0, 0&quot;  &amp;&quot;);&quot;" office:value-type="string" office:string-value="insert into activity values (2057, 3, 2057,'','2016-5-22', NULL, NULL, NULL, NULL,'','2017-5-22', NULL, NULL,NULL,'MM/24/2016', 0, 0);" calcext:value-type="string">
            <text:p>insert into activity values (2057, 3, 2057,'','2016-5-22', NULL, NULL, NULL, NULL,'','2017-5-22', NULL, NULL,NULL,'MM/24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30" office:value-type="string" calcext:value-type="string">
            <text:p>Inspekcja</text:p>
          </table:table-cell>
          <table:table-cell table:style-name="ce63" office:value-type="string" calcext:value-type="string">
            <text:p>MM/53/2016</text:p>
          </table:table-cell>
          <table:table-cell table:style-name="ce108" office:value-type="date" office:date-value="2016-09-24" calcext:value-type="date">
            <text:p>24.09.2016</text:p>
          </table:table-cell>
          <table:table-cell table:style-name="ce154" office:value-type="string" calcext:value-type="string">
            <text:p>2875:27</text:p>
          </table:table-cell>
          <table:table-cell table:style-name="ce196"/>
          <table:table-cell table:style-name="ce221" office:value-type="string" calcext:value-type="string">
            <text:p>2975:27</text:p>
          </table:table-cell>
          <table:table-cell table:style-name="ce242" table:formula="of:=IF([.$G66] = 0; &quot;N/A&quot;; [.$G66] - [.$H$5])" office:value-type="time" office:time-value="PT82H04M00.000000001S" calcext:value-type="time">
            <text:p>82:04:00</text:p>
          </table:table-cell>
          <table:table-cell table:style-name="ce261" table:formula="of:=IF([.$F66] = 0; &quot;N/A&quot;; [.$F66]-[.$H$3])" office:value-type="string" office:string-value="N/A" calcext:value-type="string">
            <text:p>N/A</text:p>
          </table:table-cell>
          <table:table-cell table:style-name="ce278" office:value-type="float" office:value="2058" calcext:value-type="float">
            <text:p>2058</text:p>
          </table:table-cell>
          <table:table-cell table:style-name="ce284" table:formula="of:=&quot;insert into activity values (&quot; &amp; [.$J66] &amp;  &quot;,'&quot; &amp; [.$A66] &amp; &quot;'&quot; &amp; &quot;,'&quot; &amp; [.$A66] &amp; &quot;'&quot; &amp; &quot;,'&quot; &amp; &quot;MAINT&quot; &amp; &quot;'&quot; &amp; &quot;,'&quot; &amp; &quot;A&quot; &amp; &quot;'&quot; &amp;  &quot;,'&quot; &amp; [.$B66] &amp; &quot;'&quot; &amp; &quot;, NULL, &quot; &amp; [.$L66] &amp; &quot;,&quot; &amp; [.$N66] &amp;     &quot;, NULL, NULL, NULL, NULL, NULL, NULL, NULL, NULL, NULL);&quot;" office:value-type="string" office:string-value="insert into activity values (2058,'SEB 636 (SEB 92-29)','SEB 636 (SEB 92-29)','MAINT','A','Inspekcja', NULL, 100,-999, NULL, NULL, NULL, NULL, NULL, NULL, NULL, NULL, NULL);" calcext:value-type="string">
            <text:p>insert into activity values (2058,'SEB 636 (SEB 92-29)','SEB 636 (SEB 92-29)','MAINT','A','Inspekcja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25" office:value-type="time" office:time-value="PT00H01M00S" calcext:value-type="time">
            <text:p>00:01:00</text:p>
          </table:table-cell>
          <table:table-cell table:style-name="ce345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66] &amp; &quot;, 3, &quot; &amp; [.$J66] &amp; &quot;,&quot; &amp; &quot;'&quot; &amp; [.$E66] &amp; &quot;'&quot; &amp; &quot;,&quot; &amp; &quot;'&quot; &amp; YEAR([.$D66]) &amp; &quot;-&quot; &amp; MONTH([.$D66]) &amp; &quot;-&quot; &amp; DAY([.$D66])  &amp; &quot;', &quot; &amp; &quot;NULL, NULL, NULL, NULL,&quot; &amp; &quot;'&quot; &amp; [.$G66] &amp; &quot;',&quot; &amp; &quot;'&quot; &amp; YEAR([.$F66]) &amp; &quot;-&quot; &amp; MONTH([.$F66]) &amp; &quot;-&quot; &amp; DAY([.$F66])  &amp; &quot;', NULL, NULL,NULL,&quot; &amp; &quot;'&quot; &amp; [.$C66] &amp; &quot;', 0, 0&quot;  &amp;&quot;);&quot;" office:value-type="string" office:string-value="insert into activity values (2058, 3, 2058,'2875:27','2016-9-24', NULL, NULL, NULL, NULL,'2975:27','1899-12-30', NULL, NULL,NULL,'MM/53/2016', 0, 0);" calcext:value-type="string">
            <text:p>insert into activity values (2058, 3, 2058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4" office:value-type="string" calcext:value-type="string">
            <text:p>Inspekcja</text:p>
          </table:table-cell>
          <table:table-cell table:style-name="ce64" office:value-type="string" calcext:value-type="string">
            <text:p>MM/53/2016</text:p>
          </table:table-cell>
          <table:table-cell table:style-name="ce109" office:value-type="date" office:date-value="2016-09-24" calcext:value-type="date">
            <text:p>24.09.2016</text:p>
          </table:table-cell>
          <table:table-cell table:style-name="ce155" office:value-type="string" calcext:value-type="string">
            <text:p>2875:27</text:p>
          </table:table-cell>
          <table:table-cell table:style-name="ce197"/>
          <table:table-cell table:style-name="ce222" office:value-type="string" calcext:value-type="string">
            <text:p>2975:27</text:p>
          </table:table-cell>
          <table:table-cell table:style-name="ce248" table:formula="of:=IF([.$G67] = 0; &quot;N/A&quot;; [.$G67] - [.$H$5])" office:value-type="time" office:time-value="PT82H04M00.000000001S" calcext:value-type="time">
            <text:p>82:04:00</text:p>
          </table:table-cell>
          <table:table-cell table:style-name="ce267" table:formula="of:=IF([.$F67] = 0; &quot;N/A&quot;; [.$F67]-[.$H$3])" office:value-type="string" office:string-value="N/A" calcext:value-type="string">
            <text:p>N/A</text:p>
          </table:table-cell>
          <table:table-cell table:style-name="ce278" office:value-type="float" office:value="2059" calcext:value-type="float">
            <text:p>2059</text:p>
          </table:table-cell>
          <table:table-cell table:style-name="ce284" table:formula="of:=&quot;insert into activity values (&quot; &amp; [.$J67] &amp;  &quot;,'&quot; &amp; [.$A67] &amp; &quot;'&quot; &amp; &quot;,'&quot; &amp; [.$A67] &amp; &quot;'&quot; &amp; &quot;,'&quot; &amp; &quot;MAINT&quot; &amp; &quot;'&quot; &amp; &quot;,'&quot; &amp; &quot;A&quot; &amp; &quot;'&quot; &amp;  &quot;,'&quot; &amp; [.$B67] &amp; &quot;'&quot; &amp; &quot;, NULL, &quot; &amp; [.$L67] &amp; &quot;,&quot; &amp; [.$N67] &amp;     &quot;, NULL, NULL, NULL, NULL, NULL, NULL, NULL, NULL, NULL);&quot;" office:value-type="string" office:string-value="insert into activity values (2059,'SB 653','SB 653','MAINT','A','Inspekcja', NULL, 100,-999, NULL, NULL, NULL, NULL, NULL, NULL, NULL, NULL, NULL);" calcext:value-type="string">
            <text:p>insert into activity values (2059,'SB 653','SB 653','MAINT','A','Inspekcja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25" office:value-type="time" office:time-value="PT00H02M30S" calcext:value-type="time">
            <text:p>00:02:30</text:p>
          </table:table-cell>
          <table:table-cell table:style-name="ce346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67] &amp; &quot;, 3, &quot; &amp; [.$J67] &amp; &quot;,&quot; &amp; &quot;'&quot; &amp; [.$E67] &amp; &quot;'&quot; &amp; &quot;,&quot; &amp; &quot;'&quot; &amp; YEAR([.$D67]) &amp; &quot;-&quot; &amp; MONTH([.$D67]) &amp; &quot;-&quot; &amp; DAY([.$D67])  &amp; &quot;', &quot; &amp; &quot;NULL, NULL, NULL, NULL,&quot; &amp; &quot;'&quot; &amp; [.$G67] &amp; &quot;',&quot; &amp; &quot;'&quot; &amp; YEAR([.$F67]) &amp; &quot;-&quot; &amp; MONTH([.$F67]) &amp; &quot;-&quot; &amp; DAY([.$F67])  &amp; &quot;', NULL, NULL,NULL,&quot; &amp; &quot;'&quot; &amp; [.$C67] &amp; &quot;', 0, 0&quot;  &amp;&quot;);&quot;" office:value-type="string" office:string-value="insert into activity values (2059, 3, 2059,'2875:27','2016-9-24', NULL, NULL, NULL, NULL,'2975:27','1899-12-30', NULL, NULL,NULL,'MM/53/2016', 0, 0);" calcext:value-type="string">
            <text:p>insert into activity values (2059, 3, 2059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15">
          <table:table-cell table:style-name="ce12" office:value-type="string" calcext:value-type="string">
            <text:p>Przegląd akumulatora 30 dni</text:p>
          </table:table-cell>
          <table:table-cell table:style-name="ce35" office:value-type="string" calcext:value-type="string">
            <text:p>Inspekcja</text:p>
          </table:table-cell>
          <table:table-cell table:style-name="ce65" office:value-type="string" calcext:value-type="string">
            <text:p>MM/66/2016</text:p>
          </table:table-cell>
          <table:table-cell table:style-name="ce110" office:value-type="date" office:date-value="2016-11-26" calcext:value-type="date">
            <text:p>26.11.2016</text:p>
          </table:table-cell>
          <table:table-cell table:style-name="ce156" office:value-type="string" calcext:value-type="string">
            <text:p>2890:37</text:p>
          </table:table-cell>
          <table:table-cell table:style-name="ce198" office:value-type="date" office:date-value="2016-12-25" calcext:value-type="date">
            <text:p>25.12.2016</text:p>
          </table:table-cell>
          <table:table-cell table:style-name="ce223" office:value-type="time" office:time-value="PT2915H37M00S" calcext:value-type="time">
            <text:p>2915:37:00</text:p>
          </table:table-cell>
          <table:table-cell table:style-name="ce242" table:formula="of:=IF([.$G68] = 0; &quot;N/A&quot;; [.$G68] - [.$H$5])" office:value-type="time" office:time-value="PT22H14M00S" calcext:value-type="time">
            <text:p>22:14:00</text:p>
          </table:table-cell>
          <table:table-cell table:style-name="ce261" table:formula="of:=IF([.$F68] = 0; &quot;N/A&quot;; [.$F68]-[.$H$3])" office:value-type="float" office:value="14" calcext:value-type="float">
            <text:p>14</text:p>
          </table:table-cell>
          <table:table-cell table:style-name="ce278" office:value-type="float" office:value="2060" calcext:value-type="float">
            <text:p>2060</text:p>
          </table:table-cell>
          <table:table-cell table:style-name="ce284" table:formula="of:=&quot;insert into activity values (&quot; &amp; [.$J68] &amp;  &quot;,'&quot; &amp; [.$A68] &amp; &quot;'&quot; &amp; &quot;,'&quot; &amp; [.$A68] &amp; &quot;'&quot; &amp; &quot;,'&quot; &amp; &quot;MAINT&quot; &amp; &quot;'&quot; &amp; &quot;,'&quot; &amp; &quot;A&quot; &amp; &quot;'&quot; &amp;  &quot;,'&quot; &amp; [.$B68] &amp; &quot;'&quot; &amp; &quot;, NULL, &quot; &amp; [.$L68] &amp; &quot;,&quot; &amp; [.$N68] &amp;     &quot;, NULL, NULL, NULL, NULL, NULL, NULL, NULL, NULL, NULL);&quot;" office:value-type="string" office:string-value="insert into activity values (2060,'Przegląd akumulatora 30 dni','Przegląd akumulatora 30 dni','MAINT','A','Inspekcja', NULL, 25,1, NULL, NULL, NULL, NULL, NULL, NULL, NULL, NULL, NULL);" calcext:value-type="string">
            <text:p>insert into activity values (2060,'Przegląd akumulatora 30 dni','Przegląd akumulatora 30 dni','MAINT','A','Inspekcja', NULL, 25,1, NULL, NULL, NULL, NULL, NULL, NULL, NULL, NULL, NULL);</text:p>
          </table:table-cell>
          <table:table-cell table:style-name="ce278" office:value-type="float" office:value="25" calcext:value-type="float">
            <text:p>25</text:p>
          </table:table-cell>
          <table:table-cell table:style-name="ce325" office:value-type="time" office:time-value="PT00H01M05S" calcext:value-type="time">
            <text:p>00:01:05</text:p>
          </table:table-cell>
          <table:table-cell table:style-name="ce347" office:value-type="float" office:value="1" calcext:value-type="float">
            <text:p>1</text:p>
          </table:table-cell>
          <table:table-cell table:style-name="ce347"/>
          <table:table-cell table:style-name="ce373" table:formula="of:=&quot;insert into activity values (&quot; &amp; [.$J68] &amp; &quot;, 3, &quot; &amp; [.$J68] &amp; &quot;,&quot; &amp; &quot;'&quot; &amp; [.$E68] &amp; &quot;'&quot; &amp; &quot;,&quot; &amp; &quot;'&quot; &amp; YEAR([.$D68]) &amp; &quot;-&quot; &amp; MONTH([.$D68]) &amp; &quot;-&quot; &amp; DAY([.$D68])  &amp; &quot;', &quot; &amp; &quot;NULL, NULL, NULL, NULL,&quot; &amp; &quot;'&quot; &amp; [.$G68] &amp; &quot;',&quot; &amp; &quot;'&quot; &amp; YEAR([.$F68]) &amp; &quot;-&quot; &amp; MONTH([.$F68]) &amp; &quot;-&quot; &amp; DAY([.$F68])  &amp; &quot;', NULL, NULL,NULL,&quot; &amp; &quot;'&quot; &amp; [.$C68] &amp; &quot;', 0, 0&quot;  &amp;&quot;);&quot;" office:value-type="string" office:string-value="insert into activity values (2060, 3, 2060,'2890:37','2016-11-26', NULL, NULL, NULL, NULL,'121,484027777778','2016-12-25', NULL, NULL,NULL,'MM/66/2016', 0, 0);" calcext:value-type="string">
            <text:p>insert into activity values (2060, 3, 2060,'2890:37','2016-11-26', NULL, NULL, NULL, NULL,'121,484027777778','2016-12-25', NULL, NULL,NULL,'MM/66/2016', 0, 0);</text:p>
          </table:table-cell>
          <table:table-cell table:style-name="ce347" table:number-columns-repeated="1008"/>
        </table:table-row>
        <table:table-row table:style-name="ro14">
          <table:table-cell table:style-name="ce13" table:number-columns-repeated="3"/>
          <table:table-cell table:style-name="ce85"/>
          <table:table-cell table:style-name="ce136"/>
          <table:table-cell table:style-name="ce13" table:number-columns-repeated="2"/>
          <table:table-cell table:style-name="ce241" table:number-columns-repeated="2"/>
          <table:table-cell table:style-name="ce278"/>
          <table:table-cell table:style-name="ce284"/>
          <table:table-cell table:style-name="ce241"/>
          <table:table-cell table:style-name="ce326" office:value-type="time" office:time-value="PT00H03M05S" calcext:value-type="time">
            <text:p>00:03:05</text:p>
          </table:table-cell>
          <table:table-cell table:style-name="ce241" table:number-columns-repeated="2"/>
          <table:table-cell table:style-name="ce373" table:formula="of:=&quot;insert into activity values (&quot; &amp; [.$J69] &amp; &quot;, 3, &quot; &amp; [.$J69] &amp; &quot;,&quot; &amp; &quot;'&quot; &amp; [.$E69] &amp; &quot;'&quot; &amp; &quot;,&quot; &amp; &quot;'&quot; &amp; YEAR([.$D69]) &amp; &quot;-&quot; &amp; MONTH([.$D69]) &amp; &quot;-&quot; &amp; DAY([.$D69])  &amp; &quot;', &quot; &amp; &quot;NULL, NULL, NULL, NULL,&quot; &amp; &quot;'&quot; &amp; [.$G69] &amp; &quot;',&quot; &amp; &quot;'&quot; &amp; YEAR([.$F69]) &amp; &quot;-&quot; &amp; MONTH([.$F69]) &amp; &quot;-&quot; &amp; DAY([.$F69])  &amp; &quot;', NULL, NULL,NULL,&quot; &amp; &quot;'&quot; &amp; [.$C69] &amp; &quot;', 0, 0&quot;  &amp;&quot;);&quot;" office:value-type="string" office:string-value="insert into activity values (, 3, ,'','1899-12-30', NULL, NULL, NULL, NULL,'','1899-12-30', NULL, NULL,NULL,'', 0, 0);" calcext:value-type="string">
            <text:p>insert into activity values (, 3, ,'','1899-12-30', NULL, NULL, NULL, NULL,'','1899-12-30', NULL, NULL,NULL,'', 0, 0);</text:p>
          </table:table-cell>
          <table:table-cell table:style-name="ce241" table:number-columns-repeated="1008"/>
        </table:table-row>
        <table:table-row table:style-name="ro15">
          <table:table-cell table:style-name="ce4" office:value-type="string" calcext:value-type="string">
            <text:p>Podzespół/część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Numer</text:p>
          </table:table-cell>
          <table:table-cell table:style-name="ce86" office:value-type="string" calcext:value-type="string">
            <text:p>Interwał</text:p>
          </table:table-cell>
          <table:table-cell table:style-name="ce137" office:value-type="string" calcext:value-type="string">
            <text:p>Wykonana</text:p>
            <text:p>Dnia/FH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9" office:value-type="string" calcext:value-type="string">
            <text:p>Zostało FH</text:p>
          </table:table-cell>
          <table:table-cell table:style-name="ce249" office:value-type="string" calcext:value-type="string">
            <text:p>Zostało DNI</text:p>
          </table:table-cell>
          <table:table-cell table:style-name="ce278"/>
          <table:table-cell table:style-name="ce284"/>
          <table:table-cell table:style-name="ce241"/>
          <table:table-cell table:style-name="ce327" office:value-type="time" office:time-value="PT00H02M10S" calcext:value-type="time">
            <text:p>00:02:10</text:p>
          </table:table-cell>
          <table:table-cell table:style-name="ce241" table:number-columns-repeated="2"/>
          <table:table-cell table:style-name="ce373" table:formula="of:=&quot;insert into activity values (&quot; &amp; [.$J70] &amp; &quot;, 3, &quot; &amp; [.$J70] &amp; &quot;,&quot; &amp; &quot;'&quot; &amp; [.$E70] &amp; &quot;'&quot; &amp; &quot;,&quot; &amp; &quot;'&quot; &amp; YEAR([.$D70]) &amp; &quot;-&quot; &amp; MONTH([.$D70]) &amp; &quot;-&quot; &amp; DAY([.$D70])  &amp; &quot;', &quot; &amp; &quot;NULL, NULL, NULL, NULL,&quot; &amp; &quot;'&quot; &amp; [.$G70] &amp; &quot;',&quot; &amp; &quot;'&quot; &amp; YEAR([.$F70]) &amp; &quot;-&quot; &amp; MONTH([.$F70]) &amp; &quot;-&quot; &amp; DAY([.$F70])  &amp; &quot;', NULL, NULL,NULL,&quot; &amp; &quot;'&quot; &amp; [.$C70] &amp; &quot;', 0, 0&quot;  &amp;&quot;);&quot;" office:value-type="string" office:string-value="" calcext:value-type="error">
            <text:p>#VALUE!</text:p>
          </table:table-cell>
          <table:table-cell table:style-name="ce241" table:number-columns-repeated="1008"/>
        </table:table-row>
        <table:table-row table:style-name="ro11">
          <table:table-cell table:style-name="ce14" office:value-type="string" calcext:value-type="string">
            <text:p>Pasy siedzeni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2853113</text:p>
          </table:table-cell>
          <table:table-cell table:style-name="ce36" office:value-type="string" calcext:value-type="string">
            <text:p>10 lat</text:p>
          </table:table-cell>
          <table:table-cell table:style-name="ce157" office:value-type="date" office:date-value="2010-09-03" calcext:value-type="date">
            <text:p>03.09.2010</text:p>
          </table:table-cell>
          <table:table-cell table:style-name="ce199" office:value-type="date" office:date-value="2020-09-02" calcext:value-type="date">
            <text:p>2.09.2020</text:p>
          </table:table-cell>
          <table:table-cell table:style-name="ce175"/>
          <table:table-cell table:style-name="ce242" table:formula="of:=IF([.$G71] = 0; &quot;N/A&quot;; [.$G71] - [.$H$5])" office:value-type="string" office:string-value="N/A" calcext:value-type="string">
            <text:p>N/A</text:p>
          </table:table-cell>
          <table:table-cell table:style-name="ce261" table:formula="of:=IF([.$F71] = 0; &quot;N/A&quot;; [.$F71]-[.$H$3])" office:value-type="float" office:value="1361" calcext:value-type="float">
            <text:p>1361</text:p>
          </table:table-cell>
          <table:table-cell table:style-name="ce278" office:value-type="float" office:value="2063" calcext:value-type="float">
            <text:p>2063</text:p>
          </table:table-cell>
          <table:table-cell table:style-name="ce284" table:formula="of:=&quot;insert into activity values (&quot; &amp; [.$J71] &amp;  &quot;,'&quot; &amp; [.$A71] &amp; &quot;'&quot; &amp; &quot;,'&quot; &amp; [.$A71] &amp; &quot;'&quot; &amp; &quot;,'&quot; &amp; &quot;MAINT&quot; &amp; &quot;'&quot; &amp; &quot;,'&quot; &amp; &quot;A&quot; &amp; &quot;'&quot; &amp;  &quot;,'&quot; &amp; [.$B71] &amp; &quot;'&quot; &amp; &quot;, NULL, &quot; &amp; [.$L71] &amp; &quot;,&quot; &amp; [.$N71] &amp;     &quot;, NULL, NULL, NULL, NULL, NULL, NULL, NULL, NULL, NULL);&quot;" office:value-type="string" office:string-value="insert into activity values (2063,'Pasy siedzeniowe','Pasy siedzeniowe','MAINT','A','Wymiana', NULL, -999,120, NULL, NULL, NULL, NULL, NULL, NULL, NULL, NULL, NULL);" calcext:value-type="string">
            <text:p>insert into activity values (2063,'Pasy siedzeniowe','Pasy siedzeniowe','MAINT','A','Wymiana', NULL, -999,120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28" office:value-type="time" office:time-value="PT00H02M15S" calcext:value-type="time">
            <text:p>00:02:15</text:p>
          </table:table-cell>
          <table:table-cell table:style-name="ce278" office:value-type="float" office:value="120" calcext:value-type="float">
            <text:p>120</text:p>
          </table:table-cell>
          <table:table-cell table:style-name="ce278"/>
          <table:table-cell table:style-name="ce373" table:formula="of:=&quot;insert into activity values (&quot; &amp; [.$J71] &amp; &quot;, 3, &quot; &amp; [.$J71] &amp; &quot;,&quot; &amp; &quot;'&quot; &amp; [.$E71] &amp; &quot;'&quot; &amp; &quot;,&quot; &amp; &quot;'&quot; &amp; YEAR([.$D71]) &amp; &quot;-&quot; &amp; MONTH([.$D71]) &amp; &quot;-&quot; &amp; DAY([.$D71])  &amp; &quot;', &quot; &amp; &quot;NULL, NULL, NULL, NULL,&quot; &amp; &quot;'&quot; &amp; [.$G71] &amp; &quot;',&quot; &amp; &quot;'&quot; &amp; YEAR([.$F71]) &amp; &quot;-&quot; &amp; MONTH([.$F71]) &amp; &quot;-&quot; &amp; DAY([.$F71])  &amp; &quot;', NULL, NULL,NULL,&quot; &amp; &quot;'&quot; &amp; [.$C71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Gumowe elastyczne przewody paliwowe i olej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7" office:value-type="date" office:date-value="2013-07-05" calcext:value-type="date">
            <text:p>05.07.2013</text:p>
          </table:table-cell>
          <table:table-cell table:style-name="ce199" office:value-type="date" office:date-value="2018-07-04" calcext:value-type="date">
            <text:p>4.07.2018</text:p>
          </table:table-cell>
          <table:table-cell table:style-name="ce175"/>
          <table:table-cell table:style-name="ce242" table:formula="of:=IF([.$G72] = 0; &quot;N/A&quot;; [.$G72] - [.$H$5])" office:value-type="string" office:string-value="N/A" calcext:value-type="string">
            <text:p>N/A</text:p>
          </table:table-cell>
          <table:table-cell table:style-name="ce261" table:formula="of:=IF([.$F72] = 0; &quot;N/A&quot;; [.$F72]-[.$H$3])" office:value-type="float" office:value="570" calcext:value-type="float">
            <text:p>570</text:p>
          </table:table-cell>
          <table:table-cell table:style-name="ce278" office:value-type="float" office:value="2064" calcext:value-type="float">
            <text:p>2064</text:p>
          </table:table-cell>
          <table:table-cell table:style-name="ce284" table:formula="of:=&quot;insert into activity values (&quot; &amp; [.$J72] &amp;  &quot;,'&quot; &amp; [.$A72] &amp; &quot;'&quot; &amp; &quot;,'&quot; &amp; [.$A72] &amp; &quot;'&quot; &amp; &quot;,'&quot; &amp; &quot;MAINT&quot; &amp; &quot;'&quot; &amp; &quot;,'&quot; &amp; &quot;A&quot; &amp; &quot;'&quot; &amp;  &quot;,'&quot; &amp; [.$B72] &amp; &quot;'&quot; &amp; &quot;, NULL, &quot; &amp; [.$L72] &amp; &quot;,&quot; &amp; [.$N72] &amp;     &quot;, NULL, NULL, NULL, NULL, NULL, NULL, NULL, NULL, NULL);&quot;" office:value-type="string" office:string-value="insert into activity values (2064,'Gumowe elastyczne przewody paliwowe i olejowe','Gumowe elastyczne przewody paliwowe i olejowe','MAINT','A','Wymiana', NULL, -999,60, NULL, NULL, NULL, NULL, NULL, NULL, NULL, NULL, NULL);" calcext:value-type="string">
            <text:p>insert into activity values (2064,'Gumowe elastyczne przewody paliwowe i olejowe','Gumowe elastyczne przewody paliwowe i olejowe','MAINT','A','Wymiana', NULL, -999,60, NULL, NULL, NULL, NULL, NULL, NULL, NULL, NULL, NULL);</text:p>
          </table:table-cell>
          <table:table-cell table:style-name="ce300" office:value-type="float" office:value="-999" calcext:value-type="float">
            <text:p>-999</text:p>
          </table:table-cell>
          <table:table-cell table:style-name="ce328" office:value-type="time" office:time-value="PT00H00M25S" calcext:value-type="time">
            <text:p>00:00:25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72] &amp; &quot;, 3, &quot; &amp; [.$J72] &amp; &quot;,&quot; &amp; &quot;'&quot; &amp; [.$E72] &amp; &quot;'&quot; &amp; &quot;,&quot; &amp; &quot;'&quot; &amp; YEAR([.$D72]) &amp; &quot;-&quot; &amp; MONTH([.$D72]) &amp; &quot;-&quot; &amp; DAY([.$D72])  &amp; &quot;', &quot; &amp; &quot;NULL, NULL, NULL, NULL,&quot; &amp; &quot;'&quot; &amp; [.$G72] &amp; &quot;',&quot; &amp; &quot;'&quot; &amp; YEAR([.$F72]) &amp; &quot;-&quot; &amp; MONTH([.$F72]) &amp; &quot;-&quot; &amp; DAY([.$F72])  &amp; &quot;', NULL, NULL,NULL,&quot; &amp; &quot;'&quot; &amp; [.$C72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2">
          <table:table-cell table:style-name="ce14" office:value-type="string" calcext:value-type="string">
            <text:p>Cięgło przepustnicy i składu mieszanki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200 h</text:p>
          </table:table-cell>
          <table:table-cell table:style-name="ce158" office:value-type="string" calcext:value-type="string">
            <text:p>2186:00</text:p>
          </table:table-cell>
          <table:table-cell table:style-name="ce36"/>
          <table:table-cell table:style-name="ce175" office:value-type="string" calcext:value-type="string">
            <text:p>3386:00</text:p>
          </table:table-cell>
          <table:table-cell table:style-name="ce242" table:formula="of:=IF([.$G73] = 0; &quot;N/A&quot;; [.$G73] - [.$H$5])" office:value-type="time" office:time-value="PT492H37M00.000000001S" calcext:value-type="time">
            <text:p>492:37:00</text:p>
          </table:table-cell>
          <table:table-cell table:style-name="ce261" table:formula="of:=IF([.$F73] = 0; &quot;N/A&quot;; [.$F73]-[.$H$3])" office:value-type="string" office:string-value="N/A" calcext:value-type="string">
            <text:p>N/A</text:p>
          </table:table-cell>
          <table:table-cell table:style-name="ce278" office:value-type="float" office:value="2065" calcext:value-type="float">
            <text:p>2065</text:p>
          </table:table-cell>
          <table:table-cell table:style-name="ce284" table:formula="of:=&quot;insert into activity values (&quot; &amp; [.$J73] &amp;  &quot;,'&quot; &amp; [.$A73] &amp; &quot;'&quot; &amp; &quot;,'&quot; &amp; [.$A73] &amp; &quot;'&quot; &amp; &quot;,'&quot; &amp; &quot;MAINT&quot; &amp; &quot;'&quot; &amp; &quot;,'&quot; &amp; &quot;A&quot; &amp; &quot;'&quot; &amp;  &quot;,'&quot; &amp; [.$B73] &amp; &quot;'&quot; &amp; &quot;, NULL, &quot; &amp; [.$L73] &amp; &quot;,&quot; &amp; [.$N73] &amp;     &quot;, NULL, NULL, NULL, NULL, NULL, NULL, NULL, NULL, NULL);&quot;" office:value-type="string" office:string-value="insert into activity values (2065,'Cięgło przepustnicy i składu mieszanki','Cięgło przepustnicy i składu mieszanki','MAINT','A','Wymiana', NULL, 1200,-999, NULL, NULL, NULL, NULL, NULL, NULL, NULL, NULL, NULL);" calcext:value-type="string">
            <text:p>insert into activity values (2065,'Cięgło przepustnicy i składu mieszanki','Cięgło przepustnicy i składu mieszanki','MAINT','A','Wymiana', NULL, 1200,-999, NULL, NULL, NULL, NULL, NULL, NULL, NULL, NULL, NULL);</text:p>
          </table:table-cell>
          <table:table-cell table:style-name="ce278" office:value-type="float" office:value="1200" calcext:value-type="float">
            <text:p>1200</text:p>
          </table:table-cell>
          <table:table-cell table:style-name="ce325" office:value-type="time" office:time-value="PT00H01M40S" calcext:value-type="time">
            <text:p>00:01:40</text:p>
          </table:table-cell>
          <table:table-cell table:style-name="ce348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73] &amp; &quot;, 3, &quot; &amp; [.$J73] &amp; &quot;,&quot; &amp; &quot;'&quot; &amp; [.$E73] &amp; &quot;'&quot; &amp; &quot;,&quot; &amp; &quot;'&quot; &amp; YEAR([.$D73]) &amp; &quot;-&quot; &amp; MONTH([.$D73]) &amp; &quot;-&quot; &amp; DAY([.$D73])  &amp; &quot;', &quot; &amp; &quot;NULL, NULL, NULL, NULL,&quot; &amp; &quot;'&quot; &amp; [.$G73] &amp; &quot;',&quot; &amp; &quot;'&quot; &amp; YEAR([.$F73]) &amp; &quot;-&quot; &amp; MONTH([.$F73]) &amp; &quot;-&quot; &amp; DAY([.$F73])  &amp; &quot;', NULL, NULL,NULL,&quot; &amp; &quot;'&quot; &amp; [.$C73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Naprawa lub wymiana ograniczników foteli pilota, drugiego pilota i pasażerów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7" office:value-type="date" office:date-value="2008-06-27" calcext:value-type="date">
            <text:p>27.06.2008</text:p>
          </table:table-cell>
          <table:table-cell table:style-name="ce199" office:value-type="date" office:date-value="2018-06-26" calcext:value-type="date">
            <text:p>26.06.2018</text:p>
          </table:table-cell>
          <table:table-cell table:style-name="ce175"/>
          <table:table-cell table:style-name="ce242" table:formula="of:=IF([.$G74] = 0; &quot;N/A&quot;; [.$G74] - [.$H$5])" office:value-type="string" office:string-value="N/A" calcext:value-type="string">
            <text:p>N/A</text:p>
          </table:table-cell>
          <table:table-cell table:style-name="ce261" table:formula="of:=IF([.$F74] = 0; &quot;N/A&quot;; [.$F74]-[.$H$3])" office:value-type="float" office:value="562" calcext:value-type="float">
            <text:p>562</text:p>
          </table:table-cell>
          <table:table-cell table:style-name="ce278" office:value-type="float" office:value="2066" calcext:value-type="float">
            <text:p>2066</text:p>
          </table:table-cell>
          <table:table-cell table:style-name="ce284" table:formula="of:=&quot;insert into activity values (&quot; &amp; [.$J74] &amp;  &quot;,'&quot; &amp; [.$A74] &amp; &quot;'&quot; &amp; &quot;,'&quot; &amp; [.$A74] &amp; &quot;'&quot; &amp; &quot;,'&quot; &amp; &quot;MAINT&quot; &amp; &quot;'&quot; &amp; &quot;,'&quot; &amp; &quot;A&quot; &amp; &quot;'&quot; &amp;  &quot;,'&quot; &amp; [.$B74] &amp; &quot;'&quot; &amp; &quot;, NULL, &quot; &amp; [.$L74] &amp; &quot;,&quot; &amp; [.$N74] &amp;     &quot;, NULL, NULL, NULL, NULL, NULL, NULL, NULL, NULL, NULL);&quot;" office:value-type="string" office:string-value="insert into activity values (2066,'Naprawa lub wymiana ograniczników foteli pilota, drugiego pilota i pasażerów','Naprawa lub wymiana ograniczników foteli pilota, drugiego pilota i pasażerów','MAINT','A','Wymiana', NULL, -999,120, NULL, NULL, NULL, NULL, NULL, NULL, NULL, NULL, NULL);" calcext:value-type="string">
            <text:p>insert into activity values (2066,'Naprawa lub wymiana ograniczników foteli pilota, drugiego pilota i pasażerów','Naprawa lub wymiana ograniczników foteli pilota, drugiego pilota i pasażerów','MAINT','A','Wymiana', NULL, -999,120, NULL, NULL, NULL, NULL, NULL, NULL, NULL, NULL, NULL);</text:p>
          </table:table-cell>
          <table:table-cell table:style-name="ce301" office:value-type="float" office:value="-999" calcext:value-type="float">
            <text:p>-999</text:p>
          </table:table-cell>
          <table:table-cell table:style-name="ce325" office:value-type="time" office:time-value="PT00H00M40S" calcext:value-type="time">
            <text:p>00:00:40</text:p>
          </table:table-cell>
          <table:table-cell table:style-name="ce278" office:value-type="float" office:value="120" calcext:value-type="float">
            <text:p>120</text:p>
          </table:table-cell>
          <table:table-cell table:style-name="ce278"/>
          <table:table-cell table:style-name="ce373" table:formula="of:=&quot;insert into activity values (&quot; &amp; [.$J74] &amp; &quot;, 3, &quot; &amp; [.$J74] &amp; &quot;,&quot; &amp; &quot;'&quot; &amp; [.$E74] &amp; &quot;'&quot; &amp; &quot;,&quot; &amp; &quot;'&quot; &amp; YEAR([.$D74]) &amp; &quot;-&quot; &amp; MONTH([.$D74]) &amp; &quot;-&quot; &amp; DAY([.$D74])  &amp; &quot;', &quot; &amp; &quot;NULL, NULL, NULL, NULL,&quot; &amp; &quot;'&quot; &amp; [.$G74] &amp; &quot;',&quot; &amp; &quot;'&quot; &amp; YEAR([.$F74]) &amp; &quot;-&quot; &amp; MONTH([.$F74]) &amp; &quot;-&quot; &amp; DAY([.$F74])  &amp; &quot;', NULL, NULL,NULL,&quot; &amp; &quot;'&quot; &amp; [.$C74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Wymiana giętkich przewodów układu ciśnienia statycznego i rurki Pitot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7" office:value-type="date" office:date-value="2008-06-27" calcext:value-type="date">
            <text:p>27.06.2008</text:p>
          </table:table-cell>
          <table:table-cell table:style-name="ce199" office:value-type="date" office:date-value="2018-06-26" calcext:value-type="date">
            <text:p>26.06.2018</text:p>
          </table:table-cell>
          <table:table-cell table:style-name="ce175"/>
          <table:table-cell table:style-name="ce242" table:formula="of:=IF([.$G75] = 0; &quot;N/A&quot;; [.$G75] - [.$H$5])" office:value-type="string" office:string-value="N/A" calcext:value-type="string">
            <text:p>N/A</text:p>
          </table:table-cell>
          <table:table-cell table:style-name="ce261" table:formula="of:=IF([.$F75] = 0; &quot;N/A&quot;; [.$F75]-[.$H$3])" office:value-type="float" office:value="562" calcext:value-type="float">
            <text:p>562</text:p>
          </table:table-cell>
          <table:table-cell table:style-name="ce278" office:value-type="float" office:value="2067" calcext:value-type="float">
            <text:p>2067</text:p>
          </table:table-cell>
          <table:table-cell table:style-name="ce284" table:formula="of:=&quot;insert into activity values (&quot; &amp; [.$J75] &amp;  &quot;,'&quot; &amp; [.$A75] &amp; &quot;'&quot; &amp; &quot;,'&quot; &amp; [.$A75] &amp; &quot;'&quot; &amp; &quot;,'&quot; &amp; &quot;MAINT&quot; &amp; &quot;'&quot; &amp; &quot;,'&quot; &amp; &quot;A&quot; &amp; &quot;'&quot; &amp;  &quot;,'&quot; &amp; [.$B75] &amp; &quot;'&quot; &amp; &quot;, NULL, &quot; &amp; [.$L75] &amp; &quot;,&quot; &amp; [.$N75] &amp;     &quot;, NULL, NULL, NULL, NULL, NULL, NULL, NULL, NULL, NULL);&quot;" office:value-type="string" office:string-value="insert into activity values (2067,'Wymiana giętkich przewodów układu ciśnienia statycznego i rurki Pitota','Wymiana giętkich przewodów układu ciśnienia statycznego i rurki Pitota','MAINT','A','Wymiana', NULL, -999,120, NULL, NULL, NULL, NULL, NULL, NULL, NULL, NULL, NULL);" calcext:value-type="string">
            <text:p>insert into activity values (2067,'Wymiana giętkich przewodów układu ciśnienia statycznego i rurki Pitota','Wymiana giętkich przewodów układu ciśnienia statycznego i rurki Pitota','MAINT','A','Wymiana', NULL, -999,120, NULL, NULL, NULL, NULL, NULL, NULL, NULL, NULL, NULL);</text:p>
          </table:table-cell>
          <table:table-cell table:style-name="ce302" office:value-type="float" office:value="-999" calcext:value-type="float">
            <text:p>-999</text:p>
          </table:table-cell>
          <table:table-cell table:style-name="ce325" office:value-type="time" office:time-value="PT00H00M50S" calcext:value-type="time">
            <text:p>00:00:50</text:p>
          </table:table-cell>
          <table:table-cell table:style-name="ce278" office:value-type="float" office:value="120" calcext:value-type="float">
            <text:p>120</text:p>
          </table:table-cell>
          <table:table-cell table:style-name="ce278"/>
          <table:table-cell table:style-name="ce373" table:formula="of:=&quot;insert into activity values (&quot; &amp; [.$J75] &amp; &quot;, 3, &quot; &amp; [.$J75] &amp; &quot;,&quot; &amp; &quot;'&quot; &amp; [.$E75] &amp; &quot;'&quot; &amp; &quot;,&quot; &amp; &quot;'&quot; &amp; YEAR([.$D75]) &amp; &quot;-&quot; &amp; MONTH([.$D75]) &amp; &quot;-&quot; &amp; DAY([.$D75])  &amp; &quot;', &quot; &amp; &quot;NULL, NULL, NULL, NULL,&quot; &amp; &quot;'&quot; &amp; [.$G75] &amp; &quot;',&quot; &amp; &quot;'&quot; &amp; YEAR([.$F75]) &amp; &quot;-&quot; &amp; MONTH([.$F75]) &amp; &quot;-&quot; &amp; DAY([.$F75])  &amp; &quot;', NULL, NULL,NULL,&quot; &amp; &quot;'&quot; &amp; [.$C75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2">
          <table:table-cell table:style-name="ce14" office:value-type="string" calcext:value-type="string">
            <text:p>Wymiana filtra instalacji próżniowej VACUUM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41/2015</text:p>
          </table:table-cell>
          <table:table-cell table:style-name="ce36" office:value-type="string" calcext:value-type="string">
            <text:p>500 h</text:p>
          </table:table-cell>
          <table:table-cell table:style-name="ce158" office:value-type="string" calcext:value-type="string">
            <text:p>2680:20</text:p>
          </table:table-cell>
          <table:table-cell table:style-name="ce36"/>
          <table:table-cell table:style-name="ce175" office:value-type="string" calcext:value-type="string">
            <text:p>3180:20</text:p>
          </table:table-cell>
          <table:table-cell table:style-name="ce242" table:formula="of:=IF([.$G76] = 0; &quot;N/A&quot;; [.$G76] - [.$H$5])" office:value-type="time" office:time-value="PT286H57M00S" calcext:value-type="time">
            <text:p>286:57:00</text:p>
          </table:table-cell>
          <table:table-cell table:style-name="ce261" table:formula="of:=IF([.$F76] = 0; &quot;N/A&quot;; [.$F76]-[.$H$3])" office:value-type="string" office:string-value="N/A" calcext:value-type="string">
            <text:p>N/A</text:p>
          </table:table-cell>
          <table:table-cell table:style-name="ce278" office:value-type="float" office:value="2068" calcext:value-type="float">
            <text:p>2068</text:p>
          </table:table-cell>
          <table:table-cell table:style-name="ce284" table:formula="of:=&quot;insert into activity values (&quot; &amp; [.$J76] &amp;  &quot;,'&quot; &amp; [.$A76] &amp; &quot;'&quot; &amp; &quot;,'&quot; &amp; [.$A76] &amp; &quot;'&quot; &amp; &quot;,'&quot; &amp; &quot;MAINT&quot; &amp; &quot;'&quot; &amp; &quot;,'&quot; &amp; &quot;A&quot; &amp; &quot;'&quot; &amp;  &quot;,'&quot; &amp; [.$B76] &amp; &quot;'&quot; &amp; &quot;, NULL, &quot; &amp; [.$L76] &amp; &quot;,&quot; &amp; [.$N76] &amp;     &quot;, NULL, NULL, NULL, NULL, NULL, NULL, NULL, NULL, NULL);&quot;" office:value-type="string" office:string-value="insert into activity values (2068,'Wymiana filtra instalacji próżniowej VACUUM','Wymiana filtra instalacji próżniowej VACUUM','MAINT','A','Wymiana', NULL, 500,-999, NULL, NULL, NULL, NULL, NULL, NULL, NULL, NULL, NULL);" calcext:value-type="string">
            <text:p>insert into activity values (2068,'Wymiana filtra instalacji próżniowej VACUUM','Wymiana filtra instalacji próżniowej VACUUM','MAINT','A','Wymiana', NULL, 500,-999, NULL, NULL, NULL, NULL, NULL, NULL, NULL, NULL, NULL);</text:p>
          </table:table-cell>
          <table:table-cell table:style-name="ce278" office:value-type="float" office:value="500" calcext:value-type="float">
            <text:p>500</text:p>
          </table:table-cell>
          <table:table-cell table:style-name="ce325" office:value-type="time" office:time-value="PT00H00M17S" calcext:value-type="time">
            <text:p>00:00:17</text:p>
          </table:table-cell>
          <table:table-cell table:style-name="ce349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76] &amp; &quot;, 3, &quot; &amp; [.$J76] &amp; &quot;,&quot; &amp; &quot;'&quot; &amp; [.$E76] &amp; &quot;'&quot; &amp; &quot;,&quot; &amp; &quot;'&quot; &amp; YEAR([.$D76]) &amp; &quot;-&quot; &amp; MONTH([.$D76]) &amp; &quot;-&quot; &amp; DAY([.$D76])  &amp; &quot;', &quot; &amp; &quot;NULL, NULL, NULL, NULL,&quot; &amp; &quot;'&quot; &amp; [.$G76] &amp; &quot;',&quot; &amp; &quot;'&quot; &amp; YEAR([.$F76]) &amp; &quot;-&quot; &amp; MONTH([.$F76]) &amp; &quot;-&quot; &amp; DAY([.$F76])  &amp; &quot;', NULL, NULL,NULL,&quot; &amp; &quot;'&quot; &amp; [.$C76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Gumowe elastyczne przewody przedziału silnikowego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7" office:value-type="date" office:date-value="2013-07-05" calcext:value-type="date">
            <text:p>05.07.2013</text:p>
          </table:table-cell>
          <table:table-cell table:style-name="ce199" office:value-type="date" office:date-value="2018-07-04" calcext:value-type="date">
            <text:p>4.07.2018</text:p>
          </table:table-cell>
          <table:table-cell table:style-name="ce175"/>
          <table:table-cell table:style-name="ce242" table:formula="of:=IF([.$G77] = 0; &quot;N/A&quot;; [.$G77] - [.$H$5])" office:value-type="string" office:string-value="N/A" calcext:value-type="string">
            <text:p>N/A</text:p>
          </table:table-cell>
          <table:table-cell table:style-name="ce261" table:formula="of:=IF([.$F77] = 0; &quot;N/A&quot;; [.$F77]-[.$H$3])" office:value-type="float" office:value="570" calcext:value-type="float">
            <text:p>570</text:p>
          </table:table-cell>
          <table:table-cell table:style-name="ce278" office:value-type="float" office:value="2069" calcext:value-type="float">
            <text:p>2069</text:p>
          </table:table-cell>
          <table:table-cell table:style-name="ce284" table:formula="of:=&quot;insert into activity values (&quot; &amp; [.$J77] &amp;  &quot;,'&quot; &amp; [.$A77] &amp; &quot;'&quot; &amp; &quot;,'&quot; &amp; [.$A77] &amp; &quot;'&quot; &amp; &quot;,'&quot; &amp; &quot;MAINT&quot; &amp; &quot;'&quot; &amp; &quot;,'&quot; &amp; &quot;A&quot; &amp; &quot;'&quot; &amp;  &quot;,'&quot; &amp; [.$B77] &amp; &quot;'&quot; &amp; &quot;, NULL, &quot; &amp; [.$L77] &amp; &quot;,&quot; &amp; [.$N77] &amp;     &quot;, NULL, NULL, NULL, NULL, NULL, NULL, NULL, NULL, NULL);&quot;" office:value-type="string" office:string-value="insert into activity values (2069,'Gumowe elastyczne przewody przedziału silnikowego','Gumowe elastyczne przewody przedziału silnikowego','MAINT','A','Wymiana', NULL, -999,60, NULL, NULL, NULL, NULL, NULL, NULL, NULL, NULL, NULL);" calcext:value-type="string">
            <text:p>insert into activity values (2069,'Gumowe elastyczne przewody przedziału silnikowego','Gumowe elastyczne przewody przedziału silnikowego','MAINT','A','Wymiana', NULL, -999,60, NULL, NULL, NULL, NULL, NULL, NULL, NULL, NULL, NULL);</text:p>
          </table:table-cell>
          <table:table-cell table:style-name="ce303" office:value-type="float" office:value="-999" calcext:value-type="float">
            <text:p>-999</text:p>
          </table:table-cell>
          <table:table-cell table:style-name="ce325" office:value-type="time" office:time-value="PT00H00M48S" calcext:value-type="time">
            <text:p>00:00:48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77] &amp; &quot;, 3, &quot; &amp; [.$J77] &amp; &quot;,&quot; &amp; &quot;'&quot; &amp; [.$E77] &amp; &quot;'&quot; &amp; &quot;,&quot; &amp; &quot;'&quot; &amp; YEAR([.$D77]) &amp; &quot;-&quot; &amp; MONTH([.$D77]) &amp; &quot;-&quot; &amp; DAY([.$D77])  &amp; &quot;', &quot; &amp; &quot;NULL, NULL, NULL, NULL,&quot; &amp; &quot;'&quot; &amp; [.$G77] &amp; &quot;',&quot; &amp; &quot;'&quot; &amp; YEAR([.$F77]) &amp; &quot;-&quot; &amp; MONTH([.$F77]) &amp; &quot;-&quot; &amp; DAY([.$F77])  &amp; &quot;', NULL, NULL,NULL,&quot; &amp; &quot;'&quot; &amp; [.$C77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Przewody instalacji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7" office:value-type="date" office:date-value="2008-06-27" calcext:value-type="date">
            <text:p>27.06.2008</text:p>
          </table:table-cell>
          <table:table-cell table:style-name="ce199" office:value-type="date" office:date-value="2018-06-26" calcext:value-type="date">
            <text:p>26.06.2018</text:p>
          </table:table-cell>
          <table:table-cell table:style-name="ce175"/>
          <table:table-cell table:style-name="ce242" table:formula="of:=IF([.$G78] = 0; &quot;N/A&quot;; [.$G78] - [.$H$5])" office:value-type="string" office:string-value="N/A" calcext:value-type="string">
            <text:p>N/A</text:p>
          </table:table-cell>
          <table:table-cell table:style-name="ce261" table:formula="of:=IF([.$F78] = 0; &quot;N/A&quot;; [.$F78]-[.$H$3])" office:value-type="float" office:value="562" calcext:value-type="float">
            <text:p>562</text:p>
          </table:table-cell>
          <table:table-cell table:style-name="ce278" office:value-type="float" office:value="2070" calcext:value-type="float">
            <text:p>2070</text:p>
          </table:table-cell>
          <table:table-cell table:style-name="ce284" table:formula="of:=&quot;insert into activity values (&quot; &amp; [.$J78] &amp;  &quot;,'&quot; &amp; [.$A78] &amp; &quot;'&quot; &amp; &quot;,'&quot; &amp; [.$A78] &amp; &quot;'&quot; &amp; &quot;,'&quot; &amp; &quot;MAINT&quot; &amp; &quot;'&quot; &amp; &quot;,'&quot; &amp; &quot;A&quot; &amp; &quot;'&quot; &amp;  &quot;,'&quot; &amp; [.$B78] &amp; &quot;'&quot; &amp; &quot;, NULL, &quot; &amp; [.$L78] &amp; &quot;,&quot; &amp; [.$N78] &amp;     &quot;, NULL, NULL, NULL, NULL, NULL, NULL, NULL, NULL, NULL);&quot;" office:value-type="string" office:string-value="insert into activity values (2070,'Przewody instalacji próżniowej','Przewody instalacji próżniowej','MAINT','A','Wymiana', NULL, -999,120, NULL, NULL, NULL, NULL, NULL, NULL, NULL, NULL, NULL);" calcext:value-type="string">
            <text:p>insert into activity values (2070,'Przewody instalacji próżniowej','Przewody instalacji próżniowej','MAINT','A','Wymiana', NULL, -999,120, NULL, NULL, NULL, NULL, NULL, NULL, NULL, NULL, NULL);</text:p>
          </table:table-cell>
          <table:table-cell table:style-name="ce304" office:value-type="float" office:value="-999" calcext:value-type="float">
            <text:p>-999</text:p>
          </table:table-cell>
          <table:table-cell table:style-name="ce325" office:value-type="time" office:time-value="PT00H00M29S" calcext:value-type="time">
            <text:p>00:00:29</text:p>
          </table:table-cell>
          <table:table-cell table:style-name="ce336" office:value-type="float" office:value="120" calcext:value-type="float">
            <text:p>120</text:p>
          </table:table-cell>
          <table:table-cell table:style-name="ce278"/>
          <table:table-cell table:style-name="ce373" table:formula="of:=&quot;insert into activity values (&quot; &amp; [.$J78] &amp; &quot;, 3, &quot; &amp; [.$J78] &amp; &quot;,&quot; &amp; &quot;'&quot; &amp; [.$E78] &amp; &quot;'&quot; &amp; &quot;,&quot; &amp; &quot;'&quot; &amp; YEAR([.$D78]) &amp; &quot;-&quot; &amp; MONTH([.$D78]) &amp; &quot;-&quot; &amp; DAY([.$D78])  &amp; &quot;', &quot; &amp; &quot;NULL, NULL, NULL, NULL,&quot; &amp; &quot;'&quot; &amp; [.$G78] &amp; &quot;',&quot; &amp; &quot;'&quot; &amp; YEAR([.$F78]) &amp; &quot;-&quot; &amp; MONTH([.$F78]) &amp; &quot;-&quot; &amp; DAY([.$F78])  &amp; &quot;', NULL, NULL,NULL,&quot; &amp; &quot;'&quot; &amp; [.$C78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Gaśnic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A56003-1</text:p>
          </table:table-cell>
          <table:table-cell table:style-name="ce36" office:value-type="string" calcext:value-type="string">
            <text:p>10 lat</text:p>
          </table:table-cell>
          <table:table-cell table:style-name="ce157" office:value-type="date" office:date-value="2010-06-28" calcext:value-type="date">
            <text:p>28.06.2010</text:p>
          </table:table-cell>
          <table:table-cell table:style-name="ce199" office:value-type="date" office:date-value="2020-06-27" calcext:value-type="date">
            <text:p>27.06.2020</text:p>
          </table:table-cell>
          <table:table-cell table:style-name="ce175"/>
          <table:table-cell table:style-name="ce242" table:formula="of:=IF([.$G79] = 0; &quot;N/A&quot;; [.$G79] - [.$H$5])" office:value-type="string" office:string-value="N/A" calcext:value-type="string">
            <text:p>N/A</text:p>
          </table:table-cell>
          <table:table-cell table:style-name="ce261" table:formula="of:=IF([.$F79] = 0; &quot;N/A&quot;; [.$F79]-[.$H$3])" office:value-type="float" office:value="1294" calcext:value-type="float">
            <text:p>1294</text:p>
          </table:table-cell>
          <table:table-cell table:style-name="ce278" office:value-type="float" office:value="2071" calcext:value-type="float">
            <text:p>2071</text:p>
          </table:table-cell>
          <table:table-cell table:style-name="ce284" table:formula="of:=&quot;insert into activity values (&quot; &amp; [.$J79] &amp;  &quot;,'&quot; &amp; [.$A79] &amp; &quot;'&quot; &amp; &quot;,'&quot; &amp; [.$A79] &amp; &quot;'&quot; &amp; &quot;,'&quot; &amp; &quot;MAINT&quot; &amp; &quot;'&quot; &amp; &quot;,'&quot; &amp; &quot;A&quot; &amp; &quot;'&quot; &amp;  &quot;,'&quot; &amp; [.$B79] &amp; &quot;'&quot; &amp; &quot;, NULL, &quot; &amp; [.$L79] &amp; &quot;,&quot; &amp; [.$N79] &amp;     &quot;, NULL, NULL, NULL, NULL, NULL, NULL, NULL, NULL, NULL);&quot;" office:value-type="string" office:string-value="insert into activity values (2071,'Gaśnica','Gaśnica','MAINT','A','Wymiana', NULL, -999,120, NULL, NULL, NULL, NULL, NULL, NULL, NULL, NULL, NULL);" calcext:value-type="string">
            <text:p>insert into activity values (2071,'Gaśnica','Gaśnica','MAINT','A','Wymiana', NULL, -999,120, NULL, NULL, NULL, NULL, NULL, NULL, NULL, NULL, NULL);</text:p>
          </table:table-cell>
          <table:table-cell table:style-name="ce305" office:value-type="float" office:value="-999" calcext:value-type="float">
            <text:p>-999</text:p>
          </table:table-cell>
          <table:table-cell table:style-name="ce325" office:value-type="time" office:time-value="PT00H05M12S" calcext:value-type="time">
            <text:p>00:05:12</text:p>
          </table:table-cell>
          <table:table-cell table:style-name="ce278" office:value-type="float" office:value="120" calcext:value-type="float">
            <text:p>120</text:p>
          </table:table-cell>
          <table:table-cell table:style-name="ce278"/>
          <table:table-cell table:style-name="ce373" table:formula="of:=&quot;insert into activity values (&quot; &amp; [.$J79] &amp; &quot;, 3, &quot; &amp; [.$J79] &amp; &quot;,&quot; &amp; &quot;'&quot; &amp; [.$E79] &amp; &quot;'&quot; &amp; &quot;,&quot; &amp; &quot;'&quot; &amp; YEAR([.$D79]) &amp; &quot;-&quot; &amp; MONTH([.$D79]) &amp; &quot;-&quot; &amp; DAY([.$D79])  &amp; &quot;', &quot; &amp; &quot;NULL, NULL, NULL, NULL,&quot; &amp; &quot;'&quot; &amp; [.$G79] &amp; &quot;',&quot; &amp; &quot;'&quot; &amp; YEAR([.$F79]) &amp; &quot;-&quot; &amp; MONTH([.$F79]) &amp; &quot;-&quot; &amp; DAY([.$F79])  &amp; &quot;', NULL, NULL,NULL,&quot; &amp; &quot;'&quot; &amp; [.$C79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2">
          <table:table-cell table:style-name="ce14" office:value-type="string" calcext:value-type="string">
            <text:p>Kompensacja busoli magnetycznej – przegląd specjalny 1000 FH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1000 h</text:p>
          </table:table-cell>
          <table:table-cell table:style-name="ce158" office:value-type="string" calcext:value-type="string">
            <text:p>2431:00</text:p>
          </table:table-cell>
          <table:table-cell table:style-name="ce36"/>
          <table:table-cell table:style-name="ce175" office:value-type="string" calcext:value-type="string">
            <text:p>3431:00</text:p>
          </table:table-cell>
          <table:table-cell table:style-name="ce242" table:formula="of:=IF([.$G80] = 0; &quot;N/A&quot;; [.$G80] - [.$H$5])" office:value-type="time" office:time-value="PT537H37M00.000000001S" calcext:value-type="time">
            <text:p>537:37:00</text:p>
          </table:table-cell>
          <table:table-cell table:style-name="ce261" table:formula="of:=IF([.$F80] = 0; &quot;N/A&quot;; [.$F80]-[.$H$3])" office:value-type="string" office:string-value="N/A" calcext:value-type="string">
            <text:p>N/A</text:p>
          </table:table-cell>
          <table:table-cell table:style-name="ce278" office:value-type="float" office:value="2072" calcext:value-type="float">
            <text:p>2072</text:p>
          </table:table-cell>
          <table:table-cell table:style-name="ce284" table:formula="of:=&quot;insert into activity values (&quot; &amp; [.$J80] &amp;  &quot;,'&quot; &amp; [.$A80] &amp; &quot;'&quot; &amp; &quot;,'&quot; &amp; [.$A80] &amp; &quot;'&quot; &amp; &quot;,'&quot; &amp; &quot;MAINT&quot; &amp; &quot;'&quot; &amp; &quot;,'&quot; &amp; &quot;A&quot; &amp; &quot;'&quot; &amp;  &quot;,'&quot; &amp; [.$B80] &amp; &quot;'&quot; &amp; &quot;, NULL, &quot; &amp; [.$L80] &amp; &quot;,&quot; &amp; [.$N80] &amp;     &quot;, NULL, NULL, NULL, NULL, NULL, NULL, NULL, NULL, NULL);&quot;" office:value-type="string" office:string-value="insert into activity values (2072,'Kompensacja busoli magnetycznej – przegląd specjalny 1000 FH','Kompensacja busoli magnetycznej – przegląd specjalny 1000 FH','MAINT','A','Serwis', NULL, 1000,-999, NULL, NULL, NULL, NULL, NULL, NULL, NULL, NULL, NULL);" calcext:value-type="string">
            <text:p>insert into activity values (2072,'Kompensacja busoli magnetycznej – przegląd specjalny 1000 FH','Kompensacja busoli magnetycznej – przegląd specjalny 1000 FH','MAINT','A','Serwis', NULL, 1000,-999, NULL, NULL, NULL, NULL, NULL, NULL, NULL, NULL, NULL);</text:p>
          </table:table-cell>
          <table:table-cell table:style-name="ce278" office:value-type="float" office:value="1000" calcext:value-type="float">
            <text:p>1000</text:p>
          </table:table-cell>
          <table:table-cell table:style-name="ce325" office:value-type="time" office:time-value="PT00H01M04S" calcext:value-type="time">
            <text:p>00:01:04</text:p>
          </table:table-cell>
          <table:table-cell table:style-name="ce350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80] &amp; &quot;, 3, &quot; &amp; [.$J80] &amp; &quot;,&quot; &amp; &quot;'&quot; &amp; [.$E80] &amp; &quot;'&quot; &amp; &quot;,&quot; &amp; &quot;'&quot; &amp; YEAR([.$D80]) &amp; &quot;-&quot; &amp; MONTH([.$D80]) &amp; &quot;-&quot; &amp; DAY([.$D80])  &amp; &quot;', &quot; &amp; &quot;NULL, NULL, NULL, NULL,&quot; &amp; &quot;'&quot; &amp; [.$G80] &amp; &quot;',&quot; &amp; &quot;'&quot; &amp; YEAR([.$F80]) &amp; &quot;-&quot; &amp; MONTH([.$F80]) &amp; &quot;-&quot; &amp; DAY([.$F80])  &amp; &quot;', NULL, NULL,NULL,&quot; &amp; &quot;'&quot; &amp; [.$C80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Ważenie W&amp;B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56/2015</text:p>
          </table:table-cell>
          <table:table-cell table:style-name="ce36" office:value-type="string" calcext:value-type="string">
            <text:p>4 lata</text:p>
          </table:table-cell>
          <table:table-cell table:style-name="ce157" office:value-type="date" office:date-value="2015-06-24" calcext:value-type="date">
            <text:p>24.06.2015</text:p>
          </table:table-cell>
          <table:table-cell table:style-name="ce199" office:value-type="date" office:date-value="2019-06-23" calcext:value-type="date">
            <text:p>23.06.2019</text:p>
          </table:table-cell>
          <table:table-cell table:style-name="ce175"/>
          <table:table-cell table:style-name="ce242" table:formula="of:=IF([.$G81] = 0; &quot;N/A&quot;; [.$G81] - [.$H$5])" office:value-type="string" office:string-value="N/A" calcext:value-type="string">
            <text:p>N/A</text:p>
          </table:table-cell>
          <table:table-cell table:style-name="ce261" table:formula="of:=IF([.$F81] = 0; &quot;N/A&quot;; [.$F81]-[.$H$3])" office:value-type="float" office:value="924" calcext:value-type="float">
            <text:p>924</text:p>
          </table:table-cell>
          <table:table-cell table:style-name="ce278" office:value-type="float" office:value="2073" calcext:value-type="float">
            <text:p>2073</text:p>
          </table:table-cell>
          <table:table-cell table:style-name="ce284" table:formula="of:=&quot;insert into activity values (&quot; &amp; [.$J81] &amp;  &quot;,'&quot; &amp; [.$A81] &amp; &quot;'&quot; &amp; &quot;,'&quot; &amp; [.$A81] &amp; &quot;'&quot; &amp; &quot;,'&quot; &amp; &quot;MAINT&quot; &amp; &quot;'&quot; &amp; &quot;,'&quot; &amp; &quot;A&quot; &amp; &quot;'&quot; &amp;  &quot;,'&quot; &amp; [.$B81] &amp; &quot;'&quot; &amp; &quot;, NULL, &quot; &amp; [.$L81] &amp; &quot;,&quot; &amp; [.$N81] &amp;     &quot;, NULL, NULL, NULL, NULL, NULL, NULL, NULL, NULL, NULL);&quot;" office:value-type="string" office:string-value="insert into activity values (2073,'Ważenie W&amp;B','Ważenie W&amp;B','MAINT','A','Serwis', NULL, -999,48, NULL, NULL, NULL, NULL, NULL, NULL, NULL, NULL, NULL);" calcext:value-type="string">
            <text:p>insert into activity values (2073,'Ważenie W&amp;B','Ważenie W&amp;B','MAINT','A','Serwis', NULL, -999,48, NULL, NULL, NULL, NULL, NULL, NULL, NULL, NULL, NULL);</text:p>
          </table:table-cell>
          <table:table-cell table:style-name="ce306" office:value-type="float" office:value="-999" calcext:value-type="float">
            <text:p>-999</text:p>
          </table:table-cell>
          <table:table-cell table:style-name="ce325" office:value-type="time" office:time-value="PT00H03M03S" calcext:value-type="time">
            <text:p>00:03:03</text:p>
          </table:table-cell>
          <table:table-cell table:style-name="ce278" office:value-type="float" office:value="48" calcext:value-type="float">
            <text:p>48</text:p>
          </table:table-cell>
          <table:table-cell table:style-name="ce278"/>
          <table:table-cell table:style-name="ce373" table:formula="of:=&quot;insert into activity values (&quot; &amp; [.$J81] &amp; &quot;, 3, &quot; &amp; [.$J81] &amp; &quot;,&quot; &amp; &quot;'&quot; &amp; [.$E81] &amp; &quot;'&quot; &amp; &quot;,&quot; &amp; &quot;'&quot; &amp; YEAR([.$D81]) &amp; &quot;-&quot; &amp; MONTH([.$D81]) &amp; &quot;-&quot; &amp; DAY([.$D81])  &amp; &quot;', &quot; &amp; &quot;NULL, NULL, NULL, NULL,&quot; &amp; &quot;'&quot; &amp; [.$G81] &amp; &quot;',&quot; &amp; &quot;'&quot; &amp; YEAR([.$F81]) &amp; &quot;-&quot; &amp; MONTH([.$F81]) &amp; &quot;-&quot; &amp; DAY([.$F81])  &amp; &quot;', NULL, NULL,NULL,&quot; &amp; &quot;'&quot; &amp; [.$C81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Poświadczenie ARC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LTT/15/089</text:p>
          </table:table-cell>
          <table:table-cell table:style-name="ce36" office:value-type="string" calcext:value-type="string">
            <text:p>1 rok</text:p>
          </table:table-cell>
          <table:table-cell table:style-name="ce157" office:value-type="date" office:date-value="2015-07-14" calcext:value-type="date">
            <text:p>14.07.2015</text:p>
          </table:table-cell>
          <table:table-cell table:style-name="ce199" office:value-type="date" office:date-value="2017-07-13" calcext:value-type="date">
            <text:p>13.07.2017</text:p>
          </table:table-cell>
          <table:table-cell table:style-name="ce175"/>
          <table:table-cell table:style-name="ce242" table:formula="of:=IF([.$G82] = 0; &quot;N/A&quot;; [.$G82] - [.$H$5])" office:value-type="string" office:string-value="N/A" calcext:value-type="string">
            <text:p>N/A</text:p>
          </table:table-cell>
          <table:table-cell table:style-name="ce261" table:formula="of:=IF([.$F82] = 0; &quot;N/A&quot;; [.$F82]-[.$H$3])" office:value-type="float" office:value="214" calcext:value-type="float">
            <text:p>214</text:p>
          </table:table-cell>
          <table:table-cell table:style-name="ce278" office:value-type="float" office:value="2074" calcext:value-type="float">
            <text:p>2074</text:p>
          </table:table-cell>
          <table:table-cell table:style-name="ce284" table:formula="of:=&quot;insert into activity values (&quot; &amp; [.$J82] &amp;  &quot;,'&quot; &amp; [.$A82] &amp; &quot;'&quot; &amp; &quot;,'&quot; &amp; [.$A82] &amp; &quot;'&quot; &amp; &quot;,'&quot; &amp; &quot;MAINT&quot; &amp; &quot;'&quot; &amp; &quot;,'&quot; &amp; &quot;A&quot; &amp; &quot;'&quot; &amp;  &quot;,'&quot; &amp; [.$B82] &amp; &quot;'&quot; &amp; &quot;, NULL, &quot; &amp; [.$L82] &amp; &quot;,&quot; &amp; [.$N82] &amp;     &quot;, NULL, NULL, NULL, NULL, NULL, NULL, NULL, NULL, NULL);&quot;" office:value-type="string" office:string-value="insert into activity values (2074,'Poświadczenie ARC','Poświadczenie ARC','MAINT','A','Wymiana', NULL, -999,12, NULL, NULL, NULL, NULL, NULL, NULL, NULL, NULL, NULL);" calcext:value-type="string">
            <text:p>insert into activity values (2074,'Poświadczenie ARC','Poświadczenie ARC','MAINT','A','Wymiana', NULL, -999,12, NULL, NULL, NULL, NULL, NULL, NULL, NULL, NULL, NULL);</text:p>
          </table:table-cell>
          <table:table-cell table:style-name="ce307" office:value-type="float" office:value="-999" calcext:value-type="float">
            <text:p>-999</text:p>
          </table:table-cell>
          <table:table-cell table:style-name="ce325" office:value-type="time" office:time-value="PT00H00M40S" calcext:value-type="time">
            <text:p>00:00:40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82] &amp; &quot;, 3, &quot; &amp; [.$J82] &amp; &quot;,&quot; &amp; &quot;'&quot; &amp; [.$E82] &amp; &quot;'&quot; &amp; &quot;,&quot; &amp; &quot;'&quot; &amp; YEAR([.$D82]) &amp; &quot;-&quot; &amp; MONTH([.$D82]) &amp; &quot;-&quot; &amp; DAY([.$D82])  &amp; &quot;', &quot; &amp; &quot;NULL, NULL, NULL, NULL,&quot; &amp; &quot;'&quot; &amp; [.$G82] &amp; &quot;',&quot; &amp; &quot;'&quot; &amp; YEAR([.$F82]) &amp; &quot;-&quot; &amp; MONTH([.$F82]) &amp; &quot;-&quot; &amp; DAY([.$F82])  &amp; &quot;', NULL, NULL,NULL,&quot; &amp; &quot;'&quot; &amp; [.$C82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Ubezpieczeni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CAT/000640/15</text:p>
          </table:table-cell>
          <table:table-cell table:style-name="ce36" office:value-type="string" calcext:value-type="string">
            <text:p>1 rok</text:p>
          </table:table-cell>
          <table:table-cell table:style-name="ce157" office:value-type="date" office:date-value="2016-06-23" calcext:value-type="date">
            <text:p>23.06.2016</text:p>
          </table:table-cell>
          <table:table-cell table:style-name="ce199" office:value-type="date" office:date-value="2017-06-22" calcext:value-type="date">
            <text:p>22.06.2017</text:p>
          </table:table-cell>
          <table:table-cell table:style-name="ce175"/>
          <table:table-cell table:style-name="ce242" table:formula="of:=IF([.$G83] = 0; &quot;N/A&quot;; [.$G83] - [.$H$5])" office:value-type="string" office:string-value="N/A" calcext:value-type="string">
            <text:p>N/A</text:p>
          </table:table-cell>
          <table:table-cell table:style-name="ce261" table:formula="of:=IF([.$F83] = 0; &quot;N/A&quot;; [.$F83]-[.$H$3])" office:value-type="float" office:value="193" calcext:value-type="float">
            <text:p>193</text:p>
          </table:table-cell>
          <table:table-cell table:style-name="ce278" office:value-type="float" office:value="2075" calcext:value-type="float">
            <text:p>2075</text:p>
          </table:table-cell>
          <table:table-cell table:style-name="ce284" table:formula="of:=&quot;insert into activity values (&quot; &amp; [.$J83] &amp;  &quot;,'&quot; &amp; [.$A83] &amp; &quot;'&quot; &amp; &quot;,'&quot; &amp; [.$A83] &amp; &quot;'&quot; &amp; &quot;,'&quot; &amp; &quot;MAINT&quot; &amp; &quot;'&quot; &amp; &quot;,'&quot; &amp; &quot;A&quot; &amp; &quot;'&quot; &amp;  &quot;,'&quot; &amp; [.$B83] &amp; &quot;'&quot; &amp; &quot;, NULL, &quot; &amp; [.$L83] &amp; &quot;,&quot; &amp; [.$N83] &amp;     &quot;, NULL, NULL, NULL, NULL, NULL, NULL, NULL, NULL, NULL);&quot;" office:value-type="string" office:string-value="insert into activity values (2075,'Ubezpieczenie','Ubezpieczenie','MAINT','A','Wymiana', NULL, -999,12, NULL, NULL, NULL, NULL, NULL, NULL, NULL, NULL, NULL);" calcext:value-type="string">
            <text:p>insert into activity values (2075,'Ubezpieczenie','Ubezpieczenie','MAINT','A','Wymiana', NULL, -999,12, NULL, NULL, NULL, NULL, NULL, NULL, NULL, NULL, NULL);</text:p>
          </table:table-cell>
          <table:table-cell table:style-name="ce308" office:value-type="float" office:value="-999" calcext:value-type="float">
            <text:p>-999</text:p>
          </table:table-cell>
          <table:table-cell table:style-name="ce325" office:value-type="time" office:time-value="PT00H02M30S" calcext:value-type="time">
            <text:p>00:02:30</text:p>
          </table:table-cell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83] &amp; &quot;, 3, &quot; &amp; [.$J83] &amp; &quot;,&quot; &amp; &quot;'&quot; &amp; [.$E83] &amp; &quot;'&quot; &amp; &quot;,&quot; &amp; &quot;'&quot; &amp; YEAR([.$D83]) &amp; &quot;-&quot; &amp; MONTH([.$D83]) &amp; &quot;-&quot; &amp; DAY([.$D83])  &amp; &quot;', &quot; &amp; &quot;NULL, NULL, NULL, NULL,&quot; &amp; &quot;'&quot; &amp; [.$G83] &amp; &quot;',&quot; &amp; &quot;'&quot; &amp; YEAR([.$F83]) &amp; &quot;-&quot; &amp; MONTH([.$F83]) &amp; &quot;-&quot; &amp; DAY([.$F83])  &amp; &quot;', NULL, NULL,NULL,&quot; &amp; &quot;'&quot; &amp; [.$C83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Pozwolenie na używanie radiostacji pokład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B/1819/11</text:p>
          </table:table-cell>
          <table:table-cell table:style-name="ce36" office:value-type="string" calcext:value-type="string">
            <text:p>10 lat</text:p>
          </table:table-cell>
          <table:table-cell table:style-name="ce157" office:value-type="date" office:date-value="2011-08-01" calcext:value-type="date">
            <text:p>01.08.2011</text:p>
          </table:table-cell>
          <table:table-cell table:style-name="ce199" office:value-type="date" office:date-value="2017-12-31" calcext:value-type="date">
            <text:p>31.12.2017</text:p>
          </table:table-cell>
          <table:table-cell table:style-name="ce175"/>
          <table:table-cell table:style-name="ce242" table:formula="of:=IF([.$G84] = 0; &quot;N/A&quot;; [.$G84] - [.$H$5])" office:value-type="string" office:string-value="N/A" calcext:value-type="string">
            <text:p>N/A</text:p>
          </table:table-cell>
          <table:table-cell table:style-name="ce261" table:formula="of:=IF([.$F84] = 0; &quot;N/A&quot;; [.$F84]-[.$H$3])" office:value-type="float" office:value="385" calcext:value-type="float">
            <text:p>385</text:p>
          </table:table-cell>
          <table:table-cell table:style-name="ce278" office:value-type="float" office:value="2076" calcext:value-type="float">
            <text:p>2076</text:p>
          </table:table-cell>
          <table:table-cell table:style-name="ce284" table:formula="of:=&quot;insert into activity values (&quot; &amp; [.$J84] &amp;  &quot;,'&quot; &amp; [.$A84] &amp; &quot;'&quot; &amp; &quot;,'&quot; &amp; [.$A84] &amp; &quot;'&quot; &amp; &quot;,'&quot; &amp; &quot;MAINT&quot; &amp; &quot;'&quot; &amp; &quot;,'&quot; &amp; &quot;A&quot; &amp; &quot;'&quot; &amp;  &quot;,'&quot; &amp; [.$B84] &amp; &quot;'&quot; &amp; &quot;, NULL, &quot; &amp; [.$L84] &amp; &quot;,&quot; &amp; [.$N84] &amp;     &quot;, NULL, NULL, NULL, NULL, NULL, NULL, NULL, NULL, NULL);&quot;" office:value-type="string" office:string-value="insert into activity values (2076,'Pozwolenie na używanie radiostacji pokładowej','Pozwolenie na używanie radiostacji pokładowej','MAINT','A','Wymiana', NULL, -999,120, NULL, NULL, NULL, NULL, NULL, NULL, NULL, NULL, NULL);" calcext:value-type="string">
            <text:p>insert into activity values (2076,'Pozwolenie na używanie radiostacji pokładowej','Pozwolenie na używanie radiostacji pokładowej','MAINT','A','Wymiana', NULL, -999,120, NULL, NULL, NULL, NULL, NULL, NULL, NULL, NULL, NULL);</text:p>
          </table:table-cell>
          <table:table-cell table:style-name="ce309" office:value-type="float" office:value="-999" calcext:value-type="float">
            <text:p>-999</text:p>
          </table:table-cell>
          <table:table-cell table:style-name="ce325" office:value-type="time" office:time-value="PT00H02M50S" calcext:value-type="time">
            <text:p>00:02:50</text:p>
          </table:table-cell>
          <table:table-cell table:style-name="ce278" office:value-type="float" office:value="120" calcext:value-type="float">
            <text:p>120</text:p>
          </table:table-cell>
          <table:table-cell table:style-name="ce278"/>
          <table:table-cell table:style-name="ce373" table:formula="of:=&quot;insert into activity values (&quot; &amp; [.$J84] &amp; &quot;, 3, &quot; &amp; [.$J84] &amp; &quot;,&quot; &amp; &quot;'&quot; &amp; [.$E84] &amp; &quot;'&quot; &amp; &quot;,&quot; &amp; &quot;'&quot; &amp; YEAR([.$D84]) &amp; &quot;-&quot; &amp; MONTH([.$D84]) &amp; &quot;-&quot; &amp; DAY([.$D84])  &amp; &quot;', &quot; &amp; &quot;NULL, NULL, NULL, NULL,&quot; &amp; &quot;'&quot; &amp; [.$G84] &amp; &quot;',&quot; &amp; &quot;'&quot; &amp; YEAR([.$F84]) &amp; &quot;-&quot; &amp; MONTH([.$F84]) &amp; &quot;-&quot; &amp; DAY([.$F84])  &amp; &quot;', NULL, NULL,NULL,&quot; &amp; &quot;'&quot; &amp; [.$C84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4" office:value-type="string" calcext:value-type="string">
            <text:p>Sprzęgło pompy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67/2014</text:p>
          </table:table-cell>
          <table:table-cell table:style-name="ce36" office:value-type="string" calcext:value-type="string">
            <text:p>6 lat</text:p>
          </table:table-cell>
          <table:table-cell table:style-name="ce157" office:value-type="date" office:date-value="2014-06-24" calcext:value-type="date">
            <text:p>24.06.2014</text:p>
          </table:table-cell>
          <table:table-cell table:style-name="ce199" office:value-type="date" office:date-value="2020-06-22" calcext:value-type="date">
            <text:p>22.06.2020</text:p>
          </table:table-cell>
          <table:table-cell table:style-name="ce175"/>
          <table:table-cell table:style-name="ce242" table:formula="of:=IF([.$G85] = 0; &quot;N/A&quot;; [.$G85] - [.$H$5])" office:value-type="string" office:string-value="N/A" calcext:value-type="string">
            <text:p>N/A</text:p>
          </table:table-cell>
          <table:table-cell table:style-name="ce261" table:formula="of:=IF([.$F85] = 0; &quot;N/A&quot;; [.$F85]-[.$H$3])" office:value-type="float" office:value="1289" calcext:value-type="float">
            <text:p>1289</text:p>
          </table:table-cell>
          <table:table-cell table:style-name="ce278" office:value-type="float" office:value="2077" calcext:value-type="float">
            <text:p>2077</text:p>
          </table:table-cell>
          <table:table-cell table:style-name="ce284" table:formula="of:=&quot;insert into activity values (&quot; &amp; [.$J85] &amp;  &quot;,'&quot; &amp; [.$A85] &amp; &quot;'&quot; &amp; &quot;,'&quot; &amp; [.$A85] &amp; &quot;'&quot; &amp; &quot;,'&quot; &amp; &quot;MAINT&quot; &amp; &quot;'&quot; &amp; &quot;,'&quot; &amp; &quot;A&quot; &amp; &quot;'&quot; &amp;  &quot;,'&quot; &amp; [.$B85] &amp; &quot;'&quot; &amp; &quot;, NULL, &quot; &amp; [.$L85] &amp; &quot;,&quot; &amp; [.$N85] &amp;     &quot;, NULL, NULL, NULL, NULL, NULL, NULL, NULL, NULL, NULL);&quot;" office:value-type="string" office:string-value="insert into activity values (2077,'Sprzęgło pompy próżniowej','Sprzęgło pompy próżniowej','MAINT','A','Wymiana', NULL, -999,72, NULL, NULL, NULL, NULL, NULL, NULL, NULL, NULL, NULL);" calcext:value-type="string">
            <text:p>insert into activity values (2077,'Sprzęgło pompy próżniowej','Sprzęgło pompy próżniowej','MAINT','A','Wymiana', NULL, -999,72, NULL, NULL, NULL, NULL, NULL, NULL, NULL, NULL, NULL);</text:p>
          </table:table-cell>
          <table:table-cell table:style-name="ce310" office:value-type="float" office:value="-999" calcext:value-type="float">
            <text:p>-999</text:p>
          </table:table-cell>
          <table:table-cell table:style-name="ce325" office:value-type="time" office:time-value="PT00H04M30S" calcext:value-type="time">
            <text:p>00:04:30</text:p>
          </table:table-cell>
          <table:table-cell table:style-name="ce278" office:value-type="float" office:value="72" calcext:value-type="float">
            <text:p>72</text:p>
          </table:table-cell>
          <table:table-cell table:style-name="ce278"/>
          <table:table-cell table:style-name="ce373" table:formula="of:=&quot;insert into activity values (&quot; &amp; [.$J85] &amp; &quot;, 3, &quot; &amp; [.$J85] &amp; &quot;,&quot; &amp; &quot;'&quot; &amp; [.$E85] &amp; &quot;'&quot; &amp; &quot;,&quot; &amp; &quot;'&quot; &amp; YEAR([.$D85]) &amp; &quot;-&quot; &amp; MONTH([.$D85]) &amp; &quot;-&quot; &amp; DAY([.$D85])  &amp; &quot;', &quot; &amp; &quot;NULL, NULL, NULL, NULL,&quot; &amp; &quot;'&quot; &amp; [.$G85] &amp; &quot;',&quot; &amp; &quot;'&quot; &amp; YEAR([.$F85]) &amp; &quot;-&quot; &amp; MONTH([.$F85]) &amp; &quot;-&quot; &amp; DAY([.$F85])  &amp; &quot;', NULL, NULL,NULL,&quot; &amp; &quot;'&quot; &amp; [.$C85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1">
          <table:table-cell table:style-name="ce15" office:value-type="string" calcext:value-type="string">
            <text:p>Bateria ELT</text:p>
          </table:table-cell>
          <table:table-cell table:style-name="ce37" office:value-type="string" calcext:value-type="string">
            <text:p>Wymiana</text:p>
          </table:table-cell>
          <table:table-cell table:style-name="ce37" office:value-type="string" calcext:value-type="string">
            <text:p>MM/35/2016</text:p>
          </table:table-cell>
          <table:table-cell table:style-name="ce37" office:value-type="string" calcext:value-type="string">
            <text:p>5 lat</text:p>
          </table:table-cell>
          <table:table-cell table:style-name="ce159" office:value-type="date" office:date-value="2016-08-04" calcext:value-type="date">
            <text:p>04.08.2016</text:p>
          </table:table-cell>
          <table:table-cell table:style-name="ce200" office:value-type="date" office:date-value="2021-08-03" calcext:value-type="date">
            <text:p>3.08.2021</text:p>
          </table:table-cell>
          <table:table-cell table:style-name="ce224"/>
          <table:table-cell table:style-name="ce250" table:formula="of:=IF([.$G86] = 0; &quot;N/A&quot;; [.$G86] - [.$H$5])" office:value-type="string" office:string-value="N/A" calcext:value-type="string">
            <text:p>N/A</text:p>
          </table:table-cell>
          <table:table-cell table:style-name="ce268" table:formula="of:=IF([.$F86] = 0; &quot;N/A&quot;; [.$F86]-[.$H$3])" office:value-type="float" office:value="1696" calcext:value-type="float">
            <text:p>1696</text:p>
          </table:table-cell>
          <table:table-cell table:style-name="ce278" office:value-type="float" office:value="2078" calcext:value-type="float">
            <text:p>2078</text:p>
          </table:table-cell>
          <table:table-cell table:style-name="ce284" table:formula="of:=&quot;insert into activity values (&quot; &amp; [.$J86] &amp;  &quot;,'&quot; &amp; [.$A86] &amp; &quot;'&quot; &amp; &quot;,'&quot; &amp; [.$A86] &amp; &quot;'&quot; &amp; &quot;,'&quot; &amp; &quot;MAINT&quot; &amp; &quot;'&quot; &amp; &quot;,'&quot; &amp; &quot;A&quot; &amp; &quot;'&quot; &amp;  &quot;,'&quot; &amp; [.$B86] &amp; &quot;'&quot; &amp; &quot;, NULL, &quot; &amp; [.$L86] &amp; &quot;,&quot; &amp; [.$N86] &amp;     &quot;, NULL, NULL, NULL, NULL, NULL, NULL, NULL, NULL, NULL);&quot;" office:value-type="string" office:string-value="insert into activity values (2078,'Bateria ELT','Bateria ELT','MAINT','A','Wymiana', NULL, -999,60, NULL, NULL, NULL, NULL, NULL, NULL, NULL, NULL, NULL);" calcext:value-type="string">
            <text:p>insert into activity values (2078,'Bateria ELT','Bateria ELT','MAINT','A','Wymiana', NULL, -999,60, NULL, NULL, NULL, NULL, NULL, NULL, NULL, NULL, NULL);</text:p>
          </table:table-cell>
          <table:table-cell table:style-name="ce311" office:value-type="float" office:value="-999" calcext:value-type="float">
            <text:p>-999</text:p>
          </table:table-cell>
          <table:table-cell table:style-name="ce329" office:value-type="time" office:time-value="PT00H00M30S" calcext:value-type="time">
            <text:p>00:00:30</text:p>
          </table:table-cell>
          <table:table-cell table:style-name="ce351" office:value-type="float" office:value="60" calcext:value-type="float">
            <text:p>60</text:p>
          </table:table-cell>
          <table:table-cell table:style-name="ce351"/>
          <table:table-cell table:style-name="ce373" table:formula="of:=&quot;insert into activity values (&quot; &amp; [.$J86] &amp; &quot;, 3, &quot; &amp; [.$J86] &amp; &quot;,&quot; &amp; &quot;'&quot; &amp; [.$E86] &amp; &quot;'&quot; &amp; &quot;,&quot; &amp; &quot;'&quot; &amp; YEAR([.$D86]) &amp; &quot;-&quot; &amp; MONTH([.$D86]) &amp; &quot;-&quot; &amp; DAY([.$D86])  &amp; &quot;', &quot; &amp; &quot;NULL, NULL, NULL, NULL,&quot; &amp; &quot;'&quot; &amp; [.$G86] &amp; &quot;',&quot; &amp; &quot;'&quot; &amp; YEAR([.$F86]) &amp; &quot;-&quot; &amp; MONTH([.$F86]) &amp; &quot;-&quot; &amp; DAY([.$F86])  &amp; &quot;', NULL, NULL,NULL,&quot; &amp; &quot;'&quot; &amp; [.$C86] &amp; &quot;', 0, 0&quot;  &amp;&quot;);&quot;" office:value-type="string" office:string-value="" calcext:value-type="error">
            <text:p>#VALUE!</text:p>
          </table:table-cell>
          <table:table-cell table:style-name="ce351" table:number-columns-repeated="1008"/>
        </table:table-row>
        <table:table-row table:style-name="ro6">
          <table:table-cell table:style-name="ce16" office:value-type="string" calcext:value-type="string" table:number-columns-spanned="7" table:number-rows-spanned="1">
            <text:p>SILNIK</text:p>
          </table:table-cell>
          <table:covered-table-cell table:number-columns-repeated="2" table:style-name="ce13"/>
          <table:covered-table-cell table:style-name="ce85"/>
          <table:covered-table-cell table:style-name="ce136"/>
          <table:covered-table-cell table:number-columns-repeated="2" table:style-name="ce13"/>
          <table:table-cell table:style-name="ce251" table:number-columns-spanned="2" table:number-rows-spanned="3"/>
          <table:covered-table-cell table:style-name="ce269"/>
          <table:table-cell table:style-name="ce278"/>
          <table:table-cell table:style-name="ce284"/>
          <table:table-cell table:style-name="ce241"/>
          <table:table-cell table:style-name="ce317" office:value-type="time" office:time-value="PT00H00M05S" calcext:value-type="time">
            <text:p>00:00:05</text:p>
          </table:table-cell>
          <table:table-cell table:style-name="ce241" table:number-columns-repeated="2"/>
          <table:table-cell table:style-name="ce373"/>
          <table:table-cell table:style-name="ce241" table:number-columns-repeated="1008"/>
        </table:table-row>
        <table:table-row table:style-name="ro5">
          <table:table-cell table:style-name="ce17" office:value-type="string" calcext:value-type="string">
            <text:p>Silnik: Continental GO-300-E</text:p>
          </table:table-cell>
          <table:table-cell table:style-name="ce38" office:value-type="string" calcext:value-type="string">
            <text:p><text:s/>Nr fabr. 12634-1-C</text:p>
          </table:table-cell>
          <table:table-cell table:style-name="ce38" office:value-type="string" calcext:value-type="string">
            <text:p>Rok budowy: 1964</text:p>
          </table:table-cell>
          <table:table-cell table:style-name="ce111" office:value-type="string" calcext:value-type="string" table:number-columns-spanned="2" table:number-rows-spanned="1">
            <text:p>Certyfikat typu: E-298</text:p>
          </table:table-cell>
          <table:covered-table-cell table:style-name="ce160"/>
          <table:table-cell table:style-name="ce38" office:value-type="string" calcext:value-type="string" table:number-columns-spanned="2" table:number-rows-spanned="1">
            <text:p>POT: TODO</text:p>
          </table:table-cell>
          <table:covered-table-cell table:style-name="ce38"/>
          <table:covered-table-cell table:style-name="ce251"/>
          <table:covered-table-cell table:style-name="ce269"/>
          <table:table-cell table:style-name="ce278"/>
          <table:table-cell table:style-name="ce284"/>
          <table:table-cell table:style-name="ce312"/>
          <table:table-cell table:style-name="ce317" office:value-type="time" office:time-value="PT00H01M57S" calcext:value-type="time">
            <text:p>00:01:57</text:p>
          </table:table-cell>
          <table:table-cell table:style-name="ce312" table:number-columns-repeated="2"/>
          <table:table-cell table:style-name="ce373"/>
          <table:table-cell table:style-name="ce312" table:number-columns-repeated="1008"/>
        </table:table-row>
        <table:table-row table:style-name="ro7">
          <table:table-cell table:style-name="ce18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8"/>
          <table:covered-table-cell table:style-name="ce111"/>
          <table:covered-table-cell table:style-name="ce160"/>
          <table:covered-table-cell table:number-columns-repeated="2" table:style-name="ce38"/>
          <table:covered-table-cell table:style-name="ce251"/>
          <table:covered-table-cell table:style-name="ce269"/>
          <table:table-cell table:style-name="ce278"/>
          <table:table-cell table:style-name="ce284"/>
          <table:table-cell table:style-name="ce312"/>
          <table:table-cell table:style-name="ce330" office:value-type="time" office:time-value="PT00H02M08S" calcext:value-type="time">
            <text:p>00:02:08</text:p>
          </table:table-cell>
          <table:table-cell table:style-name="ce312" table:number-columns-repeated="2"/>
          <table:table-cell table:style-name="ce373"/>
          <table:table-cell table:style-name="ce312" table:number-columns-repeated="1008"/>
        </table:table-row>
        <table:table-row table:style-name="ro8">
          <table:table-cell table:style-name="ce16" office:value-type="string" calcext:value-type="string">
            <text:p>Paczka obsługowa/SB/AD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Ident. Prac obsługowych </text:p>
          </table:table-cell>
          <table:table-cell table:style-name="ce112" office:value-type="string" calcext:value-type="string">
            <text:p>Data wykonania</text:p>
          </table:table-cell>
          <table:table-cell table:style-name="ce161" office:value-type="string" calcext:value-type="string">
            <text:p>Przy nalocie (FH)</text:p>
          </table:table-cell>
          <table:table-cell table:style-name="ce39" office:value-type="string" calcext:value-type="string">
            <text:p>Następne dnia</text:p>
          </table:table-cell>
          <table:table-cell table:style-name="ce16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78"/>
          <table:table-cell table:style-name="ce284"/>
          <table:table-cell table:style-name="ce312"/>
          <table:table-cell table:style-name="ce331" office:value-type="time" office:time-value="PT00H01M15S" calcext:value-type="time">
            <text:p>00:01:15</text:p>
          </table:table-cell>
          <table:table-cell table:style-name="ce312" table:number-columns-repeated="2"/>
          <table:table-cell table:style-name="ce373"/>
          <table:table-cell table:style-name="ce312" table:number-columns-repeated="1008"/>
        </table:table-row>
        <table:table-row table:style-name="ro11">
          <table:table-cell table:style-name="ce6" office:value-type="string" calcext:value-type="string">
            <text:p>CAP 28-30-02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5-29" calcext:value-type="date">
            <text:p>29.05.2014</text:p>
          </table:table-cell>
          <table:table-cell table:style-name="ce138"/>
          <table:table-cell table:style-name="ce201" office:value-type="date" office:date-value="2019-05-28" calcext:value-type="date">
            <text:p>28.05.2019</text:p>
          </table:table-cell>
          <table:table-cell table:style-name="ce138"/>
          <table:table-cell table:style-name="ce242" table:formula="of:=IF([.$G91] = 0; &quot;N/A&quot;; [.$G91] - [.$H$5])" office:value-type="string" office:string-value="N/A" calcext:value-type="string">
            <text:p>N/A</text:p>
          </table:table-cell>
          <table:table-cell table:style-name="ce261" table:formula="of:=IF([.$F91] = 0; &quot;N/A&quot;; [.$F91]-[.$H$3])" office:value-type="float" office:value="898" calcext:value-type="float">
            <text:p>898</text:p>
          </table:table-cell>
          <table:table-cell table:style-name="ce278" office:value-type="float" office:value="2083" calcext:value-type="float">
            <text:p>2083</text:p>
          </table:table-cell>
          <table:table-cell table:style-name="ce284" table:formula="of:=&quot;insert into activity values (&quot; &amp; [.$J91] &amp;  &quot;,'&quot; &amp; [.$A91] &amp; &quot;'&quot; &amp; &quot;,'&quot; &amp; [.$A91] &amp; &quot;'&quot; &amp; &quot;,'&quot; &amp; &quot;MAINT&quot; &amp; &quot;'&quot; &amp; &quot;,'&quot; &amp; &quot;E&quot; &amp; &quot;'&quot; &amp;  &quot;,'&quot; &amp; [.$B91] &amp; &quot;'&quot; &amp; &quot;, NULL, &quot; &amp; [.$L91] &amp; &quot;,&quot; &amp; [.$N91] &amp;     &quot;, NULL, NULL, NULL, NULL, NULL, NULL, NULL, NULL, NULL);&quot;" office:value-type="string" office:string-value="insert into activity values (2083,'CAP 28-30-02','CAP 28-30-02','MAINT','E','Serwis', NULL, -999,60, NULL, NULL, NULL, NULL, NULL, NULL, NULL, NULL, NULL);" calcext:value-type="string">
            <text:p>insert into activity values (2083,'CAP 28-30-02','CAP 28-30-02','MAINT','E','Serwis', NULL, -999,60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32" office:value-type="time" office:time-value="PT00H01M01S" calcext:value-type="time">
            <text:p>00:01:01</text:p>
          </table:table-cell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91] &amp; &quot;, 3, &quot; &amp; [.$J91] &amp; &quot;,&quot; &amp; &quot;'&quot; &amp; [.$E91] &amp; &quot;'&quot; &amp; &quot;,&quot; &amp; &quot;'&quot; &amp; YEAR([.$D91]) &amp; &quot;-&quot; &amp; MONTH([.$D91]) &amp; &quot;-&quot; &amp; DAY([.$D91])  &amp; &quot;', &quot; &amp; &quot;NULL, NULL, NULL, NULL,&quot; &amp; &quot;'&quot; &amp; [.$G91] &amp; &quot;',&quot; &amp; &quot;'&quot; &amp; YEAR([.$F91]) &amp; &quot;-&quot; &amp; MONTH([.$F91]) &amp; &quot;-&quot; &amp; DAY([.$F91])  &amp; &quot;', NULL, NULL,NULL,&quot; &amp; &quot;'&quot; &amp; [.$C91] &amp; &quot;', 0, 0&quot;  &amp;&quot;);&quot;" office:value-type="string" office:string-value="insert into activity values (2083, 3, 2083,'','2014-5-29', NULL, NULL, NULL, NULL,'','2019-5-28', NULL, NULL,NULL,'PO/37/2014', 0, 0);" calcext:value-type="string">
            <text:p>insert into activity values (2083, 3, 2083,'','2014-5-29', NULL, NULL, NULL, NULL,'','2019-5-28', NULL, NULL,NULL,'PO/37/2014', 0, 0);</text:p>
          </table:table-cell>
          <table:table-cell table:style-name="ce278" table:number-columns-repeated="1008"/>
        </table:table-row>
        <table:table-row table:style-name="ro9">
          <table:table-cell table:style-name="ce19" office:value-type="string" calcext:value-type="string">
            <text:p>Przegląd 25 FH</text:p>
          </table:table-cell>
          <table:table-cell table:style-name="ce40" office:value-type="string" calcext:value-type="string">
            <text:p>Serwis</text:p>
          </table:table-cell>
          <table:table-cell table:style-name="ce40" office:value-type="string" calcext:value-type="string">
            <text:p>MM/53/2016</text:p>
          </table:table-cell>
          <table:table-cell table:style-name="ce113" office:value-type="date" office:date-value="2016-09-24" calcext:value-type="date">
            <text:p>24.09.2016</text:p>
          </table:table-cell>
          <table:table-cell table:style-name="ce162" office:value-type="string" calcext:value-type="string">
            <text:p>2875:27</text:p>
          </table:table-cell>
          <table:table-cell table:style-name="ce40"/>
          <table:table-cell table:style-name="ce225" office:value-type="time" office:time-value="PT2900H27M00.000000001S" calcext:value-type="time">
            <text:p>2900:27:00</text:p>
          </table:table-cell>
          <table:table-cell table:style-name="ce242" table:formula="of:=IF([.$G92] = 0; &quot;N/A&quot;; [.$G92] - [.$H$5])" office:value-type="time" office:time-value="PT07H04M00.000000001S" calcext:value-type="time">
            <text:p>07:04:00</text:p>
          </table:table-cell>
          <table:table-cell table:style-name="ce261" table:formula="of:=IF([.$F92] = 0; &quot;N/A&quot;; [.$F92]-[.$H$3])" office:value-type="string" office:string-value="N/A" calcext:value-type="string">
            <text:p>N/A</text:p>
          </table:table-cell>
          <table:table-cell table:style-name="ce278" office:value-type="float" office:value="2084" calcext:value-type="float">
            <text:p>2084</text:p>
          </table:table-cell>
          <table:table-cell table:style-name="ce284" table:formula="of:=&quot;insert into activity values (&quot; &amp; [.$J92] &amp;  &quot;,'&quot; &amp; [.$A92] &amp; &quot;'&quot; &amp; &quot;,'&quot; &amp; [.$A92] &amp; &quot;'&quot; &amp; &quot;,'&quot; &amp; &quot;MAINT&quot; &amp; &quot;'&quot; &amp; &quot;,'&quot; &amp; &quot;E&quot; &amp; &quot;'&quot; &amp;  &quot;,'&quot; &amp; [.$B92] &amp; &quot;'&quot; &amp; &quot;, NULL, &quot; &amp; [.$L92] &amp; &quot;,&quot; &amp; [.$N92] &amp;     &quot;, NULL, NULL, NULL, NULL, NULL, NULL, NULL, NULL, NULL);&quot;" office:value-type="string" office:string-value="insert into activity values (2084,'Przegląd 25 FH','Przegląd 25 FH','MAINT','E','Serwis', NULL, 25,-999, NULL, NULL, NULL, NULL, NULL, NULL, NULL, NULL, NULL);" calcext:value-type="string">
            <text:p>insert into activity values (2084,'Przegląd 25 FH','Przegląd 25 FH','MAINT','E','Serwis', NULL, 25,-999, NULL, NULL, NULL, NULL, NULL, NULL, NULL, NULL, NULL);</text:p>
          </table:table-cell>
          <table:table-cell table:style-name="ce278" office:value-type="float" office:value="25" calcext:value-type="float">
            <text:p>25</text:p>
          </table:table-cell>
          <table:table-cell table:style-name="ce332" office:value-type="time" office:time-value="PT00H11M00S" calcext:value-type="time">
            <text:p>00:11:00</text:p>
          </table:table-cell>
          <table:table-cell table:style-name="ce278" office:value-type="float" office:value="-999" calcext:value-type="float">
            <text:p>-999</text:p>
          </table:table-cell>
          <table:table-cell table:style-name="ce372" office:value-type="string" calcext:value-type="string">
            <text:p>sumaryczne od 17.11.2016-28.11.2016</text:p>
          </table:table-cell>
          <table:table-cell table:style-name="ce373" table:formula="of:=&quot;insert into activity values (&quot; &amp; [.$J92] &amp; &quot;, 3, &quot; &amp; [.$J92] &amp; &quot;,&quot; &amp; &quot;'&quot; &amp; [.$E92] &amp; &quot;'&quot; &amp; &quot;,&quot; &amp; &quot;'&quot; &amp; YEAR([.$D92]) &amp; &quot;-&quot; &amp; MONTH([.$D92]) &amp; &quot;-&quot; &amp; DAY([.$D92])  &amp; &quot;', &quot; &amp; &quot;NULL, NULL, NULL, NULL,&quot; &amp; &quot;'&quot; &amp; [.$G92] &amp; &quot;',&quot; &amp; &quot;'&quot; &amp; YEAR([.$F92]) &amp; &quot;-&quot; &amp; MONTH([.$F92]) &amp; &quot;-&quot; &amp; DAY([.$F92])  &amp; &quot;', NULL, NULL,NULL,&quot; &amp; &quot;'&quot; &amp; [.$C92] &amp; &quot;', 0, 0&quot;  &amp;&quot;);&quot;" office:value-type="string" office:string-value="insert into activity values (2084, 3, 2084,'2875:27','2016-9-24', NULL, NULL, NULL, NULL,'120,852083333333','1899-12-30', NULL, NULL,NULL,'MM/53/2016', 0, 0);" calcext:value-type="string">
            <text:p>insert into activity values (2084, 3, 2084,'2875:27','2016-9-24', NULL, NULL, NULL, NULL,'120,852083333333','1899-12-30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19" office:value-type="string" calcext:value-type="string">
            <text:p>Przegląd 100 FH</text:p>
          </table:table-cell>
          <table:table-cell table:style-name="ce40" office:value-type="string" calcext:value-type="string">
            <text:p>Serwis</text:p>
          </table:table-cell>
          <table:table-cell table:style-name="ce66" office:value-type="string" calcext:value-type="string">
            <text:p>MM/53/2016</text:p>
          </table:table-cell>
          <table:table-cell table:style-name="ce114" office:value-type="date" office:date-value="2016-09-24" calcext:value-type="date">
            <text:p>24.09.2016</text:p>
          </table:table-cell>
          <table:table-cell table:style-name="ce163" office:value-type="string" calcext:value-type="string">
            <text:p>2875:27</text:p>
          </table:table-cell>
          <table:table-cell table:style-name="ce40"/>
          <table:table-cell table:style-name="ce162" office:value-type="string" calcext:value-type="string">
            <text:p>2975:27</text:p>
          </table:table-cell>
          <table:table-cell table:style-name="ce242" table:formula="of:=IF([.$G93] = 0; &quot;N/A&quot;; [.$G93] - [.$H$5])" office:value-type="time" office:time-value="PT82H04M00.000000001S" calcext:value-type="time">
            <text:p>82:04:00</text:p>
          </table:table-cell>
          <table:table-cell table:style-name="ce261" table:formula="of:=IF([.$F93] = 0; &quot;N/A&quot;; [.$F93]-[.$H$3])" office:value-type="string" office:string-value="N/A" calcext:value-type="string">
            <text:p>N/A</text:p>
          </table:table-cell>
          <table:table-cell table:style-name="ce278" office:value-type="float" office:value="2085" calcext:value-type="float">
            <text:p>2085</text:p>
          </table:table-cell>
          <table:table-cell table:style-name="ce284" table:formula="of:=&quot;insert into activity values (&quot; &amp; [.$J93] &amp;  &quot;,'&quot; &amp; [.$A93] &amp; &quot;'&quot; &amp; &quot;,'&quot; &amp; [.$A93] &amp; &quot;'&quot; &amp; &quot;,'&quot; &amp; &quot;MAINT&quot; &amp; &quot;'&quot; &amp; &quot;,'&quot; &amp; &quot;E&quot; &amp; &quot;'&quot; &amp;  &quot;,'&quot; &amp; [.$B93] &amp; &quot;'&quot; &amp; &quot;, NULL, &quot; &amp; [.$L93] &amp; &quot;,&quot; &amp; [.$N93] &amp;     &quot;, NULL, NULL, NULL, NULL, NULL, NULL, NULL, NULL, NULL);&quot;" office:value-type="string" office:string-value="insert into activity values (2085,'Przegląd 100 FH','Przegląd 100 FH','MAINT','E','Serwis', NULL, 100,-999, NULL, NULL, NULL, NULL, NULL, NULL, NULL, NULL, NULL);" calcext:value-type="string">
            <text:p>insert into activity values (2085,'Przegląd 100 FH','Przegląd 100 FH','MAINT','E','Serwis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278"/>
          <table:table-cell table:style-name="ce352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93] &amp; &quot;, 3, &quot; &amp; [.$J93] &amp; &quot;,&quot; &amp; &quot;'&quot; &amp; [.$E93] &amp; &quot;'&quot; &amp; &quot;,&quot; &amp; &quot;'&quot; &amp; YEAR([.$D93]) &amp; &quot;-&quot; &amp; MONTH([.$D93]) &amp; &quot;-&quot; &amp; DAY([.$D93])  &amp; &quot;', &quot; &amp; &quot;NULL, NULL, NULL, NULL,&quot; &amp; &quot;'&quot; &amp; [.$G93] &amp; &quot;',&quot; &amp; &quot;'&quot; &amp; YEAR([.$F93]) &amp; &quot;-&quot; &amp; MONTH([.$F93]) &amp; &quot;-&quot; &amp; DAY([.$F93])  &amp; &quot;', NULL, NULL,NULL,&quot; &amp; &quot;'&quot; &amp; [.$C93] &amp; &quot;', 0, 0&quot;  &amp;&quot;);&quot;" office:value-type="string" office:string-value="insert into activity values (2085, 3, 2085,'2875:27','2016-9-24', NULL, NULL, NULL, NULL,'2975:27','1899-12-30', NULL, NULL,NULL,'MM/53/2016', 0, 0);" calcext:value-type="string">
            <text:p>insert into activity values (2085, 3, 2085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Przegląd specjalny 2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42/2016</text:p>
          </table:table-cell>
          <table:table-cell table:style-name="ce91" office:value-type="date" office:date-value="2016-08-19" calcext:value-type="date">
            <text:p>19.08.2016</text:p>
          </table:table-cell>
          <table:table-cell table:style-name="ce138" office:value-type="string" calcext:value-type="string">
            <text:p>2830:55</text:p>
          </table:table-cell>
          <table:table-cell table:style-name="ce30"/>
          <table:table-cell table:style-name="ce138" office:value-type="string" calcext:value-type="string">
            <text:p>3030:55</text:p>
          </table:table-cell>
          <table:table-cell table:style-name="ce242" table:formula="of:=IF([.$G94] = 0; &quot;N/A&quot;; [.$G94] - [.$H$5])" office:value-type="time" office:time-value="PT137H32M00S" calcext:value-type="time">
            <text:p>137:32:00</text:p>
          </table:table-cell>
          <table:table-cell table:style-name="ce261" table:formula="of:=IF([.$F94] = 0; &quot;N/A&quot;; [.$F94]-[.$H$3])" office:value-type="string" office:string-value="N/A" calcext:value-type="string">
            <text:p>N/A</text:p>
          </table:table-cell>
          <table:table-cell table:style-name="ce278" office:value-type="float" office:value="2086" calcext:value-type="float">
            <text:p>2086</text:p>
          </table:table-cell>
          <table:table-cell table:style-name="ce284" table:formula="of:=&quot;insert into activity values (&quot; &amp; [.$J94] &amp;  &quot;,'&quot; &amp; [.$A94] &amp; &quot;'&quot; &amp; &quot;,'&quot; &amp; [.$A94] &amp; &quot;'&quot; &amp; &quot;,'&quot; &amp; &quot;MAINT&quot; &amp; &quot;'&quot; &amp; &quot;,'&quot; &amp; &quot;E&quot; &amp; &quot;'&quot; &amp;  &quot;,'&quot; &amp; [.$B94] &amp; &quot;'&quot; &amp; &quot;, NULL, &quot; &amp; [.$L94] &amp; &quot;,&quot; &amp; [.$N94] &amp;     &quot;, NULL, NULL, NULL, NULL, NULL, NULL, NULL, NULL, NULL);&quot;" office:value-type="string" office:string-value="insert into activity values (2086,'Przegląd specjalny 200 FH','Przegląd specjalny 200 FH','MAINT','E','Serwis', NULL, 200,-999, NULL, NULL, NULL, NULL, NULL, NULL, NULL, NULL, NULL);" calcext:value-type="string">
            <text:p>insert into activity values (2086,'Przegląd specjalny 200 FH','Przegląd specjalny 200 FH','MAINT','E','Serwis', NULL, 200,-999, NULL, NULL, NULL, NULL, NULL, NULL, NULL, NULL, NULL);</text:p>
          </table:table-cell>
          <table:table-cell table:style-name="ce278" office:value-type="float" office:value="200" calcext:value-type="float">
            <text:p>200</text:p>
          </table:table-cell>
          <table:table-cell table:style-name="ce278"/>
          <table:table-cell table:style-name="ce353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94] &amp; &quot;, 3, &quot; &amp; [.$J94] &amp; &quot;,&quot; &amp; &quot;'&quot; &amp; [.$E94] &amp; &quot;'&quot; &amp; &quot;,&quot; &amp; &quot;'&quot; &amp; YEAR([.$D94]) &amp; &quot;-&quot; &amp; MONTH([.$D94]) &amp; &quot;-&quot; &amp; DAY([.$D94])  &amp; &quot;', &quot; &amp; &quot;NULL, NULL, NULL, NULL,&quot; &amp; &quot;'&quot; &amp; [.$G94] &amp; &quot;',&quot; &amp; &quot;'&quot; &amp; YEAR([.$F94]) &amp; &quot;-&quot; &amp; MONTH([.$F94]) &amp; &quot;-&quot; &amp; DAY([.$F94])  &amp; &quot;', NULL, NULL,NULL,&quot; &amp; &quot;'&quot; &amp; [.$C94] &amp; &quot;', 0, 0&quot;  &amp;&quot;);&quot;" office:value-type="string" office:string-value="insert into activity values (2086, 3, 2086,'2830:55','2016-8-19', NULL, NULL, NULL, NULL,'3030:55','1899-12-30', NULL, NULL,NULL,'MM/42/2016', 0, 0);" calcext:value-type="string">
            <text:p>insert into activity values (2086, 3, 2086,'2830:55','2016-8-19', NULL, NULL, NULL, NULL,'3030:55','1899-12-30', NULL, NULL,NULL,'MM/42/2016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Przegląd specjalny 3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28/2015</text:p>
          </table:table-cell>
          <table:table-cell table:style-name="ce91" office:value-type="date" office:date-value="2015-11-25" calcext:value-type="date">
            <text:p>25.11.2015</text:p>
          </table:table-cell>
          <table:table-cell table:style-name="ce138" office:value-type="string" calcext:value-type="string">
            <text:p>2732:25</text:p>
          </table:table-cell>
          <table:table-cell table:style-name="ce30"/>
          <table:table-cell table:style-name="ce138" office:value-type="string" calcext:value-type="string">
            <text:p>3032:25</text:p>
          </table:table-cell>
          <table:table-cell table:style-name="ce242" table:formula="of:=IF([.$G95] = 0; &quot;N/A&quot;; [.$G95] - [.$H$5])" office:value-type="time" office:time-value="PT139H02M00S" calcext:value-type="time">
            <text:p>139:02:00</text:p>
          </table:table-cell>
          <table:table-cell table:style-name="ce261" table:formula="of:=IF([.$F95] = 0; &quot;N/A&quot;; [.$F95]-[.$H$3])" office:value-type="string" office:string-value="N/A" calcext:value-type="string">
            <text:p>N/A</text:p>
          </table:table-cell>
          <table:table-cell table:style-name="ce278" office:value-type="float" office:value="2087" calcext:value-type="float">
            <text:p>2087</text:p>
          </table:table-cell>
          <table:table-cell table:style-name="ce284" table:formula="of:=&quot;insert into activity values (&quot; &amp; [.$J95] &amp;  &quot;,'&quot; &amp; [.$A95] &amp; &quot;'&quot; &amp; &quot;,'&quot; &amp; [.$A95] &amp; &quot;'&quot; &amp; &quot;,'&quot; &amp; &quot;MAINT&quot; &amp; &quot;'&quot; &amp; &quot;,'&quot; &amp; &quot;E&quot; &amp; &quot;'&quot; &amp;  &quot;,'&quot; &amp; [.$B95] &amp; &quot;'&quot; &amp; &quot;, NULL, &quot; &amp; [.$L95] &amp; &quot;,&quot; &amp; [.$N95] &amp;     &quot;, NULL, NULL, NULL, NULL, NULL, NULL, NULL, NULL, NULL);&quot;" office:value-type="string" office:string-value="insert into activity values (2087,'Przegląd specjalny 300 FH','Przegląd specjalny 300 FH','MAINT','E','Serwis', NULL, 300,-999, NULL, NULL, NULL, NULL, NULL, NULL, NULL, NULL, NULL);" calcext:value-type="string">
            <text:p>insert into activity values (2087,'Przegląd specjalny 300 FH','Przegląd specjalny 300 FH','MAINT','E','Serwis', NULL, 300,-999, NULL, NULL, NULL, NULL, NULL, NULL, NULL, NULL, NULL);</text:p>
          </table:table-cell>
          <table:table-cell table:style-name="ce278" office:value-type="float" office:value="300" calcext:value-type="float">
            <text:p>300</text:p>
          </table:table-cell>
          <table:table-cell table:style-name="ce278"/>
          <table:table-cell table:style-name="ce354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95] &amp; &quot;, 3, &quot; &amp; [.$J95] &amp; &quot;,&quot; &amp; &quot;'&quot; &amp; [.$E95] &amp; &quot;'&quot; &amp; &quot;,&quot; &amp; &quot;'&quot; &amp; YEAR([.$D95]) &amp; &quot;-&quot; &amp; MONTH([.$D95]) &amp; &quot;-&quot; &amp; DAY([.$D95])  &amp; &quot;', &quot; &amp; &quot;NULL, NULL, NULL, NULL,&quot; &amp; &quot;'&quot; &amp; [.$G95] &amp; &quot;',&quot; &amp; &quot;'&quot; &amp; YEAR([.$F95]) &amp; &quot;-&quot; &amp; MONTH([.$F95]) &amp; &quot;-&quot; &amp; DAY([.$F95])  &amp; &quot;', NULL, NULL,NULL,&quot; &amp; &quot;'&quot; &amp; [.$C95] &amp; &quot;', 0, 0&quot;  &amp;&quot;);&quot;" office:value-type="string" office:string-value="insert into activity values (2087, 3, 2087,'2732:25','2015-11-25', NULL, NULL, NULL, NULL,'3032:25','1899-12-30', NULL, NULL,NULL,'MM/28/2015', 0, 0);" calcext:value-type="string">
            <text:p>insert into activity values (2087, 3, 2087,'2732:25','2015-11-25', NULL, NULL, NULL, NULL,'3032:25','1899-12-30', NULL, NULL,NULL,'MM/28/2015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9/2015</text:p>
          </table:table-cell>
          <table:table-cell table:style-name="ce91" office:value-type="date" office:date-value="2015-05-20" calcext:value-type="date">
            <text:p>20.05.2015</text:p>
          </table:table-cell>
          <table:table-cell table:style-name="ce138" office:value-type="string" calcext:value-type="string">
            <text:p>2680:20</text:p>
          </table:table-cell>
          <table:table-cell table:style-name="ce30"/>
          <table:table-cell table:style-name="ce138" office:value-type="string" calcext:value-type="string">
            <text:p>3180:20</text:p>
          </table:table-cell>
          <table:table-cell table:style-name="ce242" table:formula="of:=IF([.$G96] = 0; &quot;N/A&quot;; [.$G96] - [.$H$5])" office:value-type="time" office:time-value="PT286H57M00S" calcext:value-type="time">
            <text:p>286:57:00</text:p>
          </table:table-cell>
          <table:table-cell table:style-name="ce261" table:formula="of:=IF([.$F96] = 0; &quot;N/A&quot;; [.$F96]-[.$H$3])" office:value-type="string" office:string-value="N/A" calcext:value-type="string">
            <text:p>N/A</text:p>
          </table:table-cell>
          <table:table-cell table:style-name="ce278" office:value-type="float" office:value="2088" calcext:value-type="float">
            <text:p>2088</text:p>
          </table:table-cell>
          <table:table-cell table:style-name="ce284" table:formula="of:=&quot;insert into activity values (&quot; &amp; [.$J96] &amp;  &quot;,'&quot; &amp; [.$A96] &amp; &quot;'&quot; &amp; &quot;,'&quot; &amp; [.$A96] &amp; &quot;'&quot; &amp; &quot;,'&quot; &amp; &quot;MAINT&quot; &amp; &quot;'&quot; &amp; &quot;,'&quot; &amp; &quot;E&quot; &amp; &quot;'&quot; &amp;  &quot;,'&quot; &amp; [.$B96] &amp; &quot;'&quot; &amp; &quot;, NULL, &quot; &amp; [.$L96] &amp; &quot;,&quot; &amp; [.$N96] &amp;     &quot;, NULL, NULL, NULL, NULL, NULL, NULL, NULL, NULL, NULL);&quot;" office:value-type="string" office:string-value="insert into activity values (2088,'Przegląd specjalny 500 FH','Przegląd specjalny 500 FH','MAINT','E','Inspekcja', NULL, 500,-999, NULL, NULL, NULL, NULL, NULL, NULL, NULL, NULL, NULL);" calcext:value-type="string">
            <text:p>insert into activity values (2088,'Przegląd specjalny 500 FH','Przegląd specjalny 500 FH','MAINT','E','Inspekcja', NULL, 500,-999, NULL, NULL, NULL, NULL, NULL, NULL, NULL, NULL, NULL);</text:p>
          </table:table-cell>
          <table:table-cell table:style-name="ce278" office:value-type="float" office:value="500" calcext:value-type="float">
            <text:p>500</text:p>
          </table:table-cell>
          <table:table-cell table:style-name="ce278"/>
          <table:table-cell table:style-name="ce355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96] &amp; &quot;, 3, &quot; &amp; [.$J96] &amp; &quot;,&quot; &amp; &quot;'&quot; &amp; [.$E96] &amp; &quot;'&quot; &amp; &quot;,&quot; &amp; &quot;'&quot; &amp; YEAR([.$D96]) &amp; &quot;-&quot; &amp; MONTH([.$D96]) &amp; &quot;-&quot; &amp; DAY([.$D96])  &amp; &quot;', &quot; &amp; &quot;NULL, NULL, NULL, NULL,&quot; &amp; &quot;'&quot; &amp; [.$G96] &amp; &quot;',&quot; &amp; &quot;'&quot; &amp; YEAR([.$F96]) &amp; &quot;-&quot; &amp; MONTH([.$F96]) &amp; &quot;-&quot; &amp; DAY([.$F96])  &amp; &quot;', NULL, NULL,NULL,&quot; &amp; &quot;'&quot; &amp; [.$C96] &amp; &quot;', 0, 0&quot;  &amp;&quot;);&quot;" office:value-type="string" office:string-value="insert into activity values (2088, 3, 2088,'2680:20','2015-5-20', NULL, NULL, NULL, NULL,'3180:20','1899-12-30', NULL, NULL,NULL,'PO/49/2015', 0, 0);" calcext:value-type="string">
            <text:p>insert into activity values (2088, 3, 2088,'2680:20','2015-5-20', NULL, NULL, NULL, NULL,'3180:20','1899-12-30', NULL, NULL,NULL,'PO/49/2015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67" office:value-type="string" calcext:value-type="string">
            <text:p>MM/24/2016</text:p>
          </table:table-cell>
          <table:table-cell table:style-name="ce115" office:value-type="date" office:date-value="2016-05-22" calcext:value-type="date">
            <text:p>22.05.2016</text:p>
          </table:table-cell>
          <table:table-cell table:style-name="ce138"/>
          <table:table-cell table:style-name="ce183" office:value-type="date" office:date-value="2017-05-22" calcext:value-type="date">
            <text:p>22.05.2017</text:p>
          </table:table-cell>
          <table:table-cell table:style-name="ce138"/>
          <table:table-cell table:style-name="ce242" table:formula="of:=IF([.$G97] = 0; &quot;N/A&quot;; [.$G97] - [.$H$5])" office:value-type="string" office:string-value="N/A" calcext:value-type="string">
            <text:p>N/A</text:p>
          </table:table-cell>
          <table:table-cell table:style-name="ce261" table:formula="of:=IF([.$F97] = 0; &quot;N/A&quot;; [.$F97]-[.$H$3])" office:value-type="float" office:value="162" calcext:value-type="float">
            <text:p>162</text:p>
          </table:table-cell>
          <table:table-cell table:style-name="ce278" office:value-type="float" office:value="2089" calcext:value-type="float">
            <text:p>2089</text:p>
          </table:table-cell>
          <table:table-cell table:style-name="ce284" table:formula="of:=&quot;insert into activity values (&quot; &amp; [.$J97] &amp;  &quot;,'&quot; &amp; [.$A97] &amp; &quot;'&quot; &amp; &quot;,'&quot; &amp; [.$A97] &amp; &quot;'&quot; &amp; &quot;,'&quot; &amp; &quot;MAINT&quot; &amp; &quot;'&quot; &amp; &quot;,'&quot; &amp; &quot;E&quot; &amp; &quot;'&quot; &amp;  &quot;,'&quot; &amp; [.$B97] &amp; &quot;'&quot; &amp; &quot;, NULL, &quot; &amp; [.$L97] &amp; &quot;,&quot; &amp; [.$N97] &amp;     &quot;, NULL, NULL, NULL, NULL, NULL, NULL, NULL, NULL, NULL);&quot;" office:value-type="string" office:string-value="insert into activity values (2089,'Przegląd roczny','Przegląd roczny','MAINT','E','Serwis', NULL, -999,12, NULL, NULL, NULL, NULL, NULL, NULL, NULL, NULL, NULL);" calcext:value-type="string">
            <text:p>insert into activity values (2089,'Przegląd roczny','Przegląd roczny','MAINT','E','Serwis', NULL, -999,12, NULL, NULL, NULL, NULL, NULL, NULL, NULL, NULL, NULL);</text:p>
          </table:table-cell>
          <table:table-cell table:style-name="ce313" office:value-type="float" office:value="-999" calcext:value-type="float">
            <text:p>-999</text:p>
          </table:table-cell>
          <table:table-cell table:style-name="ce278"/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97] &amp; &quot;, 3, &quot; &amp; [.$J97] &amp; &quot;,&quot; &amp; &quot;'&quot; &amp; [.$E97] &amp; &quot;'&quot; &amp; &quot;,&quot; &amp; &quot;'&quot; &amp; YEAR([.$D97]) &amp; &quot;-&quot; &amp; MONTH([.$D97]) &amp; &quot;-&quot; &amp; DAY([.$D97])  &amp; &quot;', &quot; &amp; &quot;NULL, NULL, NULL, NULL,&quot; &amp; &quot;'&quot; &amp; [.$G97] &amp; &quot;',&quot; &amp; &quot;'&quot; &amp; YEAR([.$F97]) &amp; &quot;-&quot; &amp; MONTH([.$F97]) &amp; &quot;-&quot; &amp; DAY([.$F97])  &amp; &quot;', NULL, NULL,NULL,&quot; &amp; &quot;'&quot; &amp; [.$C97] &amp; &quot;', 0, 0&quot;  &amp;&quot;);&quot;" office:value-type="string" office:string-value="insert into activity values (2089, 3, 2089,'','2016-5-22', NULL, NULL, NULL, NULL,'','2017-5-22', NULL, NULL,NULL,'MM/24/2016', 0, 0);" calcext:value-type="string">
            <text:p>insert into activity values (2089, 3, 2089,'','2016-5-22', NULL, NULL, NULL, NULL,'','2017-5-22', NULL, NULL,NULL,'MM/24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30" office:value-type="string" calcext:value-type="string">
            <text:p>Serwis</text:p>
          </table:table-cell>
          <table:table-cell table:style-name="ce68" office:value-type="string" calcext:value-type="string">
            <text:p>MM/66/2016</text:p>
          </table:table-cell>
          <table:table-cell table:style-name="ce116" office:value-type="date" office:date-value="2016-11-26" calcext:value-type="date">
            <text:p>26.11.2016</text:p>
          </table:table-cell>
          <table:table-cell table:style-name="ce164" office:value-type="string" calcext:value-type="string">
            <text:p>2890:37</text:p>
          </table:table-cell>
          <table:table-cell table:style-name="ce202"/>
          <table:table-cell table:style-name="ce226" office:value-type="string" calcext:value-type="string">
            <text:p>2990:37</text:p>
          </table:table-cell>
          <table:table-cell table:style-name="ce242" table:formula="of:=IF([.$G98] = 0; &quot;N/A&quot;; [.$G98] - [.$H$5])" office:value-type="time" office:time-value="PT97H14M00S" calcext:value-type="time">
            <text:p>97:14:00</text:p>
          </table:table-cell>
          <table:table-cell table:style-name="ce261" table:formula="of:=IF([.$F98] = 0; &quot;N/A&quot;; [.$F98]-[.$H$3])" office:value-type="string" office:string-value="N/A" calcext:value-type="string">
            <text:p>N/A</text:p>
          </table:table-cell>
          <table:table-cell table:style-name="ce278" office:value-type="float" office:value="2090" calcext:value-type="float">
            <text:p>2090</text:p>
          </table:table-cell>
          <table:table-cell table:style-name="ce284" table:formula="of:=&quot;insert into activity values (&quot; &amp; [.$J98] &amp;  &quot;,'&quot; &amp; [.$A98] &amp; &quot;'&quot; &amp; &quot;,'&quot; &amp; [.$A98] &amp; &quot;'&quot; &amp; &quot;,'&quot; &amp; &quot;MAINT&quot; &amp; &quot;'&quot; &amp; &quot;,'&quot; &amp; &quot;E&quot; &amp; &quot;'&quot; &amp;  &quot;,'&quot; &amp; [.$B98] &amp; &quot;'&quot; &amp; &quot;, NULL, &quot; &amp; [.$L98] &amp; &quot;,&quot; &amp; [.$N98] &amp;     &quot;, NULL, NULL, NULL, NULL, NULL, NULL, NULL, NULL, NULL);&quot;" office:value-type="string" office:string-value="insert into activity values (2090,'MSB94-8D','MSB94-8D','MAINT','E','Serwis', NULL, 100,-999, NULL, NULL, NULL, NULL, NULL, NULL, NULL, NULL, NULL);" calcext:value-type="string">
            <text:p>insert into activity values (2090,'MSB94-8D','MSB94-8D','MAINT','E','Serwis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278"/>
          <table:table-cell table:style-name="ce356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98] &amp; &quot;, 3, &quot; &amp; [.$J98] &amp; &quot;,&quot; &amp; &quot;'&quot; &amp; [.$E98] &amp; &quot;'&quot; &amp; &quot;,&quot; &amp; &quot;'&quot; &amp; YEAR([.$D98]) &amp; &quot;-&quot; &amp; MONTH([.$D98]) &amp; &quot;-&quot; &amp; DAY([.$D98])  &amp; &quot;', &quot; &amp; &quot;NULL, NULL, NULL, NULL,&quot; &amp; &quot;'&quot; &amp; [.$G98] &amp; &quot;',&quot; &amp; &quot;'&quot; &amp; YEAR([.$F98]) &amp; &quot;-&quot; &amp; MONTH([.$F98]) &amp; &quot;-&quot; &amp; DAY([.$F98])  &amp; &quot;', NULL, NULL,NULL,&quot; &amp; &quot;'&quot; &amp; [.$C98] &amp; &quot;', 0, 0&quot;  &amp;&quot;);&quot;" office:value-type="string" office:string-value="insert into activity values (2090, 3, 2090,'2890:37','2016-11-26', NULL, NULL, NULL, NULL,'2990:37','1899-12-30', NULL, NULL,NULL,'MM/66/2016', 0, 0);" calcext:value-type="string">
            <text:p>insert into activity values (2090, 3, 2090,'2890:37','2016-11-26', NULL, NULL, NULL, NULL,'2990:37','1899-12-30', NULL, NULL,NULL,'MM/66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30" office:value-type="string" calcext:value-type="string">
            <text:p>Inspekcja</text:p>
          </table:table-cell>
          <table:table-cell table:style-name="ce69" office:value-type="string" calcext:value-type="string">
            <text:p>MM/53/2016</text:p>
          </table:table-cell>
          <table:table-cell table:style-name="ce117" office:value-type="date" office:date-value="2016-09-24" calcext:value-type="date">
            <text:p>24.09.2016</text:p>
          </table:table-cell>
          <table:table-cell table:style-name="ce165" office:value-type="string" calcext:value-type="string">
            <text:p>2875:27</text:p>
          </table:table-cell>
          <table:table-cell table:style-name="ce203" office:value-type="date" office:date-value="2017-09-23" calcext:value-type="date">
            <text:p>23.09.2017</text:p>
          </table:table-cell>
          <table:table-cell table:style-name="ce227" office:value-type="string" calcext:value-type="string">
            <text:p>2975:27</text:p>
          </table:table-cell>
          <table:table-cell table:style-name="ce242" table:formula="of:=IF([.$G99] = 0; &quot;N/A&quot;; [.$G99] - [.$H$5])" office:value-type="time" office:time-value="PT82H04M00.000000001S" calcext:value-type="time">
            <text:p>82:04:00</text:p>
          </table:table-cell>
          <table:table-cell table:style-name="ce261" table:formula="of:=IF([.$F99] = 0; &quot;N/A&quot;; [.$F99]-[.$H$3])" office:value-type="float" office:value="286" calcext:value-type="float">
            <text:p>286</text:p>
          </table:table-cell>
          <table:table-cell table:style-name="ce278" office:value-type="float" office:value="2091" calcext:value-type="float">
            <text:p>2091</text:p>
          </table:table-cell>
          <table:table-cell table:style-name="ce284" table:formula="of:=&quot;insert into activity values (&quot; &amp; [.$J99] &amp;  &quot;,'&quot; &amp; [.$A99] &amp; &quot;'&quot; &amp; &quot;,'&quot; &amp; [.$A99] &amp; &quot;'&quot; &amp; &quot;,'&quot; &amp; &quot;MAINT&quot; &amp; &quot;'&quot; &amp; &quot;,'&quot; &amp; &quot;E&quot; &amp; &quot;'&quot; &amp;  &quot;,'&quot; &amp; [.$B99] &amp; &quot;'&quot; &amp; &quot;, NULL, &quot; &amp; [.$L99] &amp; &quot;,&quot; &amp; [.$N99] &amp;     &quot;, NULL, NULL, NULL, NULL, NULL, NULL, NULL, NULL, NULL);&quot;" office:value-type="string" office:string-value="insert into activity values (2091,'SB09-14','SB09-14','MAINT','E','Inspekcja', NULL, 100,12, NULL, NULL, NULL, NULL, NULL, NULL, NULL, NULL, NULL);" calcext:value-type="string">
            <text:p>insert into activity values (2091,'SB09-14','SB09-14','MAINT','E','Inspekcja', NULL, 100,12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278"/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99] &amp; &quot;, 3, &quot; &amp; [.$J99] &amp; &quot;,&quot; &amp; &quot;'&quot; &amp; [.$E99] &amp; &quot;'&quot; &amp; &quot;,&quot; &amp; &quot;'&quot; &amp; YEAR([.$D99]) &amp; &quot;-&quot; &amp; MONTH([.$D99]) &amp; &quot;-&quot; &amp; DAY([.$D99])  &amp; &quot;', &quot; &amp; &quot;NULL, NULL, NULL, NULL,&quot; &amp; &quot;'&quot; &amp; [.$G99] &amp; &quot;',&quot; &amp; &quot;'&quot; &amp; YEAR([.$F99]) &amp; &quot;-&quot; &amp; MONTH([.$F99]) &amp; &quot;-&quot; &amp; DAY([.$F99])  &amp; &quot;', NULL, NULL,NULL,&quot; &amp; &quot;'&quot; &amp; [.$C99] &amp; &quot;', 0, 0&quot;  &amp;&quot;);&quot;" office:value-type="string" office:string-value="insert into activity values (2091, 3, 2091,'2875:27','2016-9-24', NULL, NULL, NULL, NULL,'2975:27','2017-9-23', NULL, NULL,NULL,'MM/53/2016', 0, 0);" calcext:value-type="string">
            <text:p>insert into activity values (2091, 3, 2091,'2875:27','2016-9-24', NULL, NULL, NULL, NULL,'2975:27','2017-9-23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30" office:value-type="string" calcext:value-type="string">
            <text:p>Inspekcja</text:p>
          </table:table-cell>
          <table:table-cell table:style-name="ce70" office:value-type="string" calcext:value-type="string">
            <text:p>MM/53/2016</text:p>
          </table:table-cell>
          <table:table-cell table:style-name="ce118" office:value-type="date" office:date-value="2016-09-24" calcext:value-type="date">
            <text:p>24.09.2016</text:p>
          </table:table-cell>
          <table:table-cell table:style-name="ce166" office:value-type="string" calcext:value-type="string">
            <text:p>2875:27</text:p>
          </table:table-cell>
          <table:table-cell table:style-name="ce204"/>
          <table:table-cell table:style-name="ce228" office:value-type="string" calcext:value-type="string">
            <text:p>2975:27</text:p>
          </table:table-cell>
          <table:table-cell table:style-name="ce242" table:formula="of:=IF([.$G100] = 0; &quot;N/A&quot;; [.$G100] - [.$H$5])" office:value-type="time" office:time-value="PT82H04M00.000000001S" calcext:value-type="time">
            <text:p>82:04:00</text:p>
          </table:table-cell>
          <table:table-cell table:style-name="ce261" table:formula="of:=IF([.$F100] = 0; &quot;N/A&quot;; [.$F100]-[.$H$3])" office:value-type="string" office:string-value="N/A" calcext:value-type="string">
            <text:p>N/A</text:p>
          </table:table-cell>
          <table:table-cell table:style-name="ce278" office:value-type="float" office:value="2092" calcext:value-type="float">
            <text:p>2092</text:p>
          </table:table-cell>
          <table:table-cell table:style-name="ce284" table:formula="of:=&quot;insert into activity values (&quot; &amp; [.$J100] &amp;  &quot;,'&quot; &amp; [.$A100] &amp; &quot;'&quot; &amp; &quot;,'&quot; &amp; [.$A100] &amp; &quot;'&quot; &amp; &quot;,'&quot; &amp; &quot;MAINT&quot; &amp; &quot;'&quot; &amp; &quot;,'&quot; &amp; &quot;E&quot; &amp; &quot;'&quot; &amp;  &quot;,'&quot; &amp; [.$B100] &amp; &quot;'&quot; &amp; &quot;, NULL, &quot; &amp; [.$L100] &amp; &quot;,&quot; &amp; [.$N100] &amp;     &quot;, NULL, NULL, NULL, NULL, NULL, NULL, NULL, NULL, NULL);&quot;" office:value-type="string" office:string-value="insert into activity values (2092,'SEB09-3(SB08-7, MSA-14)','SEB09-3(SB08-7, MSA-14)','MAINT','E','Inspekcja', NULL, 100,-999, NULL, NULL, NULL, NULL, NULL, NULL, NULL, NULL, NULL);" calcext:value-type="string">
            <text:p>insert into activity values (2092,'SEB09-3(SB08-7, MSA-14)','SEB09-3(SB08-7, MSA-14)','MAINT','E','Inspekcja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278"/>
          <table:table-cell table:style-name="ce357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00] &amp; &quot;, 3, &quot; &amp; [.$J100] &amp; &quot;,&quot; &amp; &quot;'&quot; &amp; [.$E100] &amp; &quot;'&quot; &amp; &quot;,&quot; &amp; &quot;'&quot; &amp; YEAR([.$D100]) &amp; &quot;-&quot; &amp; MONTH([.$D100]) &amp; &quot;-&quot; &amp; DAY([.$D100])  &amp; &quot;', &quot; &amp; &quot;NULL, NULL, NULL, NULL,&quot; &amp; &quot;'&quot; &amp; [.$G100] &amp; &quot;',&quot; &amp; &quot;'&quot; &amp; YEAR([.$F100]) &amp; &quot;-&quot; &amp; MONTH([.$F100]) &amp; &quot;-&quot; &amp; DAY([.$F100])  &amp; &quot;', NULL, NULL,NULL,&quot; &amp; &quot;'&quot; &amp; [.$C100] &amp; &quot;', 0, 0&quot;  &amp;&quot;);&quot;" office:value-type="string" office:string-value="insert into activity values (2092, 3, 2092,'2875:27','2016-9-24', NULL, NULL, NULL, NULL,'2975:27','1899-12-30', NULL, NULL,NULL,'MM/53/2016', 0, 0);" calcext:value-type="string">
            <text:p>insert into activity values (2092, 3, 2092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SEB99-19</text:p>
          </table:table-cell>
          <table:table-cell table:style-name="ce30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9" office:value-type="date" office:date-value="2016-05-22" calcext:value-type="date">
            <text:p>22.05.2016</text:p>
          </table:table-cell>
          <table:table-cell table:style-name="ce167"/>
          <table:table-cell table:style-name="ce205" office:value-type="date" office:date-value="2017-05-22" calcext:value-type="date">
            <text:p>22.05.2017</text:p>
          </table:table-cell>
          <table:table-cell table:style-name="ce229"/>
          <table:table-cell table:style-name="ce242" table:formula="of:=IF([.$G101] = 0; &quot;N/A&quot;; [.$G101] - [.$H$5])" office:value-type="string" office:string-value="N/A" calcext:value-type="string">
            <text:p>N/A</text:p>
          </table:table-cell>
          <table:table-cell table:style-name="ce261" table:formula="of:=IF([.$F101] = 0; &quot;N/A&quot;; [.$F101]-[.$H$3])" office:value-type="float" office:value="162" calcext:value-type="float">
            <text:p>162</text:p>
          </table:table-cell>
          <table:table-cell table:style-name="ce278" office:value-type="float" office:value="2093" calcext:value-type="float">
            <text:p>2093</text:p>
          </table:table-cell>
          <table:table-cell table:style-name="ce284" table:formula="of:=&quot;insert into activity values (&quot; &amp; [.$J101] &amp;  &quot;,'&quot; &amp; [.$A101] &amp; &quot;'&quot; &amp; &quot;,'&quot; &amp; [.$A101] &amp; &quot;'&quot; &amp; &quot;,'&quot; &amp; &quot;MAINT&quot; &amp; &quot;'&quot; &amp; &quot;,'&quot; &amp; &quot;E&quot; &amp; &quot;'&quot; &amp;  &quot;,'&quot; &amp; [.$B101] &amp; &quot;'&quot; &amp; &quot;, NULL, &quot; &amp; [.$L101] &amp; &quot;,&quot; &amp; [.$N101] &amp;     &quot;, NULL, NULL, NULL, NULL, NULL, NULL, NULL, NULL, NULL);&quot;" office:value-type="string" office:string-value="insert into activity values (2093,'SEB99-19','SEB99-19','MAINT','E','Inspekcja', NULL, -999,12, NULL, NULL, NULL, NULL, NULL, NULL, NULL, NULL, NULL);" calcext:value-type="string">
            <text:p>insert into activity values (2093,'SEB99-19','SEB99-19','MAINT','E','Inspekcja', NULL, -999,12, NULL, NULL, NULL, NULL, NULL, NULL, NULL, NULL, NULL);</text:p>
          </table:table-cell>
          <table:table-cell table:style-name="ce314" office:value-type="float" office:value="-999" calcext:value-type="float">
            <text:p>-999</text:p>
          </table:table-cell>
          <table:table-cell table:style-name="ce278"/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101] &amp; &quot;, 3, &quot; &amp; [.$J101] &amp; &quot;,&quot; &amp; &quot;'&quot; &amp; [.$E101] &amp; &quot;'&quot; &amp; &quot;,&quot; &amp; &quot;'&quot; &amp; YEAR([.$D101]) &amp; &quot;-&quot; &amp; MONTH([.$D101]) &amp; &quot;-&quot; &amp; DAY([.$D101])  &amp; &quot;', &quot; &amp; &quot;NULL, NULL, NULL, NULL,&quot; &amp; &quot;'&quot; &amp; [.$G101] &amp; &quot;',&quot; &amp; &quot;'&quot; &amp; YEAR([.$F101]) &amp; &quot;-&quot; &amp; MONTH([.$F101]) &amp; &quot;-&quot; &amp; DAY([.$F101])  &amp; &quot;', NULL, NULL,NULL,&quot; &amp; &quot;'&quot; &amp; [.$C101] &amp; &quot;', 0, 0&quot;  &amp;&quot;);&quot;" office:value-type="string" office:string-value="insert into activity values (2093, 3, 2093,'','2016-5-22', NULL, NULL, NULL, NULL,'','2017-5-22', NULL, NULL,NULL,'MM/24/2016', 0, 0);" calcext:value-type="string">
            <text:p>insert into activity values (2093, 3, 2093,'','2016-5-22', NULL, NULL, NULL, NULL,'','2017-5-22', NULL, NULL,NULL,'MM/24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30" office:value-type="string" calcext:value-type="string">
            <text:p>Inspekcja</text:p>
          </table:table-cell>
          <table:table-cell table:style-name="ce72" office:value-type="string" calcext:value-type="string">
            <text:p>MM/53/2016</text:p>
          </table:table-cell>
          <table:table-cell table:style-name="ce120" office:value-type="date" office:date-value="2016-09-24" calcext:value-type="date">
            <text:p>24.09.2016</text:p>
          </table:table-cell>
          <table:table-cell table:style-name="ce168" office:value-type="string" calcext:value-type="string">
            <text:p>2875:27</text:p>
          </table:table-cell>
          <table:table-cell table:style-name="ce206" office:value-type="date" office:date-value="2017-09-23" calcext:value-type="date">
            <text:p>23.09.2017</text:p>
          </table:table-cell>
          <table:table-cell table:style-name="ce230" office:value-type="string" calcext:value-type="string">
            <text:p>2975:27</text:p>
          </table:table-cell>
          <table:table-cell table:style-name="ce242" table:formula="of:=IF([.$G102] = 0; &quot;N/A&quot;; [.$G102] - [.$H$5])" office:value-type="time" office:time-value="PT82H04M00.000000001S" calcext:value-type="time">
            <text:p>82:04:00</text:p>
          </table:table-cell>
          <table:table-cell table:style-name="ce261" table:formula="of:=IF([.$F102] = 0; &quot;N/A&quot;; [.$F102]-[.$H$3])" office:value-type="float" office:value="286" calcext:value-type="float">
            <text:p>286</text:p>
          </table:table-cell>
          <table:table-cell table:style-name="ce278" office:value-type="float" office:value="2094" calcext:value-type="float">
            <text:p>2094</text:p>
          </table:table-cell>
          <table:table-cell table:style-name="ce284" table:formula="of:=&quot;insert into activity values (&quot; &amp; [.$J102] &amp;  &quot;,'&quot; &amp; [.$A102] &amp; &quot;'&quot; &amp; &quot;,'&quot; &amp; [.$A102] &amp; &quot;'&quot; &amp; &quot;,'&quot; &amp; &quot;MAINT&quot; &amp; &quot;'&quot; &amp; &quot;,'&quot; &amp; &quot;E&quot; &amp; &quot;'&quot; &amp;  &quot;,'&quot; &amp; [.$B102] &amp; &quot;'&quot; &amp; &quot;, NULL, &quot; &amp; [.$L102] &amp; &quot;,&quot; &amp; [.$N102] &amp;     &quot;, NULL, NULL, NULL, NULL, NULL, NULL, NULL, NULL, NULL);&quot;" office:value-type="string" office:string-value="insert into activity values (2094,'SEB02-2','SEB02-2','MAINT','E','Inspekcja', NULL, 100,12, NULL, NULL, NULL, NULL, NULL, NULL, NULL, NULL, NULL);" calcext:value-type="string">
            <text:p>insert into activity values (2094,'SEB02-2','SEB02-2','MAINT','E','Inspekcja', NULL, 100,12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278"/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102] &amp; &quot;, 3, &quot; &amp; [.$J102] &amp; &quot;,&quot; &amp; &quot;'&quot; &amp; [.$E102] &amp; &quot;'&quot; &amp; &quot;,&quot; &amp; &quot;'&quot; &amp; YEAR([.$D102]) &amp; &quot;-&quot; &amp; MONTH([.$D102]) &amp; &quot;-&quot; &amp; DAY([.$D102])  &amp; &quot;', &quot; &amp; &quot;NULL, NULL, NULL, NULL,&quot; &amp; &quot;'&quot; &amp; [.$G102] &amp; &quot;',&quot; &amp; &quot;'&quot; &amp; YEAR([.$F102]) &amp; &quot;-&quot; &amp; MONTH([.$F102]) &amp; &quot;-&quot; &amp; DAY([.$F102])  &amp; &quot;', NULL, NULL,NULL,&quot; &amp; &quot;'&quot; &amp; [.$C102] &amp; &quot;', 0, 0&quot;  &amp;&quot;);&quot;" office:value-type="string" office:string-value="insert into activity values (2094, 3, 2094,'2875:27','2016-9-24', NULL, NULL, NULL, NULL,'2975:27','2017-9-23', NULL, NULL,NULL,'MM/53/2016', 0, 0);" calcext:value-type="string">
            <text:p>insert into activity values (2094, 3, 2094,'2875:27','2016-9-24', NULL, NULL, NULL, NULL,'2975:27','2017-9-23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4-06-24" calcext:value-type="date">
            <text:p>24.06.2014</text:p>
          </table:table-cell>
          <table:table-cell table:style-name="ce138" office:value-type="string" calcext:value-type="string">
            <text:p>2455:00</text:p>
          </table:table-cell>
          <table:table-cell table:style-name="ce30"/>
          <table:table-cell table:style-name="ce138" office:value-type="string" calcext:value-type="string">
            <text:p>2955:00</text:p>
          </table:table-cell>
          <table:table-cell table:style-name="ce242" table:formula="of:=IF([.$G103] = 0; &quot;N/A&quot;; [.$G103] - [.$H$5])" office:value-type="time" office:time-value="PT61H37M00S" calcext:value-type="time">
            <text:p>61:37:00</text:p>
          </table:table-cell>
          <table:table-cell table:style-name="ce261" table:formula="of:=IF([.$F103] = 0; &quot;N/A&quot;; [.$F103]-[.$H$3])" office:value-type="string" office:string-value="N/A" calcext:value-type="string">
            <text:p>N/A</text:p>
          </table:table-cell>
          <table:table-cell table:style-name="ce278" office:value-type="float" office:value="2095" calcext:value-type="float">
            <text:p>2095</text:p>
          </table:table-cell>
          <table:table-cell table:style-name="ce284" table:formula="of:=&quot;insert into activity values (&quot; &amp; [.$J103] &amp;  &quot;,'&quot; &amp; [.$A103] &amp; &quot;'&quot; &amp; &quot;,'&quot; &amp; [.$A103] &amp; &quot;'&quot; &amp; &quot;,'&quot; &amp; &quot;MAINT&quot; &amp; &quot;'&quot; &amp; &quot;,'&quot; &amp; &quot;E&quot; &amp; &quot;'&quot; &amp;  &quot;,'&quot; &amp; [.$B103] &amp; &quot;'&quot; &amp; &quot;, NULL, &quot; &amp; [.$L103] &amp; &quot;,&quot; &amp; [.$N103] &amp;     &quot;, NULL, NULL, NULL, NULL, NULL, NULL, NULL, NULL, NULL);&quot;" office:value-type="string" office:string-value="insert into activity values (2095,'SEB02-3','SEB02-3','MAINT','E','Inspekcja', NULL, 500,-999, NULL, NULL, NULL, NULL, NULL, NULL, NULL, NULL, NULL);" calcext:value-type="string">
            <text:p>insert into activity values (2095,'SEB02-3','SEB02-3','MAINT','E','Inspekcja', NULL, 500,-999, NULL, NULL, NULL, NULL, NULL, NULL, NULL, NULL, NULL);</text:p>
          </table:table-cell>
          <table:table-cell table:style-name="ce278" office:value-type="float" office:value="500" calcext:value-type="float">
            <text:p>500</text:p>
          </table:table-cell>
          <table:table-cell table:style-name="ce278"/>
          <table:table-cell table:style-name="ce358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03] &amp; &quot;, 3, &quot; &amp; [.$J103] &amp; &quot;,&quot; &amp; &quot;'&quot; &amp; [.$E103] &amp; &quot;'&quot; &amp; &quot;,&quot; &amp; &quot;'&quot; &amp; YEAR([.$D103]) &amp; &quot;-&quot; &amp; MONTH([.$D103]) &amp; &quot;-&quot; &amp; DAY([.$D103])  &amp; &quot;', &quot; &amp; &quot;NULL, NULL, NULL, NULL,&quot; &amp; &quot;'&quot; &amp; [.$G103] &amp; &quot;',&quot; &amp; &quot;'&quot; &amp; YEAR([.$F103]) &amp; &quot;-&quot; &amp; MONTH([.$F103]) &amp; &quot;-&quot; &amp; DAY([.$F103])  &amp; &quot;', NULL, NULL,NULL,&quot; &amp; &quot;'&quot; &amp; [.$C103] &amp; &quot;', 0, 0&quot;  &amp;&quot;);&quot;" office:value-type="string" office:string-value="insert into activity values (2095, 3, 2095,'2455:00','2014-6-24', NULL, NULL, NULL, NULL,'2955:00','1899-12-30', NULL, NULL,NULL,'PO/37/2014', 0, 0);" calcext:value-type="string">
            <text:p>insert into activity values (2095, 3, 2095,'2455:00','2014-6-24', NULL, NULL, NULL, NULL,'2955:00','1899-12-30', NULL, NULL,NULL,'PO/37/2014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30" office:value-type="string" calcext:value-type="string">
            <text:p>Inspekcja</text:p>
          </table:table-cell>
          <table:table-cell table:style-name="ce73" office:value-type="string" calcext:value-type="string">
            <text:p>MM/66/2016</text:p>
          </table:table-cell>
          <table:table-cell table:style-name="ce121" office:value-type="date" office:date-value="2016-11-26" calcext:value-type="date">
            <text:p>26.11.2016</text:p>
          </table:table-cell>
          <table:table-cell table:style-name="ce169" office:value-type="string" calcext:value-type="string">
            <text:p>2890:37</text:p>
          </table:table-cell>
          <table:table-cell table:style-name="ce207"/>
          <table:table-cell table:style-name="ce231" office:value-type="string" calcext:value-type="string">
            <text:p>2990:37</text:p>
          </table:table-cell>
          <table:table-cell table:style-name="ce242" table:formula="of:=IF([.$G104] = 0; &quot;N/A&quot;; [.$G104] - [.$H$5])" office:value-type="time" office:time-value="PT97H14M00S" calcext:value-type="time">
            <text:p>97:14:00</text:p>
          </table:table-cell>
          <table:table-cell table:style-name="ce261" table:formula="of:=IF([.$F104] = 0; &quot;N/A&quot;; [.$F104]-[.$H$3])" office:value-type="string" office:string-value="N/A" calcext:value-type="string">
            <text:p>N/A</text:p>
          </table:table-cell>
          <table:table-cell table:style-name="ce278" office:value-type="float" office:value="2096" calcext:value-type="float">
            <text:p>2096</text:p>
          </table:table-cell>
          <table:table-cell table:style-name="ce284" table:formula="of:=&quot;insert into activity values (&quot; &amp; [.$J104] &amp;  &quot;,'&quot; &amp; [.$A104] &amp; &quot;'&quot; &amp; &quot;,'&quot; &amp; [.$A104] &amp; &quot;'&quot; &amp; &quot;,'&quot; &amp; &quot;MAINT&quot; &amp; &quot;'&quot; &amp; &quot;,'&quot; &amp; &quot;E&quot; &amp; &quot;'&quot; &amp;  &quot;,'&quot; &amp; [.$B104] &amp; &quot;'&quot; &amp; &quot;, NULL, &quot; &amp; [.$L104] &amp; &quot;,&quot; &amp; [.$N104] &amp;     &quot;, NULL, NULL, NULL, NULL, NULL, NULL, NULL, NULL, NULL);&quot;" office:value-type="string" office:string-value="insert into activity values (2096,'SB03-3','SB03-3','MAINT','E','Inspekcja', NULL, 100,-999, NULL, NULL, NULL, NULL, NULL, NULL, NULL, NULL, NULL);" calcext:value-type="string">
            <text:p>insert into activity values (2096,'SB03-3','SB03-3','MAINT','E','Inspekcja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278"/>
          <table:table-cell table:style-name="ce359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04] &amp; &quot;, 3, &quot; &amp; [.$J104] &amp; &quot;,&quot; &amp; &quot;'&quot; &amp; [.$E104] &amp; &quot;'&quot; &amp; &quot;,&quot; &amp; &quot;'&quot; &amp; YEAR([.$D104]) &amp; &quot;-&quot; &amp; MONTH([.$D104]) &amp; &quot;-&quot; &amp; DAY([.$D104])  &amp; &quot;', &quot; &amp; &quot;NULL, NULL, NULL, NULL,&quot; &amp; &quot;'&quot; &amp; [.$G104] &amp; &quot;',&quot; &amp; &quot;'&quot; &amp; YEAR([.$F104]) &amp; &quot;-&quot; &amp; MONTH([.$F104]) &amp; &quot;-&quot; &amp; DAY([.$F104])  &amp; &quot;', NULL, NULL,NULL,&quot; &amp; &quot;'&quot; &amp; [.$C104] &amp; &quot;', 0, 0&quot;  &amp;&quot;);&quot;" office:value-type="string" office:string-value="insert into activity values (2096, 3, 2096,'2890:37','2016-11-26', NULL, NULL, NULL, NULL,'2990:37','1899-12-30', NULL, NULL,NULL,'MM/66/2016', 0, 0);" calcext:value-type="string">
            <text:p>insert into activity values (2096, 3, 2096,'2890:37','2016-11-26', NULL, NULL, NULL, NULL,'2990:37','1899-12-30', NULL, NULL,NULL,'MM/66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30" office:value-type="string" calcext:value-type="string">
            <text:p>Inspekcja</text:p>
          </table:table-cell>
          <table:table-cell table:style-name="ce74" office:value-type="string" calcext:value-type="string">
            <text:p>MM/53/2016</text:p>
          </table:table-cell>
          <table:table-cell table:style-name="ce122" office:value-type="date" office:date-value="2016-09-24" calcext:value-type="date">
            <text:p>24.09.2016</text:p>
          </table:table-cell>
          <table:table-cell table:style-name="ce170" office:value-type="string" calcext:value-type="string">
            <text:p>2875:27</text:p>
          </table:table-cell>
          <table:table-cell table:style-name="ce208"/>
          <table:table-cell table:style-name="ce232" office:value-type="string" calcext:value-type="string">
            <text:p>2975:27</text:p>
          </table:table-cell>
          <table:table-cell table:style-name="ce242" table:formula="of:=IF([.$G105] = 0; &quot;N/A&quot;; [.$G105] - [.$H$5])" office:value-type="time" office:time-value="PT82H04M00.000000001S" calcext:value-type="time">
            <text:p>82:04:00</text:p>
          </table:table-cell>
          <table:table-cell table:style-name="ce261" table:formula="of:=IF([.$F105] = 0; &quot;N/A&quot;; [.$F105]-[.$H$3])" office:value-type="string" office:string-value="N/A" calcext:value-type="string">
            <text:p>N/A</text:p>
          </table:table-cell>
          <table:table-cell table:style-name="ce278" office:value-type="float" office:value="2097" calcext:value-type="float">
            <text:p>2097</text:p>
          </table:table-cell>
          <table:table-cell table:style-name="ce284" table:formula="of:=&quot;insert into activity values (&quot; &amp; [.$J105] &amp;  &quot;,'&quot; &amp; [.$A105] &amp; &quot;'&quot; &amp; &quot;,'&quot; &amp; [.$A105] &amp; &quot;'&quot; &amp; &quot;,'&quot; &amp; &quot;MAINT&quot; &amp; &quot;'&quot; &amp; &quot;,'&quot; &amp; &quot;E&quot; &amp; &quot;'&quot; &amp;  &quot;,'&quot; &amp; [.$B105] &amp; &quot;'&quot; &amp; &quot;, NULL, &quot; &amp; [.$L105] &amp; &quot;,&quot; &amp; [.$N105] &amp;     &quot;, NULL, NULL, NULL, NULL, NULL, NULL, NULL, NULL, NULL);&quot;" office:value-type="string" office:string-value="insert into activity values (2097,'SB660 (SB653, SB97-15)','SB660 (SB653, SB97-15)','MAINT','E','Inspekcja', NULL, 100,-999, NULL, NULL, NULL, NULL, NULL, NULL, NULL, NULL, NULL);" calcext:value-type="string">
            <text:p>insert into activity values (2097,'SB660 (SB653, SB97-15)','SB660 (SB653, SB97-15)','MAINT','E','Inspekcja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278"/>
          <table:table-cell table:style-name="ce360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05] &amp; &quot;, 3, &quot; &amp; [.$J105] &amp; &quot;,&quot; &amp; &quot;'&quot; &amp; [.$E105] &amp; &quot;'&quot; &amp; &quot;,&quot; &amp; &quot;'&quot; &amp; YEAR([.$D105]) &amp; &quot;-&quot; &amp; MONTH([.$D105]) &amp; &quot;-&quot; &amp; DAY([.$D105])  &amp; &quot;', &quot; &amp; &quot;NULL, NULL, NULL, NULL,&quot; &amp; &quot;'&quot; &amp; [.$G105] &amp; &quot;',&quot; &amp; &quot;'&quot; &amp; YEAR([.$F105]) &amp; &quot;-&quot; &amp; MONTH([.$F105]) &amp; &quot;-&quot; &amp; DAY([.$F105])  &amp; &quot;', NULL, NULL,NULL,&quot; &amp; &quot;'&quot; &amp; [.$C105] &amp; &quot;', 0, 0&quot;  &amp;&quot;);&quot;" office:value-type="string" office:string-value="insert into activity values (2097, 3, 2097,'2875:27','2016-9-24', NULL, NULL, NULL, NULL,'2975:27','1899-12-30', NULL, NULL,NULL,'MM/53/2016', 0, 0);" calcext:value-type="string">
            <text:p>insert into activity values (2097, 3, 2097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30" office:value-type="string" calcext:value-type="string">
            <text:p>Inspekcja</text:p>
          </table:table-cell>
          <table:table-cell table:style-name="ce75" office:value-type="string" calcext:value-type="string">
            <text:p>MM/53/2016</text:p>
          </table:table-cell>
          <table:table-cell table:style-name="ce123" office:value-type="date" office:date-value="2016-09-24" calcext:value-type="date">
            <text:p>24.09.2016</text:p>
          </table:table-cell>
          <table:table-cell table:style-name="ce171" office:value-type="string" calcext:value-type="string">
            <text:p>2875:27</text:p>
          </table:table-cell>
          <table:table-cell table:style-name="ce209"/>
          <table:table-cell table:style-name="ce233" office:value-type="string" calcext:value-type="string">
            <text:p>2975:27</text:p>
          </table:table-cell>
          <table:table-cell table:style-name="ce242" table:formula="of:=IF([.$G106] = 0; &quot;N/A&quot;; [.$G106] - [.$H$5])" office:value-type="time" office:time-value="PT82H04M00.000000001S" calcext:value-type="time">
            <text:p>82:04:00</text:p>
          </table:table-cell>
          <table:table-cell table:style-name="ce261" table:formula="of:=IF([.$F106] = 0; &quot;N/A&quot;; [.$F106]-[.$H$3])" office:value-type="string" office:string-value="N/A" calcext:value-type="string">
            <text:p>N/A</text:p>
          </table:table-cell>
          <table:table-cell table:style-name="ce278" office:value-type="float" office:value="2098" calcext:value-type="float">
            <text:p>2098</text:p>
          </table:table-cell>
          <table:table-cell table:style-name="ce284" table:formula="of:=&quot;insert into activity values (&quot; &amp; [.$J106] &amp;  &quot;,'&quot; &amp; [.$A106] &amp; &quot;'&quot; &amp; &quot;,'&quot; &amp; [.$A106] &amp; &quot;'&quot; &amp; &quot;,'&quot; &amp; &quot;MAINT&quot; &amp; &quot;'&quot; &amp; &quot;,'&quot; &amp; &quot;E&quot; &amp; &quot;'&quot; &amp;  &quot;,'&quot; &amp; [.$B106] &amp; &quot;'&quot; &amp; &quot;, NULL, &quot; &amp; [.$L106] &amp; &quot;,&quot; &amp; [.$N106] &amp;     &quot;, NULL, NULL, NULL, NULL, NULL, NULL, NULL, NULL, NULL);&quot;" office:value-type="string" office:string-value="insert into activity values (2098,'SB96-12','SB96-12','MAINT','E','Inspekcja', NULL, 100,-999, NULL, NULL, NULL, NULL, NULL, NULL, NULL, NULL, NULL);" calcext:value-type="string">
            <text:p>insert into activity values (2098,'SB96-12','SB96-12','MAINT','E','Inspekcja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278"/>
          <table:table-cell table:style-name="ce361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06] &amp; &quot;, 3, &quot; &amp; [.$J106] &amp; &quot;,&quot; &amp; &quot;'&quot; &amp; [.$E106] &amp; &quot;'&quot; &amp; &quot;,&quot; &amp; &quot;'&quot; &amp; YEAR([.$D106]) &amp; &quot;-&quot; &amp; MONTH([.$D106]) &amp; &quot;-&quot; &amp; DAY([.$D106])  &amp; &quot;', &quot; &amp; &quot;NULL, NULL, NULL, NULL,&quot; &amp; &quot;'&quot; &amp; [.$G106] &amp; &quot;',&quot; &amp; &quot;'&quot; &amp; YEAR([.$F106]) &amp; &quot;-&quot; &amp; MONTH([.$F106]) &amp; &quot;-&quot; &amp; DAY([.$F106])  &amp; &quot;', NULL, NULL,NULL,&quot; &amp; &quot;'&quot; &amp; [.$C106] &amp; &quot;', 0, 0&quot;  &amp;&quot;);&quot;" office:value-type="string" office:string-value="insert into activity values (2098, 3, 2098,'2875:27','2016-9-24', NULL, NULL, NULL, NULL,'2975:27','1899-12-30', NULL, NULL,NULL,'MM/53/2016', 0, 0);" calcext:value-type="string">
            <text:p>insert into activity values (2098, 3, 2098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30" office:value-type="string" calcext:value-type="string">
            <text:p>Inspekcja</text:p>
          </table:table-cell>
          <table:table-cell table:style-name="ce76" office:value-type="string" calcext:value-type="string">
            <text:p>MM/53/2016</text:p>
          </table:table-cell>
          <table:table-cell table:style-name="ce124" office:value-type="date" office:date-value="2016-09-24" calcext:value-type="date">
            <text:p>24.09.2016</text:p>
          </table:table-cell>
          <table:table-cell table:style-name="ce172" office:value-type="string" calcext:value-type="string">
            <text:p>2875:27</text:p>
          </table:table-cell>
          <table:table-cell table:style-name="ce210"/>
          <table:table-cell table:style-name="ce234" office:value-type="string" calcext:value-type="string">
            <text:p>2975:27</text:p>
          </table:table-cell>
          <table:table-cell table:style-name="ce242" table:formula="of:=IF([.$G107] = 0; &quot;N/A&quot;; [.$G107] - [.$H$5])" office:value-type="time" office:time-value="PT82H04M00.000000001S" calcext:value-type="time">
            <text:p>82:04:00</text:p>
          </table:table-cell>
          <table:table-cell table:style-name="ce261" table:formula="of:=IF([.$F107] = 0; &quot;N/A&quot;; [.$F107]-[.$H$3])" office:value-type="string" office:string-value="N/A" calcext:value-type="string">
            <text:p>N/A</text:p>
          </table:table-cell>
          <table:table-cell table:style-name="ce278" office:value-type="float" office:value="2099" calcext:value-type="float">
            <text:p>2099</text:p>
          </table:table-cell>
          <table:table-cell table:style-name="ce284" table:formula="of:=&quot;insert into activity values (&quot; &amp; [.$J107] &amp;  &quot;,'&quot; &amp; [.$A107] &amp; &quot;'&quot; &amp; &quot;,'&quot; &amp; [.$A107] &amp; &quot;'&quot; &amp; &quot;,'&quot; &amp; &quot;MAINT&quot; &amp; &quot;'&quot; &amp; &quot;,'&quot; &amp; &quot;E&quot; &amp; &quot;'&quot; &amp;  &quot;,'&quot; &amp; [.$B107] &amp; &quot;'&quot; &amp; &quot;, NULL, &quot; &amp; [.$L107] &amp; &quot;,&quot; &amp; [.$N107] &amp;     &quot;, NULL, NULL, NULL, NULL, NULL, NULL, NULL, NULL, NULL);&quot;" office:value-type="string" office:string-value="insert into activity values (2099,'M90-17','M90-17','MAINT','E','Inspekcja', NULL, 100,-999, NULL, NULL, NULL, NULL, NULL, NULL, NULL, NULL, NULL);" calcext:value-type="string">
            <text:p>insert into activity values (2099,'M90-17','M90-17','MAINT','E','Inspekcja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278"/>
          <table:table-cell table:style-name="ce362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07] &amp; &quot;, 3, &quot; &amp; [.$J107] &amp; &quot;,&quot; &amp; &quot;'&quot; &amp; [.$E107] &amp; &quot;'&quot; &amp; &quot;,&quot; &amp; &quot;'&quot; &amp; YEAR([.$D107]) &amp; &quot;-&quot; &amp; MONTH([.$D107]) &amp; &quot;-&quot; &amp; DAY([.$D107])  &amp; &quot;', &quot; &amp; &quot;NULL, NULL, NULL, NULL,&quot; &amp; &quot;'&quot; &amp; [.$G107] &amp; &quot;',&quot; &amp; &quot;'&quot; &amp; YEAR([.$F107]) &amp; &quot;-&quot; &amp; MONTH([.$F107]) &amp; &quot;-&quot; &amp; DAY([.$F107])  &amp; &quot;', NULL, NULL,NULL,&quot; &amp; &quot;'&quot; &amp; [.$C107] &amp; &quot;', 0, 0&quot;  &amp;&quot;);&quot;" office:value-type="string" office:string-value="insert into activity values (2099, 3, 2099,'2875:27','2016-9-24', NULL, NULL, NULL, NULL,'2975:27','1899-12-30', NULL, NULL,NULL,'MM/53/2016', 0, 0);" calcext:value-type="string">
            <text:p>insert into activity values (2099, 3, 2099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30" office:value-type="string" calcext:value-type="string">
            <text:p>Inspekcja</text:p>
          </table:table-cell>
          <table:table-cell table:style-name="ce77" office:value-type="string" calcext:value-type="string">
            <text:p>MM/53/2016</text:p>
          </table:table-cell>
          <table:table-cell table:style-name="ce125" office:value-type="date" office:date-value="2016-09-24" calcext:value-type="date">
            <text:p>24.09.2016</text:p>
          </table:table-cell>
          <table:table-cell table:style-name="ce173" office:value-type="string" calcext:value-type="string">
            <text:p>2875:27</text:p>
          </table:table-cell>
          <table:table-cell table:style-name="ce211"/>
          <table:table-cell table:style-name="ce235" office:value-type="string" calcext:value-type="string">
            <text:p>2975:27</text:p>
          </table:table-cell>
          <table:table-cell table:style-name="ce242" table:formula="of:=IF([.$G108] = 0; &quot;N/A&quot;; [.$G108] - [.$H$5])" office:value-type="time" office:time-value="PT82H04M00.000000001S" calcext:value-type="time">
            <text:p>82:04:00</text:p>
          </table:table-cell>
          <table:table-cell table:style-name="ce261" table:formula="of:=IF([.$F108] = 0; &quot;N/A&quot;; [.$F108]-[.$H$3])" office:value-type="string" office:string-value="N/A" calcext:value-type="string">
            <text:p>N/A</text:p>
          </table:table-cell>
          <table:table-cell table:style-name="ce278" office:value-type="float" office:value="2100" calcext:value-type="float">
            <text:p>2100</text:p>
          </table:table-cell>
          <table:table-cell table:style-name="ce284" table:formula="of:=&quot;insert into activity values (&quot; &amp; [.$J108] &amp;  &quot;,'&quot; &amp; [.$A108] &amp; &quot;'&quot; &amp; &quot;,'&quot; &amp; [.$A108] &amp; &quot;'&quot; &amp; &quot;,'&quot; &amp; &quot;MAINT&quot; &amp; &quot;'&quot; &amp; &quot;,'&quot; &amp; &quot;E&quot; &amp; &quot;'&quot; &amp;  &quot;,'&quot; &amp; [.$B108] &amp; &quot;'&quot; &amp; &quot;, NULL, &quot; &amp; [.$L108] &amp; &quot;,&quot; &amp; [.$N108] &amp;     &quot;, NULL, NULL, NULL, NULL, NULL, NULL, NULL, NULL, NULL);&quot;" office:value-type="string" office:string-value="insert into activity values (2100,'SB95-2','SB95-2','MAINT','E','Inspekcja', NULL, 100,-999, NULL, NULL, NULL, NULL, NULL, NULL, NULL, NULL, NULL);" calcext:value-type="string">
            <text:p>insert into activity values (2100,'SB95-2','SB95-2','MAINT','E','Inspekcja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278"/>
          <table:table-cell table:style-name="ce363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08] &amp; &quot;, 3, &quot; &amp; [.$J108] &amp; &quot;,&quot; &amp; &quot;'&quot; &amp; [.$E108] &amp; &quot;'&quot; &amp; &quot;,&quot; &amp; &quot;'&quot; &amp; YEAR([.$D108]) &amp; &quot;-&quot; &amp; MONTH([.$D108]) &amp; &quot;-&quot; &amp; DAY([.$D108])  &amp; &quot;', &quot; &amp; &quot;NULL, NULL, NULL, NULL,&quot; &amp; &quot;'&quot; &amp; [.$G108] &amp; &quot;',&quot; &amp; &quot;'&quot; &amp; YEAR([.$F108]) &amp; &quot;-&quot; &amp; MONTH([.$F108]) &amp; &quot;-&quot; &amp; DAY([.$F108])  &amp; &quot;', NULL, NULL,NULL,&quot; &amp; &quot;'&quot; &amp; [.$C108] &amp; &quot;', 0, 0&quot;  &amp;&quot;);&quot;" office:value-type="string" office:string-value="insert into activity values (2100, 3, 2100,'2875:27','2016-9-24', NULL, NULL, NULL, NULL,'2975:27','1899-12-30', NULL, NULL,NULL,'MM/53/2016', 0, 0);" calcext:value-type="string">
            <text:p>insert into activity values (2100, 3, 2100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SB95-3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1/2015</text:p>
          </table:table-cell>
          <table:table-cell table:style-name="ce91" office:value-type="date" office:date-value="2015-05-20" calcext:value-type="date">
            <text:p>20.05.2015</text:p>
          </table:table-cell>
          <table:table-cell table:style-name="ce138" office:value-type="string" calcext:value-type="string">
            <text:p>2680:20</text:p>
          </table:table-cell>
          <table:table-cell table:style-name="ce30"/>
          <table:table-cell table:style-name="ce138" office:value-type="string" calcext:value-type="string">
            <text:p>3180:20</text:p>
          </table:table-cell>
          <table:table-cell table:style-name="ce242" table:formula="of:=IF([.$G109] = 0; &quot;N/A&quot;; [.$G109] - [.$H$5])" office:value-type="time" office:time-value="PT286H57M00S" calcext:value-type="time">
            <text:p>286:57:00</text:p>
          </table:table-cell>
          <table:table-cell table:style-name="ce261" table:formula="of:=IF([.$F109] = 0; &quot;N/A&quot;; [.$F109]-[.$H$3])" office:value-type="string" office:string-value="N/A" calcext:value-type="string">
            <text:p>N/A</text:p>
          </table:table-cell>
          <table:table-cell table:style-name="ce278" office:value-type="float" office:value="2101" calcext:value-type="float">
            <text:p>2101</text:p>
          </table:table-cell>
          <table:table-cell table:style-name="ce284" table:formula="of:=&quot;insert into activity values (&quot; &amp; [.$J109] &amp;  &quot;,'&quot; &amp; [.$A109] &amp; &quot;'&quot; &amp; &quot;,'&quot; &amp; [.$A109] &amp; &quot;'&quot; &amp; &quot;,'&quot; &amp; &quot;MAINT&quot; &amp; &quot;'&quot; &amp; &quot;,'&quot; &amp; &quot;E&quot; &amp; &quot;'&quot; &amp;  &quot;,'&quot; &amp; [.$B109] &amp; &quot;'&quot; &amp; &quot;, NULL, &quot; &amp; [.$L109] &amp; &quot;,&quot; &amp; [.$N109] &amp;     &quot;, NULL, NULL, NULL, NULL, NULL, NULL, NULL, NULL, NULL);&quot;" office:value-type="string" office:string-value="insert into activity values (2101,'SB95-3B','SB95-3B','MAINT','E','Inspekcja', NULL, 500,-999, NULL, NULL, NULL, NULL, NULL, NULL, NULL, NULL, NULL);" calcext:value-type="string">
            <text:p>insert into activity values (2101,'SB95-3B','SB95-3B','MAINT','E','Inspekcja', NULL, 500,-999, NULL, NULL, NULL, NULL, NULL, NULL, NULL, NULL, NULL);</text:p>
          </table:table-cell>
          <table:table-cell table:style-name="ce278" office:value-type="float" office:value="500" calcext:value-type="float">
            <text:p>500</text:p>
          </table:table-cell>
          <table:table-cell table:style-name="ce278"/>
          <table:table-cell table:style-name="ce364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09] &amp; &quot;, 3, &quot; &amp; [.$J109] &amp; &quot;,&quot; &amp; &quot;'&quot; &amp; [.$E109] &amp; &quot;'&quot; &amp; &quot;,&quot; &amp; &quot;'&quot; &amp; YEAR([.$D109]) &amp; &quot;-&quot; &amp; MONTH([.$D109]) &amp; &quot;-&quot; &amp; DAY([.$D109])  &amp; &quot;', &quot; &amp; &quot;NULL, NULL, NULL, NULL,&quot; &amp; &quot;'&quot; &amp; [.$G109] &amp; &quot;',&quot; &amp; &quot;'&quot; &amp; YEAR([.$F109]) &amp; &quot;-&quot; &amp; MONTH([.$F109]) &amp; &quot;-&quot; &amp; DAY([.$F109])  &amp; &quot;', NULL, NULL,NULL,&quot; &amp; &quot;'&quot; &amp; [.$C109] &amp; &quot;', 0, 0&quot;  &amp;&quot;);&quot;" office:value-type="string" office:string-value="insert into activity values (2101, 3, 2101,'2680:20','2015-5-20', NULL, NULL, NULL, NULL,'3180:20','1899-12-30', NULL, NULL,NULL,'PO/41/2015', 0, 0);" calcext:value-type="string">
            <text:p>insert into activity values (2101, 3, 2101,'2680:20','2015-5-20', NULL, NULL, NULL, NULL,'3180:20','1899-12-30', NULL, NULL,NULL,'PO/41/2015', 0, 0);</text:p>
          </table:table-cell>
          <table:table-cell table:style-name="ce278" table:number-columns-repeated="1008"/>
        </table:table-row>
        <table:table-row table:style-name="ro12">
          <table:table-cell table:style-name="ce20" office:value-type="string" calcext:value-type="string">
            <text:p>AD 94-05-05 R1</text:p>
          </table:table-cell>
          <table:table-cell table:style-name="ce41" office:value-type="string" calcext:value-type="string">
            <text:p>Inspekcja</text:p>
          </table:table-cell>
          <table:table-cell table:style-name="ce78" office:value-type="string" calcext:value-type="string">
            <text:p>EASA Nr C/13/2008</text:p>
          </table:table-cell>
          <table:table-cell table:style-name="ce126" office:value-type="date" office:date-value="2008-06-18" calcext:value-type="date">
            <text:p>18.06.2008</text:p>
          </table:table-cell>
          <table:table-cell table:style-name="ce174" office:value-type="string" calcext:value-type="string">
            <text:p>2186:00</text:p>
          </table:table-cell>
          <table:table-cell table:style-name="ce212" office:value-type="date" office:date-value="2020-06-17" calcext:value-type="date">
            <text:p>17.06.20</text:p>
          </table:table-cell>
          <table:table-cell table:style-name="ce236" office:value-type="string" calcext:value-type="string">
            <text:p>3386:00</text:p>
          </table:table-cell>
          <table:table-cell table:style-name="ce253" table:formula="of:=IF([.$G110] = 0; &quot;N/A&quot;; [.$G110] - [.$H$5])" office:value-type="time" office:time-value="PT492H37M00.000000001S" calcext:value-type="time">
            <text:p>492:37:00</text:p>
          </table:table-cell>
          <table:table-cell table:style-name="ce271" table:formula="of:=IF([.$F110] = 0; &quot;N/A&quot;; [.$F110]-[.$H$3])" office:value-type="float" office:value="1284" calcext:value-type="float">
            <text:p>1284</text:p>
          </table:table-cell>
          <table:table-cell table:style-name="ce278" office:value-type="float" office:value="2102" calcext:value-type="float">
            <text:p>2102</text:p>
          </table:table-cell>
          <table:table-cell table:style-name="ce284" table:formula="of:=&quot;insert into activity values (&quot; &amp; [.$J110] &amp;  &quot;,'&quot; &amp; [.$A110] &amp; &quot;'&quot; &amp; &quot;,'&quot; &amp; [.$A110] &amp; &quot;'&quot; &amp; &quot;,'&quot; &amp; &quot;MAINT&quot; &amp; &quot;'&quot; &amp; &quot;,'&quot; &amp; &quot;E&quot; &amp; &quot;'&quot; &amp;  &quot;,'&quot; &amp; [.$B110] &amp; &quot;'&quot; &amp; &quot;, NULL, &quot; &amp; [.$L110] &amp; &quot;,&quot; &amp; [.$N110] &amp;     &quot;, NULL, NULL, NULL, NULL, NULL, NULL, NULL, NULL, NULL);&quot;" office:value-type="string" office:string-value="insert into activity values (2102,'AD 94-05-05 R1','AD 94-05-05 R1','MAINT','E','Inspekcja', NULL, 1200,144, NULL, NULL, NULL, NULL, NULL, NULL, NULL, NULL, NULL);" calcext:value-type="string">
            <text:p>insert into activity values (2102,'AD 94-05-05 R1','AD 94-05-05 R1','MAINT','E','Inspekcja', NULL, 1200,144, NULL, NULL, NULL, NULL, NULL, NULL, NULL, NULL, NULL);</text:p>
          </table:table-cell>
          <table:table-cell table:style-name="ce315" office:value-type="float" office:value="1200" calcext:value-type="float">
            <text:p>1200</text:p>
          </table:table-cell>
          <table:table-cell table:style-name="ce315"/>
          <table:table-cell table:style-name="ce315" office:value-type="float" office:value="144" calcext:value-type="float">
            <text:p>144</text:p>
          </table:table-cell>
          <table:table-cell table:style-name="ce315"/>
          <table:table-cell table:style-name="ce373" table:formula="of:=&quot;insert into activity values (&quot; &amp; [.$J110] &amp; &quot;, 3, &quot; &amp; [.$J110] &amp; &quot;,&quot; &amp; &quot;'&quot; &amp; [.$E110] &amp; &quot;'&quot; &amp; &quot;,&quot; &amp; &quot;'&quot; &amp; YEAR([.$D110]) &amp; &quot;-&quot; &amp; MONTH([.$D110]) &amp; &quot;-&quot; &amp; DAY([.$D110])  &amp; &quot;', &quot; &amp; &quot;NULL, NULL, NULL, NULL,&quot; &amp; &quot;'&quot; &amp; [.$G110] &amp; &quot;',&quot; &amp; &quot;'&quot; &amp; YEAR([.$F110]) &amp; &quot;-&quot; &amp; MONTH([.$F110]) &amp; &quot;-&quot; &amp; DAY([.$F110])  &amp; &quot;', NULL, NULL,NULL,&quot; &amp; &quot;'&quot; &amp; [.$C110] &amp; &quot;', 0, 0&quot;  &amp;&quot;);&quot;" office:value-type="string" office:string-value="insert into activity values (2102, 3, 2102,'2186:00','2008-6-18', NULL, NULL, NULL, NULL,'3386:00','2020-6-17', NULL, NULL,NULL,'EASA Nr C/13/2008', 0, 0);" calcext:value-type="string">
            <text:p>insert into activity values (2102, 3, 2102,'2186:00','2008-6-18', NULL, NULL, NULL, NULL,'3386:00','2020-6-17', NULL, NULL,NULL,'EASA Nr C/13/2008', 0, 0);</text:p>
          </table:table-cell>
          <table:table-cell table:style-name="ce315" table:number-columns-repeated="1008"/>
        </table:table-row>
        <table:table-row table:style-name="ro14">
          <table:table-cell table:style-name="ce18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8"/>
          <table:covered-table-cell table:style-name="ce111"/>
          <table:covered-table-cell table:style-name="ce160"/>
          <table:covered-table-cell table:number-columns-repeated="2" table:style-name="ce38"/>
          <table:table-cell table:style-name="ce251" table:number-columns-spanned="2" table:number-rows-spanned="1"/>
          <table:covered-table-cell table:style-name="ce269"/>
          <table:table-cell table:style-name="ce278"/>
          <table:table-cell table:style-name="ce284"/>
          <table:table-cell table:number-columns-repeated="4"/>
          <table:table-cell table:style-name="ce373" table:formula="of:=&quot;insert into activity values (&quot; &amp; [.$J111] &amp; &quot;, 3, &quot; &amp; [.$J111] &amp; &quot;,&quot; &amp; &quot;'&quot; &amp; [.$E111] &amp; &quot;'&quot; &amp; &quot;,&quot; &amp; &quot;'&quot; &amp; YEAR([.$D111]) &amp; &quot;-&quot; &amp; MONTH([.$D111]) &amp; &quot;-&quot; &amp; DAY([.$D111])  &amp; &quot;', &quot; &amp; &quot;NULL, NULL, NULL, NULL,&quot; &amp; &quot;'&quot; &amp; [.$G111] &amp; &quot;',&quot; &amp; &quot;'&quot; &amp; YEAR([.$F111]) &amp; &quot;-&quot; &amp; MONTH([.$F111]) &amp; &quot;-&quot; &amp; DAY([.$F111])  &amp; &quot;', NULL, NULL,NULL,&quot; &amp; &quot;'&quot; &amp; [.$C111] &amp; &quot;', 0, 0&quot;  &amp;&quot;);&quot;" office:value-type="string" office:string-value="insert into activity values (, 3, ,'','1899-12-30', NULL, NULL, NULL, NULL,'','1899-12-30', NULL, NULL,NULL,'', 0, 0);" calcext:value-type="string">
            <text:p>insert into activity values (, 3, ,'','1899-12-30', NULL, NULL, NULL, NULL,'','1899-12-30', NULL, NULL,NULL,'', 0, 0);</text:p>
          </table:table-cell>
          <table:table-cell table:number-columns-repeated="1008"/>
        </table:table-row>
        <table:table-row table:style-name="ro12">
          <table:table-cell table:style-name="ce16" office:value-type="string" calcext:value-type="string">
            <text:p>Podzespół/część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Numer</text:p>
          </table:table-cell>
          <table:table-cell table:style-name="ce112" office:value-type="string" calcext:value-type="string">
            <text:p>Interwał</text:p>
          </table:table-cell>
          <table:table-cell table:style-name="ce161" office:value-type="string" calcext:value-type="string">
            <text:p>Wykonana</text:p>
            <text:p>Dnia/FH</text:p>
          </table:table-cell>
          <table:table-cell table:style-name="ce39" office:value-type="string" calcext:value-type="string">
            <text:p>Następne dnia</text:p>
          </table:table-cell>
          <table:table-cell table:style-name="ce16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78"/>
          <table:table-cell table:style-name="ce284"/>
          <table:table-cell table:number-columns-repeated="4"/>
          <table:table-cell table:style-name="ce373" table:formula="of:=&quot;insert into activity values (&quot; &amp; [.$J112] &amp; &quot;, 3, &quot; &amp; [.$J112] &amp; &quot;,&quot; &amp; &quot;'&quot; &amp; [.$E112] &amp; &quot;'&quot; &amp; &quot;,&quot; &amp; &quot;'&quot; &amp; YEAR([.$D112]) &amp; &quot;-&quot; &amp; MONTH([.$D112]) &amp; &quot;-&quot; &amp; DAY([.$D112])  &amp; &quot;', &quot; &amp; &quot;NULL, NULL, NULL, NULL,&quot; &amp; &quot;'&quot; &amp; [.$G112] &amp; &quot;',&quot; &amp; &quot;'&quot; &amp; YEAR([.$F112]) &amp; &quot;-&quot; &amp; MONTH([.$F112]) &amp; &quot;-&quot; &amp; DAY([.$F112])  &amp; &quot;', NULL, NULL,NULL,&quot; &amp; &quot;'&quot; &amp; [.$C112] &amp; &quot;', 0, 0&quot;  &amp;&quot;);&quot;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11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string" calcext:value-type="string">
            <text:p>6 lat</text:p>
          </table:table-cell>
          <table:table-cell table:style-name="ce138" office:value-type="string" calcext:value-type="string">
            <text:p>24.06.2014</text:p>
          </table:table-cell>
          <table:table-cell table:style-name="ce183" office:value-type="date" office:date-value="2020-06-22" calcext:value-type="date">
            <text:p>22.06.2020</text:p>
          </table:table-cell>
          <table:table-cell table:style-name="ce138"/>
          <table:table-cell table:style-name="ce242" table:formula="of:=IF([.$G113] = 0; &quot;N/A&quot;; [.$G113] - [.$H$5])" office:value-type="string" office:string-value="N/A" calcext:value-type="string">
            <text:p>N/A</text:p>
          </table:table-cell>
          <table:table-cell table:style-name="ce261" table:formula="of:=IF([.$F113] = 0; &quot;N/A&quot;; [.$F113]-[.$H$3])" office:value-type="float" office:value="1289" calcext:value-type="float">
            <text:p>1289</text:p>
          </table:table-cell>
          <table:table-cell table:style-name="ce278" office:value-type="float" office:value="2105" calcext:value-type="float">
            <text:p>2105</text:p>
          </table:table-cell>
          <table:table-cell table:style-name="ce284" table:formula="of:=&quot;insert into activity values (&quot; &amp; [.$J113] &amp;  &quot;,'&quot; &amp; [.$A113] &amp; &quot;'&quot; &amp; &quot;,'&quot; &amp; [.$A113] &amp; &quot;'&quot; &amp; &quot;,'&quot; &amp; &quot;MAINT&quot; &amp; &quot;'&quot; &amp; &quot;,'&quot; &amp; &quot;E&quot; &amp; &quot;'&quot; &amp;  &quot;,'&quot; &amp; [.$B113] &amp; &quot;'&quot; &amp; &quot;, NULL, &quot; &amp; [.$L113] &amp; &quot;,&quot; &amp; [.$N113] &amp;     &quot;, NULL, NULL, NULL, NULL, NULL, NULL, NULL, NULL, NULL);&quot;" office:value-type="string" office:string-value="insert into activity values (2105,'Pompa Vacuum RAP216CW s/n B28607','Pompa Vacuum RAP216CW s/n B28607','MAINT','E','Wymiana', NULL, -999,72, NULL, NULL, NULL, NULL, NULL, NULL, NULL, NULL, NULL);" calcext:value-type="string">
            <text:p>insert into activity values (2105,'Pompa Vacuum RAP216CW s/n B28607','Pompa Vacuum RAP216CW s/n B28607','MAINT','E','Wymiana', NULL, -999,72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278"/>
          <table:table-cell table:style-name="ce278" office:value-type="float" office:value="72" calcext:value-type="float">
            <text:p>72</text:p>
          </table:table-cell>
          <table:table-cell table:style-name="ce278"/>
          <table:table-cell table:style-name="ce373" table:formula="of:=&quot;insert into activity values (&quot; &amp; [.$J113] &amp; &quot;, 3, &quot; &amp; [.$J113] &amp; &quot;,&quot; &amp; &quot;'&quot; &amp; [.$E113] &amp; &quot;'&quot; &amp; &quot;,&quot; &amp; &quot;'&quot; &amp; YEAR([.$D113]) &amp; &quot;-&quot; &amp; MONTH([.$D113]) &amp; &quot;-&quot; &amp; DAY([.$D113])  &amp; &quot;', &quot; &amp; &quot;NULL, NULL, NULL, NULL,&quot; &amp; &quot;'&quot; &amp; [.$G113] &amp; &quot;',&quot; &amp; &quot;'&quot; &amp; YEAR([.$F113]) &amp; &quot;-&quot; &amp; MONTH([.$F113]) &amp; &quot;-&quot; &amp; DAY([.$F113])  &amp; &quot;', NULL, NULL,NULL,&quot; &amp; &quot;'&quot; &amp; [.$C113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Inspekcja</text:p>
          </table:table-cell>
          <table:table-cell table:style-name="ce30"/>
          <table:table-cell table:style-name="ce91" office:value-type="string" calcext:value-type="string">
            <text:p>500 h</text:p>
          </table:table-cell>
          <table:table-cell table:style-name="ce138" office:value-type="string" calcext:value-type="string">
            <text:p>2455:51</text:p>
          </table:table-cell>
          <table:table-cell table:style-name="ce30"/>
          <table:table-cell table:style-name="ce138" office:value-type="string" calcext:value-type="string">
            <text:p>2955:51</text:p>
          </table:table-cell>
          <table:table-cell table:style-name="ce242" table:formula="of:=IF([.$G114] = 0; &quot;N/A&quot;; [.$G114] - [.$H$5])" office:value-type="time" office:time-value="PT62H28M00S" calcext:value-type="time">
            <text:p>62:28:00</text:p>
          </table:table-cell>
          <table:table-cell table:style-name="ce261" table:formula="of:=IF([.$F114] = 0; &quot;N/A&quot;; [.$F114]-[.$H$3])" office:value-type="string" office:string-value="N/A" calcext:value-type="string">
            <text:p>N/A</text:p>
          </table:table-cell>
          <table:table-cell table:style-name="ce278" office:value-type="float" office:value="2106" calcext:value-type="float">
            <text:p>2106</text:p>
          </table:table-cell>
          <table:table-cell table:style-name="ce284" table:formula="of:=&quot;insert into activity values (&quot; &amp; [.$J114] &amp;  &quot;,'&quot; &amp; [.$A114] &amp; &quot;'&quot; &amp; &quot;,'&quot; &amp; [.$A114] &amp; &quot;'&quot; &amp; &quot;,'&quot; &amp; &quot;MAINT&quot; &amp; &quot;'&quot; &amp; &quot;,'&quot; &amp; &quot;E&quot; &amp; &quot;'&quot; &amp;  &quot;,'&quot; &amp; [.$B114] &amp; &quot;'&quot; &amp; &quot;, NULL, &quot; &amp; [.$L114] &amp; &quot;,&quot; &amp; [.$N114] &amp;     &quot;, NULL, NULL, NULL, NULL, NULL, NULL, NULL, NULL, NULL);&quot;" office:value-type="string" office:string-value="insert into activity values (2106,'Pompa Vacuum RAP216CW s/n B28607','Pompa Vacuum RAP216CW s/n B28607','MAINT','E','Inspekcja', NULL, 500,-999, NULL, NULL, NULL, NULL, NULL, NULL, NULL, NULL, NULL);" calcext:value-type="string">
            <text:p>insert into activity values (2106,'Pompa Vacuum RAP216CW s/n B28607','Pompa Vacuum RAP216CW s/n B28607','MAINT','E','Inspekcja', NULL, 500,-999, NULL, NULL, NULL, NULL, NULL, NULL, NULL, NULL, NULL);</text:p>
          </table:table-cell>
          <table:table-cell table:style-name="ce278" office:value-type="float" office:value="500" calcext:value-type="float">
            <text:p>500</text:p>
          </table:table-cell>
          <table:table-cell table:style-name="ce278"/>
          <table:table-cell table:style-name="ce278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14] &amp; &quot;, 3, &quot; &amp; [.$J114] &amp; &quot;,&quot; &amp; &quot;'&quot; &amp; [.$E114] &amp; &quot;'&quot; &amp; &quot;,&quot; &amp; &quot;'&quot; &amp; YEAR([.$D114]) &amp; &quot;-&quot; &amp; MONTH([.$D114]) &amp; &quot;-&quot; &amp; DAY([.$D114])  &amp; &quot;', &quot; &amp; &quot;NULL, NULL, NULL, NULL,&quot; &amp; &quot;'&quot; &amp; [.$G114] &amp; &quot;',&quot; &amp; &quot;'&quot; &amp; YEAR([.$F114]) &amp; &quot;-&quot; &amp; MONTH([.$F114]) &amp; &quot;-&quot; &amp; DAY([.$F114])  &amp; &quot;', NULL, NULL,NULL,&quot; &amp; &quot;'&quot; &amp; [.$C114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5">
          <table:table-cell table:style-name="ce6" office:value-type="string" calcext:value-type="string">
            <text:p>Poduszki (lordy) mocowania silnik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EASA Nr C/13/2008</text:p>
          </table:table-cell>
          <table:table-cell table:style-name="ce91" office:value-type="string" calcext:value-type="string">
            <text:p>1200 h</text:p>
          </table:table-cell>
          <table:table-cell table:style-name="ce138" office:value-type="string" calcext:value-type="string">
            <text:p>2186:00</text:p>
          </table:table-cell>
          <table:table-cell table:style-name="ce30"/>
          <table:table-cell table:style-name="ce138" office:value-type="string" calcext:value-type="string">
            <text:p>6755:00</text:p>
          </table:table-cell>
          <table:table-cell table:style-name="ce242" table:formula="of:=IF([.$G115] = 0; &quot;N/A&quot;; [.$G115] - [.$H$5])" office:value-type="time" office:time-value="PT3861H36M59.999999997S" calcext:value-type="time">
            <text:p>3861:37:00</text:p>
          </table:table-cell>
          <table:table-cell table:style-name="ce261" table:formula="of:=IF([.$F115] = 0; &quot;N/A&quot;; [.$F115]-[.$H$3])" office:value-type="string" office:string-value="N/A" calcext:value-type="string">
            <text:p>N/A</text:p>
          </table:table-cell>
          <table:table-cell table:style-name="ce278" office:value-type="float" office:value="2107" calcext:value-type="float">
            <text:p>2107</text:p>
          </table:table-cell>
          <table:table-cell table:style-name="ce284" table:formula="of:=&quot;insert into activity values (&quot; &amp; [.$J115] &amp;  &quot;,'&quot; &amp; [.$A115] &amp; &quot;'&quot; &amp; &quot;,'&quot; &amp; [.$A115] &amp; &quot;'&quot; &amp; &quot;,'&quot; &amp; &quot;MAINT&quot; &amp; &quot;'&quot; &amp; &quot;,'&quot; &amp; &quot;E&quot; &amp; &quot;'&quot; &amp;  &quot;,'&quot; &amp; [.$B115] &amp; &quot;'&quot; &amp; &quot;, NULL, &quot; &amp; [.$L115] &amp; &quot;,&quot; &amp; [.$N115] &amp;     &quot;, NULL, NULL, NULL, NULL, NULL, NULL, NULL, NULL, NULL);&quot;" office:value-type="string" office:string-value="insert into activity values (2107,'Poduszki (lordy) mocowania silnika','Poduszki (lordy) mocowania silnika','MAINT','E','Wymiana', NULL, 1200,-999, NULL, NULL, NULL, NULL, NULL, NULL, NULL, NULL, NULL);" calcext:value-type="string">
            <text:p>insert into activity values (2107,'Poduszki (lordy) mocowania silnika','Poduszki (lordy) mocowania silnika','MAINT','E','Wymiana', NULL, 1200,-999, NULL, NULL, NULL, NULL, NULL, NULL, NULL, NULL, NULL);</text:p>
          </table:table-cell>
          <table:table-cell table:style-name="ce278" office:value-type="float" office:value="1200" calcext:value-type="float">
            <text:p>1200</text:p>
          </table:table-cell>
          <table:table-cell table:style-name="ce278"/>
          <table:table-cell table:style-name="ce365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15] &amp; &quot;, 3, &quot; &amp; [.$J115] &amp; &quot;,&quot; &amp; &quot;'&quot; &amp; [.$E115] &amp; &quot;'&quot; &amp; &quot;,&quot; &amp; &quot;'&quot; &amp; YEAR([.$D115]) &amp; &quot;-&quot; &amp; MONTH([.$D115]) &amp; &quot;-&quot; &amp; DAY([.$D115])  &amp; &quot;', &quot; &amp; &quot;NULL, NULL, NULL, NULL,&quot; &amp; &quot;'&quot; &amp; [.$G115] &amp; &quot;',&quot; &amp; &quot;'&quot; &amp; YEAR([.$F115]) &amp; &quot;-&quot; &amp; MONTH([.$F115]) &amp; &quot;-&quot; &amp; DAY([.$F115])  &amp; &quot;', NULL, NULL,NULL,&quot; &amp; &quot;'&quot; &amp; [.$C115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6">
          <table:table-cell table:style-name="ce6" office:value-type="string" calcext:value-type="string">
            <text:p>Silnik GO-300-E s/n 12634-1-C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91" office:value-type="string" calcext:value-type="string">
            <text:p>12 lat / 1200 h</text:p>
          </table:table-cell>
          <table:table-cell table:style-name="ce175" office:value-type="string" calcext:value-type="string">
            <text:p>18.06.2008</text:p>
          </table:table-cell>
          <table:table-cell table:style-name="ce183" office:value-type="date" office:date-value="2020-06-17" calcext:value-type="date">
            <text:p>17.06.2020</text:p>
          </table:table-cell>
          <table:table-cell table:style-name="ce138" office:value-type="string" calcext:value-type="string">
            <text:p>6755:00</text:p>
          </table:table-cell>
          <table:table-cell table:style-name="ce242" table:formula="of:=IF([.$G116] = 0; &quot;N/A&quot;; [.$G116] - [.$H$5])" office:value-type="time" office:time-value="PT3861H36M59.999999997S" calcext:value-type="time">
            <text:p>3861:37:00</text:p>
          </table:table-cell>
          <table:table-cell table:style-name="ce261" table:formula="of:=IF([.$F116] = 0; &quot;N/A&quot;; [.$F116]-[.$H$3])" office:value-type="float" office:value="1284" calcext:value-type="float">
            <text:p>1284</text:p>
          </table:table-cell>
          <table:table-cell table:style-name="ce278" office:value-type="float" office:value="2108" calcext:value-type="float">
            <text:p>2108</text:p>
          </table:table-cell>
          <table:table-cell table:style-name="ce284" table:formula="of:=&quot;insert into activity values (&quot; &amp; [.$J116] &amp;  &quot;,'&quot; &amp; [.$A116] &amp; &quot;'&quot; &amp; &quot;,'&quot; &amp; [.$A116] &amp; &quot;'&quot; &amp; &quot;,'&quot; &amp; &quot;MAINT&quot; &amp; &quot;'&quot; &amp; &quot;,'&quot; &amp; &quot;E&quot; &amp; &quot;'&quot; &amp;  &quot;,'&quot; &amp; [.$B116] &amp; &quot;'&quot; &amp; &quot;, NULL, &quot; &amp; [.$L116] &amp; &quot;,&quot; &amp; [.$N116] &amp;     &quot;, NULL, NULL, NULL, NULL, NULL, NULL, NULL, NULL, NULL);&quot;" office:value-type="string" office:string-value="insert into activity values (2108,'Silnik GO-300-E s/n 12634-1-C','Silnik GO-300-E s/n 12634-1-C','MAINT','E','Remont', NULL, 1200,144, NULL, NULL, NULL, NULL, NULL, NULL, NULL, NULL, NULL);" calcext:value-type="string">
            <text:p>insert into activity values (2108,'Silnik GO-300-E s/n 12634-1-C','Silnik GO-300-E s/n 12634-1-C','MAINT','E','Remont', NULL, 1200,144, NULL, NULL, NULL, NULL, NULL, NULL, NULL, NULL, NULL);</text:p>
          </table:table-cell>
          <table:table-cell table:style-name="ce278" office:value-type="float" office:value="1200" calcext:value-type="float">
            <text:p>1200</text:p>
          </table:table-cell>
          <table:table-cell table:style-name="ce278"/>
          <table:table-cell table:style-name="ce278" office:value-type="float" office:value="144" calcext:value-type="float">
            <text:p>144</text:p>
          </table:table-cell>
          <table:table-cell table:style-name="ce278"/>
          <table:table-cell table:style-name="ce373" table:formula="of:=&quot;insert into activity values (&quot; &amp; [.$J116] &amp; &quot;, 3, &quot; &amp; [.$J116] &amp; &quot;,&quot; &amp; &quot;'&quot; &amp; [.$E116] &amp; &quot;'&quot; &amp; &quot;,&quot; &amp; &quot;'&quot; &amp; YEAR([.$D116]) &amp; &quot;-&quot; &amp; MONTH([.$D116]) &amp; &quot;-&quot; &amp; DAY([.$D116])  &amp; &quot;', &quot; &amp; &quot;NULL, NULL, NULL, NULL,&quot; &amp; &quot;'&quot; &amp; [.$G116] &amp; &quot;',&quot; &amp; &quot;'&quot; &amp; YEAR([.$F116]) &amp; &quot;-&quot; &amp; MONTH([.$F116]) &amp; &quot;-&quot; &amp; DAY([.$F116])  &amp; &quot;', NULL, NULL,NULL,&quot; &amp; &quot;'&quot; &amp; [.$C116] &amp; &quot;', 0, 0&quot;  &amp;&quot;);&quot;" office:value-type="string" office:string-value="" calcext:value-type="error">
            <text:p>#VALUE!</text:p>
          </table:table-cell>
          <table:table-cell table:style-name="ce374" office:value-type="string" calcext:value-type="string">
            <text:p>18.06.2008/</text:p>
            <text:p>2186:00</text:p>
          </table:table-cell>
          <table:table-cell table:style-name="ce278" table:number-columns-repeated="1007"/>
        </table:table-row>
        <table:table-row table:style-name="ro12">
          <table:table-cell table:style-name="ce6" office:value-type="string" calcext:value-type="string">
            <text:p>Iskrownik prawy: SLICK 6367 s/n 08071166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91" office:value-type="string" calcext:value-type="string">
            <text:p>500 h</text:p>
          </table:table-cell>
          <table:table-cell table:style-name="ce138" office:value-type="string" calcext:value-type="string">
            <text:p>2680:20</text:p>
          </table:table-cell>
          <table:table-cell table:style-name="ce30"/>
          <table:table-cell table:style-name="ce138" office:value-type="string" calcext:value-type="string">
            <text:p>3180:20</text:p>
          </table:table-cell>
          <table:table-cell table:style-name="ce242" table:formula="of:=IF([.$G117] = 0; &quot;N/A&quot;; [.$G117] - [.$H$5])" office:value-type="time" office:time-value="PT286H57M00S" calcext:value-type="time">
            <text:p>286:57:00</text:p>
          </table:table-cell>
          <table:table-cell table:style-name="ce261" table:formula="of:=IF([.$F117] = 0; &quot;N/A&quot;; [.$F117]-[.$H$3])" office:value-type="string" office:string-value="N/A" calcext:value-type="string">
            <text:p>N/A</text:p>
          </table:table-cell>
          <table:table-cell table:style-name="ce278" office:value-type="float" office:value="2109" calcext:value-type="float">
            <text:p>2109</text:p>
          </table:table-cell>
          <table:table-cell table:style-name="ce284" table:formula="of:=&quot;insert into activity values (&quot; &amp; [.$J117] &amp;  &quot;,'&quot; &amp; [.$A117] &amp; &quot;'&quot; &amp; &quot;,'&quot; &amp; [.$A117] &amp; &quot;'&quot; &amp; &quot;,'&quot; &amp; &quot;MAINT&quot; &amp; &quot;'&quot; &amp; &quot;,'&quot; &amp; &quot;E&quot; &amp; &quot;'&quot; &amp;  &quot;,'&quot; &amp; [.$B117] &amp; &quot;'&quot; &amp; &quot;, NULL, &quot; &amp; [.$L117] &amp; &quot;,&quot; &amp; [.$N117] &amp;     &quot;, NULL, NULL, NULL, NULL, NULL, NULL, NULL, NULL, NULL);&quot;" office:value-type="string" office:string-value="insert into activity values (2109,'Iskrownik prawy: SLICK 6367 s/n 08071166','Iskrownik prawy: SLICK 6367 s/n 08071166','MAINT','E','Inspekcja', NULL, 500,-999, NULL, NULL, NULL, NULL, NULL, NULL, NULL, NULL, NULL);" calcext:value-type="string">
            <text:p>insert into activity values (2109,'Iskrownik prawy: SLICK 6367 s/n 08071166','Iskrownik prawy: SLICK 6367 s/n 08071166','MAINT','E','Inspekcja', NULL, 500,-999, NULL, NULL, NULL, NULL, NULL, NULL, NULL, NULL, NULL);</text:p>
          </table:table-cell>
          <table:table-cell table:style-name="ce278" office:value-type="float" office:value="500" calcext:value-type="float">
            <text:p>500</text:p>
          </table:table-cell>
          <table:table-cell table:style-name="ce278"/>
          <table:table-cell table:style-name="ce366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17] &amp; &quot;, 3, &quot; &amp; [.$J117] &amp; &quot;,&quot; &amp; &quot;'&quot; &amp; [.$E117] &amp; &quot;'&quot; &amp; &quot;,&quot; &amp; &quot;'&quot; &amp; YEAR([.$D117]) &amp; &quot;-&quot; &amp; MONTH([.$D117]) &amp; &quot;-&quot; &amp; DAY([.$D117])  &amp; &quot;', &quot; &amp; &quot;NULL, NULL, NULL, NULL,&quot; &amp; &quot;'&quot; &amp; [.$G117] &amp; &quot;',&quot; &amp; &quot;'&quot; &amp; YEAR([.$F117]) &amp; &quot;-&quot; &amp; MONTH([.$F117]) &amp; &quot;-&quot; &amp; DAY([.$F117])  &amp; &quot;', NULL, NULL,NULL,&quot; &amp; &quot;'&quot; &amp; [.$C117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Iskrownik lewy: SLICK 6367 s/n 0807116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91" office:value-type="string" calcext:value-type="string">
            <text:p>500 h</text:p>
          </table:table-cell>
          <table:table-cell table:style-name="ce138" office:value-type="string" calcext:value-type="string">
            <text:p>2680:20</text:p>
          </table:table-cell>
          <table:table-cell table:style-name="ce30"/>
          <table:table-cell table:style-name="ce138" office:value-type="string" calcext:value-type="string">
            <text:p>3180:20</text:p>
          </table:table-cell>
          <table:table-cell table:style-name="ce242" table:formula="of:=IF([.$G118] = 0; &quot;N/A&quot;; [.$G118] - [.$H$5])" office:value-type="time" office:time-value="PT286H57M00S" calcext:value-type="time">
            <text:p>286:57:00</text:p>
          </table:table-cell>
          <table:table-cell table:style-name="ce261" table:formula="of:=IF([.$F118] = 0; &quot;N/A&quot;; [.$F118]-[.$H$3])" office:value-type="string" office:string-value="N/A" calcext:value-type="string">
            <text:p>N/A</text:p>
          </table:table-cell>
          <table:table-cell table:style-name="ce278" office:value-type="float" office:value="2110" calcext:value-type="float">
            <text:p>2110</text:p>
          </table:table-cell>
          <table:table-cell table:style-name="ce284" table:formula="of:=&quot;insert into activity values (&quot; &amp; [.$J118] &amp;  &quot;,'&quot; &amp; [.$A118] &amp; &quot;'&quot; &amp; &quot;,'&quot; &amp; [.$A118] &amp; &quot;'&quot; &amp; &quot;,'&quot; &amp; &quot;MAINT&quot; &amp; &quot;'&quot; &amp; &quot;,'&quot; &amp; &quot;E&quot; &amp; &quot;'&quot; &amp;  &quot;,'&quot; &amp; [.$B118] &amp; &quot;'&quot; &amp; &quot;, NULL, &quot; &amp; [.$L118] &amp; &quot;,&quot; &amp; [.$N118] &amp;     &quot;, NULL, NULL, NULL, NULL, NULL, NULL, NULL, NULL, NULL);&quot;" office:value-type="string" office:string-value="insert into activity values (2110,'Iskrownik lewy: SLICK 6367 s/n 08071165','Iskrownik lewy: SLICK 6367 s/n 08071165','MAINT','E','Inspekcja', NULL, 500,-999, NULL, NULL, NULL, NULL, NULL, NULL, NULL, NULL, NULL);" calcext:value-type="string">
            <text:p>insert into activity values (2110,'Iskrownik lewy: SLICK 6367 s/n 08071165','Iskrownik lewy: SLICK 6367 s/n 08071165','MAINT','E','Inspekcja', NULL, 500,-999, NULL, NULL, NULL, NULL, NULL, NULL, NULL, NULL, NULL);</text:p>
          </table:table-cell>
          <table:table-cell table:style-name="ce278" office:value-type="float" office:value="500" calcext:value-type="float">
            <text:p>500</text:p>
          </table:table-cell>
          <table:table-cell table:style-name="ce278"/>
          <table:table-cell table:style-name="ce367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18] &amp; &quot;, 3, &quot; &amp; [.$J118] &amp; &quot;,&quot; &amp; &quot;'&quot; &amp; [.$E118] &amp; &quot;'&quot; &amp; &quot;,&quot; &amp; &quot;'&quot; &amp; YEAR([.$D118]) &amp; &quot;-&quot; &amp; MONTH([.$D118]) &amp; &quot;-&quot; &amp; DAY([.$D118])  &amp; &quot;', &quot; &amp; &quot;NULL, NULL, NULL, NULL,&quot; &amp; &quot;'&quot; &amp; [.$G118] &amp; &quot;',&quot; &amp; &quot;'&quot; &amp; YEAR([.$F118]) &amp; &quot;-&quot; &amp; MONTH([.$F118]) &amp; &quot;-&quot; &amp; DAY([.$F118])  &amp; &quot;', NULL, NULL,NULL,&quot; &amp; &quot;'&quot; &amp; [.$C118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Rozrusznik DELCO-REMY 1109884 s/n 571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91" office:value-type="string" calcext:value-type="string">
            <text:p>1200 h</text:p>
          </table:table-cell>
          <table:table-cell table:style-name="ce138" office:value-type="string" calcext:value-type="string">
            <text:p>2186:00</text:p>
          </table:table-cell>
          <table:table-cell table:style-name="ce30"/>
          <table:table-cell table:style-name="ce138" office:value-type="string" calcext:value-type="string">
            <text:p>3386:00</text:p>
          </table:table-cell>
          <table:table-cell table:style-name="ce242" table:formula="of:=IF([.$G119] = 0; &quot;N/A&quot;; [.$G119] - [.$H$5])" office:value-type="time" office:time-value="PT492H37M00.000000001S" calcext:value-type="time">
            <text:p>492:37:00</text:p>
          </table:table-cell>
          <table:table-cell table:style-name="ce261" table:formula="of:=IF([.$F119] = 0; &quot;N/A&quot;; [.$F119]-[.$H$3])" office:value-type="string" office:string-value="N/A" calcext:value-type="string">
            <text:p>N/A</text:p>
          </table:table-cell>
          <table:table-cell table:style-name="ce278" office:value-type="float" office:value="2111" calcext:value-type="float">
            <text:p>2111</text:p>
          </table:table-cell>
          <table:table-cell table:style-name="ce284" table:formula="of:=&quot;insert into activity values (&quot; &amp; [.$J119] &amp;  &quot;,'&quot; &amp; [.$A119] &amp; &quot;'&quot; &amp; &quot;,'&quot; &amp; [.$A119] &amp; &quot;'&quot; &amp; &quot;,'&quot; &amp; &quot;MAINT&quot; &amp; &quot;'&quot; &amp; &quot;,'&quot; &amp; &quot;E&quot; &amp; &quot;'&quot; &amp;  &quot;,'&quot; &amp; [.$B119] &amp; &quot;'&quot; &amp; &quot;, NULL, &quot; &amp; [.$L119] &amp; &quot;,&quot; &amp; [.$N119] &amp;     &quot;, NULL, NULL, NULL, NULL, NULL, NULL, NULL, NULL, NULL);&quot;" office:value-type="string" office:string-value="insert into activity values (2111,'Rozrusznik DELCO-REMY 1109884 s/n 5719','Rozrusznik DELCO-REMY 1109884 s/n 5719','MAINT','E','Remont', NULL, 1200,-999, NULL, NULL, NULL, NULL, NULL, NULL, NULL, NULL, NULL);" calcext:value-type="string">
            <text:p>insert into activity values (2111,'Rozrusznik DELCO-REMY 1109884 s/n 5719','Rozrusznik DELCO-REMY 1109884 s/n 5719','MAINT','E','Remont', NULL, 1200,-999, NULL, NULL, NULL, NULL, NULL, NULL, NULL, NULL, NULL);</text:p>
          </table:table-cell>
          <table:table-cell table:style-name="ce278" office:value-type="float" office:value="1200" calcext:value-type="float">
            <text:p>1200</text:p>
          </table:table-cell>
          <table:table-cell table:style-name="ce278"/>
          <table:table-cell table:style-name="ce368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19] &amp; &quot;, 3, &quot; &amp; [.$J119] &amp; &quot;,&quot; &amp; &quot;'&quot; &amp; [.$E119] &amp; &quot;'&quot; &amp; &quot;,&quot; &amp; &quot;'&quot; &amp; YEAR([.$D119]) &amp; &quot;-&quot; &amp; MONTH([.$D119]) &amp; &quot;-&quot; &amp; DAY([.$D119])  &amp; &quot;', &quot; &amp; &quot;NULL, NULL, NULL, NULL,&quot; &amp; &quot;'&quot; &amp; [.$G119] &amp; &quot;',&quot; &amp; &quot;'&quot; &amp; YEAR([.$F119]) &amp; &quot;-&quot; &amp; MONTH([.$F119]) &amp; &quot;-&quot; &amp; DAY([.$F119])  &amp; &quot;', NULL, NULL,NULL,&quot; &amp; &quot;'&quot; &amp; [.$C119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Alternator DOFF 10300FR s/n H07302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C/13/2008</text:p>
          </table:table-cell>
          <table:table-cell table:style-name="ce91" office:value-type="string" calcext:value-type="string">
            <text:p>1200 h</text:p>
          </table:table-cell>
          <table:table-cell table:style-name="ce138" office:value-type="string" calcext:value-type="string">
            <text:p>2186:00</text:p>
          </table:table-cell>
          <table:table-cell table:style-name="ce30"/>
          <table:table-cell table:style-name="ce138" office:value-type="string" calcext:value-type="string">
            <text:p>3386:00</text:p>
          </table:table-cell>
          <table:table-cell table:style-name="ce242" table:formula="of:=IF([.$G120] = 0; &quot;N/A&quot;; [.$G120] - [.$H$5])" office:value-type="time" office:time-value="PT492H37M00.000000001S" calcext:value-type="time">
            <text:p>492:37:00</text:p>
          </table:table-cell>
          <table:table-cell table:style-name="ce261" table:formula="of:=IF([.$F120] = 0; &quot;N/A&quot;; [.$F120]-[.$H$3])" office:value-type="string" office:string-value="N/A" calcext:value-type="string">
            <text:p>N/A</text:p>
          </table:table-cell>
          <table:table-cell table:style-name="ce278" office:value-type="float" office:value="2112" calcext:value-type="float">
            <text:p>2112</text:p>
          </table:table-cell>
          <table:table-cell table:style-name="ce284" table:formula="of:=&quot;insert into activity values (&quot; &amp; [.$J120] &amp;  &quot;,'&quot; &amp; [.$A120] &amp; &quot;'&quot; &amp; &quot;,'&quot; &amp; [.$A120] &amp; &quot;'&quot; &amp; &quot;,'&quot; &amp; &quot;MAINT&quot; &amp; &quot;'&quot; &amp; &quot;,'&quot; &amp; &quot;E&quot; &amp; &quot;'&quot; &amp;  &quot;,'&quot; &amp; [.$B120] &amp; &quot;'&quot; &amp; &quot;, NULL, &quot; &amp; [.$L120] &amp; &quot;,&quot; &amp; [.$N120] &amp;     &quot;, NULL, NULL, NULL, NULL, NULL, NULL, NULL, NULL, NULL);&quot;" office:value-type="string" office:string-value="insert into activity values (2112,'Alternator DOFF 10300FR s/n H073025','Alternator DOFF 10300FR s/n H073025','MAINT','E','Inspekcja', NULL, 1200,-999, NULL, NULL, NULL, NULL, NULL, NULL, NULL, NULL, NULL);" calcext:value-type="string">
            <text:p>insert into activity values (2112,'Alternator DOFF 10300FR s/n H073025','Alternator DOFF 10300FR s/n H073025','MAINT','E','Inspekcja', NULL, 1200,-999, NULL, NULL, NULL, NULL, NULL, NULL, NULL, NULL, NULL);</text:p>
          </table:table-cell>
          <table:table-cell table:style-name="ce278" office:value-type="float" office:value="1200" calcext:value-type="float">
            <text:p>1200</text:p>
          </table:table-cell>
          <table:table-cell table:style-name="ce278"/>
          <table:table-cell table:style-name="ce369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20] &amp; &quot;, 3, &quot; &amp; [.$J120] &amp; &quot;,&quot; &amp; &quot;'&quot; &amp; [.$E120] &amp; &quot;'&quot; &amp; &quot;,&quot; &amp; &quot;'&quot; &amp; YEAR([.$D120]) &amp; &quot;-&quot; &amp; MONTH([.$D120]) &amp; &quot;-&quot; &amp; DAY([.$D120])  &amp; &quot;', &quot; &amp; &quot;NULL, NULL, NULL, NULL,&quot; &amp; &quot;'&quot; &amp; [.$G120] &amp; &quot;',&quot; &amp; &quot;'&quot; &amp; YEAR([.$F120]) &amp; &quot;-&quot; &amp; MONTH([.$F120]) &amp; &quot;-&quot; &amp; DAY([.$F120])  &amp; &quot;', NULL, NULL,NULL,&quot; &amp; &quot;'&quot; &amp; [.$C120] &amp; &quot;', 0, 0&quot;  &amp;&quot;);&quot;" office:value-type="string" office:string-value="" calcext:value-type="error">
            <text:p>#VALUE!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Gaźnik MA-4-5 10-4171 s/n L-12-39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91" office:value-type="string" calcext:value-type="string">
            <text:p>10 lat / 1200 h</text:p>
          </table:table-cell>
          <table:table-cell table:style-name="ce138" office:value-type="string" calcext:value-type="string">
            <text:p>18.06.2008</text:p>
          </table:table-cell>
          <table:table-cell table:style-name="ce183" office:value-type="date" office:date-value="2018-08-17" calcext:value-type="date">
            <text:p>17.08.2018</text:p>
          </table:table-cell>
          <table:table-cell table:style-name="ce138" office:value-type="string" calcext:value-type="string">
            <text:p>3386:00</text:p>
          </table:table-cell>
          <table:table-cell table:style-name="ce242" table:formula="of:=IF([.$G121] = 0; &quot;N/A&quot;; [.$G121] - [.$H$5])" office:value-type="time" office:time-value="PT492H37M00.000000001S" calcext:value-type="time">
            <text:p>492:37:00</text:p>
          </table:table-cell>
          <table:table-cell table:style-name="ce261" table:formula="of:=IF([.$F121] = 0; &quot;N/A&quot;; [.$F121]-[.$H$3])" office:value-type="float" office:value="614" calcext:value-type="float">
            <text:p>614</text:p>
          </table:table-cell>
          <table:table-cell table:style-name="ce278" office:value-type="float" office:value="2113" calcext:value-type="float">
            <text:p>2113</text:p>
          </table:table-cell>
          <table:table-cell table:style-name="ce284" table:formula="of:=&quot;insert into activity values (&quot; &amp; [.$J121] &amp;  &quot;,'&quot; &amp; [.$A121] &amp; &quot;'&quot; &amp; &quot;,'&quot; &amp; [.$A121] &amp; &quot;'&quot; &amp; &quot;,'&quot; &amp; &quot;MAINT&quot; &amp; &quot;'&quot; &amp; &quot;,'&quot; &amp; &quot;E&quot; &amp; &quot;'&quot; &amp;  &quot;,'&quot; &amp; [.$B121] &amp; &quot;'&quot; &amp; &quot;, NULL, &quot; &amp; [.$L121] &amp; &quot;,&quot; &amp; [.$N121] &amp;     &quot;, NULL, NULL, NULL, NULL, NULL, NULL, NULL, NULL, NULL);&quot;" office:value-type="string" office:string-value="insert into activity values (2113,'Gaźnik MA-4-5 10-4171 s/n L-12-399','Gaźnik MA-4-5 10-4171 s/n L-12-399','MAINT','E','Remont', NULL, 1200,120, NULL, NULL, NULL, NULL, NULL, NULL, NULL, NULL, NULL);" calcext:value-type="string">
            <text:p>insert into activity values (2113,'Gaźnik MA-4-5 10-4171 s/n L-12-399','Gaźnik MA-4-5 10-4171 s/n L-12-399','MAINT','E','Remont', NULL, 1200,120, NULL, NULL, NULL, NULL, NULL, NULL, NULL, NULL, NULL);</text:p>
          </table:table-cell>
          <table:table-cell table:style-name="ce278" office:value-type="float" office:value="1200" calcext:value-type="float">
            <text:p>1200</text:p>
          </table:table-cell>
          <table:table-cell table:style-name="ce278"/>
          <table:table-cell table:style-name="ce278" office:value-type="float" office:value="120" calcext:value-type="float">
            <text:p>120</text:p>
          </table:table-cell>
          <table:table-cell table:style-name="ce278"/>
          <table:table-cell table:style-name="ce373" table:formula="of:=&quot;insert into activity values (&quot; &amp; [.$J121] &amp; &quot;, 3, &quot; &amp; [.$J121] &amp; &quot;,&quot; &amp; &quot;'&quot; &amp; [.$E121] &amp; &quot;'&quot; &amp; &quot;,&quot; &amp; &quot;'&quot; &amp; YEAR([.$D121]) &amp; &quot;-&quot; &amp; MONTH([.$D121]) &amp; &quot;-&quot; &amp; DAY([.$D121])  &amp; &quot;', &quot; &amp; &quot;NULL, NULL, NULL, NULL,&quot; &amp; &quot;'&quot; &amp; [.$G121] &amp; &quot;',&quot; &amp; &quot;'&quot; &amp; YEAR([.$F121]) &amp; &quot;-&quot; &amp; MONTH([.$F121]) &amp; &quot;-&quot; &amp; DAY([.$F121])  &amp; &quot;', NULL, NULL,NULL,&quot; &amp; &quot;'&quot; &amp; [.$C121] &amp; &quot;', 0, 0&quot;  &amp;&quot;);&quot;" office:value-type="string" office:string-value="" calcext:value-type="error">
            <text:p>#VALUE!</text:p>
          </table:table-cell>
          <table:table-cell table:style-name="ce375" office:value-type="string" calcext:value-type="string">
            <text:p>18.06.2008/</text:p>
            <text:p>2186.00</text:p>
          </table:table-cell>
          <table:table-cell table:style-name="ce278" table:number-columns-repeated="1007"/>
        </table:table-row>
        <table:table-row table:style-name="ro12">
          <table:table-cell table:style-name="ce21" office:value-type="string" calcext:value-type="string">
            <text:p>Silnikowy filtr powietrza</text:p>
          </table:table-cell>
          <table:table-cell table:style-name="ce42" office:value-type="string" calcext:value-type="string">
            <text:p>Wymiana</text:p>
          </table:table-cell>
          <table:table-cell table:style-name="ce79" office:value-type="string" calcext:value-type="string">
            <text:p>MM/28/2015</text:p>
          </table:table-cell>
          <table:table-cell table:style-name="ce127" office:value-type="string" calcext:value-type="string">
            <text:p>3 lata / 300 h</text:p>
          </table:table-cell>
          <table:table-cell table:style-name="ce176" office:value-type="string" calcext:value-type="string">
            <text:p>25.11.2015</text:p>
          </table:table-cell>
          <table:table-cell table:style-name="ce213" office:value-type="date" office:date-value="2018-11-22" calcext:value-type="date">
            <text:p>22.11.2018</text:p>
          </table:table-cell>
          <table:table-cell table:style-name="ce176" office:value-type="string" calcext:value-type="string">
            <text:p>3032:25</text:p>
          </table:table-cell>
          <table:table-cell table:style-name="ce254" table:formula="of:=IF([.$G122] = 0; &quot;N/A&quot;; [.$G122] - [.$H$5])" office:value-type="time" office:time-value="PT139H02M00S" calcext:value-type="time">
            <text:p>139:02:00</text:p>
          </table:table-cell>
          <table:table-cell table:style-name="ce272" table:formula="of:=IF([.$F122] = 0; &quot;N/A&quot;; [.$F122]-[.$H$3])" office:value-type="float" office:value="711" calcext:value-type="float">
            <text:p>711</text:p>
          </table:table-cell>
          <table:table-cell table:style-name="ce278" office:value-type="float" office:value="2114" calcext:value-type="float">
            <text:p>2114</text:p>
          </table:table-cell>
          <table:table-cell table:style-name="ce284" table:formula="of:=&quot;insert into activity values (&quot; &amp; [.$J122] &amp;  &quot;,'&quot; &amp; [.$A122] &amp; &quot;'&quot; &amp; &quot;,'&quot; &amp; [.$A122] &amp; &quot;'&quot; &amp; &quot;,'&quot; &amp; &quot;MAINT&quot; &amp; &quot;'&quot; &amp; &quot;,'&quot; &amp; &quot;E&quot; &amp; &quot;'&quot; &amp;  &quot;,'&quot; &amp; [.$B122] &amp; &quot;'&quot; &amp; &quot;, NULL, &quot; &amp; [.$L122] &amp; &quot;,&quot; &amp; [.$N122] &amp;     &quot;, NULL, NULL, NULL, NULL, NULL, NULL, NULL, NULL, NULL);&quot;" office:value-type="string" office:string-value="insert into activity values (2114,'Silnikowy filtr powietrza','Silnikowy filtr powietrza','MAINT','E','Wymiana', NULL, 300,36, NULL, NULL, NULL, NULL, NULL, NULL, NULL, NULL, NULL);" calcext:value-type="string">
            <text:p>insert into activity values (2114,'Silnikowy filtr powietrza','Silnikowy filtr powietrza','MAINT','E','Wymiana', NULL, 300,36, NULL, NULL, NULL, NULL, NULL, NULL, NULL, NULL, NULL);</text:p>
          </table:table-cell>
          <table:table-cell table:style-name="ce316" office:value-type="float" office:value="300" calcext:value-type="float">
            <text:p>300</text:p>
          </table:table-cell>
          <table:table-cell table:style-name="ce316"/>
          <table:table-cell table:style-name="ce316" office:value-type="float" office:value="36" calcext:value-type="float">
            <text:p>36</text:p>
          </table:table-cell>
          <table:table-cell table:style-name="ce316"/>
          <table:table-cell table:style-name="ce373" table:formula="of:=&quot;insert into activity values (&quot; &amp; [.$J122] &amp; &quot;, 3, &quot; &amp; [.$J122] &amp; &quot;,&quot; &amp; &quot;'&quot; &amp; [.$E122] &amp; &quot;'&quot; &amp; &quot;,&quot; &amp; &quot;'&quot; &amp; YEAR([.$D122]) &amp; &quot;-&quot; &amp; MONTH([.$D122]) &amp; &quot;-&quot; &amp; DAY([.$D122])  &amp; &quot;', &quot; &amp; &quot;NULL, NULL, NULL, NULL,&quot; &amp; &quot;'&quot; &amp; [.$G122] &amp; &quot;',&quot; &amp; &quot;'&quot; &amp; YEAR([.$F122]) &amp; &quot;-&quot; &amp; MONTH([.$F122]) &amp; &quot;-&quot; &amp; DAY([.$F122])  &amp; &quot;', NULL, NULL,NULL,&quot; &amp; &quot;'&quot; &amp; [.$C122] &amp; &quot;', 0, 0&quot;  &amp;&quot;);&quot;" office:value-type="string" office:string-value="" calcext:value-type="error">
            <text:p>#VALUE!</text:p>
          </table:table-cell>
          <table:table-cell table:style-name="ce376" office:value-type="string" calcext:value-type="string">
            <text:p>25.11.2015/</text:p>
            <text:p>2732:25</text:p>
          </table:table-cell>
          <table:table-cell table:style-name="ce316" table:number-columns-repeated="1007"/>
        </table:table-row>
        <table:table-row table:style-name="ro6">
          <table:table-cell table:style-name="ce22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3"/>
          <table:covered-table-cell table:style-name="ce128"/>
          <table:covered-table-cell table:style-name="ce177"/>
          <table:covered-table-cell table:number-columns-repeated="2" table:style-name="ce43"/>
          <table:table-cell table:style-name="ce255" table:number-columns-spanned="2" table:number-rows-spanned="3"/>
          <table:covered-table-cell table:style-name="ce273"/>
          <table:table-cell table:style-name="ce278"/>
          <table:table-cell table:style-name="ce284"/>
          <table:table-cell table:style-name="ce312"/>
          <table:table-cell/>
          <table:table-cell table:style-name="ce312" table:number-columns-repeated="2"/>
          <table:table-cell table:style-name="ce373"/>
          <table:table-cell table:style-name="ce312" table:number-columns-repeated="1008"/>
        </table:table-row>
        <table:table-row table:style-name="ro5">
          <table:table-cell table:style-name="ce23" office:value-type="string" calcext:value-type="string">
            <text:p>Śmigło: McCauley 2A31C21-DE/84S</text:p>
          </table:table-cell>
          <table:table-cell table:style-name="ce43" office:value-type="string" calcext:value-type="string">
            <text:p><text:s/>Nr fabr. 697157</text:p>
          </table:table-cell>
          <table:table-cell table:style-name="ce43" office:value-type="string" calcext:value-type="string">
            <text:p>Rok budowy: 1973</text:p>
          </table:table-cell>
          <table:table-cell table:style-name="ce128" office:value-type="string" calcext:value-type="string" table:number-columns-spanned="2" table:number-rows-spanned="1">
            <text:p>Certyfikat typu: P-919</text:p>
          </table:table-cell>
          <table:covered-table-cell table:style-name="ce177"/>
          <table:table-cell table:style-name="ce43" office:value-type="string" calcext:value-type="string" table:number-columns-spanned="2" table:number-rows-spanned="1">
            <text:p>POT: TODO</text:p>
          </table:table-cell>
          <table:covered-table-cell table:style-name="ce43"/>
          <table:covered-table-cell table:style-name="ce255"/>
          <table:covered-table-cell table:style-name="ce273"/>
          <table:table-cell table:style-name="ce278"/>
          <table:table-cell table:style-name="ce284"/>
          <table:table-cell table:style-name="ce312"/>
          <table:table-cell/>
          <table:table-cell table:style-name="ce312" table:number-columns-repeated="2"/>
          <table:table-cell table:style-name="ce373"/>
          <table:table-cell table:style-name="ce312" table:number-columns-repeated="1008"/>
        </table:table-row>
        <table:table-row table:style-name="ro7">
          <table:table-cell table:style-name="ce24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3"/>
          <table:covered-table-cell table:style-name="ce128"/>
          <table:covered-table-cell table:style-name="ce177"/>
          <table:covered-table-cell table:number-columns-repeated="2" table:style-name="ce43"/>
          <table:covered-table-cell table:style-name="ce255"/>
          <table:covered-table-cell table:style-name="ce273"/>
          <table:table-cell table:style-name="ce278"/>
          <table:table-cell table:style-name="ce284"/>
          <table:table-cell table:style-name="ce312" table:number-columns-repeated="4"/>
          <table:table-cell table:style-name="ce373"/>
          <table:table-cell table:style-name="ce312" table:number-columns-repeated="1008"/>
        </table:table-row>
        <table:table-row table:style-name="ro8">
          <table:table-cell table:style-name="ce22" office:value-type="string" calcext:value-type="string">
            <text:p>Paczka obsługowa/SB/AD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Ident. Prac obsługowych </text:p>
          </table:table-cell>
          <table:table-cell table:style-name="ce129" office:value-type="string" calcext:value-type="string">
            <text:p>Data wykonania</text:p>
          </table:table-cell>
          <table:table-cell table:style-name="ce178" office:value-type="string" calcext:value-type="string">
            <text:p>Przy nalocie (FH)</text:p>
          </table:table-cell>
          <table:table-cell table:style-name="ce44" office:value-type="string" calcext:value-type="string">
            <text:p>Następne dnia</text:p>
          </table:table-cell>
          <table:table-cell table:style-name="ce22" office:value-type="string" calcext:value-type="string">
            <text:p>Następne przy nalocie (FH)</text:p>
          </table:table-cell>
          <table:table-cell table:style-name="ce256" office:value-type="string" calcext:value-type="string">
            <text:p>Zostało FH</text:p>
          </table:table-cell>
          <table:table-cell table:style-name="ce274" office:value-type="string" calcext:value-type="string">
            <text:p>Zostało dni</text:p>
          </table:table-cell>
          <table:table-cell table:style-name="ce278"/>
          <table:table-cell table:style-name="ce284"/>
          <table:table-cell table:style-name="ce312" table:number-columns-repeated="4"/>
          <table:table-cell table:style-name="ce373"/>
          <table:table-cell table:style-name="ce312" table:number-columns-repeated="1008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80" office:value-type="string" calcext:value-type="string">
            <text:p>MM/53/2016</text:p>
          </table:table-cell>
          <table:table-cell table:style-name="ce130" office:value-type="date" office:date-value="2016-09-24" calcext:value-type="date">
            <text:p>24.09.2016</text:p>
          </table:table-cell>
          <table:table-cell table:style-name="ce179" office:value-type="string" calcext:value-type="string">
            <text:p>2875:27</text:p>
          </table:table-cell>
          <table:table-cell table:style-name="ce80"/>
          <table:table-cell table:style-name="ce237" office:value-type="time" office:time-value="PT2900H27M00.000000001S" calcext:value-type="time">
            <text:p>2900:27:00</text:p>
          </table:table-cell>
          <table:table-cell table:style-name="ce242" table:formula="of:=IF([.$G127] = 0; &quot;N/A&quot;; [.$G127] - [.$H$5])" office:value-type="time" office:time-value="PT07H04M00.000000001S" calcext:value-type="time">
            <text:p>07:04:00</text:p>
          </table:table-cell>
          <table:table-cell table:style-name="ce261" table:formula="of:=IF([.$F127] = 0; &quot;N/A&quot;; [.$F127]-[.$H$3])" office:value-type="string" office:string-value="N/A" calcext:value-type="string">
            <text:p>N/A</text:p>
          </table:table-cell>
          <table:table-cell table:style-name="ce278" office:value-type="float" office:value="2119" calcext:value-type="float">
            <text:p>2119</text:p>
          </table:table-cell>
          <table:table-cell table:style-name="ce284" table:formula="of:=&quot;insert into activity values (&quot; &amp; [.$J127] &amp;  &quot;,'&quot; &amp; [.$A127] &amp; &quot;'&quot; &amp; &quot;,'&quot; &amp; [.$A127] &amp; &quot;'&quot; &amp; &quot;,'&quot; &amp; &quot;MAINT&quot; &amp; &quot;'&quot; &amp; &quot;,'&quot; &amp; &quot;E&quot; &amp; &quot;'&quot; &amp;  &quot;,'&quot; &amp; [.$B127] &amp; &quot;'&quot; &amp; &quot;, NULL, &quot; &amp; [.$L127] &amp; &quot;,&quot; &amp; [.$N127] &amp;     &quot;, NULL, NULL, NULL, NULL, NULL, NULL, NULL, NULL, NULL);&quot;" office:value-type="string" office:string-value="insert into activity values (2119,'Przegląd 25 FH','Przegląd 25 FH','MAINT','E','Serwis', NULL, 25,-999, NULL, NULL, NULL, NULL, NULL, NULL, NULL, NULL, NULL);" calcext:value-type="string">
            <text:p>insert into activity values (2119,'Przegląd 25 FH','Przegląd 25 FH','MAINT','E','Serwis', NULL, 25,-999, NULL, NULL, NULL, NULL, NULL, NULL, NULL, NULL, NULL);</text:p>
          </table:table-cell>
          <table:table-cell table:style-name="ce278" office:value-type="float" office:value="25" calcext:value-type="float">
            <text:p>25</text:p>
          </table:table-cell>
          <table:table-cell table:style-name="ce333"/>
          <table:table-cell table:style-name="ce278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27] &amp; &quot;, 3, &quot; &amp; [.$J127] &amp; &quot;,&quot; &amp; &quot;'&quot; &amp; [.$E127] &amp; &quot;'&quot; &amp; &quot;,&quot; &amp; &quot;'&quot; &amp; YEAR([.$D127]) &amp; &quot;-&quot; &amp; MONTH([.$D127]) &amp; &quot;-&quot; &amp; DAY([.$D127])  &amp; &quot;', &quot; &amp; &quot;NULL, NULL, NULL, NULL,&quot; &amp; &quot;'&quot; &amp; [.$G127] &amp; &quot;',&quot; &amp; &quot;'&quot; &amp; YEAR([.$F127]) &amp; &quot;-&quot; &amp; MONTH([.$F127]) &amp; &quot;-&quot; &amp; DAY([.$F127])  &amp; &quot;', NULL, NULL,NULL,&quot; &amp; &quot;'&quot; &amp; [.$C127] &amp; &quot;', 0, 0&quot;  &amp;&quot;);&quot;" office:value-type="string" office:string-value="insert into activity values (2119, 3, 2119,'2875:27','2016-9-24', NULL, NULL, NULL, NULL,'120,852083333333','1899-12-30', NULL, NULL,NULL,'MM/53/2016', 0, 0);" calcext:value-type="string">
            <text:p>insert into activity values (2119, 3, 2119,'2875:27','2016-9-24', NULL, NULL, NULL, NULL,'120,852083333333','1899-12-30', NULL, NULL,NULL,'MM/53/2016', 0, 0);</text:p>
          </table:table-cell>
          <table:table-cell table:style-name="ce278" table:number-columns-repeated="1008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81" office:value-type="string" calcext:value-type="string">
            <text:p>MM/53/2016</text:p>
          </table:table-cell>
          <table:table-cell table:style-name="ce131" office:value-type="date" office:date-value="2016-09-24" calcext:value-type="date">
            <text:p>24.09.2016</text:p>
          </table:table-cell>
          <table:table-cell table:style-name="ce180" office:value-type="string" calcext:value-type="string">
            <text:p>2875:27</text:p>
          </table:table-cell>
          <table:table-cell table:style-name="ce80"/>
          <table:table-cell table:style-name="ce179" office:value-type="string" calcext:value-type="string">
            <text:p>2975:27</text:p>
          </table:table-cell>
          <table:table-cell table:style-name="ce242" table:formula="of:=IF([.$G128] = 0; &quot;N/A&quot;; [.$G128] - [.$H$5])" office:value-type="time" office:time-value="PT82H04M00.000000001S" calcext:value-type="time">
            <text:p>82:04:00</text:p>
          </table:table-cell>
          <table:table-cell table:style-name="ce261" table:formula="of:=IF([.$F128] = 0; &quot;N/A&quot;; [.$F128]-[.$H$3])" office:value-type="string" office:string-value="N/A" calcext:value-type="string">
            <text:p>N/A</text:p>
          </table:table-cell>
          <table:table-cell table:style-name="ce278" office:value-type="float" office:value="2120" calcext:value-type="float">
            <text:p>2120</text:p>
          </table:table-cell>
          <table:table-cell table:style-name="ce284" table:formula="of:=&quot;insert into activity values (&quot; &amp; [.$J128] &amp;  &quot;,'&quot; &amp; [.$A128] &amp; &quot;'&quot; &amp; &quot;,'&quot; &amp; [.$A128] &amp; &quot;'&quot; &amp; &quot;,'&quot; &amp; &quot;MAINT&quot; &amp; &quot;'&quot; &amp; &quot;,'&quot; &amp; &quot;E&quot; &amp; &quot;'&quot; &amp;  &quot;,'&quot; &amp; [.$B128] &amp; &quot;'&quot; &amp; &quot;, NULL, &quot; &amp; [.$L128] &amp; &quot;,&quot; &amp; [.$N128] &amp;     &quot;, NULL, NULL, NULL, NULL, NULL, NULL, NULL, NULL, NULL);&quot;" office:value-type="string" office:string-value="insert into activity values (2120,'Przegląd 100 FH','Przegląd 100 FH','MAINT','E','Serwis', NULL, 100,-999, NULL, NULL, NULL, NULL, NULL, NULL, NULL, NULL, NULL);" calcext:value-type="string">
            <text:p>insert into activity values (2120,'Przegląd 100 FH','Przegląd 100 FH','MAINT','E','Serwis', NULL, 100,-999, NULL, NULL, NULL, NULL, NULL, NULL, NULL, NULL, NULL);</text:p>
          </table:table-cell>
          <table:table-cell table:style-name="ce278" office:value-type="float" office:value="100" calcext:value-type="float">
            <text:p>100</text:p>
          </table:table-cell>
          <table:table-cell table:style-name="ce333"/>
          <table:table-cell table:style-name="ce370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28] &amp; &quot;, 3, &quot; &amp; [.$J128] &amp; &quot;,&quot; &amp; &quot;'&quot; &amp; [.$E128] &amp; &quot;'&quot; &amp; &quot;,&quot; &amp; &quot;'&quot; &amp; YEAR([.$D128]) &amp; &quot;-&quot; &amp; MONTH([.$D128]) &amp; &quot;-&quot; &amp; DAY([.$D128])  &amp; &quot;', &quot; &amp; &quot;NULL, NULL, NULL, NULL,&quot; &amp; &quot;'&quot; &amp; [.$G128] &amp; &quot;',&quot; &amp; &quot;'&quot; &amp; YEAR([.$F128]) &amp; &quot;-&quot; &amp; MONTH([.$F128]) &amp; &quot;-&quot; &amp; DAY([.$F128])  &amp; &quot;', NULL, NULL,NULL,&quot; &amp; &quot;'&quot; &amp; [.$C128] &amp; &quot;', 0, 0&quot;  &amp;&quot;);&quot;" office:value-type="string" office:string-value="insert into activity values (2120, 3, 2120,'2875:27','2016-9-24', NULL, NULL, NULL, NULL,'2975:27','1899-12-30', NULL, NULL,NULL,'MM/53/2016', 0, 0);" calcext:value-type="string">
            <text:p>insert into activity values (2120, 3, 2120,'2875:27','2016-9-24', NULL, NULL, NULL, NULL,'2975:27','1899-12-30', NULL, NULL,NULL,'MM/53/2016', 0, 0);</text:p>
          </table:table-cell>
          <table:table-cell table:style-name="ce278" table:number-columns-repeated="1008"/>
        </table:table-row>
        <table:table-row table:style-name="ro11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82" office:value-type="string" calcext:value-type="string">
            <text:p>MM/24/2016</text:p>
          </table:table-cell>
          <table:table-cell table:style-name="ce132" office:value-type="date" office:date-value="2016-05-22" calcext:value-type="date">
            <text:p>22.05.2016</text:p>
          </table:table-cell>
          <table:table-cell table:style-name="ce181"/>
          <table:table-cell table:style-name="ce214" office:value-type="date" office:date-value="2017-05-22" calcext:value-type="date">
            <text:p>22.05.2017</text:p>
          </table:table-cell>
          <table:table-cell table:style-name="ce138"/>
          <table:table-cell table:style-name="ce242" table:formula="of:=IF([.$G129] = 0; &quot;N/A&quot;; [.$G129] - [.$H$5])" office:value-type="string" office:string-value="N/A" calcext:value-type="string">
            <text:p>N/A</text:p>
          </table:table-cell>
          <table:table-cell table:style-name="ce261" table:formula="of:=IF([.$F129] = 0; &quot;N/A&quot;; [.$F129]-[.$H$3])" office:value-type="float" office:value="162" calcext:value-type="float">
            <text:p>162</text:p>
          </table:table-cell>
          <table:table-cell table:style-name="ce278" office:value-type="float" office:value="2121" calcext:value-type="float">
            <text:p>2121</text:p>
          </table:table-cell>
          <table:table-cell table:style-name="ce284" table:formula="of:=&quot;insert into activity values (&quot; &amp; [.$J129] &amp;  &quot;,'&quot; &amp; [.$A129] &amp; &quot;'&quot; &amp; &quot;,'&quot; &amp; [.$A129] &amp; &quot;'&quot; &amp; &quot;,'&quot; &amp; &quot;MAINT&quot; &amp; &quot;'&quot; &amp; &quot;,'&quot; &amp; &quot;E&quot; &amp; &quot;'&quot; &amp;  &quot;,'&quot; &amp; [.$B129] &amp; &quot;'&quot; &amp; &quot;, NULL, &quot; &amp; [.$L129] &amp; &quot;,&quot; &amp; [.$N129] &amp;     &quot;, NULL, NULL, NULL, NULL, NULL, NULL, NULL, NULL, NULL);&quot;" office:value-type="string" office:string-value="insert into activity values (2121,'Przegląd roczny','Przegląd roczny','MAINT','E','Serwis', NULL, -999,12, NULL, NULL, NULL, NULL, NULL, NULL, NULL, NULL, NULL);" calcext:value-type="string">
            <text:p>insert into activity values (2121,'Przegląd roczny','Przegląd roczny','MAINT','E','Serwis', NULL, -999,12, NULL, NULL, NULL, NULL, NULL, NULL, NULL, NULL, NULL);</text:p>
          </table:table-cell>
          <table:table-cell table:style-name="ce278" office:value-type="float" office:value="-999" calcext:value-type="float">
            <text:p>-999</text:p>
          </table:table-cell>
          <table:table-cell table:style-name="ce278"/>
          <table:table-cell table:style-name="ce278" office:value-type="float" office:value="12" calcext:value-type="float">
            <text:p>12</text:p>
          </table:table-cell>
          <table:table-cell table:style-name="ce278"/>
          <table:table-cell table:style-name="ce373" table:formula="of:=&quot;insert into activity values (&quot; &amp; [.$J129] &amp; &quot;, 3, &quot; &amp; [.$J129] &amp; &quot;,&quot; &amp; &quot;'&quot; &amp; [.$E129] &amp; &quot;'&quot; &amp; &quot;,&quot; &amp; &quot;'&quot; &amp; YEAR([.$D129]) &amp; &quot;-&quot; &amp; MONTH([.$D129]) &amp; &quot;-&quot; &amp; DAY([.$D129])  &amp; &quot;', &quot; &amp; &quot;NULL, NULL, NULL, NULL,&quot; &amp; &quot;'&quot; &amp; [.$G129] &amp; &quot;',&quot; &amp; &quot;'&quot; &amp; YEAR([.$F129]) &amp; &quot;-&quot; &amp; MONTH([.$F129]) &amp; &quot;-&quot; &amp; DAY([.$F129])  &amp; &quot;', NULL, NULL,NULL,&quot; &amp; &quot;'&quot; &amp; [.$C129] &amp; &quot;', 0, 0&quot;  &amp;&quot;);&quot;" office:value-type="string" office:string-value="insert into activity values (2121, 3, 2121,'','2016-5-22', NULL, NULL, NULL, NULL,'','2017-5-22', NULL, NULL,NULL,'MM/24/2016', 0, 0);" calcext:value-type="string">
            <text:p>insert into activity values (2121, 3, 2121,'','2016-5-22', NULL, NULL, NULL, NULL,'','2017-5-22', NULL, NULL,NULL,'MM/24/2016', 0, 0);</text:p>
          </table:table-cell>
          <table:table-cell table:style-name="ce278" table:number-columns-repeated="1008"/>
        </table:table-row>
        <table:table-row table:style-name="ro12">
          <table:table-cell table:style-name="ce6" office:value-type="string" calcext:value-type="string">
            <text:p>SB227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1" office:value-type="date" office:date-value="2012-12-21" calcext:value-type="date">
            <text:p>21.12.2012</text:p>
          </table:table-cell>
          <table:table-cell table:style-name="ce138" office:value-type="string" calcext:value-type="string">
            <text:p>2431:36</text:p>
          </table:table-cell>
          <table:table-cell table:style-name="ce30"/>
          <table:table-cell table:style-name="ce138" office:value-type="string" calcext:value-type="string">
            <text:p>3631:36</text:p>
          </table:table-cell>
          <table:table-cell table:style-name="ce242" table:formula="of:=IF([.$G130] = 0; &quot;N/A&quot;; [.$G130] - [.$H$5])" office:value-type="time" office:time-value="PT738H13M00S" calcext:value-type="time">
            <text:p>738:13:00</text:p>
          </table:table-cell>
          <table:table-cell table:style-name="ce261" table:formula="of:=IF([.$F130] = 0; &quot;N/A&quot;; [.$F130]-[.$H$3])" office:value-type="string" office:string-value="N/A" calcext:value-type="string">
            <text:p>N/A</text:p>
          </table:table-cell>
          <table:table-cell table:style-name="ce278" office:value-type="float" office:value="2122" calcext:value-type="float">
            <text:p>2122</text:p>
          </table:table-cell>
          <table:table-cell table:style-name="ce284" table:formula="of:=&quot;insert into activity values (&quot; &amp; [.$J130] &amp;  &quot;,'&quot; &amp; [.$A130] &amp; &quot;'&quot; &amp; &quot;,'&quot; &amp; [.$A130] &amp; &quot;'&quot; &amp; &quot;,'&quot; &amp; &quot;MAINT&quot; &amp; &quot;'&quot; &amp; &quot;,'&quot; &amp; &quot;E&quot; &amp; &quot;'&quot; &amp;  &quot;,'&quot; &amp; [.$B130] &amp; &quot;'&quot; &amp; &quot;, NULL, &quot; &amp; [.$L130] &amp; &quot;,&quot; &amp; [.$N130] &amp;     &quot;, NULL, NULL, NULL, NULL, NULL, NULL, NULL, NULL, NULL);&quot;" office:value-type="string" office:string-value="insert into activity values (2122,'SB227B','SB227B','MAINT','E','Inspekcja', NULL, 1200,-999, NULL, NULL, NULL, NULL, NULL, NULL, NULL, NULL, NULL);" calcext:value-type="string">
            <text:p>insert into activity values (2122,'SB227B','SB227B','MAINT','E','Inspekcja', NULL, 1200,-999, NULL, NULL, NULL, NULL, NULL, NULL, NULL, NULL, NULL);</text:p>
          </table:table-cell>
          <table:table-cell table:style-name="ce278" office:value-type="float" office:value="1200" calcext:value-type="float">
            <text:p>1200</text:p>
          </table:table-cell>
          <table:table-cell table:style-name="ce278"/>
          <table:table-cell table:style-name="ce371" office:value-type="float" office:value="-999" calcext:value-type="float">
            <text:p>-999</text:p>
          </table:table-cell>
          <table:table-cell table:style-name="ce278"/>
          <table:table-cell table:style-name="ce373" table:formula="of:=&quot;insert into activity values (&quot; &amp; [.$J130] &amp; &quot;, 3, &quot; &amp; [.$J130] &amp; &quot;,&quot; &amp; &quot;'&quot; &amp; [.$E130] &amp; &quot;'&quot; &amp; &quot;,&quot; &amp; &quot;'&quot; &amp; YEAR([.$D130]) &amp; &quot;-&quot; &amp; MONTH([.$D130]) &amp; &quot;-&quot; &amp; DAY([.$D130])  &amp; &quot;', &quot; &amp; &quot;NULL, NULL, NULL, NULL,&quot; &amp; &quot;'&quot; &amp; [.$G130] &amp; &quot;',&quot; &amp; &quot;'&quot; &amp; YEAR([.$F130]) &amp; &quot;-&quot; &amp; MONTH([.$F130]) &amp; &quot;-&quot; &amp; DAY([.$F130])  &amp; &quot;', NULL, NULL,NULL,&quot; &amp; &quot;'&quot; &amp; [.$C130] &amp; &quot;', 0, 0&quot;  &amp;&quot;);&quot;" office:value-type="string" office:string-value="insert into activity values (2122, 3, 2122,'2431:36','2012-12-21', NULL, NULL, NULL, NULL,'3631:36','1899-12-30', NULL, NULL,NULL,'PO/37/2014', 0, 0);" calcext:value-type="string">
            <text:p>insert into activity values (2122, 3, 2122,'2431:36','2012-12-21', NULL, NULL, NULL, NULL,'3631:36','1899-12-30', NULL, NULL,NULL,'PO/37/2014', 0, 0);</text:p>
          </table:table-cell>
          <table:table-cell table:style-name="ce278" table:number-columns-repeated="1008"/>
        </table:table-row>
        <table:table-row table:style-name="ro14">
          <table:table-cell table:style-name="ce24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3"/>
          <table:covered-table-cell table:style-name="ce128"/>
          <table:covered-table-cell table:style-name="ce177"/>
          <table:covered-table-cell table:number-columns-repeated="2" table:style-name="ce43"/>
          <table:table-cell table:style-name="ce255" table:number-columns-spanned="2" table:number-rows-spanned="1"/>
          <table:covered-table-cell table:style-name="ce273"/>
          <table:table-cell table:style-name="ce280"/>
          <table:table-cell table:style-name="ce284"/>
          <table:table-cell table:style-name="ce280"/>
          <table:table-cell/>
          <table:table-cell table:style-name="ce280" table:number-columns-repeated="2"/>
          <table:table-cell table:style-name="ce373"/>
          <table:table-cell table:style-name="ce280" table:number-columns-repeated="1008"/>
        </table:table-row>
        <table:table-row table:style-name="ro12">
          <table:table-cell table:style-name="ce22" office:value-type="string" calcext:value-type="string">
            <text:p>Podzespół/część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Numer</text:p>
          </table:table-cell>
          <table:table-cell table:style-name="ce129" office:value-type="string" calcext:value-type="string">
            <text:p>Interwał</text:p>
          </table:table-cell>
          <table:table-cell table:style-name="ce178" office:value-type="string" calcext:value-type="string">
            <text:p>Wykonana</text:p>
            <text:p>Dnia/FH</text:p>
          </table:table-cell>
          <table:table-cell table:style-name="ce44" office:value-type="string" calcext:value-type="string">
            <text:p>Następne dnia</text:p>
          </table:table-cell>
          <table:table-cell table:style-name="ce22" office:value-type="string" calcext:value-type="string">
            <text:p>Następne przy nalocie (FH)</text:p>
          </table:table-cell>
          <table:table-cell table:style-name="ce256" office:value-type="string" calcext:value-type="string">
            <text:p>Zostało FH</text:p>
          </table:table-cell>
          <table:table-cell table:style-name="ce274" office:value-type="string" calcext:value-type="string">
            <text:p>Zostało dni</text:p>
          </table:table-cell>
          <table:table-cell table:style-name="ce280"/>
          <table:table-cell table:style-name="ce284"/>
          <table:table-cell table:style-name="ce280"/>
          <table:table-cell/>
          <table:table-cell table:style-name="ce280" table:number-columns-repeated="2"/>
          <table:table-cell table:style-name="ce373"/>
          <table:table-cell table:style-name="ce280" table:number-columns-repeated="1008"/>
        </table:table-row>
        <table:table-row table:style-name="ro12">
          <table:table-cell table:style-name="ce6" office:value-type="string" calcext:value-type="string">
            <text:p>Śmigło: McCauley 2A31C21-DE/84S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S/133/2012</text:p>
          </table:table-cell>
          <table:table-cell table:style-name="ce91" office:value-type="string" calcext:value-type="string">
            <text:p>5 lat /1200 h</text:p>
          </table:table-cell>
          <table:table-cell table:style-name="ce138" office:value-type="string" calcext:value-type="string">
            <text:p>21.12.2012</text:p>
          </table:table-cell>
          <table:table-cell table:style-name="ce183" office:value-type="date" office:date-value="2017-12-20" calcext:value-type="date">
            <text:p>20.12.2017</text:p>
          </table:table-cell>
          <table:table-cell table:style-name="ce138" office:value-type="string" calcext:value-type="string">
            <text:p>3631:36</text:p>
          </table:table-cell>
          <table:table-cell table:style-name="ce242" table:formula="of:=IF([.$G133] = 0; &quot;N/A&quot;; [.$G133] - [.$H$5])" office:value-type="time" office:time-value="PT738H13M00S" calcext:value-type="time">
            <text:p>738:13:00</text:p>
          </table:table-cell>
          <table:table-cell table:style-name="ce261" table:formula="of:=IF([.$F133] = 0; &quot;N/A&quot;; [.$F133]-[.$H$3])" office:value-type="float" office:value="374" calcext:value-type="float">
            <text:p>374</text:p>
          </table:table-cell>
          <table:table-cell table:style-name="ce278" office:value-type="float" office:value="2123" calcext:value-type="float">
            <text:p>2123</text:p>
          </table:table-cell>
          <table:table-cell table:style-name="ce284" table:formula="of:=&quot;insert into activity values (&quot; &amp; [.$J133] &amp;  &quot;,'&quot; &amp; [.$A133] &amp; &quot;'&quot; &amp; &quot;,'&quot; &amp; [.$A133] &amp; &quot;'&quot; &amp; &quot;,'&quot; &amp; &quot;MAINT&quot; &amp; &quot;'&quot; &amp; &quot;,'&quot; &amp; &quot;E&quot; &amp; &quot;'&quot; &amp;  &quot;,'&quot; &amp; [.$B133] &amp; &quot;'&quot; &amp; &quot;, NULL, &quot; &amp; [.$L133] &amp; &quot;,&quot; &amp; [.$N133] &amp;     &quot;, NULL, NULL, NULL, NULL, NULL, NULL, NULL, NULL, NULL);&quot;" office:value-type="string" office:string-value="insert into activity values (2123,'Śmigło: McCauley 2A31C21-DE/84S','Śmigło: McCauley 2A31C21-DE/84S','MAINT','E','Remont', NULL, 1200,60, NULL, NULL, NULL, NULL, NULL, NULL, NULL, NULL, NULL);" calcext:value-type="string">
            <text:p>insert into activity values (2123,'Śmigło: McCauley 2A31C21-DE/84S','Śmigło: McCauley 2A31C21-DE/84S','MAINT','E','Remont', NULL, 1200,60, NULL, NULL, NULL, NULL, NULL, NULL, NULL, NULL, NULL);</text:p>
          </table:table-cell>
          <table:table-cell table:style-name="ce278" office:value-type="float" office:value="1200" calcext:value-type="float">
            <text:p>1200</text:p>
          </table:table-cell>
          <table:table-cell table:style-name="ce334"/>
          <table:table-cell table:style-name="ce278" office:value-type="float" office:value="60" calcext:value-type="float">
            <text:p>60</text:p>
          </table:table-cell>
          <table:table-cell table:style-name="ce278"/>
          <table:table-cell table:style-name="ce373" table:formula="of:=&quot;insert into activity values (&quot; &amp; [.$J133] &amp; &quot;, 3, &quot; &amp; [.$J133] &amp; &quot;,&quot; &amp; &quot;'&quot; &amp; [.$E133] &amp; &quot;'&quot; &amp; &quot;,&quot; &amp; &quot;'&quot; &amp; YEAR([.$E133]) &amp; &quot;-&quot; &amp; MONTH([.$E133]) &amp; &quot;-&quot; &amp; DAY([.$E133])  &amp; &quot;', &quot; &amp; &quot;NULL, NULL, NULL, NULL,&quot; &amp; &quot;'&quot; &amp; [.$G133] &amp; &quot;',&quot; &amp; &quot;'&quot; &amp; YEAR([.$F133]) &amp; &quot;-&quot; &amp; MONTH([.$F133]) &amp; &quot;-&quot; &amp; DAY([.$F133])  &amp; &quot;', NULL, NULL,NULL,&quot; &amp; &quot;'&quot; &amp; [.$C133] &amp; &quot;', 0, 0&quot;  &amp;&quot;);&quot;" office:value-type="string" office:string-value="insert into activity values (2123, 3, 2123,'21.12.2012','2012-12-21', NULL, NULL, NULL, NULL,'3631:36','2017-12-20', NULL, NULL,NULL,'EASA S/133/2012', 0, 0);" calcext:value-type="string">
            <text:p>insert into activity values (2123, 3, 2123,'21.12.2012','2012-12-21', NULL, NULL, NULL, NULL,'3631:36','2017-12-20', NULL, NULL,NULL,'EASA S/133/2012', 0, 0);</text:p>
          </table:table-cell>
          <table:table-cell table:style-name="ce377" office:value-type="string" calcext:value-type="string">
            <text:p>21.12.2012/</text:p>
            <text:p>2431.36</text:p>
          </table:table-cell>
          <table:table-cell table:style-name="ce278" table:number-columns-repeated="1007"/>
        </table:table-row>
        <table:table-row table:style-name="ro14">
          <table:table-cell table:style-name="ce25"/>
          <table:table-cell table:style-name="ce45" table:number-columns-repeated="2"/>
          <table:table-cell table:style-name="ce133"/>
          <table:table-cell table:style-name="ce182"/>
          <table:table-cell table:style-name="ce45"/>
          <table:table-cell table:style-name="ce182"/>
          <table:table-cell table:style-name="ce257" table:number-columns-repeated="5"/>
          <table:table-cell table:style-name="ce335"/>
          <table:table-cell table:style-name="ce257" table:number-columns-repeated="1011"/>
        </table:table-row>
        <table:table-row table:style-name="ro14" table:number-rows-repeated="36">
          <table:table-cell table:style-name="ce25"/>
          <table:table-cell table:style-name="ce45" table:number-columns-repeated="2"/>
          <table:table-cell table:style-name="ce133"/>
          <table:table-cell table:style-name="ce182"/>
          <table:table-cell table:style-name="ce45"/>
          <table:table-cell table:style-name="ce182"/>
          <table:table-cell table:style-name="ce257" table:number-columns-repeated="1017"/>
        </table:table-row>
        <table:table-row table:style-name="ro14" table:number-rows-repeated="41">
          <table:table-cell table:style-name="ce25"/>
          <table:table-cell table:style-name="ce45" table:number-columns-repeated="2"/>
          <table:table-cell table:style-name="ce133"/>
          <table:table-cell table:style-name="ce182"/>
          <table:table-cell table:style-name="ce45" table:number-columns-repeated="2"/>
          <table:table-cell table:style-name="ce257" table:number-columns-repeated="1017"/>
        </table:table-row>
        <table:table-row table:style-name="ro14" table:number-rows-repeated="7">
          <table:table-cell table:style-name="ce26"/>
          <table:table-cell table:style-name="ce45" table:number-columns-repeated="2"/>
          <table:table-cell table:style-name="ce133"/>
          <table:table-cell table:style-name="ce182"/>
          <table:table-cell table:style-name="ce45" table:number-columns-repeated="2"/>
          <table:table-cell table:style-name="ce257" table:number-columns-repeated="1017"/>
        </table:table-row>
        <table:table-row table:style-name="ro14" table:number-rows-repeated="29">
          <table:table-cell table:style-name="ce27"/>
          <table:table-cell table:style-name="ce28" table:number-columns-repeated="2"/>
          <table:table-cell table:style-name="ce84"/>
          <table:table-cell table:style-name="ce135"/>
          <table:table-cell table:style-name="ce28" table:number-columns-repeated="2"/>
          <table:table-cell table:number-columns-repeated="1017"/>
        </table:table-row>
        <table:table-row table:style-name="ro14" table:number-rows-repeated="1048328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Q114:Arkusz1.AMJ114 Arkusz1.F71:Arkusz1.F72 Arkusz1.F74:Arkusz1.F75 Arkusz1.F77:Arkusz1.F79 Arkusz1.F81:Arkusz1.F85 Arkusz1.Q33:Arkusz1.AMJ34 Arkusz1.Q13:Arkusz1.AMJ17 Arkusz1.A10:Arkusz1.B12 Arkusz1.Q11:Arkusz1.AMJ11 Arkusz1.Q19:Arkusz1.AMJ22 Arkusz1.A18:Arkusz1.B18 Arkusz1.Q18:Arkusz1.AMJ18 Arkusz1.A24:Arkusz1.B26 Arkusz1.Q24:Arkusz1.AMJ26 Arkusz1.A33:Arkusz1.B33 Arkusz1.F33:Arkusz1.F33 Arkusz1.A67:Arkusz1.B67 Arkusz1.A58:Arkusz1.B68 Arkusz1.E59:Arkusz1.E59 Arkusz1.G59:Arkusz1.G59 Arkusz1.A91:Arkusz1.F91 Arkusz1.C94:Arkusz1.D96 Arkusz1.E94:Arkusz1.E97 Arkusz1.F94:Arkusz1.G97 Arkusz1.C103:Arkusz1.G103 Arkusz1.A127:Arkusz1.B129 Arkusz1.Q127:Arkusz1.AMJ127 Arkusz1.Q12:Arkusz1.AMJ12 Arkusz1.A94:Arkusz1.B109 Arkusz1.Q99:Arkusz1.AMJ99 Arkusz1.H92:Arkusz1.I109 Arkusz1.C109:Arkusz1.G109 Arkusz1.Q27:Arkusz1.AMJ28 Arkusz1.H33:Arkusz1.I66 Arkusz1.H68:Arkusz1.I68 Arkusz1.G33:Arkusz1.G57 Arkusz1.A13:Arkusz1.I17 Arkusz1.E11:Arkusz1.I11 Arkusz1.A19:Arkusz1.I23 Arkusz1.F18:Arkusz1.I18 Arkusz1.E24:Arkusz1.I26 Arkusz1.F12:Arkusz1.I12 Arkusz1.A27:Arkusz1.I28 Arkusz1.L60:Arkusz1.L68 Arkusz1.F10:Arkusz1.J10 Arkusz1.J11:Arkusz1.J130 Arkusz1.L11:Arkusz1.L36 Arkusz1.K10:Arkusz1.K133 Arkusz1.L42:Arkusz1.L49 Arkusz1.L58:Arkusz1.L58 Arkusz1.M23:Arkusz1.M23 Arkusz1.Q23:Arkusz1.AMJ23 Arkusz1.Q36:Arkusz1.AMJ41 Arkusz1.M35:Arkusz1.M35 Arkusz1.Q35:Arkusz1.AMJ35 Arkusz1.Q43:Arkusz1.AMJ59 Arkusz1.M42:Arkusz1.M42 Arkusz1.Q42:Arkusz1.AMJ42 Arkusz1.Q62:Arkusz1.AMJ65 Arkusz1.M60:Arkusz1.M61 Arkusz1.Q60:Arkusz1.AMJ61 Arkusz1.Q68:Arkusz1.AMJ68 Arkusz1.M66:Arkusz1.M67 Arkusz1.Q66:Arkusz1.AMJ67 Arkusz1.G71:Arkusz1.I85 Arkusz1.Q96:Arkusz1.AMJ96 Arkusz1.A113:Arkusz1.I121 Arkusz1.H127:Arkusz1.I128 Arkusz1.Q71:Arkusz1.AMJ71 Arkusz1.Q74:Arkusz1.AMJ75 Arkusz1.Q77:Arkusz1.AMJ79 Arkusz1.Q85:Arkusz1.AMJ85 Arkusz1.Q81:Arkusz1.AMJ84 Arkusz1.L73:Arkusz1.M73 Arkusz1.L76:Arkusz1.M76 Arkusz1.L80:Arkusz1.M80 Arkusz1.Q91:Arkusz1.AMJ91 Arkusz1.Q97:Arkusz1.AMJ97 Arkusz1.Q102:Arkusz1.AMJ102 Arkusz1.Q101:Arkusz1.AMJ101 Arkusz1.L92:Arkusz1.N92 Arkusz1.Q92:Arkusz1.AMJ92 Arkusz1.L93:Arkusz1.M96 Arkusz1.Q93:Arkusz1.AMJ95 Arkusz1.L98:Arkusz1.M98 Arkusz1.Q98:Arkusz1.AMJ98 Arkusz1.L100:Arkusz1.M100 Arkusz1.Q100:Arkusz1.AMJ100 Arkusz1.Q107:Arkusz1.AMJ107 Arkusz1.Q103:Arkusz1.AMJ106 Arkusz1.Q109:Arkusz1.AMJ109 Arkusz1.L103:Arkusz1.M109 Arkusz1.Q108:Arkusz1.AMJ108 Arkusz1.Q113:Arkusz1.AMJ113 Arkusz1.R116:Arkusz1.AMJ116 Arkusz1.L115:Arkusz1.M115 Arkusz1.Q115:Arkusz1.AMJ115 Arkusz1.R121:Arkusz1.AMJ121 Arkusz1.L117:Arkusz1.M120 Arkusz1.Q117:Arkusz1.AMJ120 Arkusz1.R133:Arkusz1.AMJ133 Arkusz1.Q130:Arkusz1.AMJ130 Arkusz1.Q129:Arkusz1.AMJ129 Arkusz1.L128:Arkusz1.M128 Arkusz1.Q128:Arkusz1.AMJ128 Arkusz1.A130:Arkusz1.M130 Arkusz1.M33:Arkusz1.O34 Arkusz1.M11:Arkusz1.O22 Arkusz1.M24:Arkusz1.O28 Arkusz1.Q10:Arkusz1.AMJ10 Arkusz1.O23:Arkusz1.O23 Arkusz1.M36:Arkusz1.O41 Arkusz1.O35:Arkusz1.O35 Arkusz1.M43:Arkusz1.O59 Arkusz1.O42:Arkusz1.O42 Arkusz1.M62:Arkusz1.O65 Arkusz1.O60:Arkusz1.O61 Arkusz1.O66:Arkusz1.O67 Arkusz1.L10:Arkusz1.O10 Arkusz1.M68:Arkusz1.O68 Arkusz1.P10:Arkusz1.P133 Arkusz1.L71:Arkusz1.O71 Arkusz1.Q72:Arkusz1.AMJ72 Arkusz1.Q73:Arkusz1.AMJ73 Arkusz1.Q76:Arkusz1.AMJ76 Arkusz1.M74:Arkusz1.O75 Arkusz1.Q80:Arkusz1.AMJ80 Arkusz1.M77:Arkusz1.O79 Arkusz1.M81:Arkusz1.O85 Arkusz1.L99:Arkusz1.O99 Arkusz1.O93:Arkusz1.O96 Arkusz1.L91:Arkusz1.O91 Arkusz1.M97:Arkusz1.O97 Arkusz1.L102:Arkusz1.O102 Arkusz1.M101:Arkusz1.O101 Arkusz1.O98:Arkusz1.O98 Arkusz1.O100:Arkusz1.O100 Arkusz1.O103:Arkusz1.O109 Arkusz1.M72:Arkusz1.O72 Arkusz1.O73:Arkusz1.O73 Arkusz1.O76:Arkusz1.O76 Arkusz1.O80:Arkusz1.O80 Arkusz1.L113:Arkusz1.O114 Arkusz1.L116:Arkusz1.O116 Arkusz1.O115:Arkusz1.O115 Arkusz1.L121:Arkusz1.O121 Arkusz1.O117:Arkusz1.O120 Arkusz1.L127:Arkusz1.O127 Arkusz1.A133:Arkusz1.O133 Arkusz1.O130:Arkusz1.O130 Arkusz1.G129:Arkusz1.O129 Arkusz1.O128:Arkusz1.O12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M34:Arkusz1.M34 Arkusz1.E34:Arkusz1.I34">
            <calcext:condition calcext:apply-style-name="czerwony" calcext:value="formula-is(OR([.$H34] &lt; [.$I$5]; [.$I34] &lt; [.$I$3]))" calcext:base-cell-address="Arkusz1.E34"/>
            <calcext:condition calcext:apply-style-name="pomaranczowy" calcext:value="formula-is(OR([.$H34] &lt; [.$J$5]; [.$I34] &lt; [.$J$3]))" calcext:base-cell-address="Arkusz1.E34"/>
            <calcext:condition calcext:apply-style-name="zolty" calcext:value="formula-is(OR([.$H34] &lt; [.$K$5]; [.$I34] &lt; [.$K$3]))" calcext:base-cell-address="Arkusz1.E34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F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F61:Arkusz1.F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F100:Arkusz1.F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4:Arkusz1.F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F105:Arkusz1.F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F106:Arkusz1.F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F107:Arkusz1.F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F108:Arkusz1.F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R122:Arkusz1.AMJ122 Arkusz1.A122:Arkusz1.B122 Arkusz1.D122:Arkusz1.I122 Arkusz1.L122:Arkusz1.O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Q110:Arkusz1.AMJ110 Arkusz1.B110:Arkusz1.B110 Arkusz1.F110:Arkusz1.I110 Arkusz1.L110:Arkusz1.O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Q29:Arkusz1.AMJ29 Arkusz1.A29:Arkusz1.I29 Arkusz1.M29:Arkusz1.O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Q30:Arkusz1.AMJ30 Arkusz1.A30:Arkusz1.B30 Arkusz1.E30:Arkusz1.I30 Arkusz1.M30:Arkusz1.O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Q31:Arkusz1.AMJ31 Arkusz1.A31:Arkusz1.I31 Arkusz1.M31:Arkusz1.O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Q86:Arkusz1.AMJ86 Arkusz1.A86:Arkusz1.I86 Arkusz1.M86:Arkusz1.O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7] &lt; [.$I$5]; [.$I67] &lt; [.$I$3]))" calcext:base-cell-address="Arkusz1.H67"/>
            <calcext:condition calcext:apply-style-name="pomaranczowy" calcext:value="formula-is(OR([.$H67] &lt; [.$J$5]; [.$I67] &lt; [.$J$3]))" calcext:base-cell-address="Arkusz1.H67"/>
            <calcext:condition calcext:apply-style-name="zolty" calcext:value="formula-is(OR([.$H67] &lt; [.$K$5]; [.$I67] &lt; [.$K$3]))" calcext:base-cell-address="Arkusz1.H67"/>
          </calcext:conditional-format>
          <calcext:conditional-format calcext:target-range-address="Arkusz1.G68:Arkusz1.G68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30:Arkusz1.D30">
            <calcext:condition calcext:apply-style-name="czerwony" calcext:value="formula-is(OR([.$H30] &lt; [.$I$5]; [.$I30] &lt; [.$I$3]))" calcext:base-cell-address="Arkusz1.C30"/>
            <calcext:condition calcext:apply-style-name="pomaranczowy" calcext:value="formula-is(OR([.$H30] &lt; [.$J$5]; [.$I30] &lt; [.$J$3]))" calcext:base-cell-address="Arkusz1.C30"/>
            <calcext:condition calcext:apply-style-name="zolty" calcext:value="formula-is(OR([.$H30] &lt; [.$K$5]; [.$I30] &lt; [.$K$3]))" calcext:base-cell-address="Arkusz1.C30"/>
          </calcext:conditional-format>
          <calcext:conditional-format calcext:target-range-address="Arkusz1.C33:Arkusz1.E33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F58:Arkusz1.G58">
            <calcext:condition calcext:apply-style-name="czerwony" calcext:value="formula-is(OR([.$H58] &lt; [.$I$5]; [.$I58] &lt; [.$I$3]))" calcext:base-cell-address="Arkusz1.F58"/>
            <calcext:condition calcext:apply-style-name="pomaranczowy" calcext:value="formula-is(OR([.$H58] &lt; [.$J$5]; [.$I58] &lt; [.$J$3]))" calcext:base-cell-address="Arkusz1.F58"/>
            <calcext:condition calcext:apply-style-name="zolty" calcext:value="formula-is(OR([.$H58] &lt; [.$K$5]; [.$I58] &lt; [.$K$3]))" calcext:base-cell-address="Arkusz1.F58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G60:Arkusz1.G60">
            <calcext:condition calcext:apply-style-name="czerwony" calcext:value="formula-is(OR([.$H60] &lt; [.$I$5]; [.$I60] &lt; [.$I$3]))" calcext:base-cell-address="Arkusz1.G60"/>
            <calcext:condition calcext:apply-style-name="pomaranczowy" calcext:value="formula-is(OR([.$H60] &lt; [.$J$5]; [.$I60] &lt; [.$J$3]))" calcext:base-cell-address="Arkusz1.G60"/>
            <calcext:condition calcext:apply-style-name="zolty" calcext:value="formula-is(OR([.$H60] &lt; [.$K$5]; [.$I60] &lt; [.$K$3]))" calcext:base-cell-address="Arkusz1.G60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G61:Arkusz1.G61">
            <calcext:condition calcext:apply-style-name="czerwony" calcext:value="formula-is(OR([.$H61] &lt; [.$I$5]; [.$I61] &lt; [.$I$3]))" calcext:base-cell-address="Arkusz1.G61"/>
            <calcext:condition calcext:apply-style-name="pomaranczowy" calcext:value="formula-is(OR([.$H61] &lt; [.$J$5]; [.$I61] &lt; [.$J$3]))" calcext:base-cell-address="Arkusz1.G61"/>
            <calcext:condition calcext:apply-style-name="zolty" calcext:value="formula-is(OR([.$H61] &lt; [.$K$5]; [.$I61] &lt; [.$K$3]))" calcext:base-cell-address="Arkusz1.G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F66:Arkusz1.F66">
            <calcext:condition calcext:apply-style-name="czerwony" calcext:value="formula-is(OR([.$H66] &lt; [.$I$5]; [.$I66] &lt; [.$I$3]))" calcext:base-cell-address="Arkusz1.F66"/>
            <calcext:condition calcext:apply-style-name="pomaranczowy" calcext:value="formula-is(OR([.$H66] &lt; [.$J$5]; [.$I66] &lt; [.$J$3]))" calcext:base-cell-address="Arkusz1.F66"/>
            <calcext:condition calcext:apply-style-name="zolty" calcext:value="formula-is(OR([.$H66] &lt; [.$K$5]; [.$I66] &lt; [.$K$3]))" calcext:base-cell-address="Arkusz1.F66"/>
          </calcext:conditional-format>
          <calcext:conditional-format calcext:target-range-address="Arkusz1.C66:Arkusz1.E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G66:Arkusz1.G66">
            <calcext:condition calcext:apply-style-name="czerwony" calcext:value="formula-is(OR([.$H66] &lt; [.$I$5]; [.$I66] &lt; [.$I$3]))" calcext:base-cell-address="Arkusz1.G66"/>
            <calcext:condition calcext:apply-style-name="pomaranczowy" calcext:value="formula-is(OR([.$H66] &lt; [.$J$5]; [.$I66] &lt; [.$J$3]))" calcext:base-cell-address="Arkusz1.G66"/>
            <calcext:condition calcext:apply-style-name="zolty" calcext:value="formula-is(OR([.$H66] &lt; [.$K$5]; [.$I66] &lt; [.$K$3]))" calcext:base-cell-address="Arkusz1.G66"/>
          </calcext:conditional-format>
          <calcext:conditional-format calcext:target-range-address="Arkusz1.F67:Arkusz1.F67">
            <calcext:condition calcext:apply-style-name="czerwony" calcext:value="formula-is(OR([.$H67] &lt; [.$I$5]; [.$I67] &lt; [.$I$3]))" calcext:base-cell-address="Arkusz1.F67"/>
            <calcext:condition calcext:apply-style-name="pomaranczowy" calcext:value="formula-is(OR([.$H67] &lt; [.$J$5]; [.$I67] &lt; [.$J$3]))" calcext:base-cell-address="Arkusz1.F67"/>
            <calcext:condition calcext:apply-style-name="zolty" calcext:value="formula-is(OR([.$H67] &lt; [.$K$5]; [.$I67] &lt; [.$K$3]))" calcext:base-cell-address="Arkusz1.F67"/>
          </calcext:conditional-format>
          <calcext:conditional-format calcext:target-range-address="Arkusz1.C67:Arkusz1.E67">
            <calcext:condition calcext:apply-style-name="czerwony" calcext:value="formula-is(OR([.$H67] &lt; [.$I$5]; [.$I67] &lt; [.$I$3]))" calcext:base-cell-address="Arkusz1.C67"/>
            <calcext:condition calcext:apply-style-name="pomaranczowy" calcext:value="formula-is(OR([.$H67] &lt; [.$J$5]; [.$I67] &lt; [.$J$3]))" calcext:base-cell-address="Arkusz1.C67"/>
            <calcext:condition calcext:apply-style-name="zolty" calcext:value="formula-is(OR([.$H67] &lt; [.$K$5]; [.$I67] &lt; [.$K$3]))" calcext:base-cell-address="Arkusz1.C67"/>
          </calcext:conditional-format>
          <calcext:conditional-format calcext:target-range-address="Arkusz1.G67:Arkusz1.G67">
            <calcext:condition calcext:apply-style-name="czerwony" calcext:value="formula-is(OR([.$H67] &lt; [.$I$5]; [.$I67] &lt; [.$I$3]))" calcext:base-cell-address="Arkusz1.G67"/>
            <calcext:condition calcext:apply-style-name="pomaranczowy" calcext:value="formula-is(OR([.$H67] &lt; [.$J$5]; [.$I67] &lt; [.$J$3]))" calcext:base-cell-address="Arkusz1.G67"/>
            <calcext:condition calcext:apply-style-name="zolty" calcext:value="formula-is(OR([.$H67] &lt; [.$K$5]; [.$I67] &lt; [.$K$3]))" calcext:base-cell-address="Arkusz1.G67"/>
          </calcext:conditional-format>
          <calcext:conditional-format calcext:target-range-address="Arkusz1.C68:Arkusz1.E68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A92:Arkusz1.G92 Arkusz1.A93:Arkusz1.B93 Arkusz1.F93:Arkusz1.G93">
            <calcext:condition calcext:apply-style-name="czerwony" calcext:value="formula-is(OR([.$H92] &lt; [.$I$5]; [.$I92] &lt; [.$I$3]))" calcext:base-cell-address="Arkusz1.A92"/>
            <calcext:condition calcext:apply-style-name="pomaranczowy" calcext:value="formula-is(OR([.$H92] &lt; [.$J$5]; [.$I92] &lt; [.$J$3]))" calcext:base-cell-address="Arkusz1.A92"/>
            <calcext:condition calcext:apply-style-name="zolty" calcext:value="formula-is(OR([.$H92] &lt; [.$K$5]; [.$I92] &lt; [.$K$3]))" calcext:base-cell-address="Arkusz1.A92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F99:Arkusz1.G99">
            <calcext:condition calcext:apply-style-name="czerwony" calcext:value="formula-is(OR([.$H99] &lt; [.$I$5]; [.$I99] &lt; [.$I$3]))" calcext:base-cell-address="Arkusz1.F99"/>
            <calcext:condition calcext:apply-style-name="pomaranczowy" calcext:value="formula-is(OR([.$H99] &lt; [.$J$5]; [.$I99] &lt; [.$J$3]))" calcext:base-cell-address="Arkusz1.F99"/>
            <calcext:condition calcext:apply-style-name="zolty" calcext:value="formula-is(OR([.$H99] &lt; [.$K$5]; [.$I99] &lt; [.$K$3]))" calcext:base-cell-address="Arkusz1.F99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C98:Arkusz1.C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G100:Arkusz1.G100">
            <calcext:condition calcext:apply-style-name="czerwony" calcext:value="formula-is(OR([.$H100] &lt; [.$I$5]; [.$I100] &lt; [.$I$3]))" calcext:base-cell-address="Arkusz1.G100"/>
            <calcext:condition calcext:apply-style-name="pomaranczowy" calcext:value="formula-is(OR([.$H100] &lt; [.$J$5]; [.$I100] &lt; [.$J$3]))" calcext:base-cell-address="Arkusz1.G100"/>
            <calcext:condition calcext:apply-style-name="zolty" calcext:value="formula-is(OR([.$H100] &lt; [.$K$5]; [.$I100] &lt; [.$K$3]))" calcext:base-cell-address="Arkusz1.G100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G104:Arkusz1.G104">
            <calcext:condition calcext:apply-style-name="czerwony" calcext:value="formula-is(OR([.$H104] &lt; [.$I$5]; [.$I104] &lt; [.$I$3]))" calcext:base-cell-address="Arkusz1.G104"/>
            <calcext:condition calcext:apply-style-name="pomaranczowy" calcext:value="formula-is(OR([.$H104] &lt; [.$J$5]; [.$I104] &lt; [.$J$3]))" calcext:base-cell-address="Arkusz1.G104"/>
            <calcext:condition calcext:apply-style-name="zolty" calcext:value="formula-is(OR([.$H104] &lt; [.$K$5]; [.$I104] &lt; [.$K$3]))" calcext:base-cell-address="Arkusz1.G104"/>
          </calcext:conditional-format>
          <calcext:conditional-format calcext:target-range-address="Arkusz1.G105:Arkusz1.G105">
            <calcext:condition calcext:apply-style-name="czerwony" calcext:value="formula-is(OR([.$H105] &lt; [.$I$5]; [.$I105] &lt; [.$I$3]))" calcext:base-cell-address="Arkusz1.G105"/>
            <calcext:condition calcext:apply-style-name="pomaranczowy" calcext:value="formula-is(OR([.$H105] &lt; [.$J$5]; [.$I105] &lt; [.$J$3]))" calcext:base-cell-address="Arkusz1.G105"/>
            <calcext:condition calcext:apply-style-name="zolty" calcext:value="formula-is(OR([.$H105] &lt; [.$K$5]; [.$I105] &lt; [.$K$3]))" calcext:base-cell-address="Arkusz1.G105"/>
          </calcext:conditional-format>
          <calcext:conditional-format calcext:target-range-address="Arkusz1.G106:Arkusz1.G106">
            <calcext:condition calcext:apply-style-name="czerwony" calcext:value="formula-is(OR([.$H106] &lt; [.$I$5]; [.$I106] &lt; [.$I$3]))" calcext:base-cell-address="Arkusz1.G106"/>
            <calcext:condition calcext:apply-style-name="pomaranczowy" calcext:value="formula-is(OR([.$H106] &lt; [.$J$5]; [.$I106] &lt; [.$J$3]))" calcext:base-cell-address="Arkusz1.G106"/>
            <calcext:condition calcext:apply-style-name="zolty" calcext:value="formula-is(OR([.$H106] &lt; [.$K$5]; [.$I106] &lt; [.$K$3]))" calcext:base-cell-address="Arkusz1.G106"/>
          </calcext:conditional-format>
          <calcext:conditional-format calcext:target-range-address="Arkusz1.G107:Arkusz1.G107">
            <calcext:condition calcext:apply-style-name="czerwony" calcext:value="formula-is(OR([.$H107] &lt; [.$I$5]; [.$I107] &lt; [.$I$3]))" calcext:base-cell-address="Arkusz1.G107"/>
            <calcext:condition calcext:apply-style-name="pomaranczowy" calcext:value="formula-is(OR([.$H107] &lt; [.$J$5]; [.$I107] &lt; [.$J$3]))" calcext:base-cell-address="Arkusz1.G107"/>
            <calcext:condition calcext:apply-style-name="zolty" calcext:value="formula-is(OR([.$H107] &lt; [.$K$5]; [.$I107] &lt; [.$K$3]))" calcext:base-cell-address="Arkusz1.G107"/>
          </calcext:conditional-format>
          <calcext:conditional-format calcext:target-range-address="Arkusz1.G108:Arkusz1.G108">
            <calcext:condition calcext:apply-style-name="czerwony" calcext:value="formula-is(OR([.$H108] &lt; [.$I$5]; [.$I108] &lt; [.$I$3]))" calcext:base-cell-address="Arkusz1.G108"/>
            <calcext:condition calcext:apply-style-name="pomaranczowy" calcext:value="formula-is(OR([.$H108] &lt; [.$J$5]; [.$I108] &lt; [.$J$3]))" calcext:base-cell-address="Arkusz1.G108"/>
            <calcext:condition calcext:apply-style-name="zolty" calcext:value="formula-is(OR([.$H108] &lt; [.$K$5]; [.$I108] &lt; [.$K$3]))" calcext:base-cell-address="Arkusz1.G108"/>
          </calcext:conditional-format>
          <calcext:conditional-format calcext:target-range-address="Arkusz1.C127:Arkusz1.G127 Arkusz1.F128:Arkusz1.G128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  <calcext:conditional-format calcext:target-range-address="Arkusz1.F98:Arkusz1.F98">
            <calcext:condition calcext:apply-style-name="czerwony" calcext:value="formula-is(OR([.$H98] &lt; [.$I$5]; [.$I98] &lt; [.$I$3]))" calcext:base-cell-address="Arkusz1.F98"/>
            <calcext:condition calcext:apply-style-name="pomaranczowy" calcext:value="formula-is(OR([.$H98] &lt; [.$J$5]; [.$I98] &lt; [.$J$3]))" calcext:base-cell-address="Arkusz1.F98"/>
            <calcext:condition calcext:apply-style-name="zolty" calcext:value="formula-is(OR([.$H98] &lt; [.$K$5]; [.$I98] &lt; [.$K$3]))" calcext:base-cell-address="Arkusz1.F98"/>
          </calcext:conditional-format>
          <calcext:conditional-format calcext:target-range-address="Arkusz1.D98:Arkusz1.E98">
            <calcext:condition calcext:apply-style-name="czerwony" calcext:value="formula-is(OR([.$H98] &lt; [.$I$5]; [.$I98] &lt; [.$I$3]))" calcext:base-cell-address="Arkusz1.D98"/>
            <calcext:condition calcext:apply-style-name="pomaranczowy" calcext:value="formula-is(OR([.$H98] &lt; [.$J$5]; [.$I98] &lt; [.$J$3]))" calcext:base-cell-address="Arkusz1.D98"/>
            <calcext:condition calcext:apply-style-name="zolty" calcext:value="formula-is(OR([.$H98] &lt; [.$K$5]; [.$I98] &lt; [.$K$3]))" calcext:base-cell-address="Arkusz1.D98"/>
          </calcext:conditional-format>
          <calcext:conditional-format calcext:target-range-address="Arkusz1.G98:Arkusz1.G98">
            <calcext:condition calcext:apply-style-name="czerwony" calcext:value="formula-is(OR([.$H98] &lt; [.$I$5]; [.$I98] &lt; [.$I$3]))" calcext:base-cell-address="Arkusz1.G98"/>
            <calcext:condition calcext:apply-style-name="pomaranczowy" calcext:value="formula-is(OR([.$H98] &lt; [.$J$5]; [.$I98] &lt; [.$J$3]))" calcext:base-cell-address="Arkusz1.G98"/>
            <calcext:condition calcext:apply-style-name="zolty" calcext:value="formula-is(OR([.$H98] &lt; [.$K$5]; [.$I98] &lt; [.$K$3]))" calcext:base-cell-address="Arkusz1.G98"/>
          </calcext:conditional-format>
          <calcext:conditional-format calcext:target-range-address="Arkusz1.L37:Arkusz1.L37">
            <calcext:condition calcext:apply-style-name="czerwony" calcext:value="formula-is(OR([.$H37] &lt; [.$I$5]; [.$I37] &lt; [.$I$3]))" calcext:base-cell-address="Arkusz1.L37"/>
            <calcext:condition calcext:apply-style-name="pomaranczowy" calcext:value="formula-is(OR([.$H37] &lt; [.$J$5]; [.$I37] &lt; [.$J$3]))" calcext:base-cell-address="Arkusz1.L37"/>
            <calcext:condition calcext:apply-style-name="zolty" calcext:value="formula-is(OR([.$H37] &lt; [.$K$5]; [.$I37] &lt; [.$K$3]))" calcext:base-cell-address="Arkusz1.L37"/>
          </calcext:conditional-format>
          <calcext:conditional-format calcext:target-range-address="Arkusz1.L38:Arkusz1.L38">
            <calcext:condition calcext:apply-style-name="czerwony" calcext:value="formula-is(OR([.$H38] &lt; [.$I$5]; [.$I38] &lt; [.$I$3]))" calcext:base-cell-address="Arkusz1.L38"/>
            <calcext:condition calcext:apply-style-name="pomaranczowy" calcext:value="formula-is(OR([.$H38] &lt; [.$J$5]; [.$I38] &lt; [.$J$3]))" calcext:base-cell-address="Arkusz1.L38"/>
            <calcext:condition calcext:apply-style-name="zolty" calcext:value="formula-is(OR([.$H38] &lt; [.$K$5]; [.$I38] &lt; [.$K$3]))" calcext:base-cell-address="Arkusz1.L38"/>
          </calcext:conditional-format>
          <calcext:conditional-format calcext:target-range-address="Arkusz1.L39:Arkusz1.L39">
            <calcext:condition calcext:apply-style-name="czerwony" calcext:value="formula-is(OR([.$H39] &lt; [.$I$5]; [.$I39] &lt; [.$I$3]))" calcext:base-cell-address="Arkusz1.L39"/>
            <calcext:condition calcext:apply-style-name="pomaranczowy" calcext:value="formula-is(OR([.$H39] &lt; [.$J$5]; [.$I39] &lt; [.$J$3]))" calcext:base-cell-address="Arkusz1.L39"/>
            <calcext:condition calcext:apply-style-name="zolty" calcext:value="formula-is(OR([.$H39] &lt; [.$K$5]; [.$I39] &lt; [.$K$3]))" calcext:base-cell-address="Arkusz1.L39"/>
          </calcext:conditional-format>
          <calcext:conditional-format calcext:target-range-address="Arkusz1.L40:Arkusz1.L40">
            <calcext:condition calcext:apply-style-name="czerwony" calcext:value="formula-is(OR([.$H40] &lt; [.$I$5]; [.$I40] &lt; [.$I$3]))" calcext:base-cell-address="Arkusz1.L40"/>
            <calcext:condition calcext:apply-style-name="pomaranczowy" calcext:value="formula-is(OR([.$H40] &lt; [.$J$5]; [.$I40] &lt; [.$J$3]))" calcext:base-cell-address="Arkusz1.L40"/>
            <calcext:condition calcext:apply-style-name="zolty" calcext:value="formula-is(OR([.$H40] &lt; [.$K$5]; [.$I40] &lt; [.$K$3]))" calcext:base-cell-address="Arkusz1.L40"/>
          </calcext:conditional-format>
          <calcext:conditional-format calcext:target-range-address="Arkusz1.L41:Arkusz1.L41">
            <calcext:condition calcext:apply-style-name="czerwony" calcext:value="formula-is(OR([.$H41] &lt; [.$I$5]; [.$I41] &lt; [.$I$3]))" calcext:base-cell-address="Arkusz1.L41"/>
            <calcext:condition calcext:apply-style-name="pomaranczowy" calcext:value="formula-is(OR([.$H41] &lt; [.$J$5]; [.$I41] &lt; [.$J$3]))" calcext:base-cell-address="Arkusz1.L41"/>
            <calcext:condition calcext:apply-style-name="zolty" calcext:value="formula-is(OR([.$H41] &lt; [.$K$5]; [.$I41] &lt; [.$K$3]))" calcext:base-cell-address="Arkusz1.L41"/>
          </calcext:conditional-format>
          <calcext:conditional-format calcext:target-range-address="Arkusz1.L50:Arkusz1.L50">
            <calcext:condition calcext:apply-style-name="czerwony" calcext:value="formula-is(OR([.$H50] &lt; [.$I$5]; [.$I50] &lt; [.$I$3]))" calcext:base-cell-address="Arkusz1.L50"/>
            <calcext:condition calcext:apply-style-name="pomaranczowy" calcext:value="formula-is(OR([.$H50] &lt; [.$J$5]; [.$I50] &lt; [.$J$3]))" calcext:base-cell-address="Arkusz1.L50"/>
            <calcext:condition calcext:apply-style-name="zolty" calcext:value="formula-is(OR([.$H50] &lt; [.$K$5]; [.$I50] &lt; [.$K$3]))" calcext:base-cell-address="Arkusz1.L50"/>
          </calcext:conditional-format>
          <calcext:conditional-format calcext:target-range-address="Arkusz1.L51:Arkusz1.L51">
            <calcext:condition calcext:apply-style-name="czerwony" calcext:value="formula-is(OR([.$H51] &lt; [.$I$5]; [.$I51] &lt; [.$I$3]))" calcext:base-cell-address="Arkusz1.L51"/>
            <calcext:condition calcext:apply-style-name="pomaranczowy" calcext:value="formula-is(OR([.$H51] &lt; [.$J$5]; [.$I51] &lt; [.$J$3]))" calcext:base-cell-address="Arkusz1.L51"/>
            <calcext:condition calcext:apply-style-name="zolty" calcext:value="formula-is(OR([.$H51] &lt; [.$K$5]; [.$I51] &lt; [.$K$3]))" calcext:base-cell-address="Arkusz1.L51"/>
          </calcext:conditional-format>
          <calcext:conditional-format calcext:target-range-address="Arkusz1.L52:Arkusz1.L52">
            <calcext:condition calcext:apply-style-name="czerwony" calcext:value="formula-is(OR([.$H52] &lt; [.$I$5]; [.$I52] &lt; [.$I$3]))" calcext:base-cell-address="Arkusz1.L52"/>
            <calcext:condition calcext:apply-style-name="pomaranczowy" calcext:value="formula-is(OR([.$H52] &lt; [.$J$5]; [.$I52] &lt; [.$J$3]))" calcext:base-cell-address="Arkusz1.L52"/>
            <calcext:condition calcext:apply-style-name="zolty" calcext:value="formula-is(OR([.$H52] &lt; [.$K$5]; [.$I52] &lt; [.$K$3]))" calcext:base-cell-address="Arkusz1.L52"/>
          </calcext:conditional-format>
          <calcext:conditional-format calcext:target-range-address="Arkusz1.L53:Arkusz1.L53">
            <calcext:condition calcext:apply-style-name="czerwony" calcext:value="formula-is(OR([.$H53] &lt; [.$I$5]; [.$I53] &lt; [.$I$3]))" calcext:base-cell-address="Arkusz1.L53"/>
            <calcext:condition calcext:apply-style-name="pomaranczowy" calcext:value="formula-is(OR([.$H53] &lt; [.$J$5]; [.$I53] &lt; [.$J$3]))" calcext:base-cell-address="Arkusz1.L53"/>
            <calcext:condition calcext:apply-style-name="zolty" calcext:value="formula-is(OR([.$H53] &lt; [.$K$5]; [.$I53] &lt; [.$K$3]))" calcext:base-cell-address="Arkusz1.L53"/>
          </calcext:conditional-format>
          <calcext:conditional-format calcext:target-range-address="Arkusz1.L54:Arkusz1.L54">
            <calcext:condition calcext:apply-style-name="czerwony" calcext:value="formula-is(OR([.$H54] &lt; [.$I$5]; [.$I54] &lt; [.$I$3]))" calcext:base-cell-address="Arkusz1.L54"/>
            <calcext:condition calcext:apply-style-name="pomaranczowy" calcext:value="formula-is(OR([.$H54] &lt; [.$J$5]; [.$I54] &lt; [.$J$3]))" calcext:base-cell-address="Arkusz1.L54"/>
            <calcext:condition calcext:apply-style-name="zolty" calcext:value="formula-is(OR([.$H54] &lt; [.$K$5]; [.$I54] &lt; [.$K$3]))" calcext:base-cell-address="Arkusz1.L54"/>
          </calcext:conditional-format>
          <calcext:conditional-format calcext:target-range-address="Arkusz1.L55:Arkusz1.L55">
            <calcext:condition calcext:apply-style-name="czerwony" calcext:value="formula-is(OR([.$H55] &lt; [.$I$5]; [.$I55] &lt; [.$I$3]))" calcext:base-cell-address="Arkusz1.L55"/>
            <calcext:condition calcext:apply-style-name="pomaranczowy" calcext:value="formula-is(OR([.$H55] &lt; [.$J$5]; [.$I55] &lt; [.$J$3]))" calcext:base-cell-address="Arkusz1.L55"/>
            <calcext:condition calcext:apply-style-name="zolty" calcext:value="formula-is(OR([.$H55] &lt; [.$K$5]; [.$I55] &lt; [.$K$3]))" calcext:base-cell-address="Arkusz1.L55"/>
          </calcext:conditional-format>
          <calcext:conditional-format calcext:target-range-address="Arkusz1.L56:Arkusz1.L56">
            <calcext:condition calcext:apply-style-name="czerwony" calcext:value="formula-is(OR([.$H56] &lt; [.$I$5]; [.$I56] &lt; [.$I$3]))" calcext:base-cell-address="Arkusz1.L56"/>
            <calcext:condition calcext:apply-style-name="pomaranczowy" calcext:value="formula-is(OR([.$H56] &lt; [.$J$5]; [.$I56] &lt; [.$J$3]))" calcext:base-cell-address="Arkusz1.L56"/>
            <calcext:condition calcext:apply-style-name="zolty" calcext:value="formula-is(OR([.$H56] &lt; [.$K$5]; [.$I56] &lt; [.$K$3]))" calcext:base-cell-address="Arkusz1.L56"/>
          </calcext:conditional-format>
          <calcext:conditional-format calcext:target-range-address="Arkusz1.L57:Arkusz1.L57">
            <calcext:condition calcext:apply-style-name="czerwony" calcext:value="formula-is(OR([.$H57] &lt; [.$I$5]; [.$I57] &lt; [.$I$3]))" calcext:base-cell-address="Arkusz1.L57"/>
            <calcext:condition calcext:apply-style-name="pomaranczowy" calcext:value="formula-is(OR([.$H57] &lt; [.$J$5]; [.$I57] &lt; [.$J$3]))" calcext:base-cell-address="Arkusz1.L57"/>
            <calcext:condition calcext:apply-style-name="zolty" calcext:value="formula-is(OR([.$H57] &lt; [.$K$5]; [.$I57] &lt; [.$K$3]))" calcext:base-cell-address="Arkusz1.L57"/>
          </calcext:conditional-format>
          <calcext:conditional-format calcext:target-range-address="Arkusz1.L59:Arkusz1.L59">
            <calcext:condition calcext:apply-style-name="czerwony" calcext:value="formula-is(OR([.$H59] &lt; [.$I$5]; [.$I59] &lt; [.$I$3]))" calcext:base-cell-address="Arkusz1.L59"/>
            <calcext:condition calcext:apply-style-name="pomaranczowy" calcext:value="formula-is(OR([.$H59] &lt; [.$J$5]; [.$I59] &lt; [.$J$3]))" calcext:base-cell-address="Arkusz1.L59"/>
            <calcext:condition calcext:apply-style-name="zolty" calcext:value="formula-is(OR([.$H59] &lt; [.$K$5]; [.$I59] &lt; [.$K$3]))" calcext:base-cell-address="Arkusz1.L59"/>
          </calcext:conditional-format>
          <calcext:conditional-format calcext:target-range-address="Arkusz1.N23:Arkusz1.N23">
            <calcext:condition calcext:apply-style-name="czerwony" calcext:value="formula-is(OR([.$H23] &lt; [.$I$5]; [.$I23] &lt; [.$I$3]))" calcext:base-cell-address="Arkusz1.N23"/>
            <calcext:condition calcext:apply-style-name="pomaranczowy" calcext:value="formula-is(OR([.$H23] &lt; [.$J$5]; [.$I23] &lt; [.$J$3]))" calcext:base-cell-address="Arkusz1.N23"/>
            <calcext:condition calcext:apply-style-name="zolty" calcext:value="formula-is(OR([.$H23] &lt; [.$K$5]; [.$I23] &lt; [.$K$3]))" calcext:base-cell-address="Arkusz1.N23"/>
          </calcext:conditional-format>
          <calcext:conditional-format calcext:target-range-address="Arkusz1.N35:Arkusz1.N35">
            <calcext:condition calcext:apply-style-name="czerwony" calcext:value="formula-is(OR([.$H35] &lt; [.$I$5]; [.$I35] &lt; [.$I$3]))" calcext:base-cell-address="Arkusz1.N35"/>
            <calcext:condition calcext:apply-style-name="pomaranczowy" calcext:value="formula-is(OR([.$H35] &lt; [.$J$5]; [.$I35] &lt; [.$J$3]))" calcext:base-cell-address="Arkusz1.N35"/>
            <calcext:condition calcext:apply-style-name="zolty" calcext:value="formula-is(OR([.$H35] &lt; [.$K$5]; [.$I35] &lt; [.$K$3]))" calcext:base-cell-address="Arkusz1.N35"/>
          </calcext:conditional-format>
          <calcext:conditional-format calcext:target-range-address="Arkusz1.N42:Arkusz1.N42">
            <calcext:condition calcext:apply-style-name="czerwony" calcext:value="formula-is(OR([.$H42] &lt; [.$I$5]; [.$I42] &lt; [.$I$3]))" calcext:base-cell-address="Arkusz1.N42"/>
            <calcext:condition calcext:apply-style-name="pomaranczowy" calcext:value="formula-is(OR([.$H42] &lt; [.$J$5]; [.$I42] &lt; [.$J$3]))" calcext:base-cell-address="Arkusz1.N42"/>
            <calcext:condition calcext:apply-style-name="zolty" calcext:value="formula-is(OR([.$H42] &lt; [.$K$5]; [.$I42] &lt; [.$K$3]))" calcext:base-cell-address="Arkusz1.N42"/>
          </calcext:conditional-format>
          <calcext:conditional-format calcext:target-range-address="Arkusz1.N60:Arkusz1.N60">
            <calcext:condition calcext:apply-style-name="czerwony" calcext:value="formula-is(OR([.$H60] &lt; [.$I$5]; [.$I60] &lt; [.$I$3]))" calcext:base-cell-address="Arkusz1.N60"/>
            <calcext:condition calcext:apply-style-name="pomaranczowy" calcext:value="formula-is(OR([.$H60] &lt; [.$J$5]; [.$I60] &lt; [.$J$3]))" calcext:base-cell-address="Arkusz1.N60"/>
            <calcext:condition calcext:apply-style-name="zolty" calcext:value="formula-is(OR([.$H60] &lt; [.$K$5]; [.$I60] &lt; [.$K$3]))" calcext:base-cell-address="Arkusz1.N60"/>
          </calcext:conditional-format>
          <calcext:conditional-format calcext:target-range-address="Arkusz1.N61:Arkusz1.N61">
            <calcext:condition calcext:apply-style-name="czerwony" calcext:value="formula-is(OR([.$H61] &lt; [.$I$5]; [.$I61] &lt; [.$I$3]))" calcext:base-cell-address="Arkusz1.N61"/>
            <calcext:condition calcext:apply-style-name="pomaranczowy" calcext:value="formula-is(OR([.$H61] &lt; [.$J$5]; [.$I61] &lt; [.$J$3]))" calcext:base-cell-address="Arkusz1.N61"/>
            <calcext:condition calcext:apply-style-name="zolty" calcext:value="formula-is(OR([.$H61] &lt; [.$K$5]; [.$I61] &lt; [.$K$3]))" calcext:base-cell-address="Arkusz1.N61"/>
          </calcext:conditional-format>
          <calcext:conditional-format calcext:target-range-address="Arkusz1.N66:Arkusz1.N66">
            <calcext:condition calcext:apply-style-name="czerwony" calcext:value="formula-is(OR([.$H66] &lt; [.$I$5]; [.$I66] &lt; [.$I$3]))" calcext:base-cell-address="Arkusz1.N66"/>
            <calcext:condition calcext:apply-style-name="pomaranczowy" calcext:value="formula-is(OR([.$H66] &lt; [.$J$5]; [.$I66] &lt; [.$J$3]))" calcext:base-cell-address="Arkusz1.N66"/>
            <calcext:condition calcext:apply-style-name="zolty" calcext:value="formula-is(OR([.$H66] &lt; [.$K$5]; [.$I66] &lt; [.$K$3]))" calcext:base-cell-address="Arkusz1.N66"/>
          </calcext:conditional-format>
          <calcext:conditional-format calcext:target-range-address="Arkusz1.N67:Arkusz1.N67">
            <calcext:condition calcext:apply-style-name="czerwony" calcext:value="formula-is(OR([.$H67] &lt; [.$I$5]; [.$I67] &lt; [.$I$3]))" calcext:base-cell-address="Arkusz1.N67"/>
            <calcext:condition calcext:apply-style-name="pomaranczowy" calcext:value="formula-is(OR([.$H67] &lt; [.$J$5]; [.$I67] &lt; [.$J$3]))" calcext:base-cell-address="Arkusz1.N67"/>
            <calcext:condition calcext:apply-style-name="zolty" calcext:value="formula-is(OR([.$H67] &lt; [.$K$5]; [.$I67] &lt; [.$K$3]))" calcext:base-cell-address="Arkusz1.N67"/>
          </calcext:conditional-format>
          <calcext:conditional-format calcext:target-range-address="Arkusz1.L72:Arkusz1.L72">
            <calcext:condition calcext:apply-style-name="czerwony" calcext:value="formula-is(OR([.$H72] &lt; [.$I$5]; [.$I72] &lt; [.$I$3]))" calcext:base-cell-address="Arkusz1.L72"/>
            <calcext:condition calcext:apply-style-name="pomaranczowy" calcext:value="formula-is(OR([.$H72] &lt; [.$J$5]; [.$I72] &lt; [.$J$3]))" calcext:base-cell-address="Arkusz1.L72"/>
            <calcext:condition calcext:apply-style-name="zolty" calcext:value="formula-is(OR([.$H72] &lt; [.$K$5]; [.$I72] &lt; [.$K$3]))" calcext:base-cell-address="Arkusz1.L72"/>
          </calcext:conditional-format>
          <calcext:conditional-format calcext:target-range-address="Arkusz1.L74:Arkusz1.L74">
            <calcext:condition calcext:apply-style-name="czerwony" calcext:value="formula-is(OR([.$H74] &lt; [.$I$5]; [.$I74] &lt; [.$I$3]))" calcext:base-cell-address="Arkusz1.L74"/>
            <calcext:condition calcext:apply-style-name="pomaranczowy" calcext:value="formula-is(OR([.$H74] &lt; [.$J$5]; [.$I74] &lt; [.$J$3]))" calcext:base-cell-address="Arkusz1.L74"/>
            <calcext:condition calcext:apply-style-name="zolty" calcext:value="formula-is(OR([.$H74] &lt; [.$K$5]; [.$I74] &lt; [.$K$3]))" calcext:base-cell-address="Arkusz1.L74"/>
          </calcext:conditional-format>
          <calcext:conditional-format calcext:target-range-address="Arkusz1.L75:Arkusz1.L75">
            <calcext:condition calcext:apply-style-name="czerwony" calcext:value="formula-is(OR([.$H75] &lt; [.$I$5]; [.$I75] &lt; [.$I$3]))" calcext:base-cell-address="Arkusz1.L75"/>
            <calcext:condition calcext:apply-style-name="pomaranczowy" calcext:value="formula-is(OR([.$H75] &lt; [.$J$5]; [.$I75] &lt; [.$J$3]))" calcext:base-cell-address="Arkusz1.L75"/>
            <calcext:condition calcext:apply-style-name="zolty" calcext:value="formula-is(OR([.$H75] &lt; [.$K$5]; [.$I75] &lt; [.$K$3]))" calcext:base-cell-address="Arkusz1.L75"/>
          </calcext:conditional-format>
          <calcext:conditional-format calcext:target-range-address="Arkusz1.L77:Arkusz1.L77">
            <calcext:condition calcext:apply-style-name="czerwony" calcext:value="formula-is(OR([.$H77] &lt; [.$I$5]; [.$I77] &lt; [.$I$3]))" calcext:base-cell-address="Arkusz1.L77"/>
            <calcext:condition calcext:apply-style-name="pomaranczowy" calcext:value="formula-is(OR([.$H77] &lt; [.$J$5]; [.$I77] &lt; [.$J$3]))" calcext:base-cell-address="Arkusz1.L77"/>
            <calcext:condition calcext:apply-style-name="zolty" calcext:value="formula-is(OR([.$H77] &lt; [.$K$5]; [.$I77] &lt; [.$K$3]))" calcext:base-cell-address="Arkusz1.L77"/>
          </calcext:conditional-format>
          <calcext:conditional-format calcext:target-range-address="Arkusz1.L78:Arkusz1.L78">
            <calcext:condition calcext:apply-style-name="czerwony" calcext:value="formula-is(OR([.$H78] &lt; [.$I$5]; [.$I78] &lt; [.$I$3]))" calcext:base-cell-address="Arkusz1.L78"/>
            <calcext:condition calcext:apply-style-name="pomaranczowy" calcext:value="formula-is(OR([.$H78] &lt; [.$J$5]; [.$I78] &lt; [.$J$3]))" calcext:base-cell-address="Arkusz1.L78"/>
            <calcext:condition calcext:apply-style-name="zolty" calcext:value="formula-is(OR([.$H78] &lt; [.$K$5]; [.$I78] &lt; [.$K$3]))" calcext:base-cell-address="Arkusz1.L78"/>
          </calcext:conditional-format>
          <calcext:conditional-format calcext:target-range-address="Arkusz1.L79:Arkusz1.L79">
            <calcext:condition calcext:apply-style-name="czerwony" calcext:value="formula-is(OR([.$H79] &lt; [.$I$5]; [.$I79] &lt; [.$I$3]))" calcext:base-cell-address="Arkusz1.L79"/>
            <calcext:condition calcext:apply-style-name="pomaranczowy" calcext:value="formula-is(OR([.$H79] &lt; [.$J$5]; [.$I79] &lt; [.$J$3]))" calcext:base-cell-address="Arkusz1.L79"/>
            <calcext:condition calcext:apply-style-name="zolty" calcext:value="formula-is(OR([.$H79] &lt; [.$K$5]; [.$I79] &lt; [.$K$3]))" calcext:base-cell-address="Arkusz1.L79"/>
          </calcext:conditional-format>
          <calcext:conditional-format calcext:target-range-address="Arkusz1.L81:Arkusz1.L81">
            <calcext:condition calcext:apply-style-name="czerwony" calcext:value="formula-is(OR([.$H81] &lt; [.$I$5]; [.$I81] &lt; [.$I$3]))" calcext:base-cell-address="Arkusz1.L81"/>
            <calcext:condition calcext:apply-style-name="pomaranczowy" calcext:value="formula-is(OR([.$H81] &lt; [.$J$5]; [.$I81] &lt; [.$J$3]))" calcext:base-cell-address="Arkusz1.L81"/>
            <calcext:condition calcext:apply-style-name="zolty" calcext:value="formula-is(OR([.$H81] &lt; [.$K$5]; [.$I81] &lt; [.$K$3]))" calcext:base-cell-address="Arkusz1.L81"/>
          </calcext:conditional-format>
          <calcext:conditional-format calcext:target-range-address="Arkusz1.L82:Arkusz1.L82">
            <calcext:condition calcext:apply-style-name="czerwony" calcext:value="formula-is(OR([.$H82] &lt; [.$I$5]; [.$I82] &lt; [.$I$3]))" calcext:base-cell-address="Arkusz1.L82"/>
            <calcext:condition calcext:apply-style-name="pomaranczowy" calcext:value="formula-is(OR([.$H82] &lt; [.$J$5]; [.$I82] &lt; [.$J$3]))" calcext:base-cell-address="Arkusz1.L82"/>
            <calcext:condition calcext:apply-style-name="zolty" calcext:value="formula-is(OR([.$H82] &lt; [.$K$5]; [.$I82] &lt; [.$K$3]))" calcext:base-cell-address="Arkusz1.L82"/>
          </calcext:conditional-format>
          <calcext:conditional-format calcext:target-range-address="Arkusz1.L83:Arkusz1.L83">
            <calcext:condition calcext:apply-style-name="czerwony" calcext:value="formula-is(OR([.$H83] &lt; [.$I$5]; [.$I83] &lt; [.$I$3]))" calcext:base-cell-address="Arkusz1.L83"/>
            <calcext:condition calcext:apply-style-name="pomaranczowy" calcext:value="formula-is(OR([.$H83] &lt; [.$J$5]; [.$I83] &lt; [.$J$3]))" calcext:base-cell-address="Arkusz1.L83"/>
            <calcext:condition calcext:apply-style-name="zolty" calcext:value="formula-is(OR([.$H83] &lt; [.$K$5]; [.$I83] &lt; [.$K$3]))" calcext:base-cell-address="Arkusz1.L83"/>
          </calcext:conditional-format>
          <calcext:conditional-format calcext:target-range-address="Arkusz1.L84:Arkusz1.L84">
            <calcext:condition calcext:apply-style-name="czerwony" calcext:value="formula-is(OR([.$H84] &lt; [.$I$5]; [.$I84] &lt; [.$I$3]))" calcext:base-cell-address="Arkusz1.L84"/>
            <calcext:condition calcext:apply-style-name="pomaranczowy" calcext:value="formula-is(OR([.$H84] &lt; [.$J$5]; [.$I84] &lt; [.$J$3]))" calcext:base-cell-address="Arkusz1.L84"/>
            <calcext:condition calcext:apply-style-name="zolty" calcext:value="formula-is(OR([.$H84] &lt; [.$K$5]; [.$I84] &lt; [.$K$3]))" calcext:base-cell-address="Arkusz1.L84"/>
          </calcext:conditional-format>
          <calcext:conditional-format calcext:target-range-address="Arkusz1.L85:Arkusz1.L85">
            <calcext:condition calcext:apply-style-name="czerwony" calcext:value="formula-is(OR([.$H85] &lt; [.$I$5]; [.$I85] &lt; [.$I$3]))" calcext:base-cell-address="Arkusz1.L85"/>
            <calcext:condition calcext:apply-style-name="pomaranczowy" calcext:value="formula-is(OR([.$H85] &lt; [.$J$5]; [.$I85] &lt; [.$J$3]))" calcext:base-cell-address="Arkusz1.L85"/>
            <calcext:condition calcext:apply-style-name="zolty" calcext:value="formula-is(OR([.$H85] &lt; [.$K$5]; [.$I85] &lt; [.$K$3]))" calcext:base-cell-address="Arkusz1.L85"/>
          </calcext:conditional-format>
          <calcext:conditional-format calcext:target-range-address="Arkusz1.L86:Arkusz1.L86">
            <calcext:condition calcext:apply-style-name="czerwony" calcext:value="formula-is(OR([.$H86] &lt; [.$I$5]; [.$I86] &lt; [.$I$3]))" calcext:base-cell-address="Arkusz1.L86"/>
            <calcext:condition calcext:apply-style-name="pomaranczowy" calcext:value="formula-is(OR([.$H86] &lt; [.$J$5]; [.$I86] &lt; [.$J$3]))" calcext:base-cell-address="Arkusz1.L86"/>
            <calcext:condition calcext:apply-style-name="zolty" calcext:value="formula-is(OR([.$H86] &lt; [.$K$5]; [.$I86] &lt; [.$K$3]))" calcext:base-cell-address="Arkusz1.L86"/>
          </calcext:conditional-format>
          <calcext:conditional-format calcext:target-range-address="Arkusz1.N73:Arkusz1.N73">
            <calcext:condition calcext:apply-style-name="czerwony" calcext:value="formula-is(OR([.$H73] &lt; [.$I$5]; [.$I73] &lt; [.$I$3]))" calcext:base-cell-address="Arkusz1.N73"/>
            <calcext:condition calcext:apply-style-name="pomaranczowy" calcext:value="formula-is(OR([.$H73] &lt; [.$J$5]; [.$I73] &lt; [.$J$3]))" calcext:base-cell-address="Arkusz1.N73"/>
            <calcext:condition calcext:apply-style-name="zolty" calcext:value="formula-is(OR([.$H73] &lt; [.$K$5]; [.$I73] &lt; [.$K$3]))" calcext:base-cell-address="Arkusz1.N73"/>
          </calcext:conditional-format>
          <calcext:conditional-format calcext:target-range-address="Arkusz1.N76:Arkusz1.N76">
            <calcext:condition calcext:apply-style-name="czerwony" calcext:value="formula-is(OR([.$H76] &lt; [.$I$5]; [.$I76] &lt; [.$I$3]))" calcext:base-cell-address="Arkusz1.N76"/>
            <calcext:condition calcext:apply-style-name="pomaranczowy" calcext:value="formula-is(OR([.$H76] &lt; [.$J$5]; [.$I76] &lt; [.$J$3]))" calcext:base-cell-address="Arkusz1.N76"/>
            <calcext:condition calcext:apply-style-name="zolty" calcext:value="formula-is(OR([.$H76] &lt; [.$K$5]; [.$I76] &lt; [.$K$3]))" calcext:base-cell-address="Arkusz1.N76"/>
          </calcext:conditional-format>
          <calcext:conditional-format calcext:target-range-address="Arkusz1.N80:Arkusz1.N80">
            <calcext:condition calcext:apply-style-name="czerwony" calcext:value="formula-is(OR([.$H80] &lt; [.$I$5]; [.$I80] &lt; [.$I$3]))" calcext:base-cell-address="Arkusz1.N80"/>
            <calcext:condition calcext:apply-style-name="pomaranczowy" calcext:value="formula-is(OR([.$H80] &lt; [.$J$5]; [.$I80] &lt; [.$J$3]))" calcext:base-cell-address="Arkusz1.N80"/>
            <calcext:condition calcext:apply-style-name="zolty" calcext:value="formula-is(OR([.$H80] &lt; [.$K$5]; [.$I80] &lt; [.$K$3]))" calcext:base-cell-address="Arkusz1.N80"/>
          </calcext:conditional-format>
          <calcext:conditional-format calcext:target-range-address="Arkusz1.L97:Arkusz1.L97">
            <calcext:condition calcext:apply-style-name="czerwony" calcext:value="formula-is(OR([.$H97] &lt; [.$I$5]; [.$I97] &lt; [.$I$3]))" calcext:base-cell-address="Arkusz1.L97"/>
            <calcext:condition calcext:apply-style-name="pomaranczowy" calcext:value="formula-is(OR([.$H97] &lt; [.$J$5]; [.$I97] &lt; [.$J$3]))" calcext:base-cell-address="Arkusz1.L97"/>
            <calcext:condition calcext:apply-style-name="zolty" calcext:value="formula-is(OR([.$H97] &lt; [.$K$5]; [.$I97] &lt; [.$K$3]))" calcext:base-cell-address="Arkusz1.L97"/>
          </calcext:conditional-format>
          <calcext:conditional-format calcext:target-range-address="Arkusz1.L101:Arkusz1.L101">
            <calcext:condition calcext:apply-style-name="czerwony" calcext:value="formula-is(OR([.$H101] &lt; [.$I$5]; [.$I101] &lt; [.$I$3]))" calcext:base-cell-address="Arkusz1.L101"/>
            <calcext:condition calcext:apply-style-name="pomaranczowy" calcext:value="formula-is(OR([.$H101] &lt; [.$J$5]; [.$I101] &lt; [.$J$3]))" calcext:base-cell-address="Arkusz1.L101"/>
            <calcext:condition calcext:apply-style-name="zolty" calcext:value="formula-is(OR([.$H101] &lt; [.$K$5]; [.$I101] &lt; [.$K$3]))" calcext:base-cell-address="Arkusz1.L101"/>
          </calcext:conditional-format>
          <calcext:conditional-format calcext:target-range-address="Arkusz1.O92:Arkusz1.O92">
            <calcext:condition calcext:apply-style-name="czerwony" calcext:value="formula-is(OR([.$H92] &lt; [.$I$5]; [.$I92] &lt; [.$I$3]))" calcext:base-cell-address="Arkusz1.O92"/>
            <calcext:condition calcext:apply-style-name="pomaranczowy" calcext:value="formula-is(OR([.$H92] &lt; [.$J$5]; [.$I92] &lt; [.$J$3]))" calcext:base-cell-address="Arkusz1.O92"/>
            <calcext:condition calcext:apply-style-name="zolty" calcext:value="formula-is(OR([.$H92] &lt; [.$K$5]; [.$I92] &lt; [.$K$3]))" calcext:base-cell-address="Arkusz1.O92"/>
          </calcext:conditional-format>
          <calcext:conditional-format calcext:target-range-address="Arkusz1.N93:Arkusz1.N93">
            <calcext:condition calcext:apply-style-name="czerwony" calcext:value="formula-is(OR([.$H93] &lt; [.$I$5]; [.$I93] &lt; [.$I$3]))" calcext:base-cell-address="Arkusz1.N93"/>
            <calcext:condition calcext:apply-style-name="pomaranczowy" calcext:value="formula-is(OR([.$H93] &lt; [.$J$5]; [.$I93] &lt; [.$J$3]))" calcext:base-cell-address="Arkusz1.N93"/>
            <calcext:condition calcext:apply-style-name="zolty" calcext:value="formula-is(OR([.$H93] &lt; [.$K$5]; [.$I93] &lt; [.$K$3]))" calcext:base-cell-address="Arkusz1.N93"/>
          </calcext:conditional-format>
          <calcext:conditional-format calcext:target-range-address="Arkusz1.N94:Arkusz1.N94">
            <calcext:condition calcext:apply-style-name="czerwony" calcext:value="formula-is(OR([.$H94] &lt; [.$I$5]; [.$I94] &lt; [.$I$3]))" calcext:base-cell-address="Arkusz1.N94"/>
            <calcext:condition calcext:apply-style-name="pomaranczowy" calcext:value="formula-is(OR([.$H94] &lt; [.$J$5]; [.$I94] &lt; [.$J$3]))" calcext:base-cell-address="Arkusz1.N94"/>
            <calcext:condition calcext:apply-style-name="zolty" calcext:value="formula-is(OR([.$H94] &lt; [.$K$5]; [.$I94] &lt; [.$K$3]))" calcext:base-cell-address="Arkusz1.N94"/>
          </calcext:conditional-format>
          <calcext:conditional-format calcext:target-range-address="Arkusz1.N95:Arkusz1.N95">
            <calcext:condition calcext:apply-style-name="czerwony" calcext:value="formula-is(OR([.$H95] &lt; [.$I$5]; [.$I95] &lt; [.$I$3]))" calcext:base-cell-address="Arkusz1.N95"/>
            <calcext:condition calcext:apply-style-name="pomaranczowy" calcext:value="formula-is(OR([.$H95] &lt; [.$J$5]; [.$I95] &lt; [.$J$3]))" calcext:base-cell-address="Arkusz1.N95"/>
            <calcext:condition calcext:apply-style-name="zolty" calcext:value="formula-is(OR([.$H95] &lt; [.$K$5]; [.$I95] &lt; [.$K$3]))" calcext:base-cell-address="Arkusz1.N95"/>
          </calcext:conditional-format>
          <calcext:conditional-format calcext:target-range-address="Arkusz1.N96:Arkusz1.N96">
            <calcext:condition calcext:apply-style-name="czerwony" calcext:value="formula-is(OR([.$H96] &lt; [.$I$5]; [.$I96] &lt; [.$I$3]))" calcext:base-cell-address="Arkusz1.N96"/>
            <calcext:condition calcext:apply-style-name="pomaranczowy" calcext:value="formula-is(OR([.$H96] &lt; [.$J$5]; [.$I96] &lt; [.$J$3]))" calcext:base-cell-address="Arkusz1.N96"/>
            <calcext:condition calcext:apply-style-name="zolty" calcext:value="formula-is(OR([.$H96] &lt; [.$K$5]; [.$I96] &lt; [.$K$3]))" calcext:base-cell-address="Arkusz1.N96"/>
          </calcext:conditional-format>
          <calcext:conditional-format calcext:target-range-address="Arkusz1.N98:Arkusz1.N98">
            <calcext:condition calcext:apply-style-name="czerwony" calcext:value="formula-is(OR([.$H98] &lt; [.$I$5]; [.$I98] &lt; [.$I$3]))" calcext:base-cell-address="Arkusz1.N98"/>
            <calcext:condition calcext:apply-style-name="pomaranczowy" calcext:value="formula-is(OR([.$H98] &lt; [.$J$5]; [.$I98] &lt; [.$J$3]))" calcext:base-cell-address="Arkusz1.N98"/>
            <calcext:condition calcext:apply-style-name="zolty" calcext:value="formula-is(OR([.$H98] &lt; [.$K$5]; [.$I98] &lt; [.$K$3]))" calcext:base-cell-address="Arkusz1.N98"/>
          </calcext:conditional-format>
          <calcext:conditional-format calcext:target-range-address="Arkusz1.N100:Arkusz1.N100">
            <calcext:condition calcext:apply-style-name="czerwony" calcext:value="formula-is(OR([.$H100] &lt; [.$I$5]; [.$I100] &lt; [.$I$3]))" calcext:base-cell-address="Arkusz1.N100"/>
            <calcext:condition calcext:apply-style-name="pomaranczowy" calcext:value="formula-is(OR([.$H100] &lt; [.$J$5]; [.$I100] &lt; [.$J$3]))" calcext:base-cell-address="Arkusz1.N100"/>
            <calcext:condition calcext:apply-style-name="zolty" calcext:value="formula-is(OR([.$H100] &lt; [.$K$5]; [.$I100] &lt; [.$K$3]))" calcext:base-cell-address="Arkusz1.N100"/>
          </calcext:conditional-format>
          <calcext:conditional-format calcext:target-range-address="Arkusz1.N103:Arkusz1.N103">
            <calcext:condition calcext:apply-style-name="czerwony" calcext:value="formula-is(OR([.$H103] &lt; [.$I$5]; [.$I103] &lt; [.$I$3]))" calcext:base-cell-address="Arkusz1.N103"/>
            <calcext:condition calcext:apply-style-name="pomaranczowy" calcext:value="formula-is(OR([.$H103] &lt; [.$J$5]; [.$I103] &lt; [.$J$3]))" calcext:base-cell-address="Arkusz1.N103"/>
            <calcext:condition calcext:apply-style-name="zolty" calcext:value="formula-is(OR([.$H103] &lt; [.$K$5]; [.$I103] &lt; [.$K$3]))" calcext:base-cell-address="Arkusz1.N103"/>
          </calcext:conditional-format>
          <calcext:conditional-format calcext:target-range-address="Arkusz1.N104:Arkusz1.N104">
            <calcext:condition calcext:apply-style-name="czerwony" calcext:value="formula-is(OR([.$H104] &lt; [.$I$5]; [.$I104] &lt; [.$I$3]))" calcext:base-cell-address="Arkusz1.N104"/>
            <calcext:condition calcext:apply-style-name="pomaranczowy" calcext:value="formula-is(OR([.$H104] &lt; [.$J$5]; [.$I104] &lt; [.$J$3]))" calcext:base-cell-address="Arkusz1.N104"/>
            <calcext:condition calcext:apply-style-name="zolty" calcext:value="formula-is(OR([.$H104] &lt; [.$K$5]; [.$I104] &lt; [.$K$3]))" calcext:base-cell-address="Arkusz1.N104"/>
          </calcext:conditional-format>
          <calcext:conditional-format calcext:target-range-address="Arkusz1.N108:Arkusz1.N108">
            <calcext:condition calcext:apply-style-name="czerwony" calcext:value="formula-is(OR([.$H108] &lt; [.$I$5]; [.$I108] &lt; [.$I$3]))" calcext:base-cell-address="Arkusz1.N108"/>
            <calcext:condition calcext:apply-style-name="pomaranczowy" calcext:value="formula-is(OR([.$H108] &lt; [.$J$5]; [.$I108] &lt; [.$J$3]))" calcext:base-cell-address="Arkusz1.N108"/>
            <calcext:condition calcext:apply-style-name="zolty" calcext:value="formula-is(OR([.$H108] &lt; [.$K$5]; [.$I108] &lt; [.$K$3]))" calcext:base-cell-address="Arkusz1.N108"/>
          </calcext:conditional-format>
          <calcext:conditional-format calcext:target-range-address="Arkusz1.N105:Arkusz1.N105">
            <calcext:condition calcext:apply-style-name="czerwony" calcext:value="formula-is(OR([.$H105] &lt; [.$I$5]; [.$I105] &lt; [.$I$3]))" calcext:base-cell-address="Arkusz1.N105"/>
            <calcext:condition calcext:apply-style-name="pomaranczowy" calcext:value="formula-is(OR([.$H105] &lt; [.$J$5]; [.$I105] &lt; [.$J$3]))" calcext:base-cell-address="Arkusz1.N105"/>
            <calcext:condition calcext:apply-style-name="zolty" calcext:value="formula-is(OR([.$H105] &lt; [.$K$5]; [.$I105] &lt; [.$K$3]))" calcext:base-cell-address="Arkusz1.N105"/>
          </calcext:conditional-format>
          <calcext:conditional-format calcext:target-range-address="Arkusz1.N106:Arkusz1.N106">
            <calcext:condition calcext:apply-style-name="czerwony" calcext:value="formula-is(OR([.$H106] &lt; [.$I$5]; [.$I106] &lt; [.$I$3]))" calcext:base-cell-address="Arkusz1.N106"/>
            <calcext:condition calcext:apply-style-name="pomaranczowy" calcext:value="formula-is(OR([.$H106] &lt; [.$J$5]; [.$I106] &lt; [.$J$3]))" calcext:base-cell-address="Arkusz1.N106"/>
            <calcext:condition calcext:apply-style-name="zolty" calcext:value="formula-is(OR([.$H106] &lt; [.$K$5]; [.$I106] &lt; [.$K$3]))" calcext:base-cell-address="Arkusz1.N106"/>
          </calcext:conditional-format>
          <calcext:conditional-format calcext:target-range-address="Arkusz1.N107:Arkusz1.N107">
            <calcext:condition calcext:apply-style-name="czerwony" calcext:value="formula-is(OR([.$H107] &lt; [.$I$5]; [.$I107] &lt; [.$I$3]))" calcext:base-cell-address="Arkusz1.N107"/>
            <calcext:condition calcext:apply-style-name="pomaranczowy" calcext:value="formula-is(OR([.$H107] &lt; [.$J$5]; [.$I107] &lt; [.$J$3]))" calcext:base-cell-address="Arkusz1.N107"/>
            <calcext:condition calcext:apply-style-name="zolty" calcext:value="formula-is(OR([.$H107] &lt; [.$K$5]; [.$I107] &lt; [.$K$3]))" calcext:base-cell-address="Arkusz1.N107"/>
          </calcext:conditional-format>
          <calcext:conditional-format calcext:target-range-address="Arkusz1.N109:Arkusz1.N109">
            <calcext:condition calcext:apply-style-name="czerwony" calcext:value="formula-is(OR([.$H109] &lt; [.$I$5]; [.$I109] &lt; [.$I$3]))" calcext:base-cell-address="Arkusz1.N109"/>
            <calcext:condition calcext:apply-style-name="pomaranczowy" calcext:value="formula-is(OR([.$H109] &lt; [.$J$5]; [.$I109] &lt; [.$J$3]))" calcext:base-cell-address="Arkusz1.N109"/>
            <calcext:condition calcext:apply-style-name="zolty" calcext:value="formula-is(OR([.$H109] &lt; [.$K$5]; [.$I109] &lt; [.$K$3]))" calcext:base-cell-address="Arkusz1.N109"/>
          </calcext:conditional-format>
          <calcext:conditional-format calcext:target-range-address="Arkusz1.N115:Arkusz1.N115">
            <calcext:condition calcext:apply-style-name="czerwony" calcext:value="formula-is(OR([.$H115] &lt; [.$I$5]; [.$I115] &lt; [.$I$3]))" calcext:base-cell-address="Arkusz1.N115"/>
            <calcext:condition calcext:apply-style-name="pomaranczowy" calcext:value="formula-is(OR([.$H115] &lt; [.$J$5]; [.$I115] &lt; [.$J$3]))" calcext:base-cell-address="Arkusz1.N115"/>
            <calcext:condition calcext:apply-style-name="zolty" calcext:value="formula-is(OR([.$H115] &lt; [.$K$5]; [.$I115] &lt; [.$K$3]))" calcext:base-cell-address="Arkusz1.N115"/>
          </calcext:conditional-format>
          <calcext:conditional-format calcext:target-range-address="Arkusz1.N117:Arkusz1.N117">
            <calcext:condition calcext:apply-style-name="czerwony" calcext:value="formula-is(OR([.$H117] &lt; [.$I$5]; [.$I117] &lt; [.$I$3]))" calcext:base-cell-address="Arkusz1.N117"/>
            <calcext:condition calcext:apply-style-name="pomaranczowy" calcext:value="formula-is(OR([.$H117] &lt; [.$J$5]; [.$I117] &lt; [.$J$3]))" calcext:base-cell-address="Arkusz1.N117"/>
            <calcext:condition calcext:apply-style-name="zolty" calcext:value="formula-is(OR([.$H117] &lt; [.$K$5]; [.$I117] &lt; [.$K$3]))" calcext:base-cell-address="Arkusz1.N117"/>
          </calcext:conditional-format>
          <calcext:conditional-format calcext:target-range-address="Arkusz1.N118:Arkusz1.N118">
            <calcext:condition calcext:apply-style-name="czerwony" calcext:value="formula-is(OR([.$H118] &lt; [.$I$5]; [.$I118] &lt; [.$I$3]))" calcext:base-cell-address="Arkusz1.N118"/>
            <calcext:condition calcext:apply-style-name="pomaranczowy" calcext:value="formula-is(OR([.$H118] &lt; [.$J$5]; [.$I118] &lt; [.$J$3]))" calcext:base-cell-address="Arkusz1.N118"/>
            <calcext:condition calcext:apply-style-name="zolty" calcext:value="formula-is(OR([.$H118] &lt; [.$K$5]; [.$I118] &lt; [.$K$3]))" calcext:base-cell-address="Arkusz1.N118"/>
          </calcext:conditional-format>
          <calcext:conditional-format calcext:target-range-address="Arkusz1.N119:Arkusz1.N119">
            <calcext:condition calcext:apply-style-name="czerwony" calcext:value="formula-is(OR([.$H119] &lt; [.$I$5]; [.$I119] &lt; [.$I$3]))" calcext:base-cell-address="Arkusz1.N119"/>
            <calcext:condition calcext:apply-style-name="pomaranczowy" calcext:value="formula-is(OR([.$H119] &lt; [.$J$5]; [.$I119] &lt; [.$J$3]))" calcext:base-cell-address="Arkusz1.N119"/>
            <calcext:condition calcext:apply-style-name="zolty" calcext:value="formula-is(OR([.$H119] &lt; [.$K$5]; [.$I119] &lt; [.$K$3]))" calcext:base-cell-address="Arkusz1.N119"/>
          </calcext:conditional-format>
          <calcext:conditional-format calcext:target-range-address="Arkusz1.N120:Arkusz1.N120">
            <calcext:condition calcext:apply-style-name="czerwony" calcext:value="formula-is(OR([.$H120] &lt; [.$I$5]; [.$I120] &lt; [.$I$3]))" calcext:base-cell-address="Arkusz1.N120"/>
            <calcext:condition calcext:apply-style-name="pomaranczowy" calcext:value="formula-is(OR([.$H120] &lt; [.$J$5]; [.$I120] &lt; [.$J$3]))" calcext:base-cell-address="Arkusz1.N120"/>
            <calcext:condition calcext:apply-style-name="zolty" calcext:value="formula-is(OR([.$H120] &lt; [.$K$5]; [.$I120] &lt; [.$K$3]))" calcext:base-cell-address="Arkusz1.N120"/>
          </calcext:conditional-format>
          <calcext:conditional-format calcext:target-range-address="Arkusz1.N128:Arkusz1.N128">
            <calcext:condition calcext:apply-style-name="czerwony" calcext:value="formula-is(OR([.$H128] &lt; [.$I$5]; [.$I128] &lt; [.$I$3]))" calcext:base-cell-address="Arkusz1.N128"/>
            <calcext:condition calcext:apply-style-name="pomaranczowy" calcext:value="formula-is(OR([.$H128] &lt; [.$J$5]; [.$I128] &lt; [.$J$3]))" calcext:base-cell-address="Arkusz1.N128"/>
            <calcext:condition calcext:apply-style-name="zolty" calcext:value="formula-is(OR([.$H128] &lt; [.$K$5]; [.$I128] &lt; [.$K$3]))" calcext:base-cell-address="Arkusz1.N128"/>
          </calcext:conditional-format>
          <calcext:conditional-format calcext:target-range-address="Arkusz1.N130:Arkusz1.N130">
            <calcext:condition calcext:apply-style-name="czerwony" calcext:value="formula-is(OR([.$H130] &lt; [.$I$5]; [.$I130] &lt; [.$I$3]))" calcext:base-cell-address="Arkusz1.N130"/>
            <calcext:condition calcext:apply-style-name="pomaranczowy" calcext:value="formula-is(OR([.$H130] &lt; [.$J$5]; [.$I130] &lt; [.$J$3]))" calcext:base-cell-address="Arkusz1.N130"/>
            <calcext:condition calcext:apply-style-name="zolty" calcext:value="formula-is(OR([.$H130] &lt; [.$K$5]; [.$I130] &lt; [.$K$3]))" calcext:base-cell-address="Arkusz1.N130"/>
          </calcext:conditional-format>
          <calcext:conditional-format calcext:target-range-address="Arkusz1.Q121:Arkusz1.Q121">
            <calcext:condition calcext:apply-style-name="czerwony" calcext:value="formula-is(OR([.$H121] &lt; [.$I$5]; [.$I121] &lt; [.$I$3]))" calcext:base-cell-address="Arkusz1.Q121"/>
            <calcext:condition calcext:apply-style-name="pomaranczowy" calcext:value="formula-is(OR([.$H121] &lt; [.$J$5]; [.$I121] &lt; [.$J$3]))" calcext:base-cell-address="Arkusz1.Q121"/>
            <calcext:condition calcext:apply-style-name="zolty" calcext:value="formula-is(OR([.$H121] &lt; [.$K$5]; [.$I121] &lt; [.$K$3]))" calcext:base-cell-address="Arkusz1.Q121"/>
          </calcext:conditional-format>
          <calcext:conditional-format calcext:target-range-address="Arkusz1.Q122:Arkusz1.Q122">
            <calcext:condition calcext:apply-style-name="czerwony" calcext:value="formula-is(OR([.$H122] &lt; [.$I$5]; [.$I122] &lt; [.$I$3]))" calcext:base-cell-address="Arkusz1.Q122"/>
            <calcext:condition calcext:apply-style-name="pomaranczowy" calcext:value="formula-is(OR([.$H122] &lt; [.$J$5]; [.$I122] &lt; [.$J$3]))" calcext:base-cell-address="Arkusz1.Q122"/>
            <calcext:condition calcext:apply-style-name="zolty" calcext:value="formula-is(OR([.$H122] &lt; [.$K$5]; [.$I122] &lt; [.$K$3]))" calcext:base-cell-address="Arkusz1.Q122"/>
          </calcext:conditional-format>
          <calcext:conditional-format calcext:target-range-address="Arkusz1.Q116:Arkusz1.Q116">
            <calcext:condition calcext:apply-style-name="czerwony" calcext:value="formula-is(OR([.$H116] &lt; [.$I$5]; [.$I116] &lt; [.$I$3]))" calcext:base-cell-address="Arkusz1.E116"/>
            <calcext:condition calcext:apply-style-name="pomaranczowy" calcext:value="formula-is(OR([.$H116] &lt; [.$J$5]; [.$I116] &lt; [.$J$3]))" calcext:base-cell-address="Arkusz1.E116"/>
            <calcext:condition calcext:apply-style-name="zolty" calcext:value="formula-is(OR([.$H116] &lt; [.$K$5]; [.$I116] &lt; [.$K$3]))" calcext:base-cell-address="Arkusz1.E116"/>
          </calcext:conditional-format>
          <calcext:conditional-format calcext:target-range-address="Arkusz1.Q133:Arkusz1.Q133">
            <calcext:condition calcext:apply-style-name="czerwony" calcext:value="formula-is(OR([.$H133] &lt; [.$I$5]; [.$I133] &lt; [.$I$3]))" calcext:base-cell-address="Arkusz1.E133"/>
            <calcext:condition calcext:apply-style-name="pomaranczowy" calcext:value="formula-is(OR([.$H133] &lt; [.$J$5]; [.$I133] &lt; [.$J$3]))" calcext:base-cell-address="Arkusz1.E133"/>
            <calcext:condition calcext:apply-style-name="zolty" calcext:value="formula-is(OR([.$H133] &lt; [.$K$5]; [.$I133] &lt; [.$K$3]))" calcext:base-cell-address="Arkusz1.E133"/>
          </calcext:conditional-format>
        </calcext:conditional-formats>
      </table:table>
      <table:table table:name="Arkusz2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.00.0000</text:date>, <text:time style:data-style-name="N2" text:time-value="15:15:53.32072961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12-11T18:27:28.620224780</dc:date>
    <meta:editing-duration>P3DT5H46M2S</meta:editing-duration>
    <meta:editing-cycles>63</meta:editing-cycles>
    <meta:generator>LibreOffice/5.1.4.2$Linux_X86_64 LibreOffice_project/10m0$Build-2</meta:generator>
    <meta:document-statistic meta:table-count="3" meta:cell-count="1636" meta:object-count="0"/>
    <meta:user-defined meta:name=""/>
  </office:meta>
</office:document-meta>
</file>